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20.9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"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inst_100000messages_read100every100_conc64" table:style-name="ta1">
        <table:shapes>
          <draw:frame draw:z-index="0" draw:style-name="gr1" draw:text-style-name="P1" svg:width="246.32mm" svg:height="138.55mm" svg:x="86.04mm" svg:y="3.43mm">
            <draw:object draw:notify-on-update-of-ranges="1inst_100000messages_read100every100_conc64.E1:1inst_100000messages_read100every100_conc64.E1 1inst_100000messages_read100every100_conc64.E2:1inst_100000messages_read100every100_conc64.E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duration in ms</text:p>
          </table:table-cell>
          <table:table-cell table:style-name="ce2" office:value-type="string" calcext:value-type="string">
            <text:p>smoothed duration in m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214844" calcext:value-type="float">
            <text:p>9214844</text:p>
          </table:table-cell>
          <table:table-cell office:value-type="float" office:value="9215189" calcext:value-type="float">
            <text:p>9215189</text:p>
          </table:table-cell>
          <table:table-cell office:value-type="float" office:value="345" calcext:value-type="float">
            <text:p>345</text:p>
          </table:table-cell>
          <table:table-cell table:formula="of:=AVERAGE([.D2:.D5])" office:value-type="float" office:value="420.5" calcext:value-type="float">
            <text:p>42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215730" calcext:value-type="float">
            <text:p>9215730</text:p>
          </table:table-cell>
          <table:table-cell office:value-type="float" office:value="9216177" calcext:value-type="float">
            <text:p>9216177</text:p>
          </table:table-cell>
          <table:table-cell office:value-type="float" office:value="447" calcext:value-type="float">
            <text:p>447</text:p>
          </table:table-cell>
          <table:table-cell table:formula="of:=AVERAGE([.D3:.D6])" office:value-type="float" office:value="444.25" calcext:value-type="float">
            <text:p>44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216387" calcext:value-type="float">
            <text:p>9216387</text:p>
          </table:table-cell>
          <table:table-cell office:value-type="float" office:value="9216825" calcext:value-type="float">
            <text:p>9216825</text:p>
          </table:table-cell>
          <table:table-cell office:value-type="float" office:value="438" calcext:value-type="float">
            <text:p>438</text:p>
          </table:table-cell>
          <table:table-cell table:formula="of:=AVERAGE([.D4:.D7])"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217157" calcext:value-type="float">
            <text:p>9217157</text:p>
          </table:table-cell>
          <table:table-cell office:value-type="float" office:value="9217609" calcext:value-type="float">
            <text:p>9217609</text:p>
          </table:table-cell>
          <table:table-cell office:value-type="float" office:value="452" calcext:value-type="float">
            <text:p>452</text:p>
          </table:table-cell>
          <table:table-cell table:formula="of:=AVERAGE([.D5:.D8])" office:value-type="float" office:value="577.5" calcext:value-type="float">
            <text:p>57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217874" calcext:value-type="float">
            <text:p>9217874</text:p>
          </table:table-cell>
          <table:table-cell office:value-type="float" office:value="9218314" calcext:value-type="float">
            <text:p>9218314</text:p>
          </table:table-cell>
          <table:table-cell office:value-type="float" office:value="440" calcext:value-type="float">
            <text:p>440</text:p>
          </table:table-cell>
          <table:table-cell table:formula="of:=AVERAGE([.D6:.D9])" office:value-type="float" office:value="573.75" calcext:value-type="float">
            <text:p>57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218727" calcext:value-type="float">
            <text:p>9218727</text:p>
          </table:table-cell>
          <table:table-cell office:value-type="float" office:value="9219625" calcext:value-type="float">
            <text:p>9219625</text:p>
          </table:table-cell>
          <table:table-cell office:value-type="float" office:value="898" calcext:value-type="float">
            <text:p>898</text:p>
          </table:table-cell>
          <table:table-cell table:formula="of:=AVERAGE([.D7:.D10])" office:value-type="float" office:value="587.5" calcext:value-type="float">
            <text:p>58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219965" calcext:value-type="float">
            <text:p>9219965</text:p>
          </table:table-cell>
          <table:table-cell office:value-type="float" office:value="9220485" calcext:value-type="float">
            <text:p>9220485</text:p>
          </table:table-cell>
          <table:table-cell office:value-type="float" office:value="520" calcext:value-type="float">
            <text:p>520</text:p>
          </table:table-cell>
          <table:table-cell table:formula="of:=AVERAGE([.D8:.D11])"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220702" calcext:value-type="float">
            <text:p>9220702</text:p>
          </table:table-cell>
          <table:table-cell office:value-type="float" office:value="9221139" calcext:value-type="float">
            <text:p>9221139</text:p>
          </table:table-cell>
          <table:table-cell office:value-type="float" office:value="437" calcext:value-type="float">
            <text:p>437</text:p>
          </table:table-cell>
          <table:table-cell table:formula="of:=AVERAGE([.D9:.D12])" office:value-type="float" office:value="438.75" calcext:value-type="float">
            <text:p>43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9221301" calcext:value-type="float">
            <text:p>9221301</text:p>
          </table:table-cell>
          <table:table-cell office:value-type="float" office:value="9221796" calcext:value-type="float">
            <text:p>9221796</text:p>
          </table:table-cell>
          <table:table-cell office:value-type="float" office:value="495" calcext:value-type="float">
            <text:p>495</text:p>
          </table:table-cell>
          <table:table-cell table:formula="of:=AVERAGE([.D10:.D13])" office:value-type="float" office:value="454.5" calcext:value-type="float">
            <text:p>4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222016" calcext:value-type="float">
            <text:p>9222016</text:p>
          </table:table-cell>
          <table:table-cell office:value-type="float" office:value="9222419" calcext:value-type="float">
            <text:p>9222419</text:p>
          </table:table-cell>
          <table:table-cell office:value-type="float" office:value="404" calcext:value-type="float">
            <text:p>404</text:p>
          </table:table-cell>
          <table:table-cell table:formula="of:=AVERAGE([.D11:.D14])"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9222726" calcext:value-type="float">
            <text:p>9222726</text:p>
          </table:table-cell>
          <table:table-cell office:value-type="float" office:value="9223145" calcext:value-type="float">
            <text:p>9223145</text:p>
          </table:table-cell>
          <table:table-cell office:value-type="float" office:value="419" calcext:value-type="float">
            <text:p>419</text:p>
          </table:table-cell>
          <table:table-cell table:formula="of:=AVERAGE([.D12:.D15])" office:value-type="float" office:value="466.5" calcext:value-type="float">
            <text:p>46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223458" calcext:value-type="float">
            <text:p>9223458</text:p>
          </table:table-cell>
          <table:table-cell office:value-type="float" office:value="9223958" calcext:value-type="float">
            <text:p>9223958</text:p>
          </table:table-cell>
          <table:table-cell office:value-type="float" office:value="500" calcext:value-type="float">
            <text:p>500</text:p>
          </table:table-cell>
          <table:table-cell table:formula="of:=AVERAGE([.D13:.D16])" office:value-type="float" office:value="507.5" calcext:value-type="float">
            <text:p>50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9224141" calcext:value-type="float">
            <text:p>9224141</text:p>
          </table:table-cell>
          <table:table-cell office:value-type="float" office:value="9224646" calcext:value-type="float">
            <text:p>9224646</text:p>
          </table:table-cell>
          <table:table-cell office:value-type="float" office:value="505" calcext:value-type="float">
            <text:p>505</text:p>
          </table:table-cell>
          <table:table-cell table:formula="of:=AVERAGE([.D14:.D17])"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224819" calcext:value-type="float">
            <text:p>9224819</text:p>
          </table:table-cell>
          <table:table-cell office:value-type="float" office:value="9225261" calcext:value-type="float">
            <text:p>9225261</text:p>
          </table:table-cell>
          <table:table-cell office:value-type="float" office:value="442" calcext:value-type="float">
            <text:p>442</text:p>
          </table:table-cell>
          <table:table-cell table:formula="of:=AVERAGE([.D15:.D18])"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225484" calcext:value-type="float">
            <text:p>9225484</text:p>
          </table:table-cell>
          <table:table-cell office:value-type="float" office:value="9226067" calcext:value-type="float">
            <text:p>9226067</text:p>
          </table:table-cell>
          <table:table-cell office:value-type="float" office:value="583" calcext:value-type="float">
            <text:p>583</text:p>
          </table:table-cell>
          <table:table-cell table:formula="of:=AVERAGE([.D16:.D19])"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226382" calcext:value-type="float">
            <text:p>9226382</text:p>
          </table:table-cell>
          <table:table-cell office:value-type="float" office:value="9226925" calcext:value-type="float">
            <text:p>9226925</text:p>
          </table:table-cell>
          <table:table-cell office:value-type="float" office:value="542" calcext:value-type="float">
            <text:p>542</text:p>
          </table:table-cell>
          <table:table-cell table:formula="of:=AVERAGE([.D17:.D20])" office:value-type="float" office:value="491.75" calcext:value-type="float">
            <text:p>49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9227099" calcext:value-type="float">
            <text:p>9227099</text:p>
          </table:table-cell>
          <table:table-cell office:value-type="float" office:value="9227563" calcext:value-type="float">
            <text:p>9227563</text:p>
          </table:table-cell>
          <table:table-cell office:value-type="float" office:value="465" calcext:value-type="float">
            <text:p>465</text:p>
          </table:table-cell>
          <table:table-cell table:formula="of:=AVERAGE([.D18:.D21])" office:value-type="float" office:value="472.25" calcext:value-type="float">
            <text:p>47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227758" calcext:value-type="float">
            <text:p>9227758</text:p>
          </table:table-cell>
          <table:table-cell office:value-type="float" office:value="9228328" calcext:value-type="float">
            <text:p>9228328</text:p>
          </table:table-cell>
          <table:table-cell office:value-type="float" office:value="570" calcext:value-type="float">
            <text:p>570</text:p>
          </table:table-cell>
          <table:table-cell table:formula="of:=AVERAGE([.D19:.D22])"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9228615" calcext:value-type="float">
            <text:p>9228615</text:p>
          </table:table-cell>
          <table:table-cell office:value-type="float" office:value="9229005" calcext:value-type="float">
            <text:p>9229005</text:p>
          </table:table-cell>
          <table:table-cell office:value-type="float" office:value="390" calcext:value-type="float">
            <text:p>390</text:p>
          </table:table-cell>
          <table:table-cell table:formula="of:=AVERAGE([.D20:.D23])"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229314" calcext:value-type="float">
            <text:p>9229314</text:p>
          </table:table-cell>
          <table:table-cell office:value-type="float" office:value="9229778" calcext:value-type="float">
            <text:p>9229778</text:p>
          </table:table-cell>
          <table:table-cell office:value-type="float" office:value="464" calcext:value-type="float">
            <text:p>464</text:p>
          </table:table-cell>
          <table:table-cell table:formula="of:=AVERAGE([.D21:.D24])" office:value-type="float" office:value="540.5" calcext:value-type="float">
            <text:p>54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9230099" calcext:value-type="float">
            <text:p>9230099</text:p>
          </table:table-cell>
          <table:table-cell office:value-type="float" office:value="9230531" calcext:value-type="float">
            <text:p>9230531</text:p>
          </table:table-cell>
          <table:table-cell office:value-type="float" office:value="432" calcext:value-type="float">
            <text:p>432</text:p>
          </table:table-cell>
          <table:table-cell table:formula="of:=AVERAGE([.D22:.D25])" office:value-type="float" office:value="544.5" calcext:value-type="float">
            <text:p>54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9230805" calcext:value-type="float">
            <text:p>9230805</text:p>
          </table:table-cell>
          <table:table-cell office:value-type="float" office:value="9231646" calcext:value-type="float">
            <text:p>9231646</text:p>
          </table:table-cell>
          <table:table-cell office:value-type="float" office:value="842" calcext:value-type="float">
            <text:p>842</text:p>
          </table:table-cell>
          <table:table-cell table:formula="of:=AVERAGE([.D23:.D26])"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9231668" calcext:value-type="float">
            <text:p>9231668</text:p>
          </table:table-cell>
          <table:table-cell office:value-type="float" office:value="9232092" calcext:value-type="float">
            <text:p>9232092</text:p>
          </table:table-cell>
          <table:table-cell office:value-type="float" office:value="424" calcext:value-type="float">
            <text:p>424</text:p>
          </table:table-cell>
          <table:table-cell table:formula="of:=AVERAGE([.D24:.D27])" office:value-type="float" office:value="461.25" calcext:value-type="float">
            <text:p>46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9232646" calcext:value-type="float">
            <text:p>9232646</text:p>
          </table:table-cell>
          <table:table-cell office:value-type="float" office:value="9233126" calcext:value-type="float">
            <text:p>9233126</text:p>
          </table:table-cell>
          <table:table-cell office:value-type="float" office:value="480" calcext:value-type="float">
            <text:p>480</text:p>
          </table:table-cell>
          <table:table-cell table:formula="of:=AVERAGE([.D25:.D28])"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9233164" calcext:value-type="float">
            <text:p>9233164</text:p>
          </table:table-cell>
          <table:table-cell office:value-type="float" office:value="9233618" calcext:value-type="float">
            <text:p>9233618</text:p>
          </table:table-cell>
          <table:table-cell office:value-type="float" office:value="454" calcext:value-type="float">
            <text:p>454</text:p>
          </table:table-cell>
          <table:table-cell table:formula="of:=AVERAGE([.D26:.D29])" office:value-type="float" office:value="479.25" calcext:value-type="float">
            <text:p>47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9234161" calcext:value-type="float">
            <text:p>9234161</text:p>
          </table:table-cell>
          <table:table-cell office:value-type="float" office:value="9234648" calcext:value-type="float">
            <text:p>9234648</text:p>
          </table:table-cell>
          <table:table-cell office:value-type="float" office:value="487" calcext:value-type="float">
            <text:p>487</text:p>
          </table:table-cell>
          <table:table-cell table:formula="of:=AVERAGE([.D27:.D30])" office:value-type="float" office:value="505.25" calcext:value-type="float">
            <text:p>50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9234759" calcext:value-type="float">
            <text:p>9234759</text:p>
          </table:table-cell>
          <table:table-cell office:value-type="float" office:value="9235267" calcext:value-type="float">
            <text:p>9235267</text:p>
          </table:table-cell>
          <table:table-cell office:value-type="float" office:value="507" calcext:value-type="float">
            <text:p>507</text:p>
          </table:table-cell>
          <table:table-cell table:formula="of:=AVERAGE([.D28:.D31])"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9235601" calcext:value-type="float">
            <text:p>9235601</text:p>
          </table:table-cell>
          <table:table-cell office:value-type="float" office:value="9236069" calcext:value-type="float">
            <text:p>9236069</text:p>
          </table:table-cell>
          <table:table-cell office:value-type="float" office:value="469" calcext:value-type="float">
            <text:p>469</text:p>
          </table:table-cell>
          <table:table-cell table:formula="of:=AVERAGE([.D29:.D32])" office:value-type="float" office:value="514.25" calcext:value-type="float">
            <text:p>514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9236680" calcext:value-type="float">
            <text:p>9236680</text:p>
          </table:table-cell>
          <table:table-cell office:value-type="float" office:value="9237237" calcext:value-type="float">
            <text:p>9237237</text:p>
          </table:table-cell>
          <table:table-cell office:value-type="float" office:value="558" calcext:value-type="float">
            <text:p>558</text:p>
          </table:table-cell>
          <table:table-cell table:formula="of:=AVERAGE([.D30:.D33])" office:value-type="float" office:value="652.75" calcext:value-type="float">
            <text:p>65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237227" calcext:value-type="float">
            <text:p>9237227</text:p>
          </table:table-cell>
          <table:table-cell office:value-type="float" office:value="9237753" calcext:value-type="float">
            <text:p>9237753</text:p>
          </table:table-cell>
          <table:table-cell office:value-type="float" office:value="526" calcext:value-type="float">
            <text:p>526</text:p>
          </table:table-cell>
          <table:table-cell table:formula="of:=AVERAGE([.D31:.D34])" office:value-type="float" office:value="631.75" calcext:value-type="float">
            <text:p>63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238114" calcext:value-type="float">
            <text:p>9238114</text:p>
          </table:table-cell>
          <table:table-cell office:value-type="float" office:value="9238618" calcext:value-type="float">
            <text:p>9238618</text:p>
          </table:table-cell>
          <table:table-cell office:value-type="float" office:value="504" calcext:value-type="float">
            <text:p>504</text:p>
          </table:table-cell>
          <table:table-cell table:formula="of:=AVERAGE([.D32:.D35])" office:value-type="float" office:value="638.5" calcext:value-type="float">
            <text:p>639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9238786" calcext:value-type="float">
            <text:p>9238786</text:p>
          </table:table-cell>
          <table:table-cell office:value-type="float" office:value="9239809" calcext:value-type="float">
            <text:p>9239809</text:p>
          </table:table-cell>
          <table:table-cell office:value-type="float" office:value="1023" calcext:value-type="float">
            <text:p>1023</text:p>
          </table:table-cell>
          <table:table-cell table:formula="of:=AVERAGE([.D33:.D36])" office:value-type="float" office:value="621.75" calcext:value-type="float">
            <text:p>622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9240038" calcext:value-type="float">
            <text:p>9240038</text:p>
          </table:table-cell>
          <table:table-cell office:value-type="float" office:value="9240512" calcext:value-type="float">
            <text:p>9240512</text:p>
          </table:table-cell>
          <table:table-cell office:value-type="float" office:value="474" calcext:value-type="float">
            <text:p>474</text:p>
          </table:table-cell>
          <table:table-cell table:formula="of:=AVERAGE([.D34:.D37])" office:value-type="float" office:value="483.25" calcext:value-type="float">
            <text:p>483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9240783" calcext:value-type="float">
            <text:p>9240783</text:p>
          </table:table-cell>
          <table:table-cell office:value-type="float" office:value="9241336" calcext:value-type="float">
            <text:p>9241336</text:p>
          </table:table-cell>
          <table:table-cell office:value-type="float" office:value="553" calcext:value-type="float">
            <text:p>553</text:p>
          </table:table-cell>
          <table:table-cell table:formula="of:=AVERAGE([.D35:.D38])"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9241535" calcext:value-type="float">
            <text:p>9241535</text:p>
          </table:table-cell>
          <table:table-cell office:value-type="float" office:value="9241972" calcext:value-type="float">
            <text:p>9241972</text:p>
          </table:table-cell>
          <table:table-cell office:value-type="float" office:value="437" calcext:value-type="float">
            <text:p>437</text:p>
          </table:table-cell>
          <table:table-cell table:formula="of:=AVERAGE([.D36:.D39])"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9242233" calcext:value-type="float">
            <text:p>9242233</text:p>
          </table:table-cell>
          <table:table-cell office:value-type="float" office:value="9242702" calcext:value-type="float">
            <text:p>9242702</text:p>
          </table:table-cell>
          <table:table-cell office:value-type="float" office:value="469" calcext:value-type="float">
            <text:p>469</text:p>
          </table:table-cell>
          <table:table-cell table:formula="of:=AVERAGE([.D37:.D40])" office:value-type="float" office:value="475.5" calcext:value-type="float">
            <text:p>476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9242890" calcext:value-type="float">
            <text:p>9242890</text:p>
          </table:table-cell>
          <table:table-cell office:value-type="float" office:value="9243424" calcext:value-type="float">
            <text:p>9243424</text:p>
          </table:table-cell>
          <table:table-cell office:value-type="float" office:value="533" calcext:value-type="float">
            <text:p>533</text:p>
          </table:table-cell>
          <table:table-cell table:formula="of:=AVERAGE([.D38:.D41])"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9243638" calcext:value-type="float">
            <text:p>9243638</text:p>
          </table:table-cell>
          <table:table-cell office:value-type="float" office:value="9244007" calcext:value-type="float">
            <text:p>9244007</text:p>
          </table:table-cell>
          <table:table-cell office:value-type="float" office:value="369" calcext:value-type="float">
            <text:p>369</text:p>
          </table:table-cell>
          <table:table-cell table:formula="of:=AVERAGE([.D39:.D42])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9244481" calcext:value-type="float">
            <text:p>9244481</text:p>
          </table:table-cell>
          <table:table-cell office:value-type="float" office:value="9245012" calcext:value-type="float">
            <text:p>9245012</text:p>
          </table:table-cell>
          <table:table-cell office:value-type="float" office:value="531" calcext:value-type="float">
            <text:p>531</text:p>
          </table:table-cell>
          <table:table-cell table:formula="of:=AVERAGE([.D40:.D43])" office:value-type="float" office:value="522.25" calcext:value-type="float">
            <text:p>52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245145" calcext:value-type="float">
            <text:p>9245145</text:p>
          </table:table-cell>
          <table:table-cell office:value-type="float" office:value="9245608" calcext:value-type="float">
            <text:p>9245608</text:p>
          </table:table-cell>
          <table:table-cell office:value-type="float" office:value="463" calcext:value-type="float">
            <text:p>463</text:p>
          </table:table-cell>
          <table:table-cell table:formula="of:=AVERAGE([.D41:.D44])" office:value-type="float" office:value="489.5" calcext:value-type="float">
            <text:p>490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9245956" calcext:value-type="float">
            <text:p>9245956</text:p>
          </table:table-cell>
          <table:table-cell office:value-type="float" office:value="9246480" calcext:value-type="float">
            <text:p>9246480</text:p>
          </table:table-cell>
          <table:table-cell office:value-type="float" office:value="525" calcext:value-type="float">
            <text:p>525</text:p>
          </table:table-cell>
          <table:table-cell table:formula="of:=AVERAGE([.D42:.D45])"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9246677" calcext:value-type="float">
            <text:p>9246677</text:p>
          </table:table-cell>
          <table:table-cell office:value-type="float" office:value="9247246" calcext:value-type="float">
            <text:p>9247246</text:p>
          </table:table-cell>
          <table:table-cell office:value-type="float" office:value="570" calcext:value-type="float">
            <text:p>570</text:p>
          </table:table-cell>
          <table:table-cell table:formula="of:=AVERAGE([.D43:.D46])"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9247456" calcext:value-type="float">
            <text:p>9247456</text:p>
          </table:table-cell>
          <table:table-cell office:value-type="float" office:value="9247856" calcext:value-type="float">
            <text:p>9247856</text:p>
          </table:table-cell>
          <table:table-cell office:value-type="float" office:value="400" calcext:value-type="float">
            <text:p>400</text:p>
          </table:table-cell>
          <table:table-cell table:formula="of:=AVERAGE([.D44:.D47])" office:value-type="float" office:value="492.25" calcext:value-type="float">
            <text:p>492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9248143" calcext:value-type="float">
            <text:p>9248143</text:p>
          </table:table-cell>
          <table:table-cell office:value-type="float" office:value="9248736" calcext:value-type="float">
            <text:p>9248736</text:p>
          </table:table-cell>
          <table:table-cell office:value-type="float" office:value="593" calcext:value-type="float">
            <text:p>593</text:p>
          </table:table-cell>
          <table:table-cell table:formula="of:=AVERAGE([.D45:.D48])"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9248950" calcext:value-type="float">
            <text:p>9248950</text:p>
          </table:table-cell>
          <table:table-cell office:value-type="float" office:value="9249507" calcext:value-type="float">
            <text:p>9249507</text:p>
          </table:table-cell>
          <table:table-cell office:value-type="float" office:value="557" calcext:value-type="float">
            <text:p>557</text:p>
          </table:table-cell>
          <table:table-cell table:formula="of:=AVERAGE([.D46:.D49])" office:value-type="float" office:value="509.75" calcext:value-type="float">
            <text:p>510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9249782" calcext:value-type="float">
            <text:p>9249782</text:p>
          </table:table-cell>
          <table:table-cell office:value-type="float" office:value="9250202" calcext:value-type="float">
            <text:p>9250202</text:p>
          </table:table-cell>
          <table:table-cell office:value-type="float" office:value="419" calcext:value-type="float">
            <text:p>419</text:p>
          </table:table-cell>
          <table:table-cell table:formula="of:=AVERAGE([.D47:.D50])" office:value-type="float" office:value="521.5" calcext:value-type="float">
            <text:p>522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9250542" calcext:value-type="float">
            <text:p>9250542</text:p>
          </table:table-cell>
          <table:table-cell office:value-type="float" office:value="9251081" calcext:value-type="float">
            <text:p>9251081</text:p>
          </table:table-cell>
          <table:table-cell office:value-type="float" office:value="539" calcext:value-type="float">
            <text:p>539</text:p>
          </table:table-cell>
          <table:table-cell table:formula="of:=AVERAGE([.D48:.D51])" office:value-type="float" office:value="539.25" calcext:value-type="float">
            <text:p>539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9251217" calcext:value-type="float">
            <text:p>9251217</text:p>
          </table:table-cell>
          <table:table-cell office:value-type="float" office:value="9251741" calcext:value-type="float">
            <text:p>9251741</text:p>
          </table:table-cell>
          <table:table-cell office:value-type="float" office:value="524" calcext:value-type="float">
            <text:p>524</text:p>
          </table:table-cell>
          <table:table-cell table:formula="of:=AVERAGE([.D49:.D52])"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9252009" calcext:value-type="float">
            <text:p>9252009</text:p>
          </table:table-cell>
          <table:table-cell office:value-type="float" office:value="9252613" calcext:value-type="float">
            <text:p>9252613</text:p>
          </table:table-cell>
          <table:table-cell office:value-type="float" office:value="604" calcext:value-type="float">
            <text:p>604</text:p>
          </table:table-cell>
          <table:table-cell table:formula="of:=AVERAGE([.D50:.D53])" office:value-type="float" office:value="482.75" calcext:value-type="float">
            <text:p>48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252859" calcext:value-type="float">
            <text:p>9252859</text:p>
          </table:table-cell>
          <table:table-cell office:value-type="float" office:value="9253348" calcext:value-type="float">
            <text:p>9253348</text:p>
          </table:table-cell>
          <table:table-cell office:value-type="float" office:value="490" calcext:value-type="float">
            <text:p>490</text:p>
          </table:table-cell>
          <table:table-cell table:formula="of:=AVERAGE([.D51:.D54])" office:value-type="float" office:value="454.75" calcext:value-type="float">
            <text:p>455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9253526" calcext:value-type="float">
            <text:p>9253526</text:p>
          </table:table-cell>
          <table:table-cell office:value-type="float" office:value="9253936" calcext:value-type="float">
            <text:p>9253936</text:p>
          </table:table-cell>
          <table:table-cell office:value-type="float" office:value="410" calcext:value-type="float">
            <text:p>410</text:p>
          </table:table-cell>
          <table:table-cell table:formula="of:=AVERAGE([.D52:.D55])" office:value-type="float" office:value="456.5" calcext:value-type="float">
            <text:p>457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9254297" calcext:value-type="float">
            <text:p>9254297</text:p>
          </table:table-cell>
          <table:table-cell office:value-type="float" office:value="9254723" calcext:value-type="float">
            <text:p>9254723</text:p>
          </table:table-cell>
          <table:table-cell office:value-type="float" office:value="427" calcext:value-type="float">
            <text:p>427</text:p>
          </table:table-cell>
          <table:table-cell table:formula="of:=AVERAGE([.D53:.D56])" office:value-type="float" office:value="481.25" calcext:value-type="float">
            <text:p>481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9255165" calcext:value-type="float">
            <text:p>9255165</text:p>
          </table:table-cell>
          <table:table-cell office:value-type="float" office:value="9255657" calcext:value-type="float">
            <text:p>9255657</text:p>
          </table:table-cell>
          <table:table-cell office:value-type="float" office:value="492" calcext:value-type="float">
            <text:p>492</text:p>
          </table:table-cell>
          <table:table-cell table:formula="of:=AVERAGE([.D54:.D57])"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9255785" calcext:value-type="float">
            <text:p>9255785</text:p>
          </table:table-cell>
          <table:table-cell office:value-type="float" office:value="9256283" calcext:value-type="float">
            <text:p>9256283</text:p>
          </table:table-cell>
          <table:table-cell office:value-type="float" office:value="497" calcext:value-type="float">
            <text:p>497</text:p>
          </table:table-cell>
          <table:table-cell table:formula="of:=AVERAGE([.D55:.D58])" office:value-type="float" office:value="502.5" calcext:value-type="float">
            <text:p>503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9256665" calcext:value-type="float">
            <text:p>9256665</text:p>
          </table:table-cell>
          <table:table-cell office:value-type="float" office:value="9257173" calcext:value-type="float">
            <text:p>9257173</text:p>
          </table:table-cell>
          <table:table-cell office:value-type="float" office:value="509" calcext:value-type="float">
            <text:p>509</text:p>
          </table:table-cell>
          <table:table-cell table:formula="of:=AVERAGE([.D56:.D59])" office:value-type="float" office:value="495.75" calcext:value-type="float">
            <text:p>496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9257347" calcext:value-type="float">
            <text:p>9257347</text:p>
          </table:table-cell>
          <table:table-cell office:value-type="float" office:value="9257906" calcext:value-type="float">
            <text:p>9257906</text:p>
          </table:table-cell>
          <table:table-cell office:value-type="float" office:value="558" calcext:value-type="float">
            <text:p>558</text:p>
          </table:table-cell>
          <table:table-cell table:formula="of:=AVERAGE([.D57:.D60])" office:value-type="float" office:value="500.75" calcext:value-type="float">
            <text:p>501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9258136" calcext:value-type="float">
            <text:p>9258136</text:p>
          </table:table-cell>
          <table:table-cell office:value-type="float" office:value="9258582" calcext:value-type="float">
            <text:p>9258582</text:p>
          </table:table-cell>
          <table:table-cell office:value-type="float" office:value="446" calcext:value-type="float">
            <text:p>446</text:p>
          </table:table-cell>
          <table:table-cell table:formula="of:=AVERAGE([.D58:.D61])" office:value-type="float" office:value="487.75" calcext:value-type="float">
            <text:p>488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9258876" calcext:value-type="float">
            <text:p>9258876</text:p>
          </table:table-cell>
          <table:table-cell office:value-type="float" office:value="9259346" calcext:value-type="float">
            <text:p>9259346</text:p>
          </table:table-cell>
          <table:table-cell office:value-type="float" office:value="470" calcext:value-type="float">
            <text:p>470</text:p>
          </table:table-cell>
          <table:table-cell table:formula="of:=AVERAGE([.D59:.D62])" office:value-type="float" office:value="503.5" calcext:value-type="float">
            <text:p>504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9260200" calcext:value-type="float">
            <text:p>9260200</text:p>
          </table:table-cell>
          <table:table-cell office:value-type="float" office:value="9260729" calcext:value-type="float">
            <text:p>9260729</text:p>
          </table:table-cell>
          <table:table-cell office:value-type="float" office:value="529" calcext:value-type="float">
            <text:p>529</text:p>
          </table:table-cell>
          <table:table-cell table:formula="of:=AVERAGE([.D60:.D63])" office:value-type="float" office:value="486.75" calcext:value-type="float">
            <text:p>487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261015" calcext:value-type="float">
            <text:p>9261015</text:p>
          </table:table-cell>
          <table:table-cell office:value-type="float" office:value="9261521" calcext:value-type="float">
            <text:p>9261521</text:p>
          </table:table-cell>
          <table:table-cell office:value-type="float" office:value="506" calcext:value-type="float">
            <text:p>506</text:p>
          </table:table-cell>
          <table:table-cell table:formula="of:=AVERAGE([.D61:.D64])"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9261626" calcext:value-type="float">
            <text:p>9261626</text:p>
          </table:table-cell>
          <table:table-cell office:value-type="float" office:value="9262135" calcext:value-type="float">
            <text:p>9262135</text:p>
          </table:table-cell>
          <table:table-cell office:value-type="float" office:value="509" calcext:value-type="float">
            <text:p>509</text:p>
          </table:table-cell>
          <table:table-cell table:formula="of:=AVERAGE([.D62:.D65])" office:value-type="float" office:value="430.25" calcext:value-type="float">
            <text:p>430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9262540" calcext:value-type="float">
            <text:p>9262540</text:p>
          </table:table-cell>
          <table:table-cell office:value-type="float" office:value="9262943" calcext:value-type="float">
            <text:p>9262943</text:p>
          </table:table-cell>
          <table:table-cell office:value-type="float" office:value="403" calcext:value-type="float">
            <text:p>403</text:p>
          </table:table-cell>
          <table:table-cell table:formula="of:=AVERAGE([.D63:.D66])" office:value-type="float" office:value="410.75" calcext:value-type="float">
            <text:p>411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9263180" calcext:value-type="float">
            <text:p>9263180</text:p>
          </table:table-cell>
          <table:table-cell office:value-type="float" office:value="9263542" calcext:value-type="float">
            <text:p>9263542</text:p>
          </table:table-cell>
          <table:table-cell office:value-type="float" office:value="362" calcext:value-type="float">
            <text:p>362</text:p>
          </table:table-cell>
          <table:table-cell table:formula="of:=AVERAGE([.D64:.D67])"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9263916" calcext:value-type="float">
            <text:p>9263916</text:p>
          </table:table-cell>
          <table:table-cell office:value-type="float" office:value="9264363" calcext:value-type="float">
            <text:p>9264363</text:p>
          </table:table-cell>
          <table:table-cell office:value-type="float" office:value="447" calcext:value-type="float">
            <text:p>447</text:p>
          </table:table-cell>
          <table:table-cell table:formula="of:=AVERAGE([.D65:.D68])" office:value-type="float" office:value="467.25" calcext:value-type="float">
            <text:p>467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9264624" calcext:value-type="float">
            <text:p>9264624</text:p>
          </table:table-cell>
          <table:table-cell office:value-type="float" office:value="9265054" calcext:value-type="float">
            <text:p>9265054</text:p>
          </table:table-cell>
          <table:table-cell office:value-type="float" office:value="431" calcext:value-type="float">
            <text:p>431</text:p>
          </table:table-cell>
          <table:table-cell table:formula="of:=AVERAGE([.D66:.D69])" office:value-type="float" office:value="472.5" calcext:value-type="float">
            <text:p>473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9265440" calcext:value-type="float">
            <text:p>9265440</text:p>
          </table:table-cell>
          <table:table-cell office:value-type="float" office:value="9265964" calcext:value-type="float">
            <text:p>9265964</text:p>
          </table:table-cell>
          <table:table-cell office:value-type="float" office:value="524" calcext:value-type="float">
            <text:p>524</text:p>
          </table:table-cell>
          <table:table-cell table:formula="of:=AVERAGE([.D67:.D70])" office:value-type="float" office:value="485.5" calcext:value-type="float">
            <text:p>486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9266169" calcext:value-type="float">
            <text:p>9266169</text:p>
          </table:table-cell>
          <table:table-cell office:value-type="float" office:value="9266636" calcext:value-type="float">
            <text:p>9266636</text:p>
          </table:table-cell>
          <table:table-cell office:value-type="float" office:value="467" calcext:value-type="float">
            <text:p>467</text:p>
          </table:table-cell>
          <table:table-cell table:formula="of:=AVERAGE([.D68:.D71])" office:value-type="float" office:value="468.5" calcext:value-type="float">
            <text:p>469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9266885" calcext:value-type="float">
            <text:p>9266885</text:p>
          </table:table-cell>
          <table:table-cell office:value-type="float" office:value="9267353" calcext:value-type="float">
            <text:p>9267353</text:p>
          </table:table-cell>
          <table:table-cell office:value-type="float" office:value="468" calcext:value-type="float">
            <text:p>468</text:p>
          </table:table-cell>
          <table:table-cell table:formula="of:=AVERAGE([.D69:.D72])" office:value-type="float" office:value="480.5" calcext:value-type="float">
            <text:p>481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9267734" calcext:value-type="float">
            <text:p>9267734</text:p>
          </table:table-cell>
          <table:table-cell office:value-type="float" office:value="9268217" calcext:value-type="float">
            <text:p>9268217</text:p>
          </table:table-cell>
          <table:table-cell office:value-type="float" office:value="483" calcext:value-type="float">
            <text:p>483</text:p>
          </table:table-cell>
          <table:table-cell table:formula="of:=AVERAGE([.D70:.D73])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9268397" calcext:value-type="float">
            <text:p>9268397</text:p>
          </table:table-cell>
          <table:table-cell office:value-type="float" office:value="9268853" calcext:value-type="float">
            <text:p>9268853</text:p>
          </table:table-cell>
          <table:table-cell office:value-type="float" office:value="456" calcext:value-type="float">
            <text:p>456</text:p>
          </table:table-cell>
          <table:table-cell table:formula="of:=AVERAGE([.D71:.D74])" office:value-type="float" office:value="477.5" calcext:value-type="float">
            <text:p>478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9269061" calcext:value-type="float">
            <text:p>9269061</text:p>
          </table:table-cell>
          <table:table-cell office:value-type="float" office:value="9269576" calcext:value-type="float">
            <text:p>9269576</text:p>
          </table:table-cell>
          <table:table-cell office:value-type="float" office:value="515" calcext:value-type="float">
            <text:p>515</text:p>
          </table:table-cell>
          <table:table-cell table:formula="of:=AVERAGE([.D72:.D75])" office:value-type="float" office:value="492.5" calcext:value-type="float">
            <text:p>493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9269895" calcext:value-type="float">
            <text:p>9269895</text:p>
          </table:table-cell>
          <table:table-cell office:value-type="float" office:value="9270410" calcext:value-type="float">
            <text:p>9270410</text:p>
          </table:table-cell>
          <table:table-cell office:value-type="float" office:value="514" calcext:value-type="float">
            <text:p>514</text:p>
          </table:table-cell>
          <table:table-cell table:formula="of:=AVERAGE([.D73:.D76])" office:value-type="float" office:value="494.75" calcext:value-type="float">
            <text:p>495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9270634" calcext:value-type="float">
            <text:p>9270634</text:p>
          </table:table-cell>
          <table:table-cell office:value-type="float" office:value="9271059" calcext:value-type="float">
            <text:p>9271059</text:p>
          </table:table-cell>
          <table:table-cell office:value-type="float" office:value="425" calcext:value-type="float">
            <text:p>425</text:p>
          </table:table-cell>
          <table:table-cell table:formula="of:=AVERAGE([.D74:.D77])" office:value-type="float" office:value="481.75" calcext:value-type="float">
            <text:p>482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9271427" calcext:value-type="float">
            <text:p>9271427</text:p>
          </table:table-cell>
          <table:table-cell office:value-type="float" office:value="9271943" calcext:value-type="float">
            <text:p>9271943</text:p>
          </table:table-cell>
          <table:table-cell office:value-type="float" office:value="516" calcext:value-type="float">
            <text:p>516</text:p>
          </table:table-cell>
          <table:table-cell table:formula="of:=AVERAGE([.D75:.D78])" office:value-type="float" office:value="500.75" calcext:value-type="float">
            <text:p>501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9272101" calcext:value-type="float">
            <text:p>9272101</text:p>
          </table:table-cell>
          <table:table-cell office:value-type="float" office:value="9272625" calcext:value-type="float">
            <text:p>9272625</text:p>
          </table:table-cell>
          <table:table-cell office:value-type="float" office:value="524" calcext:value-type="float">
            <text:p>524</text:p>
          </table:table-cell>
          <table:table-cell table:formula="of:=AVERAGE([.D76:.D79])" office:value-type="float" office:value="510.75" calcext:value-type="float">
            <text:p>511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9272956" calcext:value-type="float">
            <text:p>9272956</text:p>
          </table:table-cell>
          <table:table-cell office:value-type="float" office:value="9273418" calcext:value-type="float">
            <text:p>9273418</text:p>
          </table:table-cell>
          <table:table-cell office:value-type="float" office:value="462" calcext:value-type="float">
            <text:p>462</text:p>
          </table:table-cell>
          <table:table-cell table:formula="of:=AVERAGE([.D77:.D80])" office:value-type="float" office:value="518.5" calcext:value-type="float">
            <text:p>519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9273658" calcext:value-type="float">
            <text:p>9273658</text:p>
          </table:table-cell>
          <table:table-cell office:value-type="float" office:value="9274160" calcext:value-type="float">
            <text:p>9274160</text:p>
          </table:table-cell>
          <table:table-cell office:value-type="float" office:value="501" calcext:value-type="float">
            <text:p>501</text:p>
          </table:table-cell>
          <table:table-cell table:formula="of:=AVERAGE([.D78:.D81])" office:value-type="float" office:value="528.25" calcext:value-type="float">
            <text:p>528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9274466" calcext:value-type="float">
            <text:p>9274466</text:p>
          </table:table-cell>
          <table:table-cell office:value-type="float" office:value="9275022" calcext:value-type="float">
            <text:p>9275022</text:p>
          </table:table-cell>
          <table:table-cell office:value-type="float" office:value="556" calcext:value-type="float">
            <text:p>556</text:p>
          </table:table-cell>
          <table:table-cell table:formula="of:=AVERAGE([.D79:.D82])" office:value-type="float" office:value="539.25" calcext:value-type="float">
            <text:p>539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9275172" calcext:value-type="float">
            <text:p>9275172</text:p>
          </table:table-cell>
          <table:table-cell office:value-type="float" office:value="9275727" calcext:value-type="float">
            <text:p>9275727</text:p>
          </table:table-cell>
          <table:table-cell office:value-type="float" office:value="555" calcext:value-type="float">
            <text:p>555</text:p>
          </table:table-cell>
          <table:table-cell table:formula="of:=AVERAGE([.D80:.D83])"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276005" calcext:value-type="float">
            <text:p>9276005</text:p>
          </table:table-cell>
          <table:table-cell office:value-type="float" office:value="9276506" calcext:value-type="float">
            <text:p>9276506</text:p>
          </table:table-cell>
          <table:table-cell office:value-type="float" office:value="501" calcext:value-type="float">
            <text:p>501</text:p>
          </table:table-cell>
          <table:table-cell table:formula="of:=AVERAGE([.D81:.D84])" office:value-type="float" office:value="502.75" calcext:value-type="float">
            <text:p>503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9276703" calcext:value-type="float">
            <text:p>9276703</text:p>
          </table:table-cell>
          <table:table-cell office:value-type="float" office:value="9277248" calcext:value-type="float">
            <text:p>9277248</text:p>
          </table:table-cell>
          <table:table-cell office:value-type="float" office:value="545" calcext:value-type="float">
            <text:p>545</text:p>
          </table:table-cell>
          <table:table-cell table:formula="of:=AVERAGE([.D82:.D85])"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9277554" calcext:value-type="float">
            <text:p>9277554</text:p>
          </table:table-cell>
          <table:table-cell office:value-type="float" office:value="9278005" calcext:value-type="float">
            <text:p>9278005</text:p>
          </table:table-cell>
          <table:table-cell office:value-type="float" office:value="451" calcext:value-type="float">
            <text:p>451</text:p>
          </table:table-cell>
          <table:table-cell table:formula="of:=AVERAGE([.D83:.D86])" office:value-type="float" office:value="634.25" calcext:value-type="float">
            <text:p>634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9278170" calcext:value-type="float">
            <text:p>9278170</text:p>
          </table:table-cell>
          <table:table-cell office:value-type="float" office:value="9278683" calcext:value-type="float">
            <text:p>9278683</text:p>
          </table:table-cell>
          <table:table-cell office:value-type="float" office:value="514" calcext:value-type="float">
            <text:p>514</text:p>
          </table:table-cell>
          <table:table-cell table:formula="of:=AVERAGE([.D84:.D87])" office:value-type="float" office:value="627.75" calcext:value-type="float">
            <text:p>628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9279109" calcext:value-type="float">
            <text:p>9279109</text:p>
          </table:table-cell>
          <table:table-cell office:value-type="float" office:value="9279620" calcext:value-type="float">
            <text:p>9279620</text:p>
          </table:table-cell>
          <table:table-cell office:value-type="float" office:value="510" calcext:value-type="float">
            <text:p>510</text:p>
          </table:table-cell>
          <table:table-cell table:formula="of:=AVERAGE([.D85:.D88])"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9279965" calcext:value-type="float">
            <text:p>9279965</text:p>
          </table:table-cell>
          <table:table-cell office:value-type="float" office:value="9281027" calcext:value-type="float">
            <text:p>9281027</text:p>
          </table:table-cell>
          <table:table-cell office:value-type="float" office:value="1062" calcext:value-type="float">
            <text:p>1062</text:p>
          </table:table-cell>
          <table:table-cell table:formula="of:=AVERAGE([.D86:.D89])" office:value-type="float" office:value="596.25" calcext:value-type="float">
            <text:p>596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9281180" calcext:value-type="float">
            <text:p>9281180</text:p>
          </table:table-cell>
          <table:table-cell office:value-type="float" office:value="9281605" calcext:value-type="float">
            <text:p>9281605</text:p>
          </table:table-cell>
          <table:table-cell office:value-type="float" office:value="425" calcext:value-type="float">
            <text:p>425</text:p>
          </table:table-cell>
          <table:table-cell table:formula="of:=AVERAGE([.D87:.D90])" office:value-type="float" office:value="449.25" calcext:value-type="float">
            <text:p>449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9281846" calcext:value-type="float">
            <text:p>9281846</text:p>
          </table:table-cell>
          <table:table-cell office:value-type="float" office:value="9282273" calcext:value-type="float">
            <text:p>9282273</text:p>
          </table:table-cell>
          <table:table-cell office:value-type="float" office:value="427" calcext:value-type="float">
            <text:p>427</text:p>
          </table:table-cell>
          <table:table-cell table:formula="of:=AVERAGE([.D88:.D91])"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9282529" calcext:value-type="float">
            <text:p>9282529</text:p>
          </table:table-cell>
          <table:table-cell office:value-type="float" office:value="9283000" calcext:value-type="float">
            <text:p>9283000</text:p>
          </table:table-cell>
          <table:table-cell office:value-type="float" office:value="471" calcext:value-type="float">
            <text:p>471</text:p>
          </table:table-cell>
          <table:table-cell table:formula="of:=AVERAGE([.D89:.D92])"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9283342" calcext:value-type="float">
            <text:p>9283342</text:p>
          </table:table-cell>
          <table:table-cell office:value-type="float" office:value="9283816" calcext:value-type="float">
            <text:p>9283816</text:p>
          </table:table-cell>
          <table:table-cell office:value-type="float" office:value="474" calcext:value-type="float">
            <text:p>474</text:p>
          </table:table-cell>
          <table:table-cell table:formula="of:=AVERAGE([.D90:.D93])" office:value-type="float" office:value="501.75" calcext:value-type="float">
            <text:p>502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9283950" calcext:value-type="float">
            <text:p>9283950</text:p>
          </table:table-cell>
          <table:table-cell office:value-type="float" office:value="9284534" calcext:value-type="float">
            <text:p>9284534</text:p>
          </table:table-cell>
          <table:table-cell office:value-type="float" office:value="584" calcext:value-type="float">
            <text:p>584</text:p>
          </table:table-cell>
          <table:table-cell table:formula="of:=AVERAGE([.D91:.D94])" office:value-type="float" office:value="544.5" calcext:value-type="float">
            <text:p>545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9284822" calcext:value-type="float">
            <text:p>9284822</text:p>
          </table:table-cell>
          <table:table-cell office:value-type="float" office:value="9285353" calcext:value-type="float">
            <text:p>9285353</text:p>
          </table:table-cell>
          <table:table-cell office:value-type="float" office:value="531" calcext:value-type="float">
            <text:p>531</text:p>
          </table:table-cell>
          <table:table-cell table:formula="of:=AVERAGE([.D92:.D95])" office:value-type="float" office:value="526.25" calcext:value-type="float">
            <text:p>526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9285559" calcext:value-type="float">
            <text:p>9285559</text:p>
          </table:table-cell>
          <table:table-cell office:value-type="float" office:value="9285977" calcext:value-type="float">
            <text:p>9285977</text:p>
          </table:table-cell>
          <table:table-cell office:value-type="float" office:value="418" calcext:value-type="float">
            <text:p>418</text:p>
          </table:table-cell>
          <table:table-cell table:formula="of:=AVERAGE([.D93:.D96])" office:value-type="float" office:value="529.75" calcext:value-type="float">
            <text:p>530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9286240" calcext:value-type="float">
            <text:p>9286240</text:p>
          </table:table-cell>
          <table:table-cell office:value-type="float" office:value="9286885" calcext:value-type="float">
            <text:p>9286885</text:p>
          </table:table-cell>
          <table:table-cell office:value-type="float" office:value="645" calcext:value-type="float">
            <text:p>645</text:p>
          </table:table-cell>
          <table:table-cell table:formula="of:=AVERAGE([.D94:.D97])" office:value-type="float" office:value="544.25" calcext:value-type="float">
            <text:p>544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9287093" calcext:value-type="float">
            <text:p>9287093</text:p>
          </table:table-cell>
          <table:table-cell office:value-type="float" office:value="9287604" calcext:value-type="float">
            <text:p>9287604</text:p>
          </table:table-cell>
          <table:table-cell office:value-type="float" office:value="511" calcext:value-type="float">
            <text:p>511</text:p>
          </table:table-cell>
          <table:table-cell table:formula="of:=AVERAGE([.D95:.D98])" office:value-type="float" office:value="523.75" calcext:value-type="float">
            <text:p>524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9287809" calcext:value-type="float">
            <text:p>9287809</text:p>
          </table:table-cell>
          <table:table-cell office:value-type="float" office:value="9288354" calcext:value-type="float">
            <text:p>9288354</text:p>
          </table:table-cell>
          <table:table-cell office:value-type="float" office:value="545" calcext:value-type="float">
            <text:p>545</text:p>
          </table:table-cell>
          <table:table-cell table:formula="of:=AVERAGE([.D96:.D99])" office:value-type="float" office:value="498.25" calcext:value-type="float">
            <text:p>498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9288627" calcext:value-type="float">
            <text:p>9288627</text:p>
          </table:table-cell>
          <table:table-cell office:value-type="float" office:value="9289103" calcext:value-type="float">
            <text:p>9289103</text:p>
          </table:table-cell>
          <table:table-cell office:value-type="float" office:value="476" calcext:value-type="float">
            <text:p>476</text:p>
          </table:table-cell>
          <table:table-cell table:formula="of:=AVERAGE([.D97:.D100])" office:value-type="float" office:value="476.75" calcext:value-type="float">
            <text:p>477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9289357" calcext:value-type="float">
            <text:p>9289357</text:p>
          </table:table-cell>
          <table:table-cell office:value-type="float" office:value="9289920" calcext:value-type="float">
            <text:p>9289920</text:p>
          </table:table-cell>
          <table:table-cell office:value-type="float" office:value="563" calcext:value-type="float">
            <text:p>563</text:p>
          </table:table-cell>
          <table:table-cell table:formula="of:=AVERAGE([.D98:.D101])" office:value-type="float" office:value="472.25" calcext:value-type="float">
            <text:p>472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9290045" calcext:value-type="float">
            <text:p>9290045</text:p>
          </table:table-cell>
          <table:table-cell office:value-type="float" office:value="9290454" calcext:value-type="float">
            <text:p>9290454</text:p>
          </table:table-cell>
          <table:table-cell office:value-type="float" office:value="409" calcext:value-type="float">
            <text:p>409</text:p>
          </table:table-cell>
          <table:table-cell table:formula="of:=AVERAGE([.D99:.D102])"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9290746" calcext:value-type="float">
            <text:p>9290746</text:p>
          </table:table-cell>
          <table:table-cell office:value-type="float" office:value="9291205" calcext:value-type="float">
            <text:p>9291205</text:p>
          </table:table-cell>
          <table:table-cell office:value-type="float" office:value="459" calcext:value-type="float">
            <text:p>459</text:p>
          </table:table-cell>
          <table:table-cell table:formula="of:=AVERAGE([.D100:.D103])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9291569" calcext:value-type="float">
            <text:p>9291569</text:p>
          </table:table-cell>
          <table:table-cell office:value-type="float" office:value="9292027" calcext:value-type="float">
            <text:p>9292027</text:p>
          </table:table-cell>
          <table:table-cell office:value-type="float" office:value="458" calcext:value-type="float">
            <text:p>458</text:p>
          </table:table-cell>
          <table:table-cell table:formula="of:=AVERAGE([.D101:.D104])"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9292422" calcext:value-type="float">
            <text:p>9292422</text:p>
          </table:table-cell>
          <table:table-cell office:value-type="float" office:value="9293012" calcext:value-type="float">
            <text:p>9293012</text:p>
          </table:table-cell>
          <table:table-cell office:value-type="float" office:value="590" calcext:value-type="float">
            <text:p>590</text:p>
          </table:table-cell>
          <table:table-cell table:formula="of:=AVERAGE([.D102:.D105])" office:value-type="float" office:value="516.5" calcext:value-type="float">
            <text:p>517</text:p>
          </table:table-cell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float" office:value="9293173" calcext:value-type="float">
            <text:p>9293173</text:p>
          </table:table-cell>
          <table:table-cell office:value-type="float" office:value="9293683" calcext:value-type="float">
            <text:p>9293683</text:p>
          </table:table-cell>
          <table:table-cell office:value-type="float" office:value="509" calcext:value-type="float">
            <text:p>509</text:p>
          </table:table-cell>
          <table:table-cell table:formula="of:=AVERAGE([.D103:.D106])" office:value-type="float" office:value="490.5" calcext:value-type="float">
            <text:p>491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9293806" calcext:value-type="float">
            <text:p>9293806</text:p>
          </table:table-cell>
          <table:table-cell office:value-type="float" office:value="9294361" calcext:value-type="float">
            <text:p>9294361</text:p>
          </table:table-cell>
          <table:table-cell office:value-type="float" office:value="555" calcext:value-type="float">
            <text:p>555</text:p>
          </table:table-cell>
          <table:table-cell table:formula="of:=AVERAGE([.D104:.D107])" office:value-type="float" office:value="504.75" calcext:value-type="float">
            <text:p>505</text:p>
          </table:table-cell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float" office:value="9294603" calcext:value-type="float">
            <text:p>9294603</text:p>
          </table:table-cell>
          <table:table-cell office:value-type="float" office:value="9295015" calcext:value-type="float">
            <text:p>9295015</text:p>
          </table:table-cell>
          <table:table-cell office:value-type="float" office:value="412" calcext:value-type="float">
            <text:p>412</text:p>
          </table:table-cell>
          <table:table-cell table:formula="of:=AVERAGE([.D105:.D108])"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9295298" calcext:value-type="float">
            <text:p>9295298</text:p>
          </table:table-cell>
          <table:table-cell office:value-type="float" office:value="9295784" calcext:value-type="float">
            <text:p>9295784</text:p>
          </table:table-cell>
          <table:table-cell office:value-type="float" office:value="486" calcext:value-type="float">
            <text:p>486</text:p>
          </table:table-cell>
          <table:table-cell table:formula="of:=AVERAGE([.D106:.D109])" office:value-type="float" office:value="540.25" calcext:value-type="float">
            <text:p>540</text:p>
          </table:table-cell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9296115" calcext:value-type="float">
            <text:p>9296115</text:p>
          </table:table-cell>
          <table:table-cell office:value-type="float" office:value="9296681" calcext:value-type="float">
            <text:p>9296681</text:p>
          </table:table-cell>
          <table:table-cell office:value-type="float" office:value="566" calcext:value-type="float">
            <text:p>566</text:p>
          </table:table-cell>
          <table:table-cell table:formula="of:=AVERAGE([.D107:.D110])" office:value-type="float" office:value="513.25" calcext:value-type="float">
            <text:p>513</text:p>
          </table:table-cell>
        </table:table-row>
        <table:table-row table:style-name="ro1">
          <table:table-cell office:value-type="float" office:value="10700" calcext:value-type="float">
            <text:p>10700</text:p>
          </table:table-cell>
          <table:table-cell office:value-type="float" office:value="9296936" calcext:value-type="float">
            <text:p>9296936</text:p>
          </table:table-cell>
          <table:table-cell office:value-type="float" office:value="9297556" calcext:value-type="float">
            <text:p>9297556</text:p>
          </table:table-cell>
          <table:table-cell office:value-type="float" office:value="620" calcext:value-type="float">
            <text:p>620</text:p>
          </table:table-cell>
          <table:table-cell table:formula="of:=AVERAGE([.D108:.D111])" office:value-type="float" office:value="486.75" calcext:value-type="float">
            <text:p>487</text:p>
          </table:table-cell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9297791" calcext:value-type="float">
            <text:p>9297791</text:p>
          </table:table-cell>
          <table:table-cell office:value-type="float" office:value="9298280" calcext:value-type="float">
            <text:p>9298280</text:p>
          </table:table-cell>
          <table:table-cell office:value-type="float" office:value="489" calcext:value-type="float">
            <text:p>489</text:p>
          </table:table-cell>
          <table:table-cell table:formula="of:=AVERAGE([.D109:.D112])" office:value-type="float" office:value="509.75" calcext:value-type="float">
            <text:p>510</text:p>
          </table:table-cell>
        </table:table-row>
        <table:table-row table:style-name="ro1">
          <table:table-cell office:value-type="float" office:value="10900" calcext:value-type="float">
            <text:p>10900</text:p>
          </table:table-cell>
          <table:table-cell office:value-type="float" office:value="9298507" calcext:value-type="float">
            <text:p>9298507</text:p>
          </table:table-cell>
          <table:table-cell office:value-type="float" office:value="9298885" calcext:value-type="float">
            <text:p>9298885</text:p>
          </table:table-cell>
          <table:table-cell office:value-type="float" office:value="378" calcext:value-type="float">
            <text:p>378</text:p>
          </table:table-cell>
          <table:table-cell table:formula="of:=AVERAGE([.D110:.D113])" office:value-type="float" office:value="513.75" calcext:value-type="float">
            <text:p>514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9299385" calcext:value-type="float">
            <text:p>9299385</text:p>
          </table:table-cell>
          <table:table-cell office:value-type="float" office:value="9299846" calcext:value-type="float">
            <text:p>9299846</text:p>
          </table:table-cell>
          <table:table-cell office:value-type="float" office:value="460" calcext:value-type="float">
            <text:p>460</text:p>
          </table:table-cell>
          <table:table-cell table:formula="of:=AVERAGE([.D111:.D114])"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9300159" calcext:value-type="float">
            <text:p>9300159</text:p>
          </table:table-cell>
          <table:table-cell office:value-type="float" office:value="9300871" calcext:value-type="float">
            <text:p>9300871</text:p>
          </table:table-cell>
          <table:table-cell office:value-type="float" office:value="712" calcext:value-type="float">
            <text:p>712</text:p>
          </table:table-cell>
          <table:table-cell table:formula="of:=AVERAGE([.D112:.D115])" office:value-type="float" office:value="634.25" calcext:value-type="float">
            <text:p>634</text:p>
          </table:table-cell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float" office:value="9300884" calcext:value-type="float">
            <text:p>9300884</text:p>
          </table:table-cell>
          <table:table-cell office:value-type="float" office:value="9301389" calcext:value-type="float">
            <text:p>9301389</text:p>
          </table:table-cell>
          <table:table-cell office:value-type="float" office:value="505" calcext:value-type="float">
            <text:p>505</text:p>
          </table:table-cell>
          <table:table-cell table:formula="of:=AVERAGE([.D113:.D116])" office:value-type="float" office:value="560.75" calcext:value-type="float">
            <text:p>561</text:p>
          </table:table-cell>
        </table:table-row>
        <table:table-row table:style-name="ro1">
          <table:table-cell office:value-type="float" office:value="11300" calcext:value-type="float">
            <text:p>11300</text:p>
          </table:table-cell>
          <table:table-cell office:value-type="float" office:value="9301798" calcext:value-type="float">
            <text:p>9301798</text:p>
          </table:table-cell>
          <table:table-cell office:value-type="float" office:value="9302737" calcext:value-type="float">
            <text:p>9302737</text:p>
          </table:table-cell>
          <table:table-cell office:value-type="float" office:value="939" calcext:value-type="float">
            <text:p>939</text:p>
          </table:table-cell>
          <table:table-cell table:formula="of:=AVERAGE([.D114:.D117])" office:value-type="float" office:value="567.75" calcext:value-type="float">
            <text:p>568</text:p>
          </table:table-cell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float" office:value="9303075" calcext:value-type="float">
            <text:p>9303075</text:p>
          </table:table-cell>
          <table:table-cell office:value-type="float" office:value="9303456" calcext:value-type="float">
            <text:p>9303456</text:p>
          </table:table-cell>
          <table:table-cell office:value-type="float" office:value="381" calcext:value-type="float">
            <text:p>381</text:p>
          </table:table-cell>
          <table:table-cell table:formula="of:=AVERAGE([.D115:.D118])" office:value-type="float" office:value="440.25" calcext:value-type="float">
            <text:p>440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9303749" calcext:value-type="float">
            <text:p>9303749</text:p>
          </table:table-cell>
          <table:table-cell office:value-type="float" office:value="9304168" calcext:value-type="float">
            <text:p>9304168</text:p>
          </table:table-cell>
          <table:table-cell office:value-type="float" office:value="418" calcext:value-type="float">
            <text:p>418</text:p>
          </table:table-cell>
          <table:table-cell table:formula="of:=AVERAGE([.D116:.D119])" office:value-type="float" office:value="482.5" calcext:value-type="float">
            <text:p>483</text:p>
          </table:table-cell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float" office:value="9304559" calcext:value-type="float">
            <text:p>9304559</text:p>
          </table:table-cell>
          <table:table-cell office:value-type="float" office:value="9305093" calcext:value-type="float">
            <text:p>9305093</text:p>
          </table:table-cell>
          <table:table-cell office:value-type="float" office:value="533" calcext:value-type="float">
            <text:p>533</text:p>
          </table:table-cell>
          <table:table-cell table:formula="of:=AVERAGE([.D117:.D120])" office:value-type="float" office:value="481.75" calcext:value-type="float">
            <text:p>482</text:p>
          </table:table-cell>
        </table:table-row>
        <table:table-row table:style-name="ro1">
          <table:table-cell office:value-type="float" office:value="11700" calcext:value-type="float">
            <text:p>11700</text:p>
          </table:table-cell>
          <table:table-cell office:value-type="float" office:value="9305286" calcext:value-type="float">
            <text:p>9305286</text:p>
          </table:table-cell>
          <table:table-cell office:value-type="float" office:value="9305715" calcext:value-type="float">
            <text:p>9305715</text:p>
          </table:table-cell>
          <table:table-cell office:value-type="float" office:value="429" calcext:value-type="float">
            <text:p>429</text:p>
          </table:table-cell>
          <table:table-cell table:formula="of:=AVERAGE([.D118:.D121])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1800" calcext:value-type="float">
            <text:p>11800</text:p>
          </table:table-cell>
          <table:table-cell office:value-type="float" office:value="9305920" calcext:value-type="float">
            <text:p>9305920</text:p>
          </table:table-cell>
          <table:table-cell office:value-type="float" office:value="9306469" calcext:value-type="float">
            <text:p>9306469</text:p>
          </table:table-cell>
          <table:table-cell office:value-type="float" office:value="550" calcext:value-type="float">
            <text:p>550</text:p>
          </table:table-cell>
          <table:table-cell table:formula="of:=AVERAGE([.D119:.D122])"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11900" calcext:value-type="float">
            <text:p>11900</text:p>
          </table:table-cell>
          <table:table-cell office:value-type="float" office:value="9306696" calcext:value-type="float">
            <text:p>9306696</text:p>
          </table:table-cell>
          <table:table-cell office:value-type="float" office:value="9307110" calcext:value-type="float">
            <text:p>9307110</text:p>
          </table:table-cell>
          <table:table-cell office:value-type="float" office:value="415" calcext:value-type="float">
            <text:p>415</text:p>
          </table:table-cell>
          <table:table-cell table:formula="of:=AVERAGE([.D120:.D123])" office:value-type="float" office:value="451.25" calcext:value-type="float">
            <text:p>451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9307500" calcext:value-type="float">
            <text:p>9307500</text:p>
          </table:table-cell>
          <table:table-cell office:value-type="float" office:value="9308042" calcext:value-type="float">
            <text:p>9308042</text:p>
          </table:table-cell>
          <table:table-cell office:value-type="float" office:value="542" calcext:value-type="float">
            <text:p>542</text:p>
          </table:table-cell>
          <table:table-cell table:formula="of:=AVERAGE([.D121:.D124])" office:value-type="float" office:value="462.25" calcext:value-type="float">
            <text:p>462</text:p>
          </table:table-cell>
        </table:table-row>
        <table:table-row table:style-name="ro1">
          <table:table-cell office:value-type="float" office:value="12100" calcext:value-type="float">
            <text:p>12100</text:p>
          </table:table-cell>
          <table:table-cell office:value-type="float" office:value="9308123" calcext:value-type="float">
            <text:p>9308123</text:p>
          </table:table-cell>
          <table:table-cell office:value-type="float" office:value="9308565" calcext:value-type="float">
            <text:p>9308565</text:p>
          </table:table-cell>
          <table:table-cell office:value-type="float" office:value="441" calcext:value-type="float">
            <text:p>441</text:p>
          </table:table-cell>
          <table:table-cell table:formula="of:=AVERAGE([.D122:.D125])" office:value-type="float" office:value="445.5" calcext:value-type="float">
            <text:p>446</text:p>
          </table:table-cell>
        </table:table-row>
        <table:table-row table:style-name="ro1">
          <table:table-cell office:value-type="float" office:value="12200" calcext:value-type="float">
            <text:p>12200</text:p>
          </table:table-cell>
          <table:table-cell office:value-type="float" office:value="9308928" calcext:value-type="float">
            <text:p>9308928</text:p>
          </table:table-cell>
          <table:table-cell office:value-type="float" office:value="9309335" calcext:value-type="float">
            <text:p>9309335</text:p>
          </table:table-cell>
          <table:table-cell office:value-type="float" office:value="407" calcext:value-type="float">
            <text:p>407</text:p>
          </table:table-cell>
          <table:table-cell table:formula="of:=AVERAGE([.D123:.D126])" office:value-type="float" office:value="446.75" calcext:value-type="float">
            <text:p>447</text:p>
          </table:table-cell>
        </table:table-row>
        <table:table-row table:style-name="ro1">
          <table:table-cell office:value-type="float" office:value="12300" calcext:value-type="float">
            <text:p>12300</text:p>
          </table:table-cell>
          <table:table-cell office:value-type="float" office:value="9309708" calcext:value-type="float">
            <text:p>9309708</text:p>
          </table:table-cell>
          <table:table-cell office:value-type="float" office:value="9310167" calcext:value-type="float">
            <text:p>9310167</text:p>
          </table:table-cell>
          <table:table-cell office:value-type="float" office:value="459" calcext:value-type="float">
            <text:p>459</text:p>
          </table:table-cell>
          <table:table-cell table:formula="of:=AVERAGE([.D124:.D127])" office:value-type="float" office:value="473.75" calcext:value-type="float">
            <text:p>474</text:p>
          </table:table-cell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float" office:value="9310419" calcext:value-type="float">
            <text:p>9310419</text:p>
          </table:table-cell>
          <table:table-cell office:value-type="float" office:value="9310894" calcext:value-type="float">
            <text:p>9310894</text:p>
          </table:table-cell>
          <table:table-cell office:value-type="float" office:value="475" calcext:value-type="float">
            <text:p>475</text:p>
          </table:table-cell>
          <table:table-cell table:formula="of:=AVERAGE([.D125:.D128])"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9311169" calcext:value-type="float">
            <text:p>9311169</text:p>
          </table:table-cell>
          <table:table-cell office:value-type="float" office:value="9311615" calcext:value-type="float">
            <text:p>9311615</text:p>
          </table:table-cell>
          <table:table-cell office:value-type="float" office:value="446" calcext:value-type="float">
            <text:p>446</text:p>
          </table:table-cell>
          <table:table-cell table:formula="of:=AVERAGE([.D126:.D129])"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float" office:value="9311839" calcext:value-type="float">
            <text:p>9311839</text:p>
          </table:table-cell>
          <table:table-cell office:value-type="float" office:value="9312354" calcext:value-type="float">
            <text:p>9312354</text:p>
          </table:table-cell>
          <table:table-cell office:value-type="float" office:value="515" calcext:value-type="float">
            <text:p>515</text:p>
          </table:table-cell>
          <table:table-cell table:formula="of:=AVERAGE([.D127:.D130])" office:value-type="float" office:value="529.5" calcext:value-type="float">
            <text:p>530</text:p>
          </table:table-cell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9312623" calcext:value-type="float">
            <text:p>9312623</text:p>
          </table:table-cell>
          <table:table-cell office:value-type="float" office:value="9313087" calcext:value-type="float">
            <text:p>9313087</text:p>
          </table:table-cell>
          <table:table-cell office:value-type="float" office:value="464" calcext:value-type="float">
            <text:p>464</text:p>
          </table:table-cell>
          <table:table-cell table:formula="of:=AVERAGE([.D128:.D131])" office:value-type="float" office:value="528.25" calcext:value-type="float">
            <text:p>528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9313477" calcext:value-type="float">
            <text:p>9313477</text:p>
          </table:table-cell>
          <table:table-cell office:value-type="float" office:value="9314016" calcext:value-type="float">
            <text:p>9314016</text:p>
          </table:table-cell>
          <table:table-cell office:value-type="float" office:value="539" calcext:value-type="float">
            <text:p>539</text:p>
          </table:table-cell>
          <table:table-cell table:formula="of:=AVERAGE([.D129:.D132])" office:value-type="float" office:value="538.75" calcext:value-type="float">
            <text:p>539</text:p>
          </table:table-cell>
        </table:table-row>
        <table:table-row table:style-name="ro1">
          <table:table-cell office:value-type="float" office:value="12900" calcext:value-type="float">
            <text:p>12900</text:p>
          </table:table-cell>
          <table:table-cell office:value-type="float" office:value="9314128" calcext:value-type="float">
            <text:p>9314128</text:p>
          </table:table-cell>
          <table:table-cell office:value-type="float" office:value="9314728" calcext:value-type="float">
            <text:p>9314728</text:p>
          </table:table-cell>
          <table:table-cell office:value-type="float" office:value="600" calcext:value-type="float">
            <text:p>600</text:p>
          </table:table-cell>
          <table:table-cell table:formula="of:=AVERAGE([.D130:.D133])"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9315059" calcext:value-type="float">
            <text:p>9315059</text:p>
          </table:table-cell>
          <table:table-cell office:value-type="float" office:value="9315569" calcext:value-type="float">
            <text:p>9315569</text:p>
          </table:table-cell>
          <table:table-cell office:value-type="float" office:value="510" calcext:value-type="float">
            <text:p>510</text:p>
          </table:table-cell>
          <table:table-cell table:formula="of:=AVERAGE([.D131:.D134])" office:value-type="float" office:value="464.75" calcext:value-type="float">
            <text:p>465</text:p>
          </table:table-cell>
        </table:table-row>
        <table:table-row table:style-name="ro1">
          <table:table-cell office:value-type="float" office:value="13100" calcext:value-type="float">
            <text:p>13100</text:p>
          </table:table-cell>
          <table:table-cell office:value-type="float" office:value="9315704" calcext:value-type="float">
            <text:p>9315704</text:p>
          </table:table-cell>
          <table:table-cell office:value-type="float" office:value="9316210" calcext:value-type="float">
            <text:p>9316210</text:p>
          </table:table-cell>
          <table:table-cell office:value-type="float" office:value="506" calcext:value-type="float">
            <text:p>506</text:p>
          </table:table-cell>
          <table:table-cell table:formula="of:=AVERAGE([.D132:.D135])" office:value-type="float" office:value="449.5" calcext:value-type="float">
            <text:p>450</text:p>
          </table:table-cell>
        </table:table-row>
        <table:table-row table:style-name="ro1">
          <table:table-cell office:value-type="float" office:value="13200" calcext:value-type="float">
            <text:p>13200</text:p>
          </table:table-cell>
          <table:table-cell office:value-type="float" office:value="9316417" calcext:value-type="float">
            <text:p>9316417</text:p>
          </table:table-cell>
          <table:table-cell office:value-type="float" office:value="9316834" calcext:value-type="float">
            <text:p>9316834</text:p>
          </table:table-cell>
          <table:table-cell office:value-type="float" office:value="416" calcext:value-type="float">
            <text:p>416</text:p>
          </table:table-cell>
          <table:table-cell table:formula="of:=AVERAGE([.D133:.D136])" office:value-type="float" office:value="463.5" calcext:value-type="float">
            <text:p>464</text:p>
          </table:table-cell>
        </table:table-row>
        <table:table-row table:style-name="ro1">
          <table:table-cell office:value-type="float" office:value="13300" calcext:value-type="float">
            <text:p>13300</text:p>
          </table:table-cell>
          <table:table-cell office:value-type="float" office:value="9317247" calcext:value-type="float">
            <text:p>9317247</text:p>
          </table:table-cell>
          <table:table-cell office:value-type="float" office:value="9317674" calcext:value-type="float">
            <text:p>9317674</text:p>
          </table:table-cell>
          <table:table-cell office:value-type="float" office:value="427" calcext:value-type="float">
            <text:p>427</text:p>
          </table:table-cell>
          <table:table-cell table:formula="of:=AVERAGE([.D134:.D137])" office:value-type="float" office:value="521.5" calcext:value-type="float">
            <text:p>522</text:p>
          </table:table-cell>
        </table:table-row>
        <table:table-row table:style-name="ro1">
          <table:table-cell office:value-type="float" office:value="13400" calcext:value-type="float">
            <text:p>13400</text:p>
          </table:table-cell>
          <table:table-cell office:value-type="float" office:value="9317962" calcext:value-type="float">
            <text:p>9317962</text:p>
          </table:table-cell>
          <table:table-cell office:value-type="float" office:value="9318411" calcext:value-type="float">
            <text:p>9318411</text:p>
          </table:table-cell>
          <table:table-cell office:value-type="float" office:value="449" calcext:value-type="float">
            <text:p>449</text:p>
          </table:table-cell>
          <table:table-cell table:formula="of:=AVERAGE([.D135:.D138])"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9318683" calcext:value-type="float">
            <text:p>9318683</text:p>
          </table:table-cell>
          <table:table-cell office:value-type="float" office:value="9319245" calcext:value-type="float">
            <text:p>9319245</text:p>
          </table:table-cell>
          <table:table-cell office:value-type="float" office:value="562" calcext:value-type="float">
            <text:p>562</text:p>
          </table:table-cell>
          <table:table-cell table:formula="of:=AVERAGE([.D136:.D139])" office:value-type="float" office:value="578.75" calcext:value-type="float">
            <text:p>579</text:p>
          </table:table-cell>
        </table:table-row>
        <table:table-row table:style-name="ro1">
          <table:table-cell office:value-type="float" office:value="13600" calcext:value-type="float">
            <text:p>13600</text:p>
          </table:table-cell>
          <table:table-cell office:value-type="float" office:value="9319512" calcext:value-type="float">
            <text:p>9319512</text:p>
          </table:table-cell>
          <table:table-cell office:value-type="float" office:value="9320160" calcext:value-type="float">
            <text:p>9320160</text:p>
          </table:table-cell>
          <table:table-cell office:value-type="float" office:value="648" calcext:value-type="float">
            <text:p>648</text:p>
          </table:table-cell>
          <table:table-cell table:formula="of:=AVERAGE([.D137:.D140])" office:value-type="float" office:value="572.5" calcext:value-type="float">
            <text:p>573</text:p>
          </table:table-cell>
        </table:table-row>
        <table:table-row table:style-name="ro1">
          <table:table-cell office:value-type="float" office:value="13700" calcext:value-type="float">
            <text:p>13700</text:p>
          </table:table-cell>
          <table:table-cell office:value-type="float" office:value="9320372" calcext:value-type="float">
            <text:p>9320372</text:p>
          </table:table-cell>
          <table:table-cell office:value-type="float" office:value="9320865" calcext:value-type="float">
            <text:p>9320865</text:p>
          </table:table-cell>
          <table:table-cell office:value-type="float" office:value="493" calcext:value-type="float">
            <text:p>493</text:p>
          </table:table-cell>
          <table:table-cell table:formula="of:=AVERAGE([.D138:.D141])" office:value-type="float" office:value="567.5" calcext:value-type="float">
            <text:p>568</text:p>
          </table:table-cell>
        </table:table-row>
        <table:table-row table:style-name="ro1">
          <table:table-cell office:value-type="float" office:value="13800" calcext:value-type="float">
            <text:p>13800</text:p>
          </table:table-cell>
          <table:table-cell office:value-type="float" office:value="9321145" calcext:value-type="float">
            <text:p>9321145</text:p>
          </table:table-cell>
          <table:table-cell office:value-type="float" office:value="9321757" calcext:value-type="float">
            <text:p>9321757</text:p>
          </table:table-cell>
          <table:table-cell office:value-type="float" office:value="612" calcext:value-type="float">
            <text:p>612</text:p>
          </table:table-cell>
          <table:table-cell table:formula="of:=AVERAGE([.D139:.D142])" office:value-type="float" office:value="556.25" calcext:value-type="float">
            <text:p>556</text:p>
          </table:table-cell>
        </table:table-row>
        <table:table-row table:style-name="ro1">
          <table:table-cell office:value-type="float" office:value="13900" calcext:value-type="float">
            <text:p>13900</text:p>
          </table:table-cell>
          <table:table-cell office:value-type="float" office:value="9322034" calcext:value-type="float">
            <text:p>9322034</text:p>
          </table:table-cell>
          <table:table-cell office:value-type="float" office:value="9322571" calcext:value-type="float">
            <text:p>9322571</text:p>
          </table:table-cell>
          <table:table-cell office:value-type="float" office:value="537" calcext:value-type="float">
            <text:p>537</text:p>
          </table:table-cell>
          <table:table-cell table:formula="of:=AVERAGE([.D140:.D143])" office:value-type="float" office:value="555.5" calcext:value-type="float">
            <text:p>556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9322676" calcext:value-type="float">
            <text:p>9322676</text:p>
          </table:table-cell>
          <table:table-cell office:value-type="float" office:value="9323304" calcext:value-type="float">
            <text:p>9323304</text:p>
          </table:table-cell>
          <table:table-cell office:value-type="float" office:value="628" calcext:value-type="float">
            <text:p>628</text:p>
          </table:table-cell>
          <table:table-cell table:formula="of:=AVERAGE([.D141:.D144])" office:value-type="float" office:value="536.5" calcext:value-type="float">
            <text:p>537</text:p>
          </table:table-cell>
        </table:table-row>
        <table:table-row table:style-name="ro1">
          <table:table-cell office:value-type="float" office:value="14100" calcext:value-type="float">
            <text:p>14100</text:p>
          </table:table-cell>
          <table:table-cell office:value-type="float" office:value="9323457" calcext:value-type="float">
            <text:p>9323457</text:p>
          </table:table-cell>
          <table:table-cell office:value-type="float" office:value="9323905" calcext:value-type="float">
            <text:p>9323905</text:p>
          </table:table-cell>
          <table:table-cell office:value-type="float" office:value="448" calcext:value-type="float">
            <text:p>448</text:p>
          </table:table-cell>
          <table:table-cell table:formula="of:=AVERAGE([.D142:.D145])" office:value-type="float" office:value="521.25" calcext:value-type="float">
            <text:p>521</text:p>
          </table:table-cell>
        </table:table-row>
        <table:table-row table:style-name="ro1">
          <table:table-cell office:value-type="float" office:value="14200" calcext:value-type="float">
            <text:p>14200</text:p>
          </table:table-cell>
          <table:table-cell office:value-type="float" office:value="9324789" calcext:value-type="float">
            <text:p>9324789</text:p>
          </table:table-cell>
          <table:table-cell office:value-type="float" office:value="9325399" calcext:value-type="float">
            <text:p>9325399</text:p>
          </table:table-cell>
          <table:table-cell office:value-type="float" office:value="609" calcext:value-type="float">
            <text:p>609</text:p>
          </table:table-cell>
          <table:table-cell table:formula="of:=AVERAGE([.D143:.D146])"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14300" calcext:value-type="float">
            <text:p>14300</text:p>
          </table:table-cell>
          <table:table-cell office:value-type="float" office:value="9325626" calcext:value-type="float">
            <text:p>9325626</text:p>
          </table:table-cell>
          <table:table-cell office:value-type="float" office:value="9326087" calcext:value-type="float">
            <text:p>9326087</text:p>
          </table:table-cell>
          <table:table-cell office:value-type="float" office:value="461" calcext:value-type="float">
            <text:p>461</text:p>
          </table:table-cell>
          <table:table-cell table:formula="of:=AVERAGE([.D144:.D147])" office:value-type="float" office:value="519.5" calcext:value-type="float">
            <text:p>520</text:p>
          </table:table-cell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9326264" calcext:value-type="float">
            <text:p>9326264</text:p>
          </table:table-cell>
          <table:table-cell office:value-type="float" office:value="9326832" calcext:value-type="float">
            <text:p>9326832</text:p>
          </table:table-cell>
          <table:table-cell office:value-type="float" office:value="567" calcext:value-type="float">
            <text:p>567</text:p>
          </table:table-cell>
          <table:table-cell table:formula="of:=AVERAGE([.D145:.D148])"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9327048" calcext:value-type="float">
            <text:p>9327048</text:p>
          </table:table-cell>
          <table:table-cell office:value-type="float" office:value="9327607" calcext:value-type="float">
            <text:p>9327607</text:p>
          </table:table-cell>
          <table:table-cell office:value-type="float" office:value="559" calcext:value-type="float">
            <text:p>559</text:p>
          </table:table-cell>
          <table:table-cell table:formula="of:=AVERAGE([.D146:.D149])" office:value-type="float" office:value="503.5" calcext:value-type="float">
            <text:p>504</text:p>
          </table:table-cell>
        </table:table-row>
        <table:table-row table:style-name="ro1">
          <table:table-cell office:value-type="float" office:value="14600" calcext:value-type="float">
            <text:p>14600</text:p>
          </table:table-cell>
          <table:table-cell office:value-type="float" office:value="9327905" calcext:value-type="float">
            <text:p>9327905</text:p>
          </table:table-cell>
          <table:table-cell office:value-type="float" office:value="9328396" calcext:value-type="float">
            <text:p>9328396</text:p>
          </table:table-cell>
          <table:table-cell office:value-type="float" office:value="491" calcext:value-type="float">
            <text:p>491</text:p>
          </table:table-cell>
          <table:table-cell table:formula="of:=AVERAGE([.D147:.D150])" office:value-type="float" office:value="468.25" calcext:value-type="float">
            <text:p>468</text:p>
          </table:table-cell>
        </table:table-row>
        <table:table-row table:style-name="ro1">
          <table:table-cell office:value-type="float" office:value="14700" calcext:value-type="float">
            <text:p>14700</text:p>
          </table:table-cell>
          <table:table-cell office:value-type="float" office:value="9328498" calcext:value-type="float">
            <text:p>9328498</text:p>
          </table:table-cell>
          <table:table-cell office:value-type="float" office:value="9328924" calcext:value-type="float">
            <text:p>9328924</text:p>
          </table:table-cell>
          <table:table-cell office:value-type="float" office:value="427" calcext:value-type="float">
            <text:p>427</text:p>
          </table:table-cell>
          <table:table-cell table:formula="of:=AVERAGE([.D148:.D151])" office:value-type="float" office:value="491.75" calcext:value-type="float">
            <text:p>492</text:p>
          </table:table-cell>
        </table:table-row>
        <table:table-row table:style-name="ro1">
          <table:table-cell office:value-type="float" office:value="14800" calcext:value-type="float">
            <text:p>14800</text:p>
          </table:table-cell>
          <table:table-cell office:value-type="float" office:value="9329282" calcext:value-type="float">
            <text:p>9329282</text:p>
          </table:table-cell>
          <table:table-cell office:value-type="float" office:value="9329819" calcext:value-type="float">
            <text:p>9329819</text:p>
          </table:table-cell>
          <table:table-cell office:value-type="float" office:value="537" calcext:value-type="float">
            <text:p>537</text:p>
          </table:table-cell>
          <table:table-cell table:formula="of:=AVERAGE([.D149:.D152])" office:value-type="float" office:value="551.25" calcext:value-type="float">
            <text:p>551</text:p>
          </table:table-cell>
        </table:table-row>
        <table:table-row table:style-name="ro1">
          <table:table-cell office:value-type="float" office:value="14900" calcext:value-type="float">
            <text:p>14900</text:p>
          </table:table-cell>
          <table:table-cell office:value-type="float" office:value="9330006" calcext:value-type="float">
            <text:p>9330006</text:p>
          </table:table-cell>
          <table:table-cell office:value-type="float" office:value="9330423" calcext:value-type="float">
            <text:p>9330423</text:p>
          </table:table-cell>
          <table:table-cell office:value-type="float" office:value="418" calcext:value-type="float">
            <text:p>418</text:p>
          </table:table-cell>
          <table:table-cell table:formula="of:=AVERAGE([.D150:.D153])" office:value-type="float" office:value="534.75" calcext:value-type="float">
            <text:p>53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9330657" calcext:value-type="float">
            <text:p>9330657</text:p>
          </table:table-cell>
          <table:table-cell office:value-type="float" office:value="9331242" calcext:value-type="float">
            <text:p>9331242</text:p>
          </table:table-cell>
          <table:table-cell office:value-type="float" office:value="585" calcext:value-type="float">
            <text:p>585</text:p>
          </table:table-cell>
          <table:table-cell table:formula="of:=AVERAGE([.D151:.D154])" office:value-type="float" office:value="545.5" calcext:value-type="float">
            <text:p>546</text:p>
          </table:table-cell>
        </table:table-row>
        <table:table-row table:style-name="ro1">
          <table:table-cell office:value-type="float" office:value="15100" calcext:value-type="float">
            <text:p>15100</text:p>
          </table:table-cell>
          <table:table-cell office:value-type="float" office:value="9331472" calcext:value-type="float">
            <text:p>9331472</text:p>
          </table:table-cell>
          <table:table-cell office:value-type="float" office:value="9332137" calcext:value-type="float">
            <text:p>9332137</text:p>
          </table:table-cell>
          <table:table-cell office:value-type="float" office:value="665" calcext:value-type="float">
            <text:p>665</text:p>
          </table:table-cell>
          <table:table-cell table:formula="of:=AVERAGE([.D152:.D155])"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15200" calcext:value-type="float">
            <text:p>15200</text:p>
          </table:table-cell>
          <table:table-cell office:value-type="float" office:value="9332181" calcext:value-type="float">
            <text:p>9332181</text:p>
          </table:table-cell>
          <table:table-cell office:value-type="float" office:value="9332651" calcext:value-type="float">
            <text:p>9332651</text:p>
          </table:table-cell>
          <table:table-cell office:value-type="float" office:value="471" calcext:value-type="float">
            <text:p>471</text:p>
          </table:table-cell>
          <table:table-cell table:formula="of:=AVERAGE([.D153:.D156])"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15300" calcext:value-type="float">
            <text:p>15300</text:p>
          </table:table-cell>
          <table:table-cell office:value-type="float" office:value="9332965" calcext:value-type="float">
            <text:p>9332965</text:p>
          </table:table-cell>
          <table:table-cell office:value-type="float" office:value="9333427" calcext:value-type="float">
            <text:p>9333427</text:p>
          </table:table-cell>
          <table:table-cell office:value-type="float" office:value="461" calcext:value-type="float">
            <text:p>461</text:p>
          </table:table-cell>
          <table:table-cell table:formula="of:=AVERAGE([.D154:.D157])" office:value-type="float" office:value="473.5" calcext:value-type="float">
            <text:p>474</text:p>
          </table:table-cell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float" office:value="9333696" calcext:value-type="float">
            <text:p>9333696</text:p>
          </table:table-cell>
          <table:table-cell office:value-type="float" office:value="9334170" calcext:value-type="float">
            <text:p>9334170</text:p>
          </table:table-cell>
          <table:table-cell office:value-type="float" office:value="475" calcext:value-type="float">
            <text:p>475</text:p>
          </table:table-cell>
          <table:table-cell table:formula="of:=AVERAGE([.D155:.D158])" office:value-type="float" office:value="477.5" calcext:value-type="float">
            <text:p>478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9334427" calcext:value-type="float">
            <text:p>9334427</text:p>
          </table:table-cell>
          <table:table-cell office:value-type="float" office:value="9334984" calcext:value-type="float">
            <text:p>9334984</text:p>
          </table:table-cell>
          <table:table-cell office:value-type="float" office:value="557" calcext:value-type="float">
            <text:p>557</text:p>
          </table:table-cell>
          <table:table-cell table:formula="of:=AVERAGE([.D156:.D159])" office:value-type="float" office:value="460.75" calcext:value-type="float">
            <text:p>461</text:p>
          </table:table-cell>
        </table:table-row>
        <table:table-row table:style-name="ro1">
          <table:table-cell office:value-type="float" office:value="15600" calcext:value-type="float">
            <text:p>15600</text:p>
          </table:table-cell>
          <table:table-cell office:value-type="float" office:value="9335154" calcext:value-type="float">
            <text:p>9335154</text:p>
          </table:table-cell>
          <table:table-cell office:value-type="float" office:value="9335556" calcext:value-type="float">
            <text:p>9335556</text:p>
          </table:table-cell>
          <table:table-cell office:value-type="float" office:value="401" calcext:value-type="float">
            <text:p>401</text:p>
          </table:table-cell>
          <table:table-cell table:formula="of:=AVERAGE([.D157:.D160])" office:value-type="float" office:value="467.75" calcext:value-type="float">
            <text:p>468</text:p>
          </table:table-cell>
        </table:table-row>
        <table:table-row table:style-name="ro1">
          <table:table-cell office:value-type="float" office:value="15700" calcext:value-type="float">
            <text:p>15700</text:p>
          </table:table-cell>
          <table:table-cell office:value-type="float" office:value="9335839" calcext:value-type="float">
            <text:p>9335839</text:p>
          </table:table-cell>
          <table:table-cell office:value-type="float" office:value="9336316" calcext:value-type="float">
            <text:p>9336316</text:p>
          </table:table-cell>
          <table:table-cell office:value-type="float" office:value="477" calcext:value-type="float">
            <text:p>477</text:p>
          </table:table-cell>
          <table:table-cell table:formula="of:=AVERAGE([.D158:.D161])" office:value-type="float" office:value="502.5" calcext:value-type="float">
            <text:p>503</text:p>
          </table:table-cell>
        </table:table-row>
        <table:table-row table:style-name="ro1">
          <table:table-cell office:value-type="float" office:value="15800" calcext:value-type="float">
            <text:p>15800</text:p>
          </table:table-cell>
          <table:table-cell office:value-type="float" office:value="9336820" calcext:value-type="float">
            <text:p>9336820</text:p>
          </table:table-cell>
          <table:table-cell office:value-type="float" office:value="9337228" calcext:value-type="float">
            <text:p>9337228</text:p>
          </table:table-cell>
          <table:table-cell office:value-type="float" office:value="408" calcext:value-type="float">
            <text:p>408</text:p>
          </table:table-cell>
          <table:table-cell table:formula="of:=AVERAGE([.D159:.D162])" office:value-type="float" office:value="504.25" calcext:value-type="float">
            <text:p>504</text:p>
          </table:table-cell>
        </table:table-row>
        <table:table-row table:style-name="ro1">
          <table:table-cell office:value-type="float" office:value="15900" calcext:value-type="float">
            <text:p>15900</text:p>
          </table:table-cell>
          <table:table-cell office:value-type="float" office:value="9337427" calcext:value-type="float">
            <text:p>9337427</text:p>
          </table:table-cell>
          <table:table-cell office:value-type="float" office:value="9338012" calcext:value-type="float">
            <text:p>9338012</text:p>
          </table:table-cell>
          <table:table-cell office:value-type="float" office:value="585" calcext:value-type="float">
            <text:p>585</text:p>
          </table:table-cell>
          <table:table-cell table:formula="of:=AVERAGE([.D160:.D163])" office:value-type="float" office:value="545.5" calcext:value-type="float">
            <text:p>546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9338277" calcext:value-type="float">
            <text:p>9338277</text:p>
          </table:table-cell>
          <table:table-cell office:value-type="float" office:value="9338817" calcext:value-type="float">
            <text:p>9338817</text:p>
          </table:table-cell>
          <table:table-cell office:value-type="float" office:value="540" calcext:value-type="float">
            <text:p>540</text:p>
          </table:table-cell>
          <table:table-cell table:formula="of:=AVERAGE([.D161:.D164])" office:value-type="float" office:value="514.5" calcext:value-type="float">
            <text:p>515</text:p>
          </table:table-cell>
        </table:table-row>
        <table:table-row table:style-name="ro1">
          <table:table-cell office:value-type="float" office:value="16100" calcext:value-type="float">
            <text:p>16100</text:p>
          </table:table-cell>
          <table:table-cell office:value-type="float" office:value="9338874" calcext:value-type="float">
            <text:p>9338874</text:p>
          </table:table-cell>
          <table:table-cell office:value-type="float" office:value="9339358" calcext:value-type="float">
            <text:p>9339358</text:p>
          </table:table-cell>
          <table:table-cell office:value-type="float" office:value="484" calcext:value-type="float">
            <text:p>484</text:p>
          </table:table-cell>
          <table:table-cell table:formula="of:=AVERAGE([.D162:.D165])"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16200" calcext:value-type="float">
            <text:p>16200</text:p>
          </table:table-cell>
          <table:table-cell office:value-type="float" office:value="9339780" calcext:value-type="float">
            <text:p>9339780</text:p>
          </table:table-cell>
          <table:table-cell office:value-type="float" office:value="9340353" calcext:value-type="float">
            <text:p>9340353</text:p>
          </table:table-cell>
          <table:table-cell office:value-type="float" office:value="573" calcext:value-type="float">
            <text:p>573</text:p>
          </table:table-cell>
          <table:table-cell table:formula="of:=AVERAGE([.D163:.D166])" office:value-type="float" office:value="538.5" calcext:value-type="float">
            <text:p>539</text:p>
          </table:table-cell>
        </table:table-row>
        <table:table-row table:style-name="ro1">
          <table:table-cell office:value-type="float" office:value="16300" calcext:value-type="float">
            <text:p>16300</text:p>
          </table:table-cell>
          <table:table-cell office:value-type="float" office:value="9340360" calcext:value-type="float">
            <text:p>9340360</text:p>
          </table:table-cell>
          <table:table-cell office:value-type="float" office:value="9340821" calcext:value-type="float">
            <text:p>9340821</text:p>
          </table:table-cell>
          <table:table-cell office:value-type="float" office:value="461" calcext:value-type="float">
            <text:p>461</text:p>
          </table:table-cell>
          <table:table-cell table:formula="of:=AVERAGE([.D164:.D167])"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6400" calcext:value-type="float">
            <text:p>16400</text:p>
          </table:table-cell>
          <table:table-cell office:value-type="float" office:value="9341191" calcext:value-type="float">
            <text:p>9341191</text:p>
          </table:table-cell>
          <table:table-cell office:value-type="float" office:value="9341749" calcext:value-type="float">
            <text:p>9341749</text:p>
          </table:table-cell>
          <table:table-cell office:value-type="float" office:value="558" calcext:value-type="float">
            <text:p>558</text:p>
          </table:table-cell>
          <table:table-cell table:formula="of:=AVERAGE([.D165:.D168])"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9342136" calcext:value-type="float">
            <text:p>9342136</text:p>
          </table:table-cell>
          <table:table-cell office:value-type="float" office:value="9342698" calcext:value-type="float">
            <text:p>9342698</text:p>
          </table:table-cell>
          <table:table-cell office:value-type="float" office:value="562" calcext:value-type="float">
            <text:p>562</text:p>
          </table:table-cell>
          <table:table-cell table:formula="of:=AVERAGE([.D166:.D169])" office:value-type="float" office:value="516.25" calcext:value-type="float">
            <text:p>516</text:p>
          </table:table-cell>
        </table:table-row>
        <table:table-row table:style-name="ro1">
          <table:table-cell office:value-type="float" office:value="16600" calcext:value-type="float">
            <text:p>16600</text:p>
          </table:table-cell>
          <table:table-cell office:value-type="float" office:value="9342783" calcext:value-type="float">
            <text:p>9342783</text:p>
          </table:table-cell>
          <table:table-cell office:value-type="float" office:value="9343321" calcext:value-type="float">
            <text:p>9343321</text:p>
          </table:table-cell>
          <table:table-cell office:value-type="float" office:value="539" calcext:value-type="float">
            <text:p>539</text:p>
          </table:table-cell>
          <table:table-cell table:formula="of:=AVERAGE([.D167:.D170])" office:value-type="float" office:value="513.5" calcext:value-type="float">
            <text:p>514</text:p>
          </table:table-cell>
        </table:table-row>
        <table:table-row table:style-name="ro1">
          <table:table-cell office:value-type="float" office:value="16700" calcext:value-type="float">
            <text:p>16700</text:p>
          </table:table-cell>
          <table:table-cell office:value-type="float" office:value="9343573" calcext:value-type="float">
            <text:p>9343573</text:p>
          </table:table-cell>
          <table:table-cell office:value-type="float" office:value="9343995" calcext:value-type="float">
            <text:p>9343995</text:p>
          </table:table-cell>
          <table:table-cell office:value-type="float" office:value="421" calcext:value-type="float">
            <text:p>421</text:p>
          </table:table-cell>
          <table:table-cell table:formula="of:=AVERAGE([.D168:.D171])"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16800" calcext:value-type="float">
            <text:p>16800</text:p>
          </table:table-cell>
          <table:table-cell office:value-type="float" office:value="9344224" calcext:value-type="float">
            <text:p>9344224</text:p>
          </table:table-cell>
          <table:table-cell office:value-type="float" office:value="9344767" calcext:value-type="float">
            <text:p>9344767</text:p>
          </table:table-cell>
          <table:table-cell office:value-type="float" office:value="543" calcext:value-type="float">
            <text:p>543</text:p>
          </table:table-cell>
          <table:table-cell table:formula="of:=AVERAGE([.D169:.D172])" office:value-type="float" office:value="679.75" calcext:value-type="float">
            <text:p>680</text:p>
          </table:table-cell>
        </table:table-row>
        <table:table-row table:style-name="ro1">
          <table:table-cell office:value-type="float" office:value="16900" calcext:value-type="float">
            <text:p>16900</text:p>
          </table:table-cell>
          <table:table-cell office:value-type="float" office:value="9345103" calcext:value-type="float">
            <text:p>9345103</text:p>
          </table:table-cell>
          <table:table-cell office:value-type="float" office:value="9345654" calcext:value-type="float">
            <text:p>9345654</text:p>
          </table:table-cell>
          <table:table-cell office:value-type="float" office:value="551" calcext:value-type="float">
            <text:p>551</text:p>
          </table:table-cell>
          <table:table-cell table:formula="of:=AVERAGE([.D170:.D173])" office:value-type="float" office:value="665.5" calcext:value-type="float">
            <text:p>666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9345806" calcext:value-type="float">
            <text:p>9345806</text:p>
          </table:table-cell>
          <table:table-cell office:value-type="float" office:value="9346359" calcext:value-type="float">
            <text:p>9346359</text:p>
          </table:table-cell>
          <table:table-cell office:value-type="float" office:value="553" calcext:value-type="float">
            <text:p>553</text:p>
          </table:table-cell>
          <table:table-cell table:formula="of:=AVERAGE([.D171:.D174])" office:value-type="float" office:value="647.25" calcext:value-type="float">
            <text:p>647</text:p>
          </table:table-cell>
        </table:table-row>
        <table:table-row table:style-name="ro1">
          <table:table-cell office:value-type="float" office:value="17100" calcext:value-type="float">
            <text:p>17100</text:p>
          </table:table-cell>
          <table:table-cell office:value-type="float" office:value="9346583" calcext:value-type="float">
            <text:p>9346583</text:p>
          </table:table-cell>
          <table:table-cell office:value-type="float" office:value="9347655" calcext:value-type="float">
            <text:p>9347655</text:p>
          </table:table-cell>
          <table:table-cell office:value-type="float" office:value="1072" calcext:value-type="float">
            <text:p>1072</text:p>
          </table:table-cell>
          <table:table-cell table:formula="of:=AVERAGE([.D172:.D175])" office:value-type="float" office:value="600.75" calcext:value-type="float">
            <text:p>601</text:p>
          </table:table-cell>
        </table:table-row>
        <table:table-row table:style-name="ro1">
          <table:table-cell office:value-type="float" office:value="17200" calcext:value-type="float">
            <text:p>17200</text:p>
          </table:table-cell>
          <table:table-cell office:value-type="float" office:value="9347974" calcext:value-type="float">
            <text:p>9347974</text:p>
          </table:table-cell>
          <table:table-cell office:value-type="float" office:value="9348460" calcext:value-type="float">
            <text:p>9348460</text:p>
          </table:table-cell>
          <table:table-cell office:value-type="float" office:value="486" calcext:value-type="float">
            <text:p>486</text:p>
          </table:table-cell>
          <table:table-cell table:formula="of:=AVERAGE([.D173:.D176])" office:value-type="float" office:value="434.5" calcext:value-type="float">
            <text:p>435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9348661" calcext:value-type="float">
            <text:p>9348661</text:p>
          </table:table-cell>
          <table:table-cell office:value-type="float" office:value="9349139" calcext:value-type="float">
            <text:p>9349139</text:p>
          </table:table-cell>
          <table:table-cell office:value-type="float" office:value="478" calcext:value-type="float">
            <text:p>478</text:p>
          </table:table-cell>
          <table:table-cell table:formula="of:=AVERAGE([.D174:.D177])" office:value-type="float" office:value="420.25" calcext:value-type="float">
            <text:p>420</text:p>
          </table:table-cell>
        </table:table-row>
        <table:table-row table:style-name="ro1">
          <table:table-cell office:value-type="float" office:value="17400" calcext:value-type="float">
            <text:p>17400</text:p>
          </table:table-cell>
          <table:table-cell office:value-type="float" office:value="9349426" calcext:value-type="float">
            <text:p>9349426</text:p>
          </table:table-cell>
          <table:table-cell office:value-type="float" office:value="9349794" calcext:value-type="float">
            <text:p>9349794</text:p>
          </table:table-cell>
          <table:table-cell office:value-type="float" office:value="367" calcext:value-type="float">
            <text:p>367</text:p>
          </table:table-cell>
          <table:table-cell table:formula="of:=AVERAGE([.D175:.D178])" office:value-type="float" office:value="421.5" calcext:value-type="float">
            <text:p>422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9350190" calcext:value-type="float">
            <text:p>9350190</text:p>
          </table:table-cell>
          <table:table-cell office:value-type="float" office:value="9350597" calcext:value-type="float">
            <text:p>9350597</text:p>
          </table:table-cell>
          <table:table-cell office:value-type="float" office:value="407" calcext:value-type="float">
            <text:p>407</text:p>
          </table:table-cell>
          <table:table-cell table:formula="of:=AVERAGE([.D176:.D179])" office:value-type="float" office:value="459.75" calcext:value-type="float">
            <text:p>460</text:p>
          </table:table-cell>
        </table:table-row>
        <table:table-row table:style-name="ro1">
          <table:table-cell office:value-type="float" office:value="17600" calcext:value-type="float">
            <text:p>17600</text:p>
          </table:table-cell>
          <table:table-cell office:value-type="float" office:value="9351053" calcext:value-type="float">
            <text:p>9351053</text:p>
          </table:table-cell>
          <table:table-cell office:value-type="float" office:value="9351482" calcext:value-type="float">
            <text:p>9351482</text:p>
          </table:table-cell>
          <table:table-cell office:value-type="float" office:value="429" calcext:value-type="float">
            <text:p>429</text:p>
          </table:table-cell>
          <table:table-cell table:formula="of:=AVERAGE([.D177:.D180])" office:value-type="float" office:value="504.25" calcext:value-type="float">
            <text:p>504</text:p>
          </table:table-cell>
        </table:table-row>
        <table:table-row table:style-name="ro1">
          <table:table-cell office:value-type="float" office:value="17700" calcext:value-type="float">
            <text:p>17700</text:p>
          </table:table-cell>
          <table:table-cell office:value-type="float" office:value="9351688" calcext:value-type="float">
            <text:p>9351688</text:p>
          </table:table-cell>
          <table:table-cell office:value-type="float" office:value="9352170" calcext:value-type="float">
            <text:p>9352170</text:p>
          </table:table-cell>
          <table:table-cell office:value-type="float" office:value="483" calcext:value-type="float">
            <text:p>483</text:p>
          </table:table-cell>
          <table:table-cell table:formula="of:=AVERAGE([.D178:.D181])" office:value-type="float" office:value="525.75" calcext:value-type="float">
            <text:p>526</text:p>
          </table:table-cell>
        </table:table-row>
        <table:table-row table:style-name="ro1">
          <table:table-cell office:value-type="float" office:value="17800" calcext:value-type="float">
            <text:p>17800</text:p>
          </table:table-cell>
          <table:table-cell office:value-type="float" office:value="9352470" calcext:value-type="float">
            <text:p>9352470</text:p>
          </table:table-cell>
          <table:table-cell office:value-type="float" office:value="9352990" calcext:value-type="float">
            <text:p>9352990</text:p>
          </table:table-cell>
          <table:table-cell office:value-type="float" office:value="520" calcext:value-type="float">
            <text:p>520</text:p>
          </table:table-cell>
          <table:table-cell table:formula="of:=AVERAGE([.D179:.D182])" office:value-type="float" office:value="531.25" calcext:value-type="float">
            <text:p>531</text:p>
          </table:table-cell>
        </table:table-row>
        <table:table-row table:style-name="ro1">
          <table:table-cell office:value-type="float" office:value="17900" calcext:value-type="float">
            <text:p>17900</text:p>
          </table:table-cell>
          <table:table-cell office:value-type="float" office:value="9353217" calcext:value-type="float">
            <text:p>9353217</text:p>
          </table:table-cell>
          <table:table-cell office:value-type="float" office:value="9353802" calcext:value-type="float">
            <text:p>9353802</text:p>
          </table:table-cell>
          <table:table-cell office:value-type="float" office:value="585" calcext:value-type="float">
            <text:p>585</text:p>
          </table:table-cell>
          <table:table-cell table:formula="of:=AVERAGE([.D180:.D183])"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9353906" calcext:value-type="float">
            <text:p>9353906</text:p>
          </table:table-cell>
          <table:table-cell office:value-type="float" office:value="9354421" calcext:value-type="float">
            <text:p>9354421</text:p>
          </table:table-cell>
          <table:table-cell office:value-type="float" office:value="515" calcext:value-type="float">
            <text:p>515</text:p>
          </table:table-cell>
          <table:table-cell table:formula="of:=AVERAGE([.D181:.D184])"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18100" calcext:value-type="float">
            <text:p>18100</text:p>
          </table:table-cell>
          <table:table-cell office:value-type="float" office:value="9354626" calcext:value-type="float">
            <text:p>9354626</text:p>
          </table:table-cell>
          <table:table-cell office:value-type="float" office:value="9355130" calcext:value-type="float">
            <text:p>9355130</text:p>
          </table:table-cell>
          <table:table-cell office:value-type="float" office:value="505" calcext:value-type="float">
            <text:p>505</text:p>
          </table:table-cell>
          <table:table-cell table:formula="of:=AVERAGE([.D182:.D185])" office:value-type="float" office:value="527.75" calcext:value-type="float">
            <text:p>528</text:p>
          </table:table-cell>
        </table:table-row>
        <table:table-row table:style-name="ro1">
          <table:table-cell office:value-type="float" office:value="18200" calcext:value-type="float">
            <text:p>18200</text:p>
          </table:table-cell>
          <table:table-cell office:value-type="float" office:value="9355350" calcext:value-type="float">
            <text:p>9355350</text:p>
          </table:table-cell>
          <table:table-cell office:value-type="float" office:value="9355945" calcext:value-type="float">
            <text:p>9355945</text:p>
          </table:table-cell>
          <table:table-cell office:value-type="float" office:value="595" calcext:value-type="float">
            <text:p>595</text:p>
          </table:table-cell>
          <table:table-cell table:formula="of:=AVERAGE([.D183:.D186])" office:value-type="float" office:value="515.25" calcext:value-type="float">
            <text:p>515</text:p>
          </table:table-cell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9356178" calcext:value-type="float">
            <text:p>9356178</text:p>
          </table:table-cell>
          <table:table-cell office:value-type="float" office:value="9356700" calcext:value-type="float">
            <text:p>9356700</text:p>
          </table:table-cell>
          <table:table-cell office:value-type="float" office:value="521" calcext:value-type="float">
            <text:p>521</text:p>
          </table:table-cell>
          <table:table-cell table:formula="of:=AVERAGE([.D184:.D187])"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8400" calcext:value-type="float">
            <text:p>18400</text:p>
          </table:table-cell>
          <table:table-cell office:value-type="float" office:value="9357053" calcext:value-type="float">
            <text:p>9357053</text:p>
          </table:table-cell>
          <table:table-cell office:value-type="float" office:value="9357543" calcext:value-type="float">
            <text:p>9357543</text:p>
          </table:table-cell>
          <table:table-cell office:value-type="float" office:value="490" calcext:value-type="float">
            <text:p>490</text:p>
          </table:table-cell>
          <table:table-cell table:formula="of:=AVERAGE([.D185:.D188])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9357717" calcext:value-type="float">
            <text:p>9357717</text:p>
          </table:table-cell>
          <table:table-cell office:value-type="float" office:value="9358172" calcext:value-type="float">
            <text:p>9358172</text:p>
          </table:table-cell>
          <table:table-cell office:value-type="float" office:value="455" calcext:value-type="float">
            <text:p>455</text:p>
          </table:table-cell>
          <table:table-cell table:formula="of:=AVERAGE([.D186:.D189])" office:value-type="float" office:value="463.25" calcext:value-type="float">
            <text:p>463</text:p>
          </table:table-cell>
        </table:table-row>
        <table:table-row table:style-name="ro1">
          <table:table-cell office:value-type="float" office:value="18600" calcext:value-type="float">
            <text:p>18600</text:p>
          </table:table-cell>
          <table:table-cell office:value-type="float" office:value="9358559" calcext:value-type="float">
            <text:p>9358559</text:p>
          </table:table-cell>
          <table:table-cell office:value-type="float" office:value="9359129" calcext:value-type="float">
            <text:p>9359129</text:p>
          </table:table-cell>
          <table:table-cell office:value-type="float" office:value="570" calcext:value-type="float">
            <text:p>570</text:p>
          </table:table-cell>
          <table:table-cell table:formula="of:=AVERAGE([.D187:.D190])" office:value-type="float" office:value="462.75" calcext:value-type="float">
            <text:p>463</text:p>
          </table:table-cell>
        </table:table-row>
        <table:table-row table:style-name="ro1">
          <table:table-cell office:value-type="float" office:value="18700" calcext:value-type="float">
            <text:p>18700</text:p>
          </table:table-cell>
          <table:table-cell office:value-type="float" office:value="9359436" calcext:value-type="float">
            <text:p>9359436</text:p>
          </table:table-cell>
          <table:table-cell office:value-type="float" office:value="9359873" calcext:value-type="float">
            <text:p>9359873</text:p>
          </table:table-cell>
          <table:table-cell office:value-type="float" office:value="437" calcext:value-type="float">
            <text:p>437</text:p>
          </table:table-cell>
          <table:table-cell table:formula="of:=AVERAGE([.D188:.D191])"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18800" calcext:value-type="float">
            <text:p>18800</text:p>
          </table:table-cell>
          <table:table-cell office:value-type="float" office:value="9360028" calcext:value-type="float">
            <text:p>9360028</text:p>
          </table:table-cell>
          <table:table-cell office:value-type="float" office:value="9360418" calcext:value-type="float">
            <text:p>9360418</text:p>
          </table:table-cell>
          <table:table-cell office:value-type="float" office:value="391" calcext:value-type="float">
            <text:p>391</text:p>
          </table:table-cell>
          <table:table-cell table:formula="of:=AVERAGE([.D189:.D192])" office:value-type="float" office:value="463.5" calcext:value-type="float">
            <text:p>464</text:p>
          </table:table-cell>
        </table:table-row>
        <table:table-row table:style-name="ro1">
          <table:table-cell office:value-type="float" office:value="18900" calcext:value-type="float">
            <text:p>18900</text:p>
          </table:table-cell>
          <table:table-cell office:value-type="float" office:value="9360959" calcext:value-type="float">
            <text:p>9360959</text:p>
          </table:table-cell>
          <table:table-cell office:value-type="float" office:value="9361412" calcext:value-type="float">
            <text:p>9361412</text:p>
          </table:table-cell>
          <table:table-cell office:value-type="float" office:value="453" calcext:value-type="float">
            <text:p>453</text:p>
          </table:table-cell>
          <table:table-cell table:formula="of:=AVERAGE([.D190:.D193])" office:value-type="float" office:value="482.75" calcext:value-type="float">
            <text:p>483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9361605" calcext:value-type="float">
            <text:p>9361605</text:p>
          </table:table-cell>
          <table:table-cell office:value-type="float" office:value="9362092" calcext:value-type="float">
            <text:p>9362092</text:p>
          </table:table-cell>
          <table:table-cell office:value-type="float" office:value="487" calcext:value-type="float">
            <text:p>487</text:p>
          </table:table-cell>
          <table:table-cell table:formula="of:=AVERAGE([.D191:.D194])" office:value-type="float" office:value="489.5" calcext:value-type="float">
            <text:p>490</text:p>
          </table:table-cell>
        </table:table-row>
        <table:table-row table:style-name="ro1">
          <table:table-cell office:value-type="float" office:value="19100" calcext:value-type="float">
            <text:p>19100</text:p>
          </table:table-cell>
          <table:table-cell office:value-type="float" office:value="9362301" calcext:value-type="float">
            <text:p>9362301</text:p>
          </table:table-cell>
          <table:table-cell office:value-type="float" office:value="9362824" calcext:value-type="float">
            <text:p>9362824</text:p>
          </table:table-cell>
          <table:table-cell office:value-type="float" office:value="523" calcext:value-type="float">
            <text:p>523</text:p>
          </table:table-cell>
          <table:table-cell table:formula="of:=AVERAGE([.D192:.D195])" office:value-type="float" office:value="479.75" calcext:value-type="float">
            <text:p>480</text:p>
          </table:table-cell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9363215" calcext:value-type="float">
            <text:p>9363215</text:p>
          </table:table-cell>
          <table:table-cell office:value-type="float" office:value="9363682" calcext:value-type="float">
            <text:p>9363682</text:p>
          </table:table-cell>
          <table:table-cell office:value-type="float" office:value="468" calcext:value-type="float">
            <text:p>468</text:p>
          </table:table-cell>
          <table:table-cell table:formula="of:=AVERAGE([.D193:.D196])" office:value-type="float" office:value="475.25" calcext:value-type="float">
            <text:p>475</text:p>
          </table:table-cell>
        </table:table-row>
        <table:table-row table:style-name="ro1">
          <table:table-cell office:value-type="float" office:value="19300" calcext:value-type="float">
            <text:p>19300</text:p>
          </table:table-cell>
          <table:table-cell office:value-type="float" office:value="9363916" calcext:value-type="float">
            <text:p>9363916</text:p>
          </table:table-cell>
          <table:table-cell office:value-type="float" office:value="9364396" calcext:value-type="float">
            <text:p>9364396</text:p>
          </table:table-cell>
          <table:table-cell office:value-type="float" office:value="480" calcext:value-type="float">
            <text:p>480</text:p>
          </table:table-cell>
          <table:table-cell table:formula="of:=AVERAGE([.D194:.D197])" office:value-type="float" office:value="482.75" calcext:value-type="float">
            <text:p>483</text:p>
          </table:table-cell>
        </table:table-row>
        <table:table-row table:style-name="ro1">
          <table:table-cell office:value-type="float" office:value="19400" calcext:value-type="float">
            <text:p>19400</text:p>
          </table:table-cell>
          <table:table-cell office:value-type="float" office:value="9364719" calcext:value-type="float">
            <text:p>9364719</text:p>
          </table:table-cell>
          <table:table-cell office:value-type="float" office:value="9365167" calcext:value-type="float">
            <text:p>9365167</text:p>
          </table:table-cell>
          <table:table-cell office:value-type="float" office:value="448" calcext:value-type="float">
            <text:p>448</text:p>
          </table:table-cell>
          <table:table-cell table:formula="of:=AVERAGE([.D195:.D198])" office:value-type="float" office:value="465.75" calcext:value-type="float">
            <text:p>466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9365464" calcext:value-type="float">
            <text:p>9365464</text:p>
          </table:table-cell>
          <table:table-cell office:value-type="float" office:value="9365970" calcext:value-type="float">
            <text:p>9365970</text:p>
          </table:table-cell>
          <table:table-cell office:value-type="float" office:value="505" calcext:value-type="float">
            <text:p>505</text:p>
          </table:table-cell>
          <table:table-cell table:formula="of:=AVERAGE([.D196:.D199])"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19600" calcext:value-type="float">
            <text:p>19600</text:p>
          </table:table-cell>
          <table:table-cell office:value-type="float" office:value="9366236" calcext:value-type="float">
            <text:p>9366236</text:p>
          </table:table-cell>
          <table:table-cell office:value-type="float" office:value="9366733" calcext:value-type="float">
            <text:p>9366733</text:p>
          </table:table-cell>
          <table:table-cell office:value-type="float" office:value="498" calcext:value-type="float">
            <text:p>498</text:p>
          </table:table-cell>
          <table:table-cell table:formula="of:=AVERAGE([.D197:.D200])" office:value-type="float" office:value="492.5" calcext:value-type="float">
            <text:p>493</text:p>
          </table:table-cell>
        </table:table-row>
        <table:table-row table:style-name="ro1">
          <table:table-cell office:value-type="float" office:value="19700" calcext:value-type="float">
            <text:p>19700</text:p>
          </table:table-cell>
          <table:table-cell office:value-type="float" office:value="9366959" calcext:value-type="float">
            <text:p>9366959</text:p>
          </table:table-cell>
          <table:table-cell office:value-type="float" office:value="9367371" calcext:value-type="float">
            <text:p>9367371</text:p>
          </table:table-cell>
          <table:table-cell office:value-type="float" office:value="412" calcext:value-type="float">
            <text:p>412</text:p>
          </table:table-cell>
          <table:table-cell table:formula="of:=AVERAGE([.D198:.D201])" office:value-type="float" office:value="510.25" calcext:value-type="float">
            <text:p>510</text:p>
          </table:table-cell>
        </table:table-row>
        <table:table-row table:style-name="ro1">
          <table:table-cell office:value-type="float" office:value="19800" calcext:value-type="float">
            <text:p>19800</text:p>
          </table:table-cell>
          <table:table-cell office:value-type="float" office:value="9367903" calcext:value-type="float">
            <text:p>9367903</text:p>
          </table:table-cell>
          <table:table-cell office:value-type="float" office:value="9368416" calcext:value-type="float">
            <text:p>9368416</text:p>
          </table:table-cell>
          <table:table-cell office:value-type="float" office:value="513" calcext:value-type="float">
            <text:p>513</text:p>
          </table:table-cell>
          <table:table-cell table:formula="of:=AVERAGE([.D199:.D202])"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9900" calcext:value-type="float">
            <text:p>19900</text:p>
          </table:table-cell>
          <table:table-cell office:value-type="float" office:value="9368679" calcext:value-type="float">
            <text:p>9368679</text:p>
          </table:table-cell>
          <table:table-cell office:value-type="float" office:value="9369226" calcext:value-type="float">
            <text:p>9369226</text:p>
          </table:table-cell>
          <table:table-cell office:value-type="float" office:value="547" calcext:value-type="float">
            <text:p>547</text:p>
          </table:table-cell>
          <table:table-cell table:formula="of:=AVERAGE([.D200:.D203])"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9369912" calcext:value-type="float">
            <text:p>9369912</text:p>
          </table:table-cell>
          <table:table-cell office:value-type="float" office:value="9370481" calcext:value-type="float">
            <text:p>9370481</text:p>
          </table:table-cell>
          <table:table-cell office:value-type="float" office:value="569" calcext:value-type="float">
            <text:p>569</text:p>
          </table:table-cell>
          <table:table-cell table:formula="of:=AVERAGE([.D201:.D204])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0100" calcext:value-type="float">
            <text:p>20100</text:p>
          </table:table-cell>
          <table:table-cell office:value-type="float" office:value="9370683" calcext:value-type="float">
            <text:p>9370683</text:p>
          </table:table-cell>
          <table:table-cell office:value-type="float" office:value="9371162" calcext:value-type="float">
            <text:p>9371162</text:p>
          </table:table-cell>
          <table:table-cell office:value-type="float" office:value="479" calcext:value-type="float">
            <text:p>479</text:p>
          </table:table-cell>
          <table:table-cell table:formula="of:=AVERAGE([.D202:.D205])"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20200" calcext:value-type="float">
            <text:p>20200</text:p>
          </table:table-cell>
          <table:table-cell office:value-type="float" office:value="9371546" calcext:value-type="float">
            <text:p>9371546</text:p>
          </table:table-cell>
          <table:table-cell office:value-type="float" office:value="9371995" calcext:value-type="float">
            <text:p>9371995</text:p>
          </table:table-cell>
          <table:table-cell office:value-type="float" office:value="449" calcext:value-type="float">
            <text:p>449</text:p>
          </table:table-cell>
          <table:table-cell table:formula="of:=AVERAGE([.D203:.D206])" office:value-type="float" office:value="455.25" calcext:value-type="float">
            <text:p>455</text:p>
          </table:table-cell>
        </table:table-row>
        <table:table-row table:style-name="ro1">
          <table:table-cell office:value-type="float" office:value="20300" calcext:value-type="float">
            <text:p>20300</text:p>
          </table:table-cell>
          <table:table-cell office:value-type="float" office:value="9372263" calcext:value-type="float">
            <text:p>9372263</text:p>
          </table:table-cell>
          <table:table-cell office:value-type="float" office:value="9372766" calcext:value-type="float">
            <text:p>9372766</text:p>
          </table:table-cell>
          <table:table-cell office:value-type="float" office:value="503" calcext:value-type="float">
            <text:p>503</text:p>
          </table:table-cell>
          <table:table-cell table:formula="of:=AVERAGE([.D204:.D207])" office:value-type="float" office:value="471.5" calcext:value-type="float">
            <text:p>472</text:p>
          </table:table-cell>
        </table:table-row>
        <table:table-row table:style-name="ro1">
          <table:table-cell office:value-type="float" office:value="20400" calcext:value-type="float">
            <text:p>20400</text:p>
          </table:table-cell>
          <table:table-cell office:value-type="float" office:value="9372934" calcext:value-type="float">
            <text:p>9372934</text:p>
          </table:table-cell>
          <table:table-cell office:value-type="float" office:value="9373339" calcext:value-type="float">
            <text:p>9373339</text:p>
          </table:table-cell>
          <table:table-cell office:value-type="float" office:value="405" calcext:value-type="float">
            <text:p>405</text:p>
          </table:table-cell>
          <table:table-cell table:formula="of:=AVERAGE([.D205:.D208])"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9373694" calcext:value-type="float">
            <text:p>9373694</text:p>
          </table:table-cell>
          <table:table-cell office:value-type="float" office:value="9374157" calcext:value-type="float">
            <text:p>9374157</text:p>
          </table:table-cell>
          <table:table-cell office:value-type="float" office:value="464" calcext:value-type="float">
            <text:p>464</text:p>
          </table:table-cell>
          <table:table-cell table:formula="of:=AVERAGE([.D206:.D209])" office:value-type="float" office:value="483.5" calcext:value-type="float">
            <text:p>484</text:p>
          </table:table-cell>
        </table:table-row>
        <table:table-row table:style-name="ro1">
          <table:table-cell office:value-type="float" office:value="20600" calcext:value-type="float">
            <text:p>20600</text:p>
          </table:table-cell>
          <table:table-cell office:value-type="float" office:value="9374329" calcext:value-type="float">
            <text:p>9374329</text:p>
          </table:table-cell>
          <table:table-cell office:value-type="float" office:value="9374843" calcext:value-type="float">
            <text:p>9374843</text:p>
          </table:table-cell>
          <table:table-cell office:value-type="float" office:value="514" calcext:value-type="float">
            <text:p>514</text:p>
          </table:table-cell>
          <table:table-cell table:formula="of:=AVERAGE([.D207:.D210])" office:value-type="float" office:value="480.5" calcext:value-type="float">
            <text:p>481</text:p>
          </table:table-cell>
        </table:table-row>
        <table:table-row table:style-name="ro1">
          <table:table-cell office:value-type="float" office:value="20700" calcext:value-type="float">
            <text:p>20700</text:p>
          </table:table-cell>
          <table:table-cell office:value-type="float" office:value="9375129" calcext:value-type="float">
            <text:p>9375129</text:p>
          </table:table-cell>
          <table:table-cell office:value-type="float" office:value="9375579" calcext:value-type="float">
            <text:p>9375579</text:p>
          </table:table-cell>
          <table:table-cell office:value-type="float" office:value="449" calcext:value-type="float">
            <text:p>449</text:p>
          </table:table-cell>
          <table:table-cell table:formula="of:=AVERAGE([.D208:.D211])" office:value-type="float" office:value="490.25" calcext:value-type="float">
            <text:p>490</text:p>
          </table:table-cell>
        </table:table-row>
        <table:table-row table:style-name="ro1">
          <table:table-cell office:value-type="float" office:value="20800" calcext:value-type="float">
            <text:p>20800</text:p>
          </table:table-cell>
          <table:table-cell office:value-type="float" office:value="9375805" calcext:value-type="float">
            <text:p>9375805</text:p>
          </table:table-cell>
          <table:table-cell office:value-type="float" office:value="9376312" calcext:value-type="float">
            <text:p>9376312</text:p>
          </table:table-cell>
          <table:table-cell office:value-type="float" office:value="507" calcext:value-type="float">
            <text:p>507</text:p>
          </table:table-cell>
          <table:table-cell table:formula="of:=AVERAGE([.D209:.D212])" office:value-type="float" office:value="499.5" calcext:value-type="float">
            <text:p>500</text:p>
          </table:table-cell>
        </table:table-row>
        <table:table-row table:style-name="ro1">
          <table:table-cell office:value-type="float" office:value="20900" calcext:value-type="float">
            <text:p>20900</text:p>
          </table:table-cell>
          <table:table-cell office:value-type="float" office:value="9376603" calcext:value-type="float">
            <text:p>9376603</text:p>
          </table:table-cell>
          <table:table-cell office:value-type="float" office:value="9377056" calcext:value-type="float">
            <text:p>9377056</text:p>
          </table:table-cell>
          <table:table-cell office:value-type="float" office:value="452" calcext:value-type="float">
            <text:p>452</text:p>
          </table:table-cell>
          <table:table-cell table:formula="of:=AVERAGE([.D210:.D213])"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9377380" calcext:value-type="float">
            <text:p>9377380</text:p>
          </table:table-cell>
          <table:table-cell office:value-type="float" office:value="9377933" calcext:value-type="float">
            <text:p>9377933</text:p>
          </table:table-cell>
          <table:table-cell office:value-type="float" office:value="553" calcext:value-type="float">
            <text:p>553</text:p>
          </table:table-cell>
          <table:table-cell table:formula="of:=AVERAGE([.D211:.D214])" office:value-type="float" office:value="541.25" calcext:value-type="float">
            <text:p>541</text:p>
          </table:table-cell>
        </table:table-row>
        <table:table-row table:style-name="ro1">
          <table:table-cell office:value-type="float" office:value="21100" calcext:value-type="float">
            <text:p>21100</text:p>
          </table:table-cell>
          <table:table-cell office:value-type="float" office:value="9378271" calcext:value-type="float">
            <text:p>9378271</text:p>
          </table:table-cell>
          <table:table-cell office:value-type="float" office:value="9378757" calcext:value-type="float">
            <text:p>9378757</text:p>
          </table:table-cell>
          <table:table-cell office:value-type="float" office:value="486" calcext:value-type="float">
            <text:p>486</text:p>
          </table:table-cell>
          <table:table-cell table:formula="of:=AVERAGE([.D212:.D215])" office:value-type="float" office:value="510.75" calcext:value-type="float">
            <text:p>511</text:p>
          </table:table-cell>
        </table:table-row>
        <table:table-row table:style-name="ro1">
          <table:table-cell office:value-type="float" office:value="21200" calcext:value-type="float">
            <text:p>21200</text:p>
          </table:table-cell>
          <table:table-cell office:value-type="float" office:value="9378947" calcext:value-type="float">
            <text:p>9378947</text:p>
          </table:table-cell>
          <table:table-cell office:value-type="float" office:value="9379448" calcext:value-type="float">
            <text:p>9379448</text:p>
          </table:table-cell>
          <table:table-cell office:value-type="float" office:value="501" calcext:value-type="float">
            <text:p>501</text:p>
          </table:table-cell>
          <table:table-cell table:formula="of:=AVERAGE([.D213:.D216])"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21300" calcext:value-type="float">
            <text:p>21300</text:p>
          </table:table-cell>
          <table:table-cell office:value-type="float" office:value="9379732" calcext:value-type="float">
            <text:p>9379732</text:p>
          </table:table-cell>
          <table:table-cell office:value-type="float" office:value="9380358" calcext:value-type="float">
            <text:p>9380358</text:p>
          </table:table-cell>
          <table:table-cell office:value-type="float" office:value="625" calcext:value-type="float">
            <text:p>625</text:p>
          </table:table-cell>
          <table:table-cell table:formula="of:=AVERAGE([.D214:.D217])" office:value-type="float" office:value="550.25" calcext:value-type="float">
            <text:p>550</text:p>
          </table:table-cell>
        </table:table-row>
        <table:table-row table:style-name="ro1">
          <table:table-cell office:value-type="float" office:value="21400" calcext:value-type="float">
            <text:p>21400</text:p>
          </table:table-cell>
          <table:table-cell office:value-type="float" office:value="9380485" calcext:value-type="float">
            <text:p>9380485</text:p>
          </table:table-cell>
          <table:table-cell office:value-type="float" office:value="9380916" calcext:value-type="float">
            <text:p>9380916</text:p>
          </table:table-cell>
          <table:table-cell office:value-type="float" office:value="431" calcext:value-type="float">
            <text:p>431</text:p>
          </table:table-cell>
          <table:table-cell table:formula="of:=AVERAGE([.D215:.D218])" office:value-type="float" office:value="497.5" calcext:value-type="float">
            <text:p>498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9381357" calcext:value-type="float">
            <text:p>9381357</text:p>
          </table:table-cell>
          <table:table-cell office:value-type="float" office:value="9382072" calcext:value-type="float">
            <text:p>9382072</text:p>
          </table:table-cell>
          <table:table-cell office:value-type="float" office:value="715" calcext:value-type="float">
            <text:p>715</text:p>
          </table:table-cell>
          <table:table-cell table:formula="of:=AVERAGE([.D216:.D219])" office:value-type="float" office:value="503.25" calcext:value-type="float">
            <text:p>503</text:p>
          </table:table-cell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9382171" calcext:value-type="float">
            <text:p>9382171</text:p>
          </table:table-cell>
          <table:table-cell office:value-type="float" office:value="9382601" calcext:value-type="float">
            <text:p>9382601</text:p>
          </table:table-cell>
          <table:table-cell office:value-type="float" office:value="430" calcext:value-type="float">
            <text:p>430</text:p>
          </table:table-cell>
          <table:table-cell table:formula="of:=AVERAGE([.D217:.D220])" office:value-type="float" office:value="435.5" calcext:value-type="float">
            <text:p>436</text:p>
          </table:table-cell>
        </table:table-row>
        <table:table-row table:style-name="ro1">
          <table:table-cell office:value-type="float" office:value="21700" calcext:value-type="float">
            <text:p>21700</text:p>
          </table:table-cell>
          <table:table-cell office:value-type="float" office:value="9382951" calcext:value-type="float">
            <text:p>9382951</text:p>
          </table:table-cell>
          <table:table-cell office:value-type="float" office:value="9383366" calcext:value-type="float">
            <text:p>9383366</text:p>
          </table:table-cell>
          <table:table-cell office:value-type="float" office:value="414" calcext:value-type="float">
            <text:p>414</text:p>
          </table:table-cell>
          <table:table-cell table:formula="of:=AVERAGE([.D218:.D221])" office:value-type="float" office:value="454.25" calcext:value-type="float">
            <text:p>454</text:p>
          </table:table-cell>
        </table:table-row>
        <table:table-row table:style-name="ro1">
          <table:table-cell office:value-type="float" office:value="21800" calcext:value-type="float">
            <text:p>21800</text:p>
          </table:table-cell>
          <table:table-cell office:value-type="float" office:value="9383846" calcext:value-type="float">
            <text:p>9383846</text:p>
          </table:table-cell>
          <table:table-cell office:value-type="float" office:value="9384300" calcext:value-type="float">
            <text:p>9384300</text:p>
          </table:table-cell>
          <table:table-cell office:value-type="float" office:value="454" calcext:value-type="float">
            <text:p>454</text:p>
          </table:table-cell>
          <table:table-cell table:formula="of:=AVERAGE([.D219:.D222])" office:value-type="float" office:value="495.25" calcext:value-type="float">
            <text:p>495</text:p>
          </table:table-cell>
        </table:table-row>
        <table:table-row table:style-name="ro1">
          <table:table-cell office:value-type="float" office:value="21900" calcext:value-type="float">
            <text:p>21900</text:p>
          </table:table-cell>
          <table:table-cell office:value-type="float" office:value="9384440" calcext:value-type="float">
            <text:p>9384440</text:p>
          </table:table-cell>
          <table:table-cell office:value-type="float" office:value="9384884" calcext:value-type="float">
            <text:p>9384884</text:p>
          </table:table-cell>
          <table:table-cell office:value-type="float" office:value="444" calcext:value-type="float">
            <text:p>444</text:p>
          </table:table-cell>
          <table:table-cell table:formula="of:=AVERAGE([.D220:.D223])" office:value-type="float" office:value="510.5" calcext:value-type="float">
            <text:p>511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9385376" calcext:value-type="float">
            <text:p>9385376</text:p>
          </table:table-cell>
          <table:table-cell office:value-type="float" office:value="9385881" calcext:value-type="float">
            <text:p>9385881</text:p>
          </table:table-cell>
          <table:table-cell office:value-type="float" office:value="505" calcext:value-type="float">
            <text:p>505</text:p>
          </table:table-cell>
          <table:table-cell table:formula="of:=AVERAGE([.D221:.D224])"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22100" calcext:value-type="float">
            <text:p>22100</text:p>
          </table:table-cell>
          <table:table-cell office:value-type="float" office:value="9386011" calcext:value-type="float">
            <text:p>9386011</text:p>
          </table:table-cell>
          <table:table-cell office:value-type="float" office:value="9386589" calcext:value-type="float">
            <text:p>9386589</text:p>
          </table:table-cell>
          <table:table-cell office:value-type="float" office:value="578" calcext:value-type="float">
            <text:p>578</text:p>
          </table:table-cell>
          <table:table-cell table:formula="of:=AVERAGE([.D222:.D225])" office:value-type="float" office:value="547.25" calcext:value-type="float">
            <text:p>547</text:p>
          </table:table-cell>
        </table:table-row>
        <table:table-row table:style-name="ro1">
          <table:table-cell office:value-type="float" office:value="22200" calcext:value-type="float">
            <text:p>22200</text:p>
          </table:table-cell>
          <table:table-cell office:value-type="float" office:value="9386730" calcext:value-type="float">
            <text:p>9386730</text:p>
          </table:table-cell>
          <table:table-cell office:value-type="float" office:value="9387244" calcext:value-type="float">
            <text:p>9387244</text:p>
          </table:table-cell>
          <table:table-cell office:value-type="float" office:value="515" calcext:value-type="float">
            <text:p>515</text:p>
          </table:table-cell>
          <table:table-cell table:formula="of:=AVERAGE([.D223:.D226])" office:value-type="float" office:value="551.25" calcext:value-type="float">
            <text:p>551</text:p>
          </table:table-cell>
        </table:table-row>
        <table:table-row table:style-name="ro1">
          <table:table-cell office:value-type="float" office:value="22300" calcext:value-type="float">
            <text:p>22300</text:p>
          </table:table-cell>
          <table:table-cell office:value-type="float" office:value="9387577" calcext:value-type="float">
            <text:p>9387577</text:p>
          </table:table-cell>
          <table:table-cell office:value-type="float" office:value="9388155" calcext:value-type="float">
            <text:p>9388155</text:p>
          </table:table-cell>
          <table:table-cell office:value-type="float" office:value="578" calcext:value-type="float">
            <text:p>578</text:p>
          </table:table-cell>
          <table:table-cell table:formula="of:=AVERAGE([.D224:.D227])" office:value-type="float" office:value="537.5" calcext:value-type="float">
            <text:p>538</text:p>
          </table:table-cell>
        </table:table-row>
        <table:table-row table:style-name="ro1">
          <table:table-cell office:value-type="float" office:value="22400" calcext:value-type="float">
            <text:p>22400</text:p>
          </table:table-cell>
          <table:table-cell office:value-type="float" office:value="9388378" calcext:value-type="float">
            <text:p>9388378</text:p>
          </table:table-cell>
          <table:table-cell office:value-type="float" office:value="9388895" calcext:value-type="float">
            <text:p>9388895</text:p>
          </table:table-cell>
          <table:table-cell office:value-type="float" office:value="518" calcext:value-type="float">
            <text:p>518</text:p>
          </table:table-cell>
          <table:table-cell table:formula="of:=AVERAGE([.D225:.D228])" office:value-type="float" office:value="508.5" calcext:value-type="float">
            <text:p>509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9389054" calcext:value-type="float">
            <text:p>9389054</text:p>
          </table:table-cell>
          <table:table-cell office:value-type="float" office:value="9389648" calcext:value-type="float">
            <text:p>9389648</text:p>
          </table:table-cell>
          <table:table-cell office:value-type="float" office:value="594" calcext:value-type="float">
            <text:p>594</text:p>
          </table:table-cell>
          <table:table-cell table:formula="of:=AVERAGE([.D226:.D229])" office:value-type="float" office:value="625.75" calcext:value-type="float">
            <text:p>626</text:p>
          </table:table-cell>
        </table:table-row>
        <table:table-row table:style-name="ro1">
          <table:table-cell office:value-type="float" office:value="22600" calcext:value-type="float">
            <text:p>22600</text:p>
          </table:table-cell>
          <table:table-cell office:value-type="float" office:value="9390113" calcext:value-type="float">
            <text:p>9390113</text:p>
          </table:table-cell>
          <table:table-cell office:value-type="float" office:value="9390573" calcext:value-type="float">
            <text:p>9390573</text:p>
          </table:table-cell>
          <table:table-cell office:value-type="float" office:value="460" calcext:value-type="float">
            <text:p>460</text:p>
          </table:table-cell>
          <table:table-cell table:formula="of:=AVERAGE([.D227:.D230])" office:value-type="float" office:value="619.75" calcext:value-type="float">
            <text:p>620</text:p>
          </table:table-cell>
        </table:table-row>
        <table:table-row table:style-name="ro1">
          <table:table-cell office:value-type="float" office:value="22700" calcext:value-type="float">
            <text:p>22700</text:p>
          </table:table-cell>
          <table:table-cell office:value-type="float" office:value="9390938" calcext:value-type="float">
            <text:p>9390938</text:p>
          </table:table-cell>
          <table:table-cell office:value-type="float" office:value="9391400" calcext:value-type="float">
            <text:p>9391400</text:p>
          </table:table-cell>
          <table:table-cell office:value-type="float" office:value="462" calcext:value-type="float">
            <text:p>462</text:p>
          </table:table-cell>
          <table:table-cell table:formula="of:=AVERAGE([.D228:.D231])" office:value-type="float" office:value="617.75" calcext:value-type="float">
            <text:p>618</text:p>
          </table:table-cell>
        </table:table-row>
        <table:table-row table:style-name="ro1">
          <table:table-cell office:value-type="float" office:value="22800" calcext:value-type="float">
            <text:p>22800</text:p>
          </table:table-cell>
          <table:table-cell office:value-type="float" office:value="9391759" calcext:value-type="float">
            <text:p>9391759</text:p>
          </table:table-cell>
          <table:table-cell office:value-type="float" office:value="9392746" calcext:value-type="float">
            <text:p>9392746</text:p>
          </table:table-cell>
          <table:table-cell office:value-type="float" office:value="987" calcext:value-type="float">
            <text:p>987</text:p>
          </table:table-cell>
          <table:table-cell table:formula="of:=AVERAGE([.D229:.D232])" office:value-type="float" office:value="627.25" calcext:value-type="float">
            <text:p>627</text:p>
          </table:table-cell>
        </table:table-row>
        <table:table-row table:style-name="ro1">
          <table:table-cell office:value-type="float" office:value="22900" calcext:value-type="float">
            <text:p>22900</text:p>
          </table:table-cell>
          <table:table-cell office:value-type="float" office:value="9392974" calcext:value-type="float">
            <text:p>9392974</text:p>
          </table:table-cell>
          <table:table-cell office:value-type="float" office:value="9393544" calcext:value-type="float">
            <text:p>9393544</text:p>
          </table:table-cell>
          <table:table-cell office:value-type="float" office:value="570" calcext:value-type="float">
            <text:p>570</text:p>
          </table:table-cell>
          <table:table-cell table:formula="of:=AVERAGE([.D230:.D233])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9393645" calcext:value-type="float">
            <text:p>9393645</text:p>
          </table:table-cell>
          <table:table-cell office:value-type="float" office:value="9394098" calcext:value-type="float">
            <text:p>9394098</text:p>
          </table:table-cell>
          <table:table-cell office:value-type="float" office:value="452" calcext:value-type="float">
            <text:p>452</text:p>
          </table:table-cell>
          <table:table-cell table:formula="of:=AVERAGE([.D231:.D234])" office:value-type="float" office:value="457.75" calcext:value-type="float">
            <text:p>458</text:p>
          </table:table-cell>
        </table:table-row>
        <table:table-row table:style-name="ro1">
          <table:table-cell office:value-type="float" office:value="23100" calcext:value-type="float">
            <text:p>23100</text:p>
          </table:table-cell>
          <table:table-cell office:value-type="float" office:value="9394471" calcext:value-type="float">
            <text:p>9394471</text:p>
          </table:table-cell>
          <table:table-cell office:value-type="float" office:value="9394970" calcext:value-type="float">
            <text:p>9394970</text:p>
          </table:table-cell>
          <table:table-cell office:value-type="float" office:value="500" calcext:value-type="float">
            <text:p>500</text:p>
          </table:table-cell>
          <table:table-cell table:formula="of:=AVERAGE([.D232:.D235])" office:value-type="float" office:value="443.5" calcext:value-type="float">
            <text:p>444</text:p>
          </table:table-cell>
        </table:table-row>
        <table:table-row table:style-name="ro1">
          <table:table-cell office:value-type="float" office:value="23200" calcext:value-type="float">
            <text:p>23200</text:p>
          </table:table-cell>
          <table:table-cell office:value-type="float" office:value="9395190" calcext:value-type="float">
            <text:p>9395190</text:p>
          </table:table-cell>
          <table:table-cell office:value-type="float" office:value="9395635" calcext:value-type="float">
            <text:p>9395635</text:p>
          </table:table-cell>
          <table:table-cell office:value-type="float" office:value="446" calcext:value-type="float">
            <text:p>446</text:p>
          </table:table-cell>
          <table:table-cell table:formula="of:=AVERAGE([.D233:.D236])" office:value-type="float" office:value="454.5" calcext:value-type="float">
            <text:p>455</text:p>
          </table:table-cell>
        </table:table-row>
        <table:table-row table:style-name="ro1">
          <table:table-cell office:value-type="float" office:value="23300" calcext:value-type="float">
            <text:p>23300</text:p>
          </table:table-cell>
          <table:table-cell office:value-type="float" office:value="9395932" calcext:value-type="float">
            <text:p>9395932</text:p>
          </table:table-cell>
          <table:table-cell office:value-type="float" office:value="9396365" calcext:value-type="float">
            <text:p>9396365</text:p>
          </table:table-cell>
          <table:table-cell office:value-type="float" office:value="433" calcext:value-type="float">
            <text:p>433</text:p>
          </table:table-cell>
          <table:table-cell table:formula="of:=AVERAGE([.D234:.D237])" office:value-type="float" office:value="457.25" calcext:value-type="float">
            <text:p>457</text:p>
          </table:table-cell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9396574" calcext:value-type="float">
            <text:p>9396574</text:p>
          </table:table-cell>
          <table:table-cell office:value-type="float" office:value="9396969" calcext:value-type="float">
            <text:p>9396969</text:p>
          </table:table-cell>
          <table:table-cell office:value-type="float" office:value="395" calcext:value-type="float">
            <text:p>395</text:p>
          </table:table-cell>
          <table:table-cell table:formula="of:=AVERAGE([.D235:.D238])" office:value-type="float" office:value="477.5" calcext:value-type="float">
            <text:p>478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9397394" calcext:value-type="float">
            <text:p>9397394</text:p>
          </table:table-cell>
          <table:table-cell office:value-type="float" office:value="9397939" calcext:value-type="float">
            <text:p>9397939</text:p>
          </table:table-cell>
          <table:table-cell office:value-type="float" office:value="544" calcext:value-type="float">
            <text:p>544</text:p>
          </table:table-cell>
          <table:table-cell table:formula="of:=AVERAGE([.D236:.D239])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3600" calcext:value-type="float">
            <text:p>23600</text:p>
          </table:table-cell>
          <table:table-cell office:value-type="float" office:value="9398233" calcext:value-type="float">
            <text:p>9398233</text:p>
          </table:table-cell>
          <table:table-cell office:value-type="float" office:value="9398690" calcext:value-type="float">
            <text:p>9398690</text:p>
          </table:table-cell>
          <table:table-cell office:value-type="float" office:value="457" calcext:value-type="float">
            <text:p>457</text:p>
          </table:table-cell>
          <table:table-cell table:formula="of:=AVERAGE([.D237:.D240])" office:value-type="float" office:value="472.75" calcext:value-type="float">
            <text:p>473</text:p>
          </table:table-cell>
        </table:table-row>
        <table:table-row table:style-name="ro1">
          <table:table-cell office:value-type="float" office:value="23700" calcext:value-type="float">
            <text:p>23700</text:p>
          </table:table-cell>
          <table:table-cell office:value-type="float" office:value="9398965" calcext:value-type="float">
            <text:p>9398965</text:p>
          </table:table-cell>
          <table:table-cell office:value-type="float" office:value="9399480" calcext:value-type="float">
            <text:p>9399480</text:p>
          </table:table-cell>
          <table:table-cell office:value-type="float" office:value="514" calcext:value-type="float">
            <text:p>514</text:p>
          </table:table-cell>
          <table:table-cell table:formula="of:=AVERAGE([.D238:.D241])" office:value-type="float" office:value="482.75" calcext:value-type="float">
            <text:p>483</text:p>
          </table:table-cell>
        </table:table-row>
        <table:table-row table:style-name="ro1">
          <table:table-cell office:value-type="float" office:value="23800" calcext:value-type="float">
            <text:p>23800</text:p>
          </table:table-cell>
          <table:table-cell office:value-type="float" office:value="9399756" calcext:value-type="float">
            <text:p>9399756</text:p>
          </table:table-cell>
          <table:table-cell office:value-type="float" office:value="9400240" calcext:value-type="float">
            <text:p>9400240</text:p>
          </table:table-cell>
          <table:table-cell office:value-type="float" office:value="485" calcext:value-type="float">
            <text:p>485</text:p>
          </table:table-cell>
          <table:table-cell table:formula="of:=AVERAGE([.D239:.D242])"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3900" calcext:value-type="float">
            <text:p>23900</text:p>
          </table:table-cell>
          <table:table-cell office:value-type="float" office:value="9400453" calcext:value-type="float">
            <text:p>9400453</text:p>
          </table:table-cell>
          <table:table-cell office:value-type="float" office:value="9400888" calcext:value-type="float">
            <text:p>9400888</text:p>
          </table:table-cell>
          <table:table-cell office:value-type="float" office:value="435" calcext:value-type="float">
            <text:p>435</text:p>
          </table:table-cell>
          <table:table-cell table:formula="of:=AVERAGE([.D240:.D243])" office:value-type="float" office:value="464.5" calcext:value-type="float">
            <text:p>465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9401285" calcext:value-type="float">
            <text:p>9401285</text:p>
          </table:table-cell>
          <table:table-cell office:value-type="float" office:value="9401781" calcext:value-type="float">
            <text:p>9401781</text:p>
          </table:table-cell>
          <table:table-cell office:value-type="float" office:value="497" calcext:value-type="float">
            <text:p>497</text:p>
          </table:table-cell>
          <table:table-cell table:formula="of:=AVERAGE([.D241:.D244])" office:value-type="float" office:value="495.25" calcext:value-type="float">
            <text:p>495</text:p>
          </table:table-cell>
        </table:table-row>
        <table:table-row table:style-name="ro1">
          <table:table-cell office:value-type="float" office:value="24100" calcext:value-type="float">
            <text:p>24100</text:p>
          </table:table-cell>
          <table:table-cell office:value-type="float" office:value="9402111" calcext:value-type="float">
            <text:p>9402111</text:p>
          </table:table-cell>
          <table:table-cell office:value-type="float" office:value="9402590" calcext:value-type="float">
            <text:p>9402590</text:p>
          </table:table-cell>
          <table:table-cell office:value-type="float" office:value="479" calcext:value-type="float">
            <text:p>479</text:p>
          </table:table-cell>
          <table:table-cell table:formula="of:=AVERAGE([.D242:.D245])" office:value-type="float" office:value="504.75" calcext:value-type="float">
            <text:p>505</text:p>
          </table:table-cell>
        </table:table-row>
        <table:table-row table:style-name="ro1">
          <table:table-cell office:value-type="float" office:value="24200" calcext:value-type="float">
            <text:p>24200</text:p>
          </table:table-cell>
          <table:table-cell office:value-type="float" office:value="9402739" calcext:value-type="float">
            <text:p>9402739</text:p>
          </table:table-cell>
          <table:table-cell office:value-type="float" office:value="9403186" calcext:value-type="float">
            <text:p>9403186</text:p>
          </table:table-cell>
          <table:table-cell office:value-type="float" office:value="447" calcext:value-type="float">
            <text:p>447</text:p>
          </table:table-cell>
          <table:table-cell table:formula="of:=AVERAGE([.D243:.D246])"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9403642" calcext:value-type="float">
            <text:p>9403642</text:p>
          </table:table-cell>
          <table:table-cell office:value-type="float" office:value="9404201" calcext:value-type="float">
            <text:p>9404201</text:p>
          </table:table-cell>
          <table:table-cell office:value-type="float" office:value="558" calcext:value-type="float">
            <text:p>558</text:p>
          </table:table-cell>
          <table:table-cell table:formula="of:=AVERAGE([.D244:.D247]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4400" calcext:value-type="float">
            <text:p>24400</text:p>
          </table:table-cell>
          <table:table-cell office:value-type="float" office:value="9404417" calcext:value-type="float">
            <text:p>9404417</text:p>
          </table:table-cell>
          <table:table-cell office:value-type="float" office:value="9404953" calcext:value-type="float">
            <text:p>9404953</text:p>
          </table:table-cell>
          <table:table-cell office:value-type="float" office:value="535" calcext:value-type="float">
            <text:p>535</text:p>
          </table:table-cell>
          <table:table-cell table:formula="of:=AVERAGE([.D245:.D248])"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9405176" calcext:value-type="float">
            <text:p>9405176</text:p>
          </table:table-cell>
          <table:table-cell office:value-type="float" office:value="9405608" calcext:value-type="float">
            <text:p>9405608</text:p>
          </table:table-cell>
          <table:table-cell office:value-type="float" office:value="432" calcext:value-type="float">
            <text:p>432</text:p>
          </table:table-cell>
          <table:table-cell table:formula="of:=AVERAGE([.D246:.D249])"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24600" calcext:value-type="float">
            <text:p>24600</text:p>
          </table:table-cell>
          <table:table-cell office:value-type="float" office:value="9405929" calcext:value-type="float">
            <text:p>9405929</text:p>
          </table:table-cell>
          <table:table-cell office:value-type="float" office:value="9406452" calcext:value-type="float">
            <text:p>9406452</text:p>
          </table:table-cell>
          <table:table-cell office:value-type="float" office:value="523" calcext:value-type="float">
            <text:p>523</text:p>
          </table:table-cell>
          <table:table-cell table:formula="of:=AVERAGE([.D247:.D250])" office:value-type="float" office:value="491.25" calcext:value-type="float">
            <text:p>491</text:p>
          </table:table-cell>
        </table:table-row>
        <table:table-row table:style-name="ro1">
          <table:table-cell office:value-type="float" office:value="24700" calcext:value-type="float">
            <text:p>24700</text:p>
          </table:table-cell>
          <table:table-cell office:value-type="float" office:value="9406806" calcext:value-type="float">
            <text:p>9406806</text:p>
          </table:table-cell>
          <table:table-cell office:value-type="float" office:value="9407324" calcext:value-type="float">
            <text:p>9407324</text:p>
          </table:table-cell>
          <table:table-cell office:value-type="float" office:value="518" calcext:value-type="float">
            <text:p>518</text:p>
          </table:table-cell>
          <table:table-cell table:formula="of:=AVERAGE([.D248:.D251])" office:value-type="float" office:value="491.25" calcext:value-type="float">
            <text:p>491</text:p>
          </table:table-cell>
        </table:table-row>
        <table:table-row table:style-name="ro1">
          <table:table-cell office:value-type="float" office:value="24800" calcext:value-type="float">
            <text:p>24800</text:p>
          </table:table-cell>
          <table:table-cell office:value-type="float" office:value="9407520" calcext:value-type="float">
            <text:p>9407520</text:p>
          </table:table-cell>
          <table:table-cell office:value-type="float" office:value="9407923" calcext:value-type="float">
            <text:p>9407923</text:p>
          </table:table-cell>
          <table:table-cell office:value-type="float" office:value="403" calcext:value-type="float">
            <text:p>403</text:p>
          </table:table-cell>
          <table:table-cell table:formula="of:=AVERAGE([.D249:.D252])" office:value-type="float" office:value="485.25" calcext:value-type="float">
            <text:p>485</text:p>
          </table:table-cell>
        </table:table-row>
        <table:table-row table:style-name="ro1">
          <table:table-cell office:value-type="float" office:value="24900" calcext:value-type="float">
            <text:p>24900</text:p>
          </table:table-cell>
          <table:table-cell office:value-type="float" office:value="9408298" calcext:value-type="float">
            <text:p>9408298</text:p>
          </table:table-cell>
          <table:table-cell office:value-type="float" office:value="9408819" calcext:value-type="float">
            <text:p>9408819</text:p>
          </table:table-cell>
          <table:table-cell office:value-type="float" office:value="521" calcext:value-type="float">
            <text:p>521</text:p>
          </table:table-cell>
          <table:table-cell table:formula="of:=AVERAGE([.D250:.D253])"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9409112" calcext:value-type="float">
            <text:p>9409112</text:p>
          </table:table-cell>
          <table:table-cell office:value-type="float" office:value="9409635" calcext:value-type="float">
            <text:p>9409635</text:p>
          </table:table-cell>
          <table:table-cell office:value-type="float" office:value="523" calcext:value-type="float">
            <text:p>523</text:p>
          </table:table-cell>
          <table:table-cell table:formula="of:=AVERAGE([.D251:.D254])" office:value-type="float" office:value="516.75" calcext:value-type="float">
            <text:p>517</text:p>
          </table:table-cell>
        </table:table-row>
        <table:table-row table:style-name="ro1">
          <table:table-cell office:value-type="float" office:value="25100" calcext:value-type="float">
            <text:p>25100</text:p>
          </table:table-cell>
          <table:table-cell office:value-type="float" office:value="9409967" calcext:value-type="float">
            <text:p>9409967</text:p>
          </table:table-cell>
          <table:table-cell office:value-type="float" office:value="9410461" calcext:value-type="float">
            <text:p>9410461</text:p>
          </table:table-cell>
          <table:table-cell office:value-type="float" office:value="494" calcext:value-type="float">
            <text:p>494</text:p>
          </table:table-cell>
          <table:table-cell table:formula="of:=AVERAGE([.D252:.D255])" office:value-type="float" office:value="503.75" calcext:value-type="float">
            <text:p>504</text:p>
          </table:table-cell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9410747" calcext:value-type="float">
            <text:p>9410747</text:p>
          </table:table-cell>
          <table:table-cell office:value-type="float" office:value="9411173" calcext:value-type="float">
            <text:p>9411173</text:p>
          </table:table-cell>
          <table:table-cell office:value-type="float" office:value="426" calcext:value-type="float">
            <text:p>426</text:p>
          </table:table-cell>
          <table:table-cell table:formula="of:=AVERAGE([.D253:.D256])" office:value-type="float" office:value="532.25" calcext:value-type="float">
            <text:p>532</text:p>
          </table:table-cell>
        </table:table-row>
        <table:table-row table:style-name="ro1">
          <table:table-cell office:value-type="float" office:value="25300" calcext:value-type="float">
            <text:p>25300</text:p>
          </table:table-cell>
          <table:table-cell office:value-type="float" office:value="9411427" calcext:value-type="float">
            <text:p>9411427</text:p>
          </table:table-cell>
          <table:table-cell office:value-type="float" office:value="9412051" calcext:value-type="float">
            <text:p>9412051</text:p>
          </table:table-cell>
          <table:table-cell office:value-type="float" office:value="624" calcext:value-type="float">
            <text:p>624</text:p>
          </table:table-cell>
          <table:table-cell table:formula="of:=AVERAGE([.D254:.D257])" office:value-type="float" office:value="665.75" calcext:value-type="float">
            <text:p>666</text:p>
          </table:table-cell>
        </table:table-row>
        <table:table-row table:style-name="ro1">
          <table:table-cell office:value-type="float" office:value="25400" calcext:value-type="float">
            <text:p>25400</text:p>
          </table:table-cell>
          <table:table-cell office:value-type="float" office:value="9412251" calcext:value-type="float">
            <text:p>9412251</text:p>
          </table:table-cell>
          <table:table-cell office:value-type="float" office:value="9412722" calcext:value-type="float">
            <text:p>9412722</text:p>
          </table:table-cell>
          <table:table-cell office:value-type="float" office:value="471" calcext:value-type="float">
            <text:p>471</text:p>
          </table:table-cell>
          <table:table-cell table:formula="of:=AVERAGE([.D255:.D258])" office:value-type="float" office:value="653.25" calcext:value-type="float">
            <text:p>653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9412969" calcext:value-type="float">
            <text:p>9412969</text:p>
          </table:table-cell>
          <table:table-cell office:value-type="float" office:value="9413578" calcext:value-type="float">
            <text:p>9413578</text:p>
          </table:table-cell>
          <table:table-cell office:value-type="float" office:value="608" calcext:value-type="float">
            <text:p>608</text:p>
          </table:table-cell>
          <table:table-cell table:formula="of:=AVERAGE([.D256:.D259])" office:value-type="float" office:value="665.5" calcext:value-type="float">
            <text:p>666</text:p>
          </table:table-cell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float" office:value="9414015" calcext:value-type="float">
            <text:p>9414015</text:p>
          </table:table-cell>
          <table:table-cell office:value-type="float" office:value="9414975" calcext:value-type="float">
            <text:p>9414975</text:p>
          </table:table-cell>
          <table:table-cell office:value-type="float" office:value="960" calcext:value-type="float">
            <text:p>960</text:p>
          </table:table-cell>
          <table:table-cell table:formula="of:=AVERAGE([.D257:.D260])" office:value-type="float" office:value="667.5" calcext:value-type="float">
            <text:p>668</text:p>
          </table:table-cell>
        </table:table-row>
        <table:table-row table:style-name="ro1">
          <table:table-cell office:value-type="float" office:value="25700" calcext:value-type="float">
            <text:p>25700</text:p>
          </table:table-cell>
          <table:table-cell office:value-type="float" office:value="9415381" calcext:value-type="float">
            <text:p>9415381</text:p>
          </table:table-cell>
          <table:table-cell office:value-type="float" office:value="9415955" calcext:value-type="float">
            <text:p>9415955</text:p>
          </table:table-cell>
          <table:table-cell office:value-type="float" office:value="574" calcext:value-type="float">
            <text:p>574</text:p>
          </table:table-cell>
          <table:table-cell table:formula="of:=AVERAGE([.D258:.D261])"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25800" calcext:value-type="float">
            <text:p>25800</text:p>
          </table:table-cell>
          <table:table-cell office:value-type="float" office:value="9415993" calcext:value-type="float">
            <text:p>9415993</text:p>
          </table:table-cell>
          <table:table-cell office:value-type="float" office:value="9416513" calcext:value-type="float">
            <text:p>9416513</text:p>
          </table:table-cell>
          <table:table-cell office:value-type="float" office:value="520" calcext:value-type="float">
            <text:p>520</text:p>
          </table:table-cell>
          <table:table-cell table:formula="of:=AVERAGE([.D259:.D262])" office:value-type="float" office:value="529.5" calcext:value-type="float">
            <text:p>530</text:p>
          </table:table-cell>
        </table:table-row>
        <table:table-row table:style-name="ro1">
          <table:table-cell office:value-type="float" office:value="25900" calcext:value-type="float">
            <text:p>25900</text:p>
          </table:table-cell>
          <table:table-cell office:value-type="float" office:value="9416796" calcext:value-type="float">
            <text:p>9416796</text:p>
          </table:table-cell>
          <table:table-cell office:value-type="float" office:value="9417412" calcext:value-type="float">
            <text:p>9417412</text:p>
          </table:table-cell>
          <table:table-cell office:value-type="float" office:value="616" calcext:value-type="float">
            <text:p>616</text:p>
          </table:table-cell>
          <table:table-cell table:formula="of:=AVERAGE([.D260:.D263])" office:value-type="float" office:value="527.5" calcext:value-type="float">
            <text:p>528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9417686" calcext:value-type="float">
            <text:p>9417686</text:p>
          </table:table-cell>
          <table:table-cell office:value-type="float" office:value="9418211" calcext:value-type="float">
            <text:p>9418211</text:p>
          </table:table-cell>
          <table:table-cell office:value-type="float" office:value="526" calcext:value-type="float">
            <text:p>526</text:p>
          </table:table-cell>
          <table:table-cell table:formula="of:=AVERAGE([.D261:.D264])" office:value-type="float" office:value="484.75" calcext:value-type="float">
            <text:p>485</text:p>
          </table:table-cell>
        </table:table-row>
        <table:table-row table:style-name="ro1">
          <table:table-cell office:value-type="float" office:value="26100" calcext:value-type="float">
            <text:p>26100</text:p>
          </table:table-cell>
          <table:table-cell office:value-type="float" office:value="9418315" calcext:value-type="float">
            <text:p>9418315</text:p>
          </table:table-cell>
          <table:table-cell office:value-type="float" office:value="9418771" calcext:value-type="float">
            <text:p>9418771</text:p>
          </table:table-cell>
          <table:table-cell office:value-type="float" office:value="456" calcext:value-type="float">
            <text:p>456</text:p>
          </table:table-cell>
          <table:table-cell table:formula="of:=AVERAGE([.D262:.D265])" office:value-type="float" office:value="468.5" calcext:value-type="float">
            <text:p>469</text:p>
          </table:table-cell>
        </table:table-row>
        <table:table-row table:style-name="ro1">
          <table:table-cell office:value-type="float" office:value="26200" calcext:value-type="float">
            <text:p>26200</text:p>
          </table:table-cell>
          <table:table-cell office:value-type="float" office:value="9419126" calcext:value-type="float">
            <text:p>9419126</text:p>
          </table:table-cell>
          <table:table-cell office:value-type="float" office:value="9419638" calcext:value-type="float">
            <text:p>9419638</text:p>
          </table:table-cell>
          <table:table-cell office:value-type="float" office:value="512" calcext:value-type="float">
            <text:p>512</text:p>
          </table:table-cell>
          <table:table-cell table:formula="of:=AVERAGE([.D263:.D266])" office:value-type="float" office:value="447.5" calcext:value-type="float">
            <text:p>448</text:p>
          </table:table-cell>
        </table:table-row>
        <table:table-row table:style-name="ro1">
          <table:table-cell office:value-type="float" office:value="26300" calcext:value-type="float">
            <text:p>26300</text:p>
          </table:table-cell>
          <table:table-cell office:value-type="float" office:value="9419817" calcext:value-type="float">
            <text:p>9419817</text:p>
          </table:table-cell>
          <table:table-cell office:value-type="float" office:value="9420262" calcext:value-type="float">
            <text:p>9420262</text:p>
          </table:table-cell>
          <table:table-cell office:value-type="float" office:value="445" calcext:value-type="float">
            <text:p>445</text:p>
          </table:table-cell>
          <table:table-cell table:formula="of:=AVERAGE([.D264:.D267])"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6400" calcext:value-type="float">
            <text:p>26400</text:p>
          </table:table-cell>
          <table:table-cell office:value-type="float" office:value="9420618" calcext:value-type="float">
            <text:p>9420618</text:p>
          </table:table-cell>
          <table:table-cell office:value-type="float" office:value="9421079" calcext:value-type="float">
            <text:p>9421079</text:p>
          </table:table-cell>
          <table:table-cell office:value-type="float" office:value="461" calcext:value-type="float">
            <text:p>461</text:p>
          </table:table-cell>
          <table:table-cell table:formula="of:=AVERAGE([.D265:.D268])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9421234" calcext:value-type="float">
            <text:p>9421234</text:p>
          </table:table-cell>
          <table:table-cell office:value-type="float" office:value="9421606" calcext:value-type="float">
            <text:p>9421606</text:p>
          </table:table-cell>
          <table:table-cell office:value-type="float" office:value="372" calcext:value-type="float">
            <text:p>372</text:p>
          </table:table-cell>
          <table:table-cell table:formula="of:=AVERAGE([.D266:.D269])" office:value-type="float" office:value="497.75" calcext:value-type="float">
            <text:p>498</text:p>
          </table:table-cell>
        </table:table-row>
        <table:table-row table:style-name="ro1">
          <table:table-cell office:value-type="float" office:value="26600" calcext:value-type="float">
            <text:p>26600</text:p>
          </table:table-cell>
          <table:table-cell office:value-type="float" office:value="9422007" calcext:value-type="float">
            <text:p>9422007</text:p>
          </table:table-cell>
          <table:table-cell office:value-type="float" office:value="9422585" calcext:value-type="float">
            <text:p>9422585</text:p>
          </table:table-cell>
          <table:table-cell office:value-type="float" office:value="578" calcext:value-type="float">
            <text:p>578</text:p>
          </table:table-cell>
          <table:table-cell table:formula="of:=AVERAGE([.D267:.D270])"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26700" calcext:value-type="float">
            <text:p>26700</text:p>
          </table:table-cell>
          <table:table-cell office:value-type="float" office:value="9422939" calcext:value-type="float">
            <text:p>9422939</text:p>
          </table:table-cell>
          <table:table-cell office:value-type="float" office:value="9423497" calcext:value-type="float">
            <text:p>9423497</text:p>
          </table:table-cell>
          <table:table-cell office:value-type="float" office:value="557" calcext:value-type="float">
            <text:p>557</text:p>
          </table:table-cell>
          <table:table-cell table:formula="of:=AVERAGE([.D268:.D271])" office:value-type="float" office:value="523.5" calcext:value-type="float">
            <text:p>524</text:p>
          </table:table-cell>
        </table:table-row>
        <table:table-row table:style-name="ro1">
          <table:table-cell office:value-type="float" office:value="26800" calcext:value-type="float">
            <text:p>26800</text:p>
          </table:table-cell>
          <table:table-cell office:value-type="float" office:value="9423514" calcext:value-type="float">
            <text:p>9423514</text:p>
          </table:table-cell>
          <table:table-cell office:value-type="float" office:value="9423998" calcext:value-type="float">
            <text:p>9423998</text:p>
          </table:table-cell>
          <table:table-cell office:value-type="float" office:value="484" calcext:value-type="float">
            <text:p>484</text:p>
          </table:table-cell>
          <table:table-cell table:formula="of:=AVERAGE([.D269:.D272])" office:value-type="float" office:value="501.5" calcext:value-type="float">
            <text:p>502</text:p>
          </table:table-cell>
        </table:table-row>
        <table:table-row table:style-name="ro1">
          <table:table-cell office:value-type="float" office:value="26900" calcext:value-type="float">
            <text:p>26900</text:p>
          </table:table-cell>
          <table:table-cell office:value-type="float" office:value="9424352" calcext:value-type="float">
            <text:p>9424352</text:p>
          </table:table-cell>
          <table:table-cell office:value-type="float" office:value="9424940" calcext:value-type="float">
            <text:p>9424940</text:p>
          </table:table-cell>
          <table:table-cell office:value-type="float" office:value="589" calcext:value-type="float">
            <text:p>589</text:p>
          </table:table-cell>
          <table:table-cell table:formula="of:=AVERAGE([.D270:.D273])"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9425061" calcext:value-type="float">
            <text:p>9425061</text:p>
          </table:table-cell>
          <table:table-cell office:value-type="float" office:value="9425525" calcext:value-type="float">
            <text:p>9425525</text:p>
          </table:table-cell>
          <table:table-cell office:value-type="float" office:value="464" calcext:value-type="float">
            <text:p>464</text:p>
          </table:table-cell>
          <table:table-cell table:formula="of:=AVERAGE([.D271:.D274])" office:value-type="float" office:value="494.25" calcext:value-type="float">
            <text:p>494</text:p>
          </table:table-cell>
        </table:table-row>
        <table:table-row table:style-name="ro1">
          <table:table-cell office:value-type="float" office:value="27100" calcext:value-type="float">
            <text:p>27100</text:p>
          </table:table-cell>
          <table:table-cell office:value-type="float" office:value="9425922" calcext:value-type="float">
            <text:p>9425922</text:p>
          </table:table-cell>
          <table:table-cell office:value-type="float" office:value="9426391" calcext:value-type="float">
            <text:p>9426391</text:p>
          </table:table-cell>
          <table:table-cell office:value-type="float" office:value="469" calcext:value-type="float">
            <text:p>469</text:p>
          </table:table-cell>
          <table:table-cell table:formula="of:=AVERAGE([.D272:.D275])" office:value-type="float" office:value="523.5" calcext:value-type="float">
            <text:p>524</text:p>
          </table:table-cell>
        </table:table-row>
        <table:table-row table:style-name="ro1">
          <table:table-cell office:value-type="float" office:value="27200" calcext:value-type="float">
            <text:p>27200</text:p>
          </table:table-cell>
          <table:table-cell office:value-type="float" office:value="9426486" calcext:value-type="float">
            <text:p>9426486</text:p>
          </table:table-cell>
          <table:table-cell office:value-type="float" office:value="9427008" calcext:value-type="float">
            <text:p>9427008</text:p>
          </table:table-cell>
          <table:table-cell office:value-type="float" office:value="522" calcext:value-type="float">
            <text:p>522</text:p>
          </table:table-cell>
          <table:table-cell table:formula="of:=AVERAGE([.D273:.D276])" office:value-type="float" office:value="547.5" calcext:value-type="float">
            <text:p>548</text:p>
          </table:table-cell>
        </table:table-row>
        <table:table-row table:style-name="ro1">
          <table:table-cell office:value-type="float" office:value="27300" calcext:value-type="float">
            <text:p>27300</text:p>
          </table:table-cell>
          <table:table-cell office:value-type="float" office:value="9427402" calcext:value-type="float">
            <text:p>9427402</text:p>
          </table:table-cell>
          <table:table-cell office:value-type="float" office:value="9427925" calcext:value-type="float">
            <text:p>9427925</text:p>
          </table:table-cell>
          <table:table-cell office:value-type="float" office:value="522" calcext:value-type="float">
            <text:p>522</text:p>
          </table:table-cell>
          <table:table-cell table:formula="of:=AVERAGE([.D274:.D277])" office:value-type="float" office:value="549.25" calcext:value-type="float">
            <text:p>549</text:p>
          </table:table-cell>
        </table:table-row>
        <table:table-row table:style-name="ro1">
          <table:table-cell office:value-type="float" office:value="27400" calcext:value-type="float">
            <text:p>27400</text:p>
          </table:table-cell>
          <table:table-cell office:value-type="float" office:value="9428080" calcext:value-type="float">
            <text:p>9428080</text:p>
          </table:table-cell>
          <table:table-cell office:value-type="float" office:value="9428661" calcext:value-type="float">
            <text:p>9428661</text:p>
          </table:table-cell>
          <table:table-cell office:value-type="float" office:value="581" calcext:value-type="float">
            <text:p>581</text:p>
          </table:table-cell>
          <table:table-cell table:formula="of:=AVERAGE([.D275:.D278])" office:value-type="float" office:value="540.75" calcext:value-type="float">
            <text:p>541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9428954" calcext:value-type="float">
            <text:p>9428954</text:p>
          </table:table-cell>
          <table:table-cell office:value-type="float" office:value="9429519" calcext:value-type="float">
            <text:p>9429519</text:p>
          </table:table-cell>
          <table:table-cell office:value-type="float" office:value="565" calcext:value-type="float">
            <text:p>565</text:p>
          </table:table-cell>
          <table:table-cell table:formula="of:=AVERAGE([.D276:.D279])"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27600" calcext:value-type="float">
            <text:p>27600</text:p>
          </table:table-cell>
          <table:table-cell office:value-type="float" office:value="9429783" calcext:value-type="float">
            <text:p>9429783</text:p>
          </table:table-cell>
          <table:table-cell office:value-type="float" office:value="9430313" calcext:value-type="float">
            <text:p>9430313</text:p>
          </table:table-cell>
          <table:table-cell office:value-type="float" office:value="529" calcext:value-type="float">
            <text:p>529</text:p>
          </table:table-cell>
          <table:table-cell table:formula="of:=AVERAGE([.D277:.D280])" office:value-type="float" office:value="508.5" calcext:value-type="float">
            <text:p>509</text:p>
          </table:table-cell>
        </table:table-row>
        <table:table-row table:style-name="ro1">
          <table:table-cell office:value-type="float" office:value="27700" calcext:value-type="float">
            <text:p>27700</text:p>
          </table:table-cell>
          <table:table-cell office:value-type="float" office:value="9430420" calcext:value-type="float">
            <text:p>9430420</text:p>
          </table:table-cell>
          <table:table-cell office:value-type="float" office:value="9430908" calcext:value-type="float">
            <text:p>9430908</text:p>
          </table:table-cell>
          <table:table-cell office:value-type="float" office:value="488" calcext:value-type="float">
            <text:p>488</text:p>
          </table:table-cell>
          <table:table-cell table:formula="of:=AVERAGE([.D278:.D281])" office:value-type="float" office:value="516.75" calcext:value-type="float">
            <text:p>517</text:p>
          </table:table-cell>
        </table:table-row>
        <table:table-row table:style-name="ro1">
          <table:table-cell office:value-type="float" office:value="27800" calcext:value-type="float">
            <text:p>27800</text:p>
          </table:table-cell>
          <table:table-cell office:value-type="float" office:value="9431350" calcext:value-type="float">
            <text:p>9431350</text:p>
          </table:table-cell>
          <table:table-cell office:value-type="float" office:value="9431852" calcext:value-type="float">
            <text:p>9431852</text:p>
          </table:table-cell>
          <table:table-cell office:value-type="float" office:value="502" calcext:value-type="float">
            <text:p>502</text:p>
          </table:table-cell>
          <table:table-cell table:formula="of:=AVERAGE([.D279:.D282])" office:value-type="float" office:value="549.25" calcext:value-type="float">
            <text:p>549</text:p>
          </table:table-cell>
        </table:table-row>
        <table:table-row table:style-name="ro1">
          <table:table-cell office:value-type="float" office:value="27900" calcext:value-type="float">
            <text:p>27900</text:p>
          </table:table-cell>
          <table:table-cell office:value-type="float" office:value="9432152" calcext:value-type="float">
            <text:p>9432152</text:p>
          </table:table-cell>
          <table:table-cell office:value-type="float" office:value="9432668" calcext:value-type="float">
            <text:p>9432668</text:p>
          </table:table-cell>
          <table:table-cell office:value-type="float" office:value="515" calcext:value-type="float">
            <text:p>515</text:p>
          </table:table-cell>
          <table:table-cell table:formula="of:=AVERAGE([.D280:.D283])" office:value-type="float" office:value="540.25" calcext:value-type="float">
            <text:p>540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9432800" calcext:value-type="float">
            <text:p>9432800</text:p>
          </table:table-cell>
          <table:table-cell office:value-type="float" office:value="9433363" calcext:value-type="float">
            <text:p>9433363</text:p>
          </table:table-cell>
          <table:table-cell office:value-type="float" office:value="562" calcext:value-type="float">
            <text:p>562</text:p>
          </table:table-cell>
          <table:table-cell table:formula="of:=AVERAGE([.D281:.D284])" office:value-type="float" office:value="556.25" calcext:value-type="float">
            <text:p>556</text:p>
          </table:table-cell>
        </table:table-row>
        <table:table-row table:style-name="ro1">
          <table:table-cell office:value-type="float" office:value="28100" calcext:value-type="float">
            <text:p>28100</text:p>
          </table:table-cell>
          <table:table-cell office:value-type="float" office:value="9433643" calcext:value-type="float">
            <text:p>9433643</text:p>
          </table:table-cell>
          <table:table-cell office:value-type="float" office:value="9434261" calcext:value-type="float">
            <text:p>9434261</text:p>
          </table:table-cell>
          <table:table-cell office:value-type="float" office:value="618" calcext:value-type="float">
            <text:p>618</text:p>
          </table:table-cell>
          <table:table-cell table:formula="of:=AVERAGE([.D282:.D285])" office:value-type="float" office:value="530.25" calcext:value-type="float">
            <text:p>530</text:p>
          </table:table-cell>
        </table:table-row>
        <table:table-row table:style-name="ro1">
          <table:table-cell office:value-type="float" office:value="28200" calcext:value-type="float">
            <text:p>28200</text:p>
          </table:table-cell>
          <table:table-cell office:value-type="float" office:value="9434478" calcext:value-type="float">
            <text:p>9434478</text:p>
          </table:table-cell>
          <table:table-cell office:value-type="float" office:value="9434944" calcext:value-type="float">
            <text:p>9434944</text:p>
          </table:table-cell>
          <table:table-cell office:value-type="float" office:value="466" calcext:value-type="float">
            <text:p>466</text:p>
          </table:table-cell>
          <table:table-cell table:formula="of:=AVERAGE([.D283:.D286])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8300" calcext:value-type="float">
            <text:p>28300</text:p>
          </table:table-cell>
          <table:table-cell office:value-type="float" office:value="9435315" calcext:value-type="float">
            <text:p>9435315</text:p>
          </table:table-cell>
          <table:table-cell office:value-type="float" office:value="9435894" calcext:value-type="float">
            <text:p>9435894</text:p>
          </table:table-cell>
          <table:table-cell office:value-type="float" office:value="579" calcext:value-type="float">
            <text:p>579</text:p>
          </table:table-cell>
          <table:table-cell table:formula="of:=AVERAGE([.D284:.D287])"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28400" calcext:value-type="float">
            <text:p>28400</text:p>
          </table:table-cell>
          <table:table-cell office:value-type="float" office:value="9436069" calcext:value-type="float">
            <text:p>9436069</text:p>
          </table:table-cell>
          <table:table-cell office:value-type="float" office:value="9436527" calcext:value-type="float">
            <text:p>9436527</text:p>
          </table:table-cell>
          <table:table-cell office:value-type="float" office:value="458" calcext:value-type="float">
            <text:p>458</text:p>
          </table:table-cell>
          <table:table-cell table:formula="of:=AVERAGE([.D285:.D288])" office:value-type="float" office:value="520.75" calcext:value-type="float">
            <text:p>521</text:p>
          </table:table-cell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9437565" calcext:value-type="float">
            <text:p>9437565</text:p>
          </table:table-cell>
          <table:table-cell office:value-type="float" office:value="9438086" calcext:value-type="float">
            <text:p>9438086</text:p>
          </table:table-cell>
          <table:table-cell office:value-type="float" office:value="521" calcext:value-type="float">
            <text:p>521</text:p>
          </table:table-cell>
          <table:table-cell table:formula="of:=AVERAGE([.D286:.D289])" office:value-type="float" office:value="494.5" calcext:value-type="float">
            <text:p>495</text:p>
          </table:table-cell>
        </table:table-row>
        <table:table-row table:style-name="ro1">
          <table:table-cell office:value-type="float" office:value="28600" calcext:value-type="float">
            <text:p>28600</text:p>
          </table:table-cell>
          <table:table-cell office:value-type="float" office:value="9438388" calcext:value-type="float">
            <text:p>9438388</text:p>
          </table:table-cell>
          <table:table-cell office:value-type="float" office:value="9438843" calcext:value-type="float">
            <text:p>9438843</text:p>
          </table:table-cell>
          <table:table-cell office:value-type="float" office:value="454" calcext:value-type="float">
            <text:p>454</text:p>
          </table:table-cell>
          <table:table-cell table:formula="of:=AVERAGE([.D287:.D290])" office:value-type="float" office:value="466.5" calcext:value-type="float">
            <text:p>467</text:p>
          </table:table-cell>
        </table:table-row>
        <table:table-row table:style-name="ro1">
          <table:table-cell office:value-type="float" office:value="28700" calcext:value-type="float">
            <text:p>28700</text:p>
          </table:table-cell>
          <table:table-cell office:value-type="float" office:value="9438826" calcext:value-type="float">
            <text:p>9438826</text:p>
          </table:table-cell>
          <table:table-cell office:value-type="float" office:value="9439475" calcext:value-type="float">
            <text:p>9439475</text:p>
          </table:table-cell>
          <table:table-cell office:value-type="float" office:value="650" calcext:value-type="float">
            <text:p>650</text:p>
          </table:table-cell>
          <table:table-cell table:formula="of:=AVERAGE([.D288:.D291])" office:value-type="float" office:value="492.5" calcext:value-type="float">
            <text:p>493</text:p>
          </table:table-cell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9439945" calcext:value-type="float">
            <text:p>9439945</text:p>
          </table:table-cell>
          <table:table-cell office:value-type="float" office:value="9440298" calcext:value-type="float">
            <text:p>9440298</text:p>
          </table:table-cell>
          <table:table-cell office:value-type="float" office:value="353" calcext:value-type="float">
            <text:p>353</text:p>
          </table:table-cell>
          <table:table-cell table:formula="of:=AVERAGE([.D289:.D292])"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28900" calcext:value-type="float">
            <text:p>28900</text:p>
          </table:table-cell>
          <table:table-cell office:value-type="float" office:value="9440297" calcext:value-type="float">
            <text:p>9440297</text:p>
          </table:table-cell>
          <table:table-cell office:value-type="float" office:value="9440706" calcext:value-type="float">
            <text:p>9440706</text:p>
          </table:table-cell>
          <table:table-cell office:value-type="float" office:value="409" calcext:value-type="float">
            <text:p>409</text:p>
          </table:table-cell>
          <table:table-cell table:formula="of:=AVERAGE([.D290:.D293])" office:value-type="float" office:value="455.25" calcext:value-type="float">
            <text:p>455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9441113" calcext:value-type="float">
            <text:p>9441113</text:p>
          </table:table-cell>
          <table:table-cell office:value-type="float" office:value="9441671" calcext:value-type="float">
            <text:p>9441671</text:p>
          </table:table-cell>
          <table:table-cell office:value-type="float" office:value="558" calcext:value-type="float">
            <text:p>558</text:p>
          </table:table-cell>
          <table:table-cell table:formula="of:=AVERAGE([.D291:.D294])" office:value-type="float" office:value="464.5" calcext:value-type="float">
            <text:p>465</text:p>
          </table:table-cell>
        </table:table-row>
        <table:table-row table:style-name="ro1">
          <table:table-cell office:value-type="float" office:value="29100" calcext:value-type="float">
            <text:p>29100</text:p>
          </table:table-cell>
          <table:table-cell office:value-type="float" office:value="9442010" calcext:value-type="float">
            <text:p>9442010</text:p>
          </table:table-cell>
          <table:table-cell office:value-type="float" office:value="9442437" calcext:value-type="float">
            <text:p>9442437</text:p>
          </table:table-cell>
          <table:table-cell office:value-type="float" office:value="428" calcext:value-type="float">
            <text:p>428</text:p>
          </table:table-cell>
          <table:table-cell table:formula="of:=AVERAGE([.D292:.D295])" office:value-type="float" office:value="422.75" calcext:value-type="float">
            <text:p>423</text:p>
          </table:table-cell>
        </table:table-row>
        <table:table-row table:style-name="ro1">
          <table:table-cell office:value-type="float" office:value="29200" calcext:value-type="float">
            <text:p>29200</text:p>
          </table:table-cell>
          <table:table-cell office:value-type="float" office:value="9442587" calcext:value-type="float">
            <text:p>9442587</text:p>
          </table:table-cell>
          <table:table-cell office:value-type="float" office:value="9443013" calcext:value-type="float">
            <text:p>9443013</text:p>
          </table:table-cell>
          <table:table-cell office:value-type="float" office:value="426" calcext:value-type="float">
            <text:p>426</text:p>
          </table:table-cell>
          <table:table-cell table:formula="of:=AVERAGE([.D293:.D296])" office:value-type="float" office:value="430.25" calcext:value-type="float">
            <text:p>430</text:p>
          </table:table-cell>
        </table:table-row>
        <table:table-row table:style-name="ro1">
          <table:table-cell office:value-type="float" office:value="29300" calcext:value-type="float">
            <text:p>29300</text:p>
          </table:table-cell>
          <table:table-cell office:value-type="float" office:value="9443316" calcext:value-type="float">
            <text:p>9443316</text:p>
          </table:table-cell>
          <table:table-cell office:value-type="float" office:value="9443761" calcext:value-type="float">
            <text:p>9443761</text:p>
          </table:table-cell>
          <table:table-cell office:value-type="float" office:value="446" calcext:value-type="float">
            <text:p>446</text:p>
          </table:table-cell>
          <table:table-cell table:formula="of:=AVERAGE([.D294:.D297])"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9400" calcext:value-type="float">
            <text:p>29400</text:p>
          </table:table-cell>
          <table:table-cell office:value-type="float" office:value="9444124" calcext:value-type="float">
            <text:p>9444124</text:p>
          </table:table-cell>
          <table:table-cell office:value-type="float" office:value="9444515" calcext:value-type="float">
            <text:p>9444515</text:p>
          </table:table-cell>
          <table:table-cell office:value-type="float" office:value="391" calcext:value-type="float">
            <text:p>391</text:p>
          </table:table-cell>
          <table:table-cell table:formula="of:=AVERAGE([.D295:.D298])" office:value-type="float" office:value="473.5" calcext:value-type="float">
            <text:p>474</text:p>
          </table:table-cell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9444871" calcext:value-type="float">
            <text:p>9444871</text:p>
          </table:table-cell>
          <table:table-cell office:value-type="float" office:value="9445329" calcext:value-type="float">
            <text:p>9445329</text:p>
          </table:table-cell>
          <table:table-cell office:value-type="float" office:value="458" calcext:value-type="float">
            <text:p>458</text:p>
          </table:table-cell>
          <table:table-cell table:formula="of:=AVERAGE([.D296:.D299])" office:value-type="float" office:value="481.75" calcext:value-type="float">
            <text:p>482</text:p>
          </table:table-cell>
        </table:table-row>
        <table:table-row table:style-name="ro1">
          <table:table-cell office:value-type="float" office:value="29600" calcext:value-type="float">
            <text:p>29600</text:p>
          </table:table-cell>
          <table:table-cell office:value-type="float" office:value="9445465" calcext:value-type="float">
            <text:p>9445465</text:p>
          </table:table-cell>
          <table:table-cell office:value-type="float" office:value="9446027" calcext:value-type="float">
            <text:p>9446027</text:p>
          </table:table-cell>
          <table:table-cell office:value-type="float" office:value="561" calcext:value-type="float">
            <text:p>561</text:p>
          </table:table-cell>
          <table:table-cell table:formula="of:=AVERAGE([.D297:.D300])"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29700" calcext:value-type="float">
            <text:p>29700</text:p>
          </table:table-cell>
          <table:table-cell office:value-type="float" office:value="9446294" calcext:value-type="float">
            <text:p>9446294</text:p>
          </table:table-cell>
          <table:table-cell office:value-type="float" office:value="9446778" calcext:value-type="float">
            <text:p>9446778</text:p>
          </table:table-cell>
          <table:table-cell office:value-type="float" office:value="484" calcext:value-type="float">
            <text:p>484</text:p>
          </table:table-cell>
          <table:table-cell table:formula="of:=AVERAGE([.D298:.D301])" office:value-type="float" office:value="496.5" calcext:value-type="float">
            <text:p>497</text:p>
          </table:table-cell>
        </table:table-row>
        <table:table-row table:style-name="ro1">
          <table:table-cell office:value-type="float" office:value="29800" calcext:value-type="float">
            <text:p>29800</text:p>
          </table:table-cell>
          <table:table-cell office:value-type="float" office:value="9447113" calcext:value-type="float">
            <text:p>9447113</text:p>
          </table:table-cell>
          <table:table-cell office:value-type="float" office:value="9447537" calcext:value-type="float">
            <text:p>9447537</text:p>
          </table:table-cell>
          <table:table-cell office:value-type="float" office:value="424" calcext:value-type="float">
            <text:p>424</text:p>
          </table:table-cell>
          <table:table-cell table:formula="of:=AVERAGE([.D299:.D302])" office:value-type="float" office:value="486.75" calcext:value-type="float">
            <text:p>487</text:p>
          </table:table-cell>
        </table:table-row>
        <table:table-row table:style-name="ro1">
          <table:table-cell office:value-type="float" office:value="29900" calcext:value-type="float">
            <text:p>29900</text:p>
          </table:table-cell>
          <table:table-cell office:value-type="float" office:value="9447877" calcext:value-type="float">
            <text:p>9447877</text:p>
          </table:table-cell>
          <table:table-cell office:value-type="float" office:value="9448336" calcext:value-type="float">
            <text:p>9448336</text:p>
          </table:table-cell>
          <table:table-cell office:value-type="float" office:value="459" calcext:value-type="float">
            <text:p>459</text:p>
          </table:table-cell>
          <table:table-cell table:formula="of:=AVERAGE([.D300:.D303])" office:value-type="float" office:value="503.5" calcext:value-type="float">
            <text:p>504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9448598" calcext:value-type="float">
            <text:p>9448598</text:p>
          </table:table-cell>
          <table:table-cell office:value-type="float" office:value="9449216" calcext:value-type="float">
            <text:p>9449216</text:p>
          </table:table-cell>
          <table:table-cell office:value-type="float" office:value="619" calcext:value-type="float">
            <text:p>619</text:p>
          </table:table-cell>
          <table:table-cell table:formula="of:=AVERAGE([.D301:.D304])" office:value-type="float" office:value="530.25" calcext:value-type="float">
            <text:p>530</text:p>
          </table:table-cell>
        </table:table-row>
        <table:table-row table:style-name="ro1">
          <table:table-cell office:value-type="float" office:value="30100" calcext:value-type="float">
            <text:p>30100</text:p>
          </table:table-cell>
          <table:table-cell office:value-type="float" office:value="9449321" calcext:value-type="float">
            <text:p>9449321</text:p>
          </table:table-cell>
          <table:table-cell office:value-type="float" office:value="9449766" calcext:value-type="float">
            <text:p>9449766</text:p>
          </table:table-cell>
          <table:table-cell office:value-type="float" office:value="445" calcext:value-type="float">
            <text:p>445</text:p>
          </table:table-cell>
          <table:table-cell table:formula="of:=AVERAGE([.D302:.D305])" office:value-type="float" office:value="501.25" calcext:value-type="float">
            <text:p>501</text:p>
          </table:table-cell>
        </table:table-row>
        <table:table-row table:style-name="ro1">
          <table:table-cell office:value-type="float" office:value="30200" calcext:value-type="float">
            <text:p>30200</text:p>
          </table:table-cell>
          <table:table-cell office:value-type="float" office:value="9450209" calcext:value-type="float">
            <text:p>9450209</text:p>
          </table:table-cell>
          <table:table-cell office:value-type="float" office:value="9450700" calcext:value-type="float">
            <text:p>9450700</text:p>
          </table:table-cell>
          <table:table-cell office:value-type="float" office:value="491" calcext:value-type="float">
            <text:p>491</text:p>
          </table:table-cell>
          <table:table-cell table:formula="of:=AVERAGE([.D303:.D306])" office:value-type="float" office:value="540.25" calcext:value-type="float">
            <text:p>540</text:p>
          </table:table-cell>
        </table:table-row>
        <table:table-row table:style-name="ro1">
          <table:table-cell office:value-type="float" office:value="30300" calcext:value-type="float">
            <text:p>30300</text:p>
          </table:table-cell>
          <table:table-cell office:value-type="float" office:value="9451042" calcext:value-type="float">
            <text:p>9451042</text:p>
          </table:table-cell>
          <table:table-cell office:value-type="float" office:value="9451608" calcext:value-type="float">
            <text:p>9451608</text:p>
          </table:table-cell>
          <table:table-cell office:value-type="float" office:value="566" calcext:value-type="float">
            <text:p>566</text:p>
          </table:table-cell>
          <table:table-cell table:formula="of:=AVERAGE([.D304:.D307])"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30400" calcext:value-type="float">
            <text:p>30400</text:p>
          </table:table-cell>
          <table:table-cell office:value-type="float" office:value="9451746" calcext:value-type="float">
            <text:p>9451746</text:p>
          </table:table-cell>
          <table:table-cell office:value-type="float" office:value="9452248" calcext:value-type="float">
            <text:p>9452248</text:p>
          </table:table-cell>
          <table:table-cell office:value-type="float" office:value="503" calcext:value-type="float">
            <text:p>503</text:p>
          </table:table-cell>
          <table:table-cell table:formula="of:=AVERAGE([.D305:.D308])" office:value-type="float" office:value="499.25" calcext:value-type="float">
            <text:p>499</text:p>
          </table:table-cell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float" office:value="9452464" calcext:value-type="float">
            <text:p>9452464</text:p>
          </table:table-cell>
          <table:table-cell office:value-type="float" office:value="9453065" calcext:value-type="float">
            <text:p>9453065</text:p>
          </table:table-cell>
          <table:table-cell office:value-type="float" office:value="601" calcext:value-type="float">
            <text:p>601</text:p>
          </table:table-cell>
          <table:table-cell table:formula="of:=AVERAGE([.D306:.D309])" office:value-type="float" office:value="498.25" calcext:value-type="float">
            <text:p>498</text:p>
          </table:table-cell>
        </table:table-row>
        <table:table-row table:style-name="ro1">
          <table:table-cell office:value-type="float" office:value="30600" calcext:value-type="float">
            <text:p>30600</text:p>
          </table:table-cell>
          <table:table-cell office:value-type="float" office:value="9453286" calcext:value-type="float">
            <text:p>9453286</text:p>
          </table:table-cell>
          <table:table-cell office:value-type="float" office:value="9453724" calcext:value-type="float">
            <text:p>9453724</text:p>
          </table:table-cell>
          <table:table-cell office:value-type="float" office:value="438" calcext:value-type="float">
            <text:p>438</text:p>
          </table:table-cell>
          <table:table-cell table:formula="of:=AVERAGE([.D307:.D310])" office:value-type="float" office:value="452.5" calcext:value-type="float">
            <text:p>453</text:p>
          </table:table-cell>
        </table:table-row>
        <table:table-row table:style-name="ro1">
          <table:table-cell office:value-type="float" office:value="30700" calcext:value-type="float">
            <text:p>30700</text:p>
          </table:table-cell>
          <table:table-cell office:value-type="float" office:value="9453962" calcext:value-type="float">
            <text:p>9453962</text:p>
          </table:table-cell>
          <table:table-cell office:value-type="float" office:value="9454416" calcext:value-type="float">
            <text:p>9454416</text:p>
          </table:table-cell>
          <table:table-cell office:value-type="float" office:value="455" calcext:value-type="float">
            <text:p>455</text:p>
          </table:table-cell>
          <table:table-cell table:formula="of:=AVERAGE([.D308:.D311])"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30800" calcext:value-type="float">
            <text:p>30800</text:p>
          </table:table-cell>
          <table:table-cell office:value-type="float" office:value="9454910" calcext:value-type="float">
            <text:p>9454910</text:p>
          </table:table-cell>
          <table:table-cell office:value-type="float" office:value="9455409" calcext:value-type="float">
            <text:p>9455409</text:p>
          </table:table-cell>
          <table:table-cell office:value-type="float" office:value="499" calcext:value-type="float">
            <text:p>499</text:p>
          </table:table-cell>
          <table:table-cell table:formula="of:=AVERAGE([.D309:.D312])"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30900" calcext:value-type="float">
            <text:p>30900</text:p>
          </table:table-cell>
          <table:table-cell office:value-type="float" office:value="9455637" calcext:value-type="float">
            <text:p>9455637</text:p>
          </table:table-cell>
          <table:table-cell office:value-type="float" office:value="9456055" calcext:value-type="float">
            <text:p>9456055</text:p>
          </table:table-cell>
          <table:table-cell office:value-type="float" office:value="418" calcext:value-type="float">
            <text:p>418</text:p>
          </table:table-cell>
          <table:table-cell table:formula="of:=AVERAGE([.D310:.D313]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9456391" calcext:value-type="float">
            <text:p>9456391</text:p>
          </table:table-cell>
          <table:table-cell office:value-type="float" office:value="9457007" calcext:value-type="float">
            <text:p>9457007</text:p>
          </table:table-cell>
          <table:table-cell office:value-type="float" office:value="616" calcext:value-type="float">
            <text:p>616</text:p>
          </table:table-cell>
          <table:table-cell table:formula="of:=AVERAGE([.D311:.D314])" office:value-type="float" office:value="532.25" calcext:value-type="float">
            <text:p>532</text:p>
          </table:table-cell>
        </table:table-row>
        <table:table-row table:style-name="ro1">
          <table:table-cell office:value-type="float" office:value="31100" calcext:value-type="float">
            <text:p>31100</text:p>
          </table:table-cell>
          <table:table-cell office:value-type="float" office:value="9457182" calcext:value-type="float">
            <text:p>9457182</text:p>
          </table:table-cell>
          <table:table-cell office:value-type="float" office:value="9457736" calcext:value-type="float">
            <text:p>9457736</text:p>
          </table:table-cell>
          <table:table-cell office:value-type="float" office:value="555" calcext:value-type="float">
            <text:p>555</text:p>
          </table:table-cell>
          <table:table-cell table:formula="of:=AVERAGE([.D312:.D315])" office:value-type="float" office:value="480.5" calcext:value-type="float">
            <text:p>481</text:p>
          </table:table-cell>
        </table:table-row>
        <table:table-row table:style-name="ro1">
          <table:table-cell office:value-type="float" office:value="31200" calcext:value-type="float">
            <text:p>31200</text:p>
          </table:table-cell>
          <table:table-cell office:value-type="float" office:value="9458032" calcext:value-type="float">
            <text:p>9458032</text:p>
          </table:table-cell>
          <table:table-cell office:value-type="float" office:value="9458491" calcext:value-type="float">
            <text:p>9458491</text:p>
          </table:table-cell>
          <table:table-cell office:value-type="float" office:value="459" calcext:value-type="float">
            <text:p>459</text:p>
          </table:table-cell>
          <table:table-cell table:formula="of:=AVERAGE([.D313:.D316])"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31300" calcext:value-type="float">
            <text:p>31300</text:p>
          </table:table-cell>
          <table:table-cell office:value-type="float" office:value="9459382" calcext:value-type="float">
            <text:p>9459382</text:p>
          </table:table-cell>
          <table:table-cell office:value-type="float" office:value="9459880" calcext:value-type="float">
            <text:p>9459880</text:p>
          </table:table-cell>
          <table:table-cell office:value-type="float" office:value="499" calcext:value-type="float">
            <text:p>499</text:p>
          </table:table-cell>
          <table:table-cell table:formula="of:=AVERAGE([.D314:.D317])" office:value-type="float" office:value="488.75" calcext:value-type="float">
            <text:p>489</text:p>
          </table:table-cell>
        </table:table-row>
        <table:table-row table:style-name="ro1">
          <table:table-cell office:value-type="float" office:value="31400" calcext:value-type="float">
            <text:p>31400</text:p>
          </table:table-cell>
          <table:table-cell office:value-type="float" office:value="9460164" calcext:value-type="float">
            <text:p>9460164</text:p>
          </table:table-cell>
          <table:table-cell office:value-type="float" office:value="9460574" calcext:value-type="float">
            <text:p>9460574</text:p>
          </table:table-cell>
          <table:table-cell office:value-type="float" office:value="409" calcext:value-type="float">
            <text:p>409</text:p>
          </table:table-cell>
          <table:table-cell table:formula="of:=AVERAGE([.D315:.D318])"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float" office:value="9460718" calcext:value-type="float">
            <text:p>9460718</text:p>
          </table:table-cell>
          <table:table-cell office:value-type="float" office:value="9461283" calcext:value-type="float">
            <text:p>9461283</text:p>
          </table:table-cell>
          <table:table-cell office:value-type="float" office:value="565" calcext:value-type="float">
            <text:p>565</text:p>
          </table:table-cell>
          <table:table-cell table:formula="of:=AVERAGE([.D316:.D319])" office:value-type="float" office:value="528.5" calcext:value-type="float">
            <text:p>529</text:p>
          </table:table-cell>
        </table:table-row>
        <table:table-row table:style-name="ro1">
          <table:table-cell office:value-type="float" office:value="31600" calcext:value-type="float">
            <text:p>31600</text:p>
          </table:table-cell>
          <table:table-cell office:value-type="float" office:value="9461639" calcext:value-type="float">
            <text:p>9461639</text:p>
          </table:table-cell>
          <table:table-cell office:value-type="float" office:value="9462121" calcext:value-type="float">
            <text:p>9462121</text:p>
          </table:table-cell>
          <table:table-cell office:value-type="float" office:value="482" calcext:value-type="float">
            <text:p>482</text:p>
          </table:table-cell>
          <table:table-cell table:formula="of:=AVERAGE([.D317:.D320])" office:value-type="float" office:value="496.5" calcext:value-type="float">
            <text:p>497</text:p>
          </table:table-cell>
        </table:table-row>
        <table:table-row table:style-name="ro1">
          <table:table-cell office:value-type="float" office:value="31700" calcext:value-type="float">
            <text:p>31700</text:p>
          </table:table-cell>
          <table:table-cell office:value-type="float" office:value="9462340" calcext:value-type="float">
            <text:p>9462340</text:p>
          </table:table-cell>
          <table:table-cell office:value-type="float" office:value="9462860" calcext:value-type="float">
            <text:p>9462860</text:p>
          </table:table-cell>
          <table:table-cell office:value-type="float" office:value="520" calcext:value-type="float">
            <text:p>520</text:p>
          </table:table-cell>
          <table:table-cell table:formula="of:=AVERAGE([.D318:.D321])" office:value-type="float" office:value="471.25" calcext:value-type="float">
            <text:p>471</text:p>
          </table:table-cell>
        </table:table-row>
        <table:table-row table:style-name="ro1">
          <table:table-cell office:value-type="float" office:value="31800" calcext:value-type="float">
            <text:p>31800</text:p>
          </table:table-cell>
          <table:table-cell office:value-type="float" office:value="9463107" calcext:value-type="float">
            <text:p>9463107</text:p>
          </table:table-cell>
          <table:table-cell office:value-type="float" office:value="9463654" calcext:value-type="float">
            <text:p>9463654</text:p>
          </table:table-cell>
          <table:table-cell office:value-type="float" office:value="547" calcext:value-type="float">
            <text:p>547</text:p>
          </table:table-cell>
          <table:table-cell table:formula="of:=AVERAGE([.D319:.D322])" office:value-type="float" office:value="489.75" calcext:value-type="float">
            <text:p>490</text:p>
          </table:table-cell>
        </table:table-row>
        <table:table-row table:style-name="ro1">
          <table:table-cell office:value-type="float" office:value="31900" calcext:value-type="float">
            <text:p>31900</text:p>
          </table:table-cell>
          <table:table-cell office:value-type="float" office:value="9463859" calcext:value-type="float">
            <text:p>9463859</text:p>
          </table:table-cell>
          <table:table-cell office:value-type="float" office:value="9464296" calcext:value-type="float">
            <text:p>9464296</text:p>
          </table:table-cell>
          <table:table-cell office:value-type="float" office:value="437" calcext:value-type="float">
            <text:p>437</text:p>
          </table:table-cell>
          <table:table-cell table:formula="of:=AVERAGE([.D320:.D323])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9464676" calcext:value-type="float">
            <text:p>9464676</text:p>
          </table:table-cell>
          <table:table-cell office:value-type="float" office:value="9465058" calcext:value-type="float">
            <text:p>9465058</text:p>
          </table:table-cell>
          <table:table-cell office:value-type="float" office:value="381" calcext:value-type="float">
            <text:p>381</text:p>
          </table:table-cell>
          <table:table-cell table:formula="of:=AVERAGE([.D321:.D324])" office:value-type="float" office:value="485.25" calcext:value-type="float">
            <text:p>485</text:p>
          </table:table-cell>
        </table:table-row>
        <table:table-row table:style-name="ro1">
          <table:table-cell office:value-type="float" office:value="32100" calcext:value-type="float">
            <text:p>32100</text:p>
          </table:table-cell>
          <table:table-cell office:value-type="float" office:value="9465278" calcext:value-type="float">
            <text:p>9465278</text:p>
          </table:table-cell>
          <table:table-cell office:value-type="float" office:value="9465872" calcext:value-type="float">
            <text:p>9465872</text:p>
          </table:table-cell>
          <table:table-cell office:value-type="float" office:value="594" calcext:value-type="float">
            <text:p>594</text:p>
          </table:table-cell>
          <table:table-cell table:formula="of:=AVERAGE([.D322:.D325])" office:value-type="float" office:value="517.25" calcext:value-type="float">
            <text:p>517</text:p>
          </table:table-cell>
        </table:table-row>
        <table:table-row table:style-name="ro1">
          <table:table-cell office:value-type="float" office:value="32200" calcext:value-type="float">
            <text:p>32200</text:p>
          </table:table-cell>
          <table:table-cell office:value-type="float" office:value="9466132" calcext:value-type="float">
            <text:p>9466132</text:p>
          </table:table-cell>
          <table:table-cell office:value-type="float" office:value="9466592" calcext:value-type="float">
            <text:p>9466592</text:p>
          </table:table-cell>
          <table:table-cell office:value-type="float" office:value="460" calcext:value-type="float">
            <text:p>460</text:p>
          </table:table-cell>
          <table:table-cell table:formula="of:=AVERAGE([.D323:.D326])" office:value-type="float" office:value="481.5" calcext:value-type="float">
            <text:p>482</text:p>
          </table:table-cell>
        </table:table-row>
        <table:table-row table:style-name="ro1">
          <table:table-cell office:value-type="float" office:value="32300" calcext:value-type="float">
            <text:p>32300</text:p>
          </table:table-cell>
          <table:table-cell office:value-type="float" office:value="9466800" calcext:value-type="float">
            <text:p>9466800</text:p>
          </table:table-cell>
          <table:table-cell office:value-type="float" office:value="9467305" calcext:value-type="float">
            <text:p>9467305</text:p>
          </table:table-cell>
          <table:table-cell office:value-type="float" office:value="506" calcext:value-type="float">
            <text:p>506</text:p>
          </table:table-cell>
          <table:table-cell table:formula="of:=AVERAGE([.D324:.D327])"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9467758" calcext:value-type="float">
            <text:p>9467758</text:p>
          </table:table-cell>
          <table:table-cell office:value-type="float" office:value="9468267" calcext:value-type="float">
            <text:p>9468267</text:p>
          </table:table-cell>
          <table:table-cell office:value-type="float" office:value="509" calcext:value-type="float">
            <text:p>509</text:p>
          </table:table-cell>
          <table:table-cell table:formula="of:=AVERAGE([.D325:.D328])"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9468361" calcext:value-type="float">
            <text:p>9468361</text:p>
          </table:table-cell>
          <table:table-cell office:value-type="float" office:value="9468812" calcext:value-type="float">
            <text:p>9468812</text:p>
          </table:table-cell>
          <table:table-cell office:value-type="float" office:value="451" calcext:value-type="float">
            <text:p>451</text:p>
          </table:table-cell>
          <table:table-cell table:formula="of:=AVERAGE([.D326:.D329])"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32600" calcext:value-type="float">
            <text:p>32600</text:p>
          </table:table-cell>
          <table:table-cell office:value-type="float" office:value="9469034" calcext:value-type="float">
            <text:p>9469034</text:p>
          </table:table-cell>
          <table:table-cell office:value-type="float" office:value="9469476" calcext:value-type="float">
            <text:p>9469476</text:p>
          </table:table-cell>
          <table:table-cell office:value-type="float" office:value="442" calcext:value-type="float">
            <text:p>442</text:p>
          </table:table-cell>
          <table:table-cell table:formula="of:=AVERAGE([.D327:.D330])" office:value-type="float" office:value="434.75" calcext:value-type="float">
            <text:p>435</text:p>
          </table:table-cell>
        </table:table-row>
        <table:table-row table:style-name="ro1">
          <table:table-cell office:value-type="float" office:value="32700" calcext:value-type="float">
            <text:p>32700</text:p>
          </table:table-cell>
          <table:table-cell office:value-type="float" office:value="9469920" calcext:value-type="float">
            <text:p>9469920</text:p>
          </table:table-cell>
          <table:table-cell office:value-type="float" office:value="9470346" calcext:value-type="float">
            <text:p>9470346</text:p>
          </table:table-cell>
          <table:table-cell office:value-type="float" office:value="426" calcext:value-type="float">
            <text:p>426</text:p>
          </table:table-cell>
          <table:table-cell table:formula="of:=AVERAGE([.D328:.D331])" office:value-type="float" office:value="460.5" calcext:value-type="float">
            <text:p>461</text:p>
          </table:table-cell>
        </table:table-row>
        <table:table-row table:style-name="ro1">
          <table:table-cell office:value-type="float" office:value="32800" calcext:value-type="float">
            <text:p>32800</text:p>
          </table:table-cell>
          <table:table-cell office:value-type="float" office:value="9470581" calcext:value-type="float">
            <text:p>9470581</text:p>
          </table:table-cell>
          <table:table-cell office:value-type="float" office:value="9471054" calcext:value-type="float">
            <text:p>9471054</text:p>
          </table:table-cell>
          <table:table-cell office:value-type="float" office:value="473" calcext:value-type="float">
            <text:p>473</text:p>
          </table:table-cell>
          <table:table-cell table:formula="of:=AVERAGE([.D329:.D332])" office:value-type="float" office:value="467.5" calcext:value-type="float">
            <text:p>468</text:p>
          </table:table-cell>
        </table:table-row>
        <table:table-row table:style-name="ro1">
          <table:table-cell office:value-type="float" office:value="32900" calcext:value-type="float">
            <text:p>32900</text:p>
          </table:table-cell>
          <table:table-cell office:value-type="float" office:value="9471414" calcext:value-type="float">
            <text:p>9471414</text:p>
          </table:table-cell>
          <table:table-cell office:value-type="float" office:value="9471811" calcext:value-type="float">
            <text:p>9471811</text:p>
          </table:table-cell>
          <table:table-cell office:value-type="float" office:value="398" calcext:value-type="float">
            <text:p>398</text:p>
          </table:table-cell>
          <table:table-cell table:formula="of:=AVERAGE([.D330:.D333])" office:value-type="float" office:value="483.25" calcext:value-type="float">
            <text:p>483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9472018" calcext:value-type="float">
            <text:p>9472018</text:p>
          </table:table-cell>
          <table:table-cell office:value-type="float" office:value="9472563" calcext:value-type="float">
            <text:p>9472563</text:p>
          </table:table-cell>
          <table:table-cell office:value-type="float" office:value="545" calcext:value-type="float">
            <text:p>545</text:p>
          </table:table-cell>
          <table:table-cell table:formula="of:=AVERAGE([.D331:.D334])" office:value-type="float" office:value="502.5" calcext:value-type="float">
            <text:p>503</text:p>
          </table:table-cell>
        </table:table-row>
        <table:table-row table:style-name="ro1">
          <table:table-cell office:value-type="float" office:value="33100" calcext:value-type="float">
            <text:p>33100</text:p>
          </table:table-cell>
          <table:table-cell office:value-type="float" office:value="9472974" calcext:value-type="float">
            <text:p>9472974</text:p>
          </table:table-cell>
          <table:table-cell office:value-type="float" office:value="9473428" calcext:value-type="float">
            <text:p>9473428</text:p>
          </table:table-cell>
          <table:table-cell office:value-type="float" office:value="454" calcext:value-type="float">
            <text:p>454</text:p>
          </table:table-cell>
          <table:table-cell table:formula="of:=AVERAGE([.D332:.D335])"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33200" calcext:value-type="float">
            <text:p>33200</text:p>
          </table:table-cell>
          <table:table-cell office:value-type="float" office:value="9473586" calcext:value-type="float">
            <text:p>9473586</text:p>
          </table:table-cell>
          <table:table-cell office:value-type="float" office:value="9474122" calcext:value-type="float">
            <text:p>9474122</text:p>
          </table:table-cell>
          <table:table-cell office:value-type="float" office:value="536" calcext:value-type="float">
            <text:p>536</text:p>
          </table:table-cell>
          <table:table-cell table:formula="of:=AVERAGE([.D333:.D336])"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33300" calcext:value-type="float">
            <text:p>33300</text:p>
          </table:table-cell>
          <table:table-cell office:value-type="float" office:value="9474455" calcext:value-type="float">
            <text:p>9474455</text:p>
          </table:table-cell>
          <table:table-cell office:value-type="float" office:value="9474929" calcext:value-type="float">
            <text:p>9474929</text:p>
          </table:table-cell>
          <table:table-cell office:value-type="float" office:value="475" calcext:value-type="float">
            <text:p>475</text:p>
          </table:table-cell>
          <table:table-cell table:formula="of:=AVERAGE([.D334:.D337])" office:value-type="float" office:value="519.5" calcext:value-type="float">
            <text:p>520</text:p>
          </table:table-cell>
        </table:table-row>
        <table:table-row table:style-name="ro1">
          <table:table-cell office:value-type="float" office:value="33400" calcext:value-type="float">
            <text:p>33400</text:p>
          </table:table-cell>
          <table:table-cell office:value-type="float" office:value="9475168" calcext:value-type="float">
            <text:p>9475168</text:p>
          </table:table-cell>
          <table:table-cell office:value-type="float" office:value="9475787" calcext:value-type="float">
            <text:p>9475787</text:p>
          </table:table-cell>
          <table:table-cell office:value-type="float" office:value="619" calcext:value-type="float">
            <text:p>619</text:p>
          </table:table-cell>
          <table:table-cell table:formula="of:=AVERAGE([.D335:.D338])" office:value-type="float" office:value="535.25" calcext:value-type="float">
            <text:p>535</text:p>
          </table:table-cell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float" office:value="9475897" calcext:value-type="float">
            <text:p>9475897</text:p>
          </table:table-cell>
          <table:table-cell office:value-type="float" office:value="9476387" calcext:value-type="float">
            <text:p>9476387</text:p>
          </table:table-cell>
          <table:table-cell office:value-type="float" office:value="490" calcext:value-type="float">
            <text:p>490</text:p>
          </table:table-cell>
          <table:table-cell table:formula="of:=AVERAGE([.D336:.D339])" office:value-type="float" office:value="511.5" calcext:value-type="float">
            <text:p>512</text:p>
          </table:table-cell>
        </table:table-row>
        <table:table-row table:style-name="ro1">
          <table:table-cell office:value-type="float" office:value="33600" calcext:value-type="float">
            <text:p>33600</text:p>
          </table:table-cell>
          <table:table-cell office:value-type="float" office:value="9476794" calcext:value-type="float">
            <text:p>9476794</text:p>
          </table:table-cell>
          <table:table-cell office:value-type="float" office:value="9477288" calcext:value-type="float">
            <text:p>9477288</text:p>
          </table:table-cell>
          <table:table-cell office:value-type="float" office:value="494" calcext:value-type="float">
            <text:p>494</text:p>
          </table:table-cell>
          <table:table-cell table:formula="of:=AVERAGE([.D337:.D340])" office:value-type="float" office:value="531.5" calcext:value-type="float">
            <text:p>532</text:p>
          </table:table-cell>
        </table:table-row>
        <table:table-row table:style-name="ro1">
          <table:table-cell office:value-type="float" office:value="33700" calcext:value-type="float">
            <text:p>33700</text:p>
          </table:table-cell>
          <table:table-cell office:value-type="float" office:value="9477614" calcext:value-type="float">
            <text:p>9477614</text:p>
          </table:table-cell>
          <table:table-cell office:value-type="float" office:value="9478152" calcext:value-type="float">
            <text:p>9478152</text:p>
          </table:table-cell>
          <table:table-cell office:value-type="float" office:value="538" calcext:value-type="float">
            <text:p>538</text:p>
          </table:table-cell>
          <table:table-cell table:formula="of:=AVERAGE([.D338:.D341])" office:value-type="float" office:value="680.5" calcext:value-type="float">
            <text:p>681</text:p>
          </table:table-cell>
        </table:table-row>
        <table:table-row table:style-name="ro1">
          <table:table-cell office:value-type="float" office:value="33800" calcext:value-type="float">
            <text:p>33800</text:p>
          </table:table-cell>
          <table:table-cell office:value-type="float" office:value="9478404" calcext:value-type="float">
            <text:p>9478404</text:p>
          </table:table-cell>
          <table:table-cell office:value-type="float" office:value="9478928" calcext:value-type="float">
            <text:p>9478928</text:p>
          </table:table-cell>
          <table:table-cell office:value-type="float" office:value="524" calcext:value-type="float">
            <text:p>524</text:p>
          </table:table-cell>
          <table:table-cell table:formula="of:=AVERAGE([.D339:.D342])" office:value-type="float" office:value="698.25" calcext:value-type="float">
            <text:p>698</text:p>
          </table:table-cell>
        </table:table-row>
        <table:table-row table:style-name="ro1">
          <table:table-cell office:value-type="float" office:value="33900" calcext:value-type="float">
            <text:p>33900</text:p>
          </table:table-cell>
          <table:table-cell office:value-type="float" office:value="9479262" calcext:value-type="float">
            <text:p>9479262</text:p>
          </table:table-cell>
          <table:table-cell office:value-type="float" office:value="9479832" calcext:value-type="float">
            <text:p>9479832</text:p>
          </table:table-cell>
          <table:table-cell office:value-type="float" office:value="570" calcext:value-type="float">
            <text:p>570</text:p>
          </table:table-cell>
          <table:table-cell table:formula="of:=AVERAGE([.D340:.D343])" office:value-type="float" office:value="720.75" calcext:value-type="float">
            <text:p>721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9479955" calcext:value-type="float">
            <text:p>9479955</text:p>
          </table:table-cell>
          <table:table-cell office:value-type="float" office:value="9481045" calcext:value-type="float">
            <text:p>9481045</text:p>
          </table:table-cell>
          <table:table-cell office:value-type="float" office:value="1090" calcext:value-type="float">
            <text:p>1090</text:p>
          </table:table-cell>
          <table:table-cell table:formula="of:=AVERAGE([.D341:.D344])" office:value-type="float" office:value="682.5" calcext:value-type="float">
            <text:p>683</text:p>
          </table:table-cell>
        </table:table-row>
        <table:table-row table:style-name="ro1">
          <table:table-cell office:value-type="float" office:value="34100" calcext:value-type="float">
            <text:p>34100</text:p>
          </table:table-cell>
          <table:table-cell office:value-type="float" office:value="9481322" calcext:value-type="float">
            <text:p>9481322</text:p>
          </table:table-cell>
          <table:table-cell office:value-type="float" office:value="9481931" calcext:value-type="float">
            <text:p>9481931</text:p>
          </table:table-cell>
          <table:table-cell office:value-type="float" office:value="609" calcext:value-type="float">
            <text:p>609</text:p>
          </table:table-cell>
          <table:table-cell table:formula="of:=AVERAGE([.D342:.D345])" office:value-type="float" office:value="528.75" calcext:value-type="float">
            <text:p>529</text:p>
          </table:table-cell>
        </table:table-row>
        <table:table-row table:style-name="ro1">
          <table:table-cell office:value-type="float" office:value="34200" calcext:value-type="float">
            <text:p>34200</text:p>
          </table:table-cell>
          <table:table-cell office:value-type="float" office:value="9482088" calcext:value-type="float">
            <text:p>9482088</text:p>
          </table:table-cell>
          <table:table-cell office:value-type="float" office:value="9482702" calcext:value-type="float">
            <text:p>9482702</text:p>
          </table:table-cell>
          <table:table-cell office:value-type="float" office:value="614" calcext:value-type="float">
            <text:p>614</text:p>
          </table:table-cell>
          <table:table-cell table:formula="of:=AVERAGE([.D343:.D346])" office:value-type="float" office:value="513.5" calcext:value-type="float">
            <text:p>514</text:p>
          </table:table-cell>
        </table:table-row>
        <table:table-row table:style-name="ro1">
          <table:table-cell office:value-type="float" office:value="34300" calcext:value-type="float">
            <text:p>34300</text:p>
          </table:table-cell>
          <table:table-cell office:value-type="float" office:value="9482920" calcext:value-type="float">
            <text:p>9482920</text:p>
          </table:table-cell>
          <table:table-cell office:value-type="float" office:value="9483337" calcext:value-type="float">
            <text:p>9483337</text:p>
          </table:table-cell>
          <table:table-cell office:value-type="float" office:value="417" calcext:value-type="float">
            <text:p>417</text:p>
          </table:table-cell>
          <table:table-cell table:formula="of:=AVERAGE([.D344:.D347])" office:value-type="float" office:value="487.75" calcext:value-type="float">
            <text:p>488</text:p>
          </table:table-cell>
        </table:table-row>
        <table:table-row table:style-name="ro1">
          <table:table-cell office:value-type="float" office:value="34400" calcext:value-type="float">
            <text:p>34400</text:p>
          </table:table-cell>
          <table:table-cell office:value-type="float" office:value="9483673" calcext:value-type="float">
            <text:p>9483673</text:p>
          </table:table-cell>
          <table:table-cell office:value-type="float" office:value="9484148" calcext:value-type="float">
            <text:p>9484148</text:p>
          </table:table-cell>
          <table:table-cell office:value-type="float" office:value="475" calcext:value-type="float">
            <text:p>475</text:p>
          </table:table-cell>
          <table:table-cell table:formula="of:=AVERAGE([.D345:.D348])" office:value-type="float" office:value="515.75" calcext:value-type="float">
            <text:p>516</text:p>
          </table:table-cell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float" office:value="9484382" calcext:value-type="float">
            <text:p>9484382</text:p>
          </table:table-cell>
          <table:table-cell office:value-type="float" office:value="9484930" calcext:value-type="float">
            <text:p>9484930</text:p>
          </table:table-cell>
          <table:table-cell office:value-type="float" office:value="548" calcext:value-type="float">
            <text:p>548</text:p>
          </table:table-cell>
          <table:table-cell table:formula="of:=AVERAGE([.D346:.D349])" office:value-type="float" office:value="498.75" calcext:value-type="float">
            <text:p>499</text:p>
          </table:table-cell>
        </table:table-row>
        <table:table-row table:style-name="ro1">
          <table:table-cell office:value-type="float" office:value="34600" calcext:value-type="float">
            <text:p>34600</text:p>
          </table:table-cell>
          <table:table-cell office:value-type="float" office:value="9485073" calcext:value-type="float">
            <text:p>9485073</text:p>
          </table:table-cell>
          <table:table-cell office:value-type="float" office:value="9485584" calcext:value-type="float">
            <text:p>9485584</text:p>
          </table:table-cell>
          <table:table-cell office:value-type="float" office:value="511" calcext:value-type="float">
            <text:p>511</text:p>
          </table:table-cell>
          <table:table-cell table:formula="of:=AVERAGE([.D347:.D350])" office:value-type="float" office:value="488.75" calcext:value-type="float">
            <text:p>489</text:p>
          </table:table-cell>
        </table:table-row>
        <table:table-row table:style-name="ro1">
          <table:table-cell office:value-type="float" office:value="34700" calcext:value-type="float">
            <text:p>34700</text:p>
          </table:table-cell>
          <table:table-cell office:value-type="float" office:value="9485785" calcext:value-type="float">
            <text:p>9485785</text:p>
          </table:table-cell>
          <table:table-cell office:value-type="float" office:value="9486314" calcext:value-type="float">
            <text:p>9486314</text:p>
          </table:table-cell>
          <table:table-cell office:value-type="float" office:value="529" calcext:value-type="float">
            <text:p>529</text:p>
          </table:table-cell>
          <table:table-cell table:formula="of:=AVERAGE([.D348:.D351])"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4800" calcext:value-type="float">
            <text:p>34800</text:p>
          </table:table-cell>
          <table:table-cell office:value-type="float" office:value="9486511" calcext:value-type="float">
            <text:p>9486511</text:p>
          </table:table-cell>
          <table:table-cell office:value-type="float" office:value="9486918" calcext:value-type="float">
            <text:p>9486918</text:p>
          </table:table-cell>
          <table:table-cell office:value-type="float" office:value="407" calcext:value-type="float">
            <text:p>407</text:p>
          </table:table-cell>
          <table:table-cell table:formula="of:=AVERAGE([.D349:.D352])" office:value-type="float" office:value="460.75" calcext:value-type="float">
            <text:p>461</text:p>
          </table:table-cell>
        </table:table-row>
        <table:table-row table:style-name="ro1">
          <table:table-cell office:value-type="float" office:value="34900" calcext:value-type="float">
            <text:p>34900</text:p>
          </table:table-cell>
          <table:table-cell office:value-type="float" office:value="9487290" calcext:value-type="float">
            <text:p>9487290</text:p>
          </table:table-cell>
          <table:table-cell office:value-type="float" office:value="9487798" calcext:value-type="float">
            <text:p>9487798</text:p>
          </table:table-cell>
          <table:table-cell office:value-type="float" office:value="508" calcext:value-type="float">
            <text:p>508</text:p>
          </table:table-cell>
          <table:table-cell table:formula="of:=AVERAGE([.D350:.D353])" office:value-type="float" office:value="457.75" calcext:value-type="float">
            <text:p>458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9488110" calcext:value-type="float">
            <text:p>9488110</text:p>
          </table:table-cell>
          <table:table-cell office:value-type="float" office:value="9488506" calcext:value-type="float">
            <text:p>9488506</text:p>
          </table:table-cell>
          <table:table-cell office:value-type="float" office:value="396" calcext:value-type="float">
            <text:p>396</text:p>
          </table:table-cell>
          <table:table-cell table:formula="of:=AVERAGE([.D351:.D354])" office:value-type="float" office:value="421.25" calcext:value-type="float">
            <text:p>421</text:p>
          </table:table-cell>
        </table:table-row>
        <table:table-row table:style-name="ro1">
          <table:table-cell office:value-type="float" office:value="35100" calcext:value-type="float">
            <text:p>35100</text:p>
          </table:table-cell>
          <table:table-cell office:value-type="float" office:value="9488894" calcext:value-type="float">
            <text:p>9488894</text:p>
          </table:table-cell>
          <table:table-cell office:value-type="float" office:value="9489426" calcext:value-type="float">
            <text:p>9489426</text:p>
          </table:table-cell>
          <table:table-cell office:value-type="float" office:value="532" calcext:value-type="float">
            <text:p>532</text:p>
          </table:table-cell>
          <table:table-cell table:formula="of:=AVERAGE([.D352:.D355])"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35200" calcext:value-type="float">
            <text:p>35200</text:p>
          </table:table-cell>
          <table:table-cell office:value-type="float" office:value="9489495" calcext:value-type="float">
            <text:p>9489495</text:p>
          </table:table-cell>
          <table:table-cell office:value-type="float" office:value="9489890" calcext:value-type="float">
            <text:p>9489890</text:p>
          </table:table-cell>
          <table:table-cell office:value-type="float" office:value="395" calcext:value-type="float">
            <text:p>395</text:p>
          </table:table-cell>
          <table:table-cell table:formula="of:=AVERAGE([.D353:.D356])" office:value-type="float" office:value="409.75" calcext:value-type="float">
            <text:p>410</text:p>
          </table:table-cell>
        </table:table-row>
        <table:table-row table:style-name="ro1">
          <table:table-cell office:value-type="float" office:value="35300" calcext:value-type="float">
            <text:p>35300</text:p>
          </table:table-cell>
          <table:table-cell office:value-type="float" office:value="9490345" calcext:value-type="float">
            <text:p>9490345</text:p>
          </table:table-cell>
          <table:table-cell office:value-type="float" office:value="9490707" calcext:value-type="float">
            <text:p>9490707</text:p>
          </table:table-cell>
          <table:table-cell office:value-type="float" office:value="362" calcext:value-type="float">
            <text:p>362</text:p>
          </table:table-cell>
          <table:table-cell table:formula="of:=AVERAGE([.D354:.D357])" office:value-type="float" office:value="440.75" calcext:value-type="float">
            <text:p>441</text:p>
          </table:table-cell>
        </table:table-row>
        <table:table-row table:style-name="ro1">
          <table:table-cell office:value-type="float" office:value="35400" calcext:value-type="float">
            <text:p>35400</text:p>
          </table:table-cell>
          <table:table-cell office:value-type="float" office:value="9491045" calcext:value-type="float">
            <text:p>9491045</text:p>
          </table:table-cell>
          <table:table-cell office:value-type="float" office:value="9491548" calcext:value-type="float">
            <text:p>9491548</text:p>
          </table:table-cell>
          <table:table-cell office:value-type="float" office:value="503" calcext:value-type="float">
            <text:p>503</text:p>
          </table:table-cell>
          <table:table-cell table:formula="of:=AVERAGE([.D355:.D358])" office:value-type="float" office:value="464.25" calcext:value-type="float">
            <text:p>464</text:p>
          </table:table-cell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float" office:value="9491937" calcext:value-type="float">
            <text:p>9491937</text:p>
          </table:table-cell>
          <table:table-cell office:value-type="float" office:value="9492316" calcext:value-type="float">
            <text:p>9492316</text:p>
          </table:table-cell>
          <table:table-cell office:value-type="float" office:value="379" calcext:value-type="float">
            <text:p>379</text:p>
          </table:table-cell>
          <table:table-cell table:formula="of:=AVERAGE([.D356:.D359])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35600" calcext:value-type="float">
            <text:p>35600</text:p>
          </table:table-cell>
          <table:table-cell office:value-type="float" office:value="9492577" calcext:value-type="float">
            <text:p>9492577</text:p>
          </table:table-cell>
          <table:table-cell office:value-type="float" office:value="9493096" calcext:value-type="float">
            <text:p>9493096</text:p>
          </table:table-cell>
          <table:table-cell office:value-type="float" office:value="519" calcext:value-type="float">
            <text:p>519</text:p>
          </table:table-cell>
          <table:table-cell table:formula="of:=AVERAGE([.D357:.D360])" office:value-type="float" office:value="533.5" calcext:value-type="float">
            <text:p>534</text:p>
          </table:table-cell>
        </table:table-row>
        <table:table-row table:style-name="ro1">
          <table:table-cell office:value-type="float" office:value="35700" calcext:value-type="float">
            <text:p>35700</text:p>
          </table:table-cell>
          <table:table-cell office:value-type="float" office:value="9493301" calcext:value-type="float">
            <text:p>9493301</text:p>
          </table:table-cell>
          <table:table-cell office:value-type="float" office:value="9493757" calcext:value-type="float">
            <text:p>9493757</text:p>
          </table:table-cell>
          <table:table-cell office:value-type="float" office:value="456" calcext:value-type="float">
            <text:p>456</text:p>
          </table:table-cell>
          <table:table-cell table:formula="of:=AVERAGE([.D358:.D361])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35800" calcext:value-type="float">
            <text:p>35800</text:p>
          </table:table-cell>
          <table:table-cell office:value-type="float" office:value="9494063" calcext:value-type="float">
            <text:p>9494063</text:p>
          </table:table-cell>
          <table:table-cell office:value-type="float" office:value="9494678" calcext:value-type="float">
            <text:p>9494678</text:p>
          </table:table-cell>
          <table:table-cell office:value-type="float" office:value="614" calcext:value-type="float">
            <text:p>614</text:p>
          </table:table-cell>
          <table:table-cell table:formula="of:=AVERAGE([.D359:.D362])" office:value-type="float" office:value="560.25" calcext:value-type="float">
            <text:p>560</text:p>
          </table:table-cell>
        </table:table-row>
        <table:table-row table:style-name="ro1">
          <table:table-cell office:value-type="float" office:value="35900" calcext:value-type="float">
            <text:p>35900</text:p>
          </table:table-cell>
          <table:table-cell office:value-type="float" office:value="9494950" calcext:value-type="float">
            <text:p>9494950</text:p>
          </table:table-cell>
          <table:table-cell office:value-type="float" office:value="9495495" calcext:value-type="float">
            <text:p>9495495</text:p>
          </table:table-cell>
          <table:table-cell office:value-type="float" office:value="545" calcext:value-type="float">
            <text:p>545</text:p>
          </table:table-cell>
          <table:table-cell table:formula="of:=AVERAGE([.D360:.D363])" office:value-type="float" office:value="515.5" calcext:value-type="float">
            <text:p>516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9495716" calcext:value-type="float">
            <text:p>9495716</text:p>
          </table:table-cell>
          <table:table-cell office:value-type="float" office:value="9496249" calcext:value-type="float">
            <text:p>9496249</text:p>
          </table:table-cell>
          <table:table-cell office:value-type="float" office:value="533" calcext:value-type="float">
            <text:p>533</text:p>
          </table:table-cell>
          <table:table-cell table:formula="of:=AVERAGE([.D361:.D364])"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36100" calcext:value-type="float">
            <text:p>36100</text:p>
          </table:table-cell>
          <table:table-cell office:value-type="float" office:value="9496450" calcext:value-type="float">
            <text:p>9496450</text:p>
          </table:table-cell>
          <table:table-cell office:value-type="float" office:value="9496999" calcext:value-type="float">
            <text:p>9496999</text:p>
          </table:table-cell>
          <table:table-cell office:value-type="float" office:value="549" calcext:value-type="float">
            <text:p>549</text:p>
          </table:table-cell>
          <table:table-cell table:formula="of:=AVERAGE([.D362:.D365])" office:value-type="float" office:value="467.75" calcext:value-type="float">
            <text:p>468</text:p>
          </table:table-cell>
        </table:table-row>
        <table:table-row table:style-name="ro1">
          <table:table-cell office:value-type="float" office:value="36200" calcext:value-type="float">
            <text:p>36200</text:p>
          </table:table-cell>
          <table:table-cell office:value-type="float" office:value="9497171" calcext:value-type="float">
            <text:p>9497171</text:p>
          </table:table-cell>
          <table:table-cell office:value-type="float" office:value="9497606" calcext:value-type="float">
            <text:p>9497606</text:p>
          </table:table-cell>
          <table:table-cell office:value-type="float" office:value="435" calcext:value-type="float">
            <text:p>435</text:p>
          </table:table-cell>
          <table:table-cell table:formula="of:=AVERAGE([.D363:.D366])" office:value-type="float" office:value="481.25" calcext:value-type="float">
            <text:p>481</text:p>
          </table:table-cell>
        </table:table-row>
        <table:table-row table:style-name="ro1">
          <table:table-cell office:value-type="float" office:value="36300" calcext:value-type="float">
            <text:p>36300</text:p>
          </table:table-cell>
          <table:table-cell office:value-type="float" office:value="9497867" calcext:value-type="float">
            <text:p>9497867</text:p>
          </table:table-cell>
          <table:table-cell office:value-type="float" office:value="9498307" calcext:value-type="float">
            <text:p>9498307</text:p>
          </table:table-cell>
          <table:table-cell office:value-type="float" office:value="439" calcext:value-type="float">
            <text:p>439</text:p>
          </table:table-cell>
          <table:table-cell table:formula="of:=AVERAGE([.D364:.D367])" office:value-type="float" office:value="520.25" calcext:value-type="float">
            <text:p>520</text:p>
          </table:table-cell>
        </table:table-row>
        <table:table-row table:style-name="ro1">
          <table:table-cell office:value-type="float" office:value="36400" calcext:value-type="float">
            <text:p>36400</text:p>
          </table:table-cell>
          <table:table-cell office:value-type="float" office:value="9498677" calcext:value-type="float">
            <text:p>9498677</text:p>
          </table:table-cell>
          <table:table-cell office:value-type="float" office:value="9499125" calcext:value-type="float">
            <text:p>9499125</text:p>
          </table:table-cell>
          <table:table-cell office:value-type="float" office:value="448" calcext:value-type="float">
            <text:p>448</text:p>
          </table:table-cell>
          <table:table-cell table:formula="of:=AVERAGE([.D365:.D368])" office:value-type="float" office:value="543.25" calcext:value-type="float">
            <text:p>543</text:p>
          </table:table-cell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float" office:value="9499559" calcext:value-type="float">
            <text:p>9499559</text:p>
          </table:table-cell>
          <table:table-cell office:value-type="float" office:value="9500163" calcext:value-type="float">
            <text:p>9500163</text:p>
          </table:table-cell>
          <table:table-cell office:value-type="float" office:value="603" calcext:value-type="float">
            <text:p>603</text:p>
          </table:table-cell>
          <table:table-cell table:formula="of:=AVERAGE([.D366:.D369])"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36600" calcext:value-type="float">
            <text:p>36600</text:p>
          </table:table-cell>
          <table:table-cell office:value-type="float" office:value="9500400" calcext:value-type="float">
            <text:p>9500400</text:p>
          </table:table-cell>
          <table:table-cell office:value-type="float" office:value="9500991" calcext:value-type="float">
            <text:p>9500991</text:p>
          </table:table-cell>
          <table:table-cell office:value-type="float" office:value="591" calcext:value-type="float">
            <text:p>591</text:p>
          </table:table-cell>
          <table:table-cell table:formula="of:=AVERAGE([.D367:.D370])" office:value-type="float" office:value="722.75" calcext:value-type="float">
            <text:p>723</text:p>
          </table:table-cell>
        </table:table-row>
        <table:table-row table:style-name="ro1">
          <table:table-cell office:value-type="float" office:value="36700" calcext:value-type="float">
            <text:p>36700</text:p>
          </table:table-cell>
          <table:table-cell office:value-type="float" office:value="9501167" calcext:value-type="float">
            <text:p>9501167</text:p>
          </table:table-cell>
          <table:table-cell office:value-type="float" office:value="9501697" calcext:value-type="float">
            <text:p>9501697</text:p>
          </table:table-cell>
          <table:table-cell office:value-type="float" office:value="531" calcext:value-type="float">
            <text:p>531</text:p>
          </table:table-cell>
          <table:table-cell table:formula="of:=AVERAGE([.D368:.D371])" office:value-type="float" office:value="685.75" calcext:value-type="float">
            <text:p>686</text:p>
          </table:table-cell>
        </table:table-row>
        <table:table-row table:style-name="ro1">
          <table:table-cell office:value-type="float" office:value="36800" calcext:value-type="float">
            <text:p>36800</text:p>
          </table:table-cell>
          <table:table-cell office:value-type="float" office:value="9501973" calcext:value-type="float">
            <text:p>9501973</text:p>
          </table:table-cell>
          <table:table-cell office:value-type="float" office:value="9503192" calcext:value-type="float">
            <text:p>9503192</text:p>
          </table:table-cell>
          <table:table-cell office:value-type="float" office:value="1219" calcext:value-type="float">
            <text:p>1219</text:p>
          </table:table-cell>
          <table:table-cell table:formula="of:=AVERAGE([.D369:.D372])" office:value-type="float" office:value="678.25" calcext:value-type="float">
            <text:p>678</text:p>
          </table:table-cell>
        </table:table-row>
        <table:table-row table:style-name="ro1">
          <table:table-cell office:value-type="float" office:value="36900" calcext:value-type="float">
            <text:p>36900</text:p>
          </table:table-cell>
          <table:table-cell office:value-type="float" office:value="9503593" calcext:value-type="float">
            <text:p>9503593</text:p>
          </table:table-cell>
          <table:table-cell office:value-type="float" office:value="9504143" calcext:value-type="float">
            <text:p>9504143</text:p>
          </table:table-cell>
          <table:table-cell office:value-type="float" office:value="550" calcext:value-type="float">
            <text:p>550</text:p>
          </table:table-cell>
          <table:table-cell table:formula="of:=AVERAGE([.D370:.D373])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9504383" calcext:value-type="float">
            <text:p>9504383</text:p>
          </table:table-cell>
          <table:table-cell office:value-type="float" office:value="9504826" calcext:value-type="float">
            <text:p>9504826</text:p>
          </table:table-cell>
          <table:table-cell office:value-type="float" office:value="443" calcext:value-type="float">
            <text:p>443</text:p>
          </table:table-cell>
          <table:table-cell table:formula="of:=AVERAGE([.D371:.D374])"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37100" calcext:value-type="float">
            <text:p>37100</text:p>
          </table:table-cell>
          <table:table-cell office:value-type="float" office:value="9505029" calcext:value-type="float">
            <text:p>9505029</text:p>
          </table:table-cell>
          <table:table-cell office:value-type="float" office:value="9505530" calcext:value-type="float">
            <text:p>9505530</text:p>
          </table:table-cell>
          <table:table-cell office:value-type="float" office:value="501" calcext:value-type="float">
            <text:p>501</text:p>
          </table:table-cell>
          <table:table-cell table:formula="of:=AVERAGE([.D372:.D375])" office:value-type="float" office:value="478.75" calcext:value-type="float">
            <text:p>479</text:p>
          </table:table-cell>
        </table:table-row>
        <table:table-row table:style-name="ro1">
          <table:table-cell office:value-type="float" office:value="37200" calcext:value-type="float">
            <text:p>37200</text:p>
          </table:table-cell>
          <table:table-cell office:value-type="float" office:value="9505932" calcext:value-type="float">
            <text:p>9505932</text:p>
          </table:table-cell>
          <table:table-cell office:value-type="float" office:value="9506342" calcext:value-type="float">
            <text:p>9506342</text:p>
          </table:table-cell>
          <table:table-cell office:value-type="float" office:value="410" calcext:value-type="float">
            <text:p>410</text:p>
          </table:table-cell>
          <table:table-cell table:formula="of:=AVERAGE([.D373:.D376])" office:value-type="float" office:value="493.5" calcext:value-type="float">
            <text:p>494</text:p>
          </table:table-cell>
        </table:table-row>
        <table:table-row table:style-name="ro1">
          <table:table-cell office:value-type="float" office:value="37300" calcext:value-type="float">
            <text:p>37300</text:p>
          </table:table-cell>
          <table:table-cell office:value-type="float" office:value="9506658" calcext:value-type="float">
            <text:p>9506658</text:p>
          </table:table-cell>
          <table:table-cell office:value-type="float" office:value="9507132" calcext:value-type="float">
            <text:p>9507132</text:p>
          </table:table-cell>
          <table:table-cell office:value-type="float" office:value="474" calcext:value-type="float">
            <text:p>474</text:p>
          </table:table-cell>
          <table:table-cell table:formula="of:=AVERAGE([.D374:.D377])" office:value-type="float" office:value="523.5" calcext:value-type="float">
            <text:p>524</text:p>
          </table:table-cell>
        </table:table-row>
        <table:table-row table:style-name="ro1">
          <table:table-cell office:value-type="float" office:value="37400" calcext:value-type="float">
            <text:p>37400</text:p>
          </table:table-cell>
          <table:table-cell office:value-type="float" office:value="9507421" calcext:value-type="float">
            <text:p>9507421</text:p>
          </table:table-cell>
          <table:table-cell office:value-type="float" office:value="9507951" calcext:value-type="float">
            <text:p>9507951</text:p>
          </table:table-cell>
          <table:table-cell office:value-type="float" office:value="530" calcext:value-type="float">
            <text:p>530</text:p>
          </table:table-cell>
          <table:table-cell table:formula="of:=AVERAGE([.D375:.D378])" office:value-type="float" office:value="516.5" calcext:value-type="float">
            <text:p>517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9508107" calcext:value-type="float">
            <text:p>9508107</text:p>
          </table:table-cell>
          <table:table-cell office:value-type="float" office:value="9508667" calcext:value-type="float">
            <text:p>9508667</text:p>
          </table:table-cell>
          <table:table-cell office:value-type="float" office:value="560" calcext:value-type="float">
            <text:p>560</text:p>
          </table:table-cell>
          <table:table-cell table:formula="of:=AVERAGE([.D376:.D379])" office:value-type="float" office:value="525.5" calcext:value-type="float">
            <text:p>526</text:p>
          </table:table-cell>
        </table:table-row>
        <table:table-row table:style-name="ro1">
          <table:table-cell office:value-type="float" office:value="37600" calcext:value-type="float">
            <text:p>37600</text:p>
          </table:table-cell>
          <table:table-cell office:value-type="float" office:value="9508976" calcext:value-type="float">
            <text:p>9508976</text:p>
          </table:table-cell>
          <table:table-cell office:value-type="float" office:value="9509507" calcext:value-type="float">
            <text:p>9509507</text:p>
          </table:table-cell>
          <table:table-cell office:value-type="float" office:value="530" calcext:value-type="float">
            <text:p>530</text:p>
          </table:table-cell>
          <table:table-cell table:formula="of:=AVERAGE([.D377:.D380])" office:value-type="float" office:value="503.25" calcext:value-type="float">
            <text:p>503</text:p>
          </table:table-cell>
        </table:table-row>
        <table:table-row table:style-name="ro1">
          <table:table-cell office:value-type="float" office:value="37700" calcext:value-type="float">
            <text:p>37700</text:p>
          </table:table-cell>
          <table:table-cell office:value-type="float" office:value="9509784" calcext:value-type="float">
            <text:p>9509784</text:p>
          </table:table-cell>
          <table:table-cell office:value-type="float" office:value="9510230" calcext:value-type="float">
            <text:p>9510230</text:p>
          </table:table-cell>
          <table:table-cell office:value-type="float" office:value="446" calcext:value-type="float">
            <text:p>446</text:p>
          </table:table-cell>
          <table:table-cell table:formula="of:=AVERAGE([.D378:.D381])" office:value-type="float" office:value="500.75" calcext:value-type="float">
            <text:p>501</text:p>
          </table:table-cell>
        </table:table-row>
        <table:table-row table:style-name="ro1">
          <table:table-cell office:value-type="float" office:value="37800" calcext:value-type="float">
            <text:p>37800</text:p>
          </table:table-cell>
          <table:table-cell office:value-type="float" office:value="9510359" calcext:value-type="float">
            <text:p>9510359</text:p>
          </table:table-cell>
          <table:table-cell office:value-type="float" office:value="9510925" calcext:value-type="float">
            <text:p>9510925</text:p>
          </table:table-cell>
          <table:table-cell office:value-type="float" office:value="566" calcext:value-type="float">
            <text:p>566</text:p>
          </table:table-cell>
          <table:table-cell table:formula="of:=AVERAGE([.D379:.D382])" office:value-type="float" office:value="518.75" calcext:value-type="float">
            <text:p>519</text:p>
          </table:table-cell>
        </table:table-row>
        <table:table-row table:style-name="ro1">
          <table:table-cell office:value-type="float" office:value="37900" calcext:value-type="float">
            <text:p>37900</text:p>
          </table:table-cell>
          <table:table-cell office:value-type="float" office:value="9511262" calcext:value-type="float">
            <text:p>9511262</text:p>
          </table:table-cell>
          <table:table-cell office:value-type="float" office:value="9511733" calcext:value-type="float">
            <text:p>9511733</text:p>
          </table:table-cell>
          <table:table-cell office:value-type="float" office:value="471" calcext:value-type="float">
            <text:p>471</text:p>
          </table:table-cell>
          <table:table-cell table:formula="of:=AVERAGE([.D380:.D383])" office:value-type="float" office:value="478.25" calcext:value-type="float">
            <text:p>478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9511933" calcext:value-type="float">
            <text:p>9511933</text:p>
          </table:table-cell>
          <table:table-cell office:value-type="float" office:value="9512454" calcext:value-type="float">
            <text:p>9512454</text:p>
          </table:table-cell>
          <table:table-cell office:value-type="float" office:value="520" calcext:value-type="float">
            <text:p>520</text:p>
          </table:table-cell>
          <table:table-cell table:formula="of:=AVERAGE([.D381:.D384])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38100" calcext:value-type="float">
            <text:p>38100</text:p>
          </table:table-cell>
          <table:table-cell office:value-type="float" office:value="9512786" calcext:value-type="float">
            <text:p>9512786</text:p>
          </table:table-cell>
          <table:table-cell office:value-type="float" office:value="9513304" calcext:value-type="float">
            <text:p>9513304</text:p>
          </table:table-cell>
          <table:table-cell office:value-type="float" office:value="518" calcext:value-type="float">
            <text:p>518</text:p>
          </table:table-cell>
          <table:table-cell table:formula="of:=AVERAGE([.D382:.D385])" office:value-type="float" office:value="465.5" calcext:value-type="float">
            <text:p>466</text:p>
          </table:table-cell>
        </table:table-row>
        <table:table-row table:style-name="ro1">
          <table:table-cell office:value-type="float" office:value="38200" calcext:value-type="float">
            <text:p>38200</text:p>
          </table:table-cell>
          <table:table-cell office:value-type="float" office:value="9513528" calcext:value-type="float">
            <text:p>9513528</text:p>
          </table:table-cell>
          <table:table-cell office:value-type="float" office:value="9513932" calcext:value-type="float">
            <text:p>9513932</text:p>
          </table:table-cell>
          <table:table-cell office:value-type="float" office:value="404" calcext:value-type="float">
            <text:p>404</text:p>
          </table:table-cell>
          <table:table-cell table:formula="of:=AVERAGE([.D383:.D386])" office:value-type="float" office:value="465.75" calcext:value-type="float">
            <text:p>466</text:p>
          </table:table-cell>
        </table:table-row>
        <table:table-row table:style-name="ro1">
          <table:table-cell office:value-type="float" office:value="38300" calcext:value-type="float">
            <text:p>38300</text:p>
          </table:table-cell>
          <table:table-cell office:value-type="float" office:value="9514260" calcext:value-type="float">
            <text:p>9514260</text:p>
          </table:table-cell>
          <table:table-cell office:value-type="float" office:value="9514706" calcext:value-type="float">
            <text:p>9514706</text:p>
          </table:table-cell>
          <table:table-cell office:value-type="float" office:value="446" calcext:value-type="float">
            <text:p>446</text:p>
          </table:table-cell>
          <table:table-cell table:formula="of:=AVERAGE([.D384:.D387])"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38400" calcext:value-type="float">
            <text:p>38400</text:p>
          </table:table-cell>
          <table:table-cell office:value-type="float" office:value="9515047" calcext:value-type="float">
            <text:p>9515047</text:p>
          </table:table-cell>
          <table:table-cell office:value-type="float" office:value="9515541" calcext:value-type="float">
            <text:p>9515541</text:p>
          </table:table-cell>
          <table:table-cell office:value-type="float" office:value="494" calcext:value-type="float">
            <text:p>494</text:p>
          </table:table-cell>
          <table:table-cell table:formula="of:=AVERAGE([.D385:.D388])"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float" office:value="9515899" calcext:value-type="float">
            <text:p>9515899</text:p>
          </table:table-cell>
          <table:table-cell office:value-type="float" office:value="9516418" calcext:value-type="float">
            <text:p>9516418</text:p>
          </table:table-cell>
          <table:table-cell office:value-type="float" office:value="519" calcext:value-type="float">
            <text:p>519</text:p>
          </table:table-cell>
          <table:table-cell table:formula="of:=AVERAGE([.D386:.D389])" office:value-type="float" office:value="502.5" calcext:value-type="float">
            <text:p>503</text:p>
          </table:table-cell>
        </table:table-row>
        <table:table-row table:style-name="ro1">
          <table:table-cell office:value-type="float" office:value="38600" calcext:value-type="float">
            <text:p>38600</text:p>
          </table:table-cell>
          <table:table-cell office:value-type="float" office:value="9516622" calcext:value-type="float">
            <text:p>9516622</text:p>
          </table:table-cell>
          <table:table-cell office:value-type="float" office:value="9517096" calcext:value-type="float">
            <text:p>9517096</text:p>
          </table:table-cell>
          <table:table-cell office:value-type="float" office:value="473" calcext:value-type="float">
            <text:p>473</text:p>
          </table:table-cell>
          <table:table-cell table:formula="of:=AVERAGE([.D387:.D390])"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38700" calcext:value-type="float">
            <text:p>38700</text:p>
          </table:table-cell>
          <table:table-cell office:value-type="float" office:value="9517329" calcext:value-type="float">
            <text:p>9517329</text:p>
          </table:table-cell>
          <table:table-cell office:value-type="float" office:value="9517910" calcext:value-type="float">
            <text:p>9517910</text:p>
          </table:table-cell>
          <table:table-cell office:value-type="float" office:value="582" calcext:value-type="float">
            <text:p>582</text:p>
          </table:table-cell>
          <table:table-cell table:formula="of:=AVERAGE([.D388:.D391])" office:value-type="float" office:value="486.5" calcext:value-type="float">
            <text:p>487</text:p>
          </table:table-cell>
        </table:table-row>
        <table:table-row table:style-name="ro1">
          <table:table-cell office:value-type="float" office:value="38800" calcext:value-type="float">
            <text:p>38800</text:p>
          </table:table-cell>
          <table:table-cell office:value-type="float" office:value="9518145" calcext:value-type="float">
            <text:p>9518145</text:p>
          </table:table-cell>
          <table:table-cell office:value-type="float" office:value="9518581" calcext:value-type="float">
            <text:p>9518581</text:p>
          </table:table-cell>
          <table:table-cell office:value-type="float" office:value="436" calcext:value-type="float">
            <text:p>436</text:p>
          </table:table-cell>
          <table:table-cell table:formula="of:=AVERAGE([.D389:.D392])" office:value-type="float" office:value="450.25" calcext:value-type="float">
            <text:p>450</text:p>
          </table:table-cell>
        </table:table-row>
        <table:table-row table:style-name="ro1">
          <table:table-cell office:value-type="float" office:value="38900" calcext:value-type="float">
            <text:p>38900</text:p>
          </table:table-cell>
          <table:table-cell office:value-type="float" office:value="9519212" calcext:value-type="float">
            <text:p>9519212</text:p>
          </table:table-cell>
          <table:table-cell office:value-type="float" office:value="9519633" calcext:value-type="float">
            <text:p>9519633</text:p>
          </table:table-cell>
          <table:table-cell office:value-type="float" office:value="421" calcext:value-type="float">
            <text:p>421</text:p>
          </table:table-cell>
          <table:table-cell table:formula="of:=AVERAGE([.D390:.D393])" office:value-type="float" office:value="475.5" calcext:value-type="float">
            <text:p>476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9519837" calcext:value-type="float">
            <text:p>9519837</text:p>
          </table:table-cell>
          <table:table-cell office:value-type="float" office:value="9520344" calcext:value-type="float">
            <text:p>9520344</text:p>
          </table:table-cell>
          <table:table-cell office:value-type="float" office:value="507" calcext:value-type="float">
            <text:p>507</text:p>
          </table:table-cell>
          <table:table-cell table:formula="of:=AVERAGE([.D391:.D394])"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39100" calcext:value-type="float">
            <text:p>39100</text:p>
          </table:table-cell>
          <table:table-cell office:value-type="float" office:value="9520762" calcext:value-type="float">
            <text:p>9520762</text:p>
          </table:table-cell>
          <table:table-cell office:value-type="float" office:value="9521199" calcext:value-type="float">
            <text:p>9521199</text:p>
          </table:table-cell>
          <table:table-cell office:value-type="float" office:value="437" calcext:value-type="float">
            <text:p>437</text:p>
          </table:table-cell>
          <table:table-cell table:formula="of:=AVERAGE([.D392:.D395])" office:value-type="float" office:value="486.25" calcext:value-type="float">
            <text:p>486</text:p>
          </table:table-cell>
        </table:table-row>
        <table:table-row table:style-name="ro1">
          <table:table-cell office:value-type="float" office:value="39200" calcext:value-type="float">
            <text:p>39200</text:p>
          </table:table-cell>
          <table:table-cell office:value-type="float" office:value="9521299" calcext:value-type="float">
            <text:p>9521299</text:p>
          </table:table-cell>
          <table:table-cell office:value-type="float" office:value="9521836" calcext:value-type="float">
            <text:p>9521836</text:p>
          </table:table-cell>
          <table:table-cell office:value-type="float" office:value="537" calcext:value-type="float">
            <text:p>537</text:p>
          </table:table-cell>
          <table:table-cell table:formula="of:=AVERAGE([.D393:.D396])" office:value-type="float" office:value="496.25" calcext:value-type="float">
            <text:p>496</text:p>
          </table:table-cell>
        </table:table-row>
        <table:table-row table:style-name="ro1">
          <table:table-cell office:value-type="float" office:value="39300" calcext:value-type="float">
            <text:p>39300</text:p>
          </table:table-cell>
          <table:table-cell office:value-type="float" office:value="9522202" calcext:value-type="float">
            <text:p>9522202</text:p>
          </table:table-cell>
          <table:table-cell office:value-type="float" office:value="9522713" calcext:value-type="float">
            <text:p>9522713</text:p>
          </table:table-cell>
          <table:table-cell office:value-type="float" office:value="511" calcext:value-type="float">
            <text:p>511</text:p>
          </table:table-cell>
          <table:table-cell table:formula="of:=AVERAGE([.D394:.D397])" office:value-type="float" office:value="494.5" calcext:value-type="float">
            <text:p>495</text:p>
          </table:table-cell>
        </table:table-row>
        <table:table-row table:style-name="ro1">
          <table:table-cell office:value-type="float" office:value="39400" calcext:value-type="float">
            <text:p>39400</text:p>
          </table:table-cell>
          <table:table-cell office:value-type="float" office:value="9522842" calcext:value-type="float">
            <text:p>9522842</text:p>
          </table:table-cell>
          <table:table-cell office:value-type="float" office:value="9523302" calcext:value-type="float">
            <text:p>9523302</text:p>
          </table:table-cell>
          <table:table-cell office:value-type="float" office:value="460" calcext:value-type="float">
            <text:p>460</text:p>
          </table:table-cell>
          <table:table-cell table:formula="of:=AVERAGE([.D395:.D398])" office:value-type="float" office:value="497.75" calcext:value-type="float">
            <text:p>498</text:p>
          </table:table-cell>
        </table:table-row>
        <table:table-row table:style-name="ro1">
          <table:table-cell office:value-type="float" office:value="39500" calcext:value-type="float">
            <text:p>39500</text:p>
          </table:table-cell>
          <table:table-cell office:value-type="float" office:value="9523816" calcext:value-type="float">
            <text:p>9523816</text:p>
          </table:table-cell>
          <table:table-cell office:value-type="float" office:value="9524293" calcext:value-type="float">
            <text:p>9524293</text:p>
          </table:table-cell>
          <table:table-cell office:value-type="float" office:value="477" calcext:value-type="float">
            <text:p>477</text:p>
          </table:table-cell>
          <table:table-cell table:formula="of:=AVERAGE([.D396:.D399])" office:value-type="float" office:value="526.75" calcext:value-type="float">
            <text:p>527</text:p>
          </table:table-cell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9525262" calcext:value-type="float">
            <text:p>9525262</text:p>
          </table:table-cell>
          <table:table-cell office:value-type="float" office:value="9525792" calcext:value-type="float">
            <text:p>9525792</text:p>
          </table:table-cell>
          <table:table-cell office:value-type="float" office:value="530" calcext:value-type="float">
            <text:p>530</text:p>
          </table:table-cell>
          <table:table-cell table:formula="of:=AVERAGE([.D397:.D400])" office:value-type="float" office:value="541.25" calcext:value-type="float">
            <text:p>541</text:p>
          </table:table-cell>
        </table:table-row>
        <table:table-row table:style-name="ro1">
          <table:table-cell office:value-type="float" office:value="39700" calcext:value-type="float">
            <text:p>39700</text:p>
          </table:table-cell>
          <table:table-cell office:value-type="float" office:value="9525898" calcext:value-type="float">
            <text:p>9525898</text:p>
          </table:table-cell>
          <table:table-cell office:value-type="float" office:value="9526422" calcext:value-type="float">
            <text:p>9526422</text:p>
          </table:table-cell>
          <table:table-cell office:value-type="float" office:value="524" calcext:value-type="float">
            <text:p>524</text:p>
          </table:table-cell>
          <table:table-cell table:formula="of:=AVERAGE([.D398:.D401])" office:value-type="float" office:value="515.75" calcext:value-type="float">
            <text:p>516</text:p>
          </table:table-cell>
        </table:table-row>
        <table:table-row table:style-name="ro1">
          <table:table-cell office:value-type="float" office:value="39800" calcext:value-type="float">
            <text:p>39800</text:p>
          </table:table-cell>
          <table:table-cell office:value-type="float" office:value="9526712" calcext:value-type="float">
            <text:p>9526712</text:p>
          </table:table-cell>
          <table:table-cell office:value-type="float" office:value="9527288" calcext:value-type="float">
            <text:p>9527288</text:p>
          </table:table-cell>
          <table:table-cell office:value-type="float" office:value="576" calcext:value-type="float">
            <text:p>576</text:p>
          </table:table-cell>
          <table:table-cell table:formula="of:=AVERAGE([.D399:.D402])"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39900" calcext:value-type="float">
            <text:p>39900</text:p>
          </table:table-cell>
          <table:table-cell office:value-type="float" office:value="9527447" calcext:value-type="float">
            <text:p>9527447</text:p>
          </table:table-cell>
          <table:table-cell office:value-type="float" office:value="9527982" calcext:value-type="float">
            <text:p>9527982</text:p>
          </table:table-cell>
          <table:table-cell office:value-type="float" office:value="535" calcext:value-type="float">
            <text:p>535</text:p>
          </table:table-cell>
          <table:table-cell table:formula="of:=AVERAGE([.D400:.D403])"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9528178" calcext:value-type="float">
            <text:p>9528178</text:p>
          </table:table-cell>
          <table:table-cell office:value-type="float" office:value="9528606" calcext:value-type="float">
            <text:p>9528606</text:p>
          </table:table-cell>
          <table:table-cell office:value-type="float" office:value="428" calcext:value-type="float">
            <text:p>428</text:p>
          </table:table-cell>
          <table:table-cell table:formula="of:=AVERAGE([.D401:.D404])" office:value-type="float" office:value="489.5" calcext:value-type="float">
            <text:p>490</text:p>
          </table:table-cell>
        </table:table-row>
        <table:table-row table:style-name="ro1">
          <table:table-cell office:value-type="float" office:value="40100" calcext:value-type="float">
            <text:p>40100</text:p>
          </table:table-cell>
          <table:table-cell office:value-type="float" office:value="9528932" calcext:value-type="float">
            <text:p>9528932</text:p>
          </table:table-cell>
          <table:table-cell office:value-type="float" office:value="9529449" calcext:value-type="float">
            <text:p>9529449</text:p>
          </table:table-cell>
          <table:table-cell office:value-type="float" office:value="517" calcext:value-type="float">
            <text:p>517</text:p>
          </table:table-cell>
          <table:table-cell table:formula="of:=AVERAGE([.D402:.D405])" office:value-type="float" office:value="520.25" calcext:value-type="float">
            <text:p>520</text:p>
          </table:table-cell>
        </table:table-row>
        <table:table-row table:style-name="ro1">
          <table:table-cell office:value-type="float" office:value="40200" calcext:value-type="float">
            <text:p>40200</text:p>
          </table:table-cell>
          <table:table-cell office:value-type="float" office:value="9529648" calcext:value-type="float">
            <text:p>9529648</text:p>
          </table:table-cell>
          <table:table-cell office:value-type="float" office:value="9530252" calcext:value-type="float">
            <text:p>9530252</text:p>
          </table:table-cell>
          <table:table-cell office:value-type="float" office:value="604" calcext:value-type="float">
            <text:p>604</text:p>
          </table:table-cell>
          <table:table-cell table:formula="of:=AVERAGE([.D403:.D406])"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40300" calcext:value-type="float">
            <text:p>40300</text:p>
          </table:table-cell>
          <table:table-cell office:value-type="float" office:value="9530447" calcext:value-type="float">
            <text:p>9530447</text:p>
          </table:table-cell>
          <table:table-cell office:value-type="float" office:value="9530856" calcext:value-type="float">
            <text:p>9530856</text:p>
          </table:table-cell>
          <table:table-cell office:value-type="float" office:value="409" calcext:value-type="float">
            <text:p>409</text:p>
          </table:table-cell>
          <table:table-cell table:formula="of:=AVERAGE([.D404:.D407])" office:value-type="float" office:value="454.5" calcext:value-type="float">
            <text:p>455</text:p>
          </table:table-cell>
        </table:table-row>
        <table:table-row table:style-name="ro1">
          <table:table-cell office:value-type="float" office:value="40400" calcext:value-type="float">
            <text:p>40400</text:p>
          </table:table-cell>
          <table:table-cell office:value-type="float" office:value="9531117" calcext:value-type="float">
            <text:p>9531117</text:p>
          </table:table-cell>
          <table:table-cell office:value-type="float" office:value="9531668" calcext:value-type="float">
            <text:p>9531668</text:p>
          </table:table-cell>
          <table:table-cell office:value-type="float" office:value="551" calcext:value-type="float">
            <text:p>551</text:p>
          </table:table-cell>
          <table:table-cell table:formula="of:=AVERAGE([.D405:.D408])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float" office:value="9532014" calcext:value-type="float">
            <text:p>9532014</text:p>
          </table:table-cell>
          <table:table-cell office:value-type="float" office:value="9532410" calcext:value-type="float">
            <text:p>9532410</text:p>
          </table:table-cell>
          <table:table-cell office:value-type="float" office:value="396" calcext:value-type="float">
            <text:p>396</text:p>
          </table:table-cell>
          <table:table-cell table:formula="of:=AVERAGE([.D406:.D409])"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40600" calcext:value-type="float">
            <text:p>40600</text:p>
          </table:table-cell>
          <table:table-cell office:value-type="float" office:value="9532667" calcext:value-type="float">
            <text:p>9532667</text:p>
          </table:table-cell>
          <table:table-cell office:value-type="float" office:value="9533129" calcext:value-type="float">
            <text:p>9533129</text:p>
          </table:table-cell>
          <table:table-cell office:value-type="float" office:value="462" calcext:value-type="float">
            <text:p>462</text:p>
          </table:table-cell>
          <table:table-cell table:formula="of:=AVERAGE([.D407:.D410])" office:value-type="float" office:value="475.5" calcext:value-type="float">
            <text:p>476</text:p>
          </table:table-cell>
        </table:table-row>
        <table:table-row table:style-name="ro1">
          <table:table-cell office:value-type="float" office:value="40700" calcext:value-type="float">
            <text:p>40700</text:p>
          </table:table-cell>
          <table:table-cell office:value-type="float" office:value="9533458" calcext:value-type="float">
            <text:p>9533458</text:p>
          </table:table-cell>
          <table:table-cell office:value-type="float" office:value="9533953" calcext:value-type="float">
            <text:p>9533953</text:p>
          </table:table-cell>
          <table:table-cell office:value-type="float" office:value="495" calcext:value-type="float">
            <text:p>495</text:p>
          </table:table-cell>
          <table:table-cell table:formula="of:=AVERAGE([.D408:.D411])" office:value-type="float" office:value="491.5" calcext:value-type="float">
            <text:p>492</text:p>
          </table:table-cell>
        </table:table-row>
        <table:table-row table:style-name="ro1">
          <table:table-cell office:value-type="float" office:value="40800" calcext:value-type="float">
            <text:p>40800</text:p>
          </table:table-cell>
          <table:table-cell office:value-type="float" office:value="9534215" calcext:value-type="float">
            <text:p>9534215</text:p>
          </table:table-cell>
          <table:table-cell office:value-type="float" office:value="9534606" calcext:value-type="float">
            <text:p>9534606</text:p>
          </table:table-cell>
          <table:table-cell office:value-type="float" office:value="391" calcext:value-type="float">
            <text:p>391</text:p>
          </table:table-cell>
          <table:table-cell table:formula="of:=AVERAGE([.D409:.D412])" office:value-type="float" office:value="471.75" calcext:value-type="float">
            <text:p>472</text:p>
          </table:table-cell>
        </table:table-row>
        <table:table-row table:style-name="ro1">
          <table:table-cell office:value-type="float" office:value="40900" calcext:value-type="float">
            <text:p>40900</text:p>
          </table:table-cell>
          <table:table-cell office:value-type="float" office:value="9534812" calcext:value-type="float">
            <text:p>9534812</text:p>
          </table:table-cell>
          <table:table-cell office:value-type="float" office:value="9535366" calcext:value-type="float">
            <text:p>9535366</text:p>
          </table:table-cell>
          <table:table-cell office:value-type="float" office:value="554" calcext:value-type="float">
            <text:p>554</text:p>
          </table:table-cell>
          <table:table-cell table:formula="of:=AVERAGE([.D410:.D413])" office:value-type="float" office:value="493.25" calcext:value-type="float">
            <text:p>493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9535570" calcext:value-type="float">
            <text:p>9535570</text:p>
          </table:table-cell>
          <table:table-cell office:value-type="float" office:value="9536096" calcext:value-type="float">
            <text:p>9536096</text:p>
          </table:table-cell>
          <table:table-cell office:value-type="float" office:value="526" calcext:value-type="float">
            <text:p>526</text:p>
          </table:table-cell>
          <table:table-cell table:formula="of:=AVERAGE([.D411:.D414])" office:value-type="float" office:value="490.75" calcext:value-type="float">
            <text:p>491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float" office:value="9536224" calcext:value-type="float">
            <text:p>9536224</text:p>
          </table:table-cell>
          <table:table-cell office:value-type="float" office:value="9536640" calcext:value-type="float">
            <text:p>9536640</text:p>
          </table:table-cell>
          <table:table-cell office:value-type="float" office:value="416" calcext:value-type="float">
            <text:p>416</text:p>
          </table:table-cell>
          <table:table-cell table:formula="of:=AVERAGE([.D412:.D415])" office:value-type="float" office:value="493.25" calcext:value-type="float">
            <text:p>493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float" office:value="9537079" calcext:value-type="float">
            <text:p>9537079</text:p>
          </table:table-cell>
          <table:table-cell office:value-type="float" office:value="9537556" calcext:value-type="float">
            <text:p>9537556</text:p>
          </table:table-cell>
          <table:table-cell office:value-type="float" office:value="477" calcext:value-type="float">
            <text:p>477</text:p>
          </table:table-cell>
          <table:table-cell table:formula="of:=AVERAGE([.D413:.D416])"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41300" calcext:value-type="float">
            <text:p>41300</text:p>
          </table:table-cell>
          <table:table-cell office:value-type="float" office:value="9537671" calcext:value-type="float">
            <text:p>9537671</text:p>
          </table:table-cell>
          <table:table-cell office:value-type="float" office:value="9538215" calcext:value-type="float">
            <text:p>9538215</text:p>
          </table:table-cell>
          <table:table-cell office:value-type="float" office:value="544" calcext:value-type="float">
            <text:p>544</text:p>
          </table:table-cell>
          <table:table-cell table:formula="of:=AVERAGE([.D414:.D417])" office:value-type="float" office:value="480.75" calcext:value-type="float">
            <text:p>481</text:p>
          </table:table-cell>
        </table:table-row>
        <table:table-row table:style-name="ro1">
          <table:table-cell office:value-type="float" office:value="41400" calcext:value-type="float">
            <text:p>41400</text:p>
          </table:table-cell>
          <table:table-cell office:value-type="float" office:value="9538566" calcext:value-type="float">
            <text:p>9538566</text:p>
          </table:table-cell>
          <table:table-cell office:value-type="float" office:value="9539102" calcext:value-type="float">
            <text:p>9539102</text:p>
          </table:table-cell>
          <table:table-cell office:value-type="float" office:value="536" calcext:value-type="float">
            <text:p>536</text:p>
          </table:table-cell>
          <table:table-cell table:formula="of:=AVERAGE([.D415:.D418])"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float" office:value="9539501" calcext:value-type="float">
            <text:p>9539501</text:p>
          </table:table-cell>
          <table:table-cell office:value-type="float" office:value="9539872" calcext:value-type="float">
            <text:p>9539872</text:p>
          </table:table-cell>
          <table:table-cell office:value-type="float" office:value="371" calcext:value-type="float">
            <text:p>371</text:p>
          </table:table-cell>
          <table:table-cell table:formula="of:=AVERAGE([.D416:.D419])" office:value-type="float" office:value="500.25" calcext:value-type="float">
            <text:p>500</text:p>
          </table:table-cell>
        </table:table-row>
        <table:table-row table:style-name="ro1">
          <table:table-cell office:value-type="float" office:value="41600" calcext:value-type="float">
            <text:p>41600</text:p>
          </table:table-cell>
          <table:table-cell office:value-type="float" office:value="9540082" calcext:value-type="float">
            <text:p>9540082</text:p>
          </table:table-cell>
          <table:table-cell office:value-type="float" office:value="9540554" calcext:value-type="float">
            <text:p>9540554</text:p>
          </table:table-cell>
          <table:table-cell office:value-type="float" office:value="472" calcext:value-type="float">
            <text:p>472</text:p>
          </table:table-cell>
          <table:table-cell table:formula="of:=AVERAGE([.D417:.D420])" office:value-type="float" office:value="519.5" calcext:value-type="float">
            <text:p>520</text:p>
          </table:table-cell>
        </table:table-row>
        <table:table-row table:style-name="ro1">
          <table:table-cell office:value-type="float" office:value="41700" calcext:value-type="float">
            <text:p>41700</text:p>
          </table:table-cell>
          <table:table-cell office:value-type="float" office:value="9540884" calcext:value-type="float">
            <text:p>9540884</text:p>
          </table:table-cell>
          <table:table-cell office:value-type="float" office:value="9541361" calcext:value-type="float">
            <text:p>9541361</text:p>
          </table:table-cell>
          <table:table-cell office:value-type="float" office:value="477" calcext:value-type="float">
            <text:p>477</text:p>
          </table:table-cell>
          <table:table-cell table:formula="of:=AVERAGE([.D418:.D421])" office:value-type="float" office:value="528.5" calcext:value-type="float">
            <text:p>529</text:p>
          </table:table-cell>
        </table:table-row>
        <table:table-row table:style-name="ro1">
          <table:table-cell office:value-type="float" office:value="41800" calcext:value-type="float">
            <text:p>41800</text:p>
          </table:table-cell>
          <table:table-cell office:value-type="float" office:value="9541643" calcext:value-type="float">
            <text:p>9541643</text:p>
          </table:table-cell>
          <table:table-cell office:value-type="float" office:value="9542324" calcext:value-type="float">
            <text:p>9542324</text:p>
          </table:table-cell>
          <table:table-cell office:value-type="float" office:value="681" calcext:value-type="float">
            <text:p>681</text:p>
          </table:table-cell>
          <table:table-cell table:formula="of:=AVERAGE([.D419:.D422])"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41900" calcext:value-type="float">
            <text:p>41900</text:p>
          </table:table-cell>
          <table:table-cell office:value-type="float" office:value="9542551" calcext:value-type="float">
            <text:p>9542551</text:p>
          </table:table-cell>
          <table:table-cell office:value-type="float" office:value="9542999" calcext:value-type="float">
            <text:p>9542999</text:p>
          </table:table-cell>
          <table:table-cell office:value-type="float" office:value="448" calcext:value-type="float">
            <text:p>448</text:p>
          </table:table-cell>
          <table:table-cell table:formula="of:=AVERAGE([.D420:.D423])" office:value-type="float" office:value="695.5" calcext:value-type="float">
            <text:p>696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9543406" calcext:value-type="float">
            <text:p>9543406</text:p>
          </table:table-cell>
          <table:table-cell office:value-type="float" office:value="9543914" calcext:value-type="float">
            <text:p>9543914</text:p>
          </table:table-cell>
          <table:table-cell office:value-type="float" office:value="508" calcext:value-type="float">
            <text:p>508</text:p>
          </table:table-cell>
          <table:table-cell table:formula="of:=AVERAGE([.D421:.D424])" office:value-type="float" office:value="723.25" calcext:value-type="float">
            <text:p>723</text:p>
          </table:table-cell>
        </table:table-row>
        <table:table-row table:style-name="ro1">
          <table:table-cell office:value-type="float" office:value="42100" calcext:value-type="float">
            <text:p>42100</text:p>
          </table:table-cell>
          <table:table-cell office:value-type="float" office:value="9544170" calcext:value-type="float">
            <text:p>9544170</text:p>
          </table:table-cell>
          <table:table-cell office:value-type="float" office:value="9544820" calcext:value-type="float">
            <text:p>9544820</text:p>
          </table:table-cell>
          <table:table-cell office:value-type="float" office:value="651" calcext:value-type="float">
            <text:p>651</text:p>
          </table:table-cell>
          <table:table-cell table:formula="of:=AVERAGE([.D422:.D425])"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42200" calcext:value-type="float">
            <text:p>42200</text:p>
          </table:table-cell>
          <table:table-cell office:value-type="float" office:value="9545036" calcext:value-type="float">
            <text:p>9545036</text:p>
          </table:table-cell>
          <table:table-cell office:value-type="float" office:value="9546212" calcext:value-type="float">
            <text:p>9546212</text:p>
          </table:table-cell>
          <table:table-cell office:value-type="float" office:value="1175" calcext:value-type="float">
            <text:p>1175</text:p>
          </table:table-cell>
          <table:table-cell table:formula="of:=AVERAGE([.D423:.D426])"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42300" calcext:value-type="float">
            <text:p>42300</text:p>
          </table:table-cell>
          <table:table-cell office:value-type="float" office:value="9546579" calcext:value-type="float">
            <text:p>9546579</text:p>
          </table:table-cell>
          <table:table-cell office:value-type="float" office:value="9547137" calcext:value-type="float">
            <text:p>9547137</text:p>
          </table:table-cell>
          <table:table-cell office:value-type="float" office:value="559" calcext:value-type="float">
            <text:p>559</text:p>
          </table:table-cell>
          <table:table-cell table:formula="of:=AVERAGE([.D424:.D427])"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42400" calcext:value-type="float">
            <text:p>42400</text:p>
          </table:table-cell>
          <table:table-cell office:value-type="float" office:value="9547360" calcext:value-type="float">
            <text:p>9547360</text:p>
          </table:table-cell>
          <table:table-cell office:value-type="float" office:value="9547874" calcext:value-type="float">
            <text:p>9547874</text:p>
          </table:table-cell>
          <table:table-cell office:value-type="float" office:value="515" calcext:value-type="float">
            <text:p>515</text:p>
          </table:table-cell>
          <table:table-cell table:formula="of:=AVERAGE([.D425:.D428])" office:value-type="float" office:value="467.25" calcext:value-type="float">
            <text:p>467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9548063" calcext:value-type="float">
            <text:p>9548063</text:p>
          </table:table-cell>
          <table:table-cell office:value-type="float" office:value="9548502" calcext:value-type="float">
            <text:p>9548502</text:p>
          </table:table-cell>
          <table:table-cell office:value-type="float" office:value="439" calcext:value-type="float">
            <text:p>439</text:p>
          </table:table-cell>
          <table:table-cell table:formula="of:=AVERAGE([.D426:.D429])" office:value-type="float" office:value="472.5" calcext:value-type="float">
            <text:p>473</text:p>
          </table:table-cell>
        </table:table-row>
        <table:table-row table:style-name="ro1">
          <table:table-cell office:value-type="float" office:value="42600" calcext:value-type="float">
            <text:p>42600</text:p>
          </table:table-cell>
          <table:table-cell office:value-type="float" office:value="9548696" calcext:value-type="float">
            <text:p>9548696</text:p>
          </table:table-cell>
          <table:table-cell office:value-type="float" office:value="9549187" calcext:value-type="float">
            <text:p>9549187</text:p>
          </table:table-cell>
          <table:table-cell office:value-type="float" office:value="491" calcext:value-type="float">
            <text:p>491</text:p>
          </table:table-cell>
          <table:table-cell table:formula="of:=AVERAGE([.D427:.D430])" office:value-type="float" office:value="487.25" calcext:value-type="float">
            <text:p>487</text:p>
          </table:table-cell>
        </table:table-row>
        <table:table-row table:style-name="ro1">
          <table:table-cell office:value-type="float" office:value="42700" calcext:value-type="float">
            <text:p>42700</text:p>
          </table:table-cell>
          <table:table-cell office:value-type="float" office:value="9549529" calcext:value-type="float">
            <text:p>9549529</text:p>
          </table:table-cell>
          <table:table-cell office:value-type="float" office:value="9549954" calcext:value-type="float">
            <text:p>9549954</text:p>
          </table:table-cell>
          <table:table-cell office:value-type="float" office:value="424" calcext:value-type="float">
            <text:p>424</text:p>
          </table:table-cell>
          <table:table-cell table:formula="of:=AVERAGE([.D428:.D431])" office:value-type="float" office:value="471.5" calcext:value-type="float">
            <text:p>472</text:p>
          </table:table-cell>
        </table:table-row>
        <table:table-row table:style-name="ro1">
          <table:table-cell office:value-type="float" office:value="42800" calcext:value-type="float">
            <text:p>42800</text:p>
          </table:table-cell>
          <table:table-cell office:value-type="float" office:value="9550286" calcext:value-type="float">
            <text:p>9550286</text:p>
          </table:table-cell>
          <table:table-cell office:value-type="float" office:value="9550822" calcext:value-type="float">
            <text:p>9550822</text:p>
          </table:table-cell>
          <table:table-cell office:value-type="float" office:value="536" calcext:value-type="float">
            <text:p>536</text:p>
          </table:table-cell>
          <table:table-cell table:formula="of:=AVERAGE([.D429:.D432])" office:value-type="float" office:value="480.25" calcext:value-type="float">
            <text:p>480</text:p>
          </table:table-cell>
        </table:table-row>
        <table:table-row table:style-name="ro1">
          <table:table-cell office:value-type="float" office:value="42900" calcext:value-type="float">
            <text:p>42900</text:p>
          </table:table-cell>
          <table:table-cell office:value-type="float" office:value="9551079" calcext:value-type="float">
            <text:p>9551079</text:p>
          </table:table-cell>
          <table:table-cell office:value-type="float" office:value="9551576" calcext:value-type="float">
            <text:p>9551576</text:p>
          </table:table-cell>
          <table:table-cell office:value-type="float" office:value="498" calcext:value-type="float">
            <text:p>498</text:p>
          </table:table-cell>
          <table:table-cell table:formula="of:=AVERAGE([.D430:.D433])" office:value-type="float" office:value="463.25" calcext:value-type="float">
            <text:p>463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9551727" calcext:value-type="float">
            <text:p>9551727</text:p>
          </table:table-cell>
          <table:table-cell office:value-type="float" office:value="9552155" calcext:value-type="float">
            <text:p>9552155</text:p>
          </table:table-cell>
          <table:table-cell office:value-type="float" office:value="428" calcext:value-type="float">
            <text:p>428</text:p>
          </table:table-cell>
          <table:table-cell table:formula="of:=AVERAGE([.D431:.D434])" office:value-type="float" office:value="467.25" calcext:value-type="float">
            <text:p>467</text:p>
          </table:table-cell>
        </table:table-row>
        <table:table-row table:style-name="ro1">
          <table:table-cell office:value-type="float" office:value="43100" calcext:value-type="float">
            <text:p>43100</text:p>
          </table:table-cell>
          <table:table-cell office:value-type="float" office:value="9552586" calcext:value-type="float">
            <text:p>9552586</text:p>
          </table:table-cell>
          <table:table-cell office:value-type="float" office:value="9553045" calcext:value-type="float">
            <text:p>9553045</text:p>
          </table:table-cell>
          <table:table-cell office:value-type="float" office:value="459" calcext:value-type="float">
            <text:p>459</text:p>
          </table:table-cell>
          <table:table-cell table:formula="of:=AVERAGE([.D432:.D435])"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9553149" calcext:value-type="float">
            <text:p>9553149</text:p>
          </table:table-cell>
          <table:table-cell office:value-type="float" office:value="9553617" calcext:value-type="float">
            <text:p>9553617</text:p>
          </table:table-cell>
          <table:table-cell office:value-type="float" office:value="468" calcext:value-type="float">
            <text:p>468</text:p>
          </table:table-cell>
          <table:table-cell table:formula="of:=AVERAGE([.D433:.D436])"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43300" calcext:value-type="float">
            <text:p>43300</text:p>
          </table:table-cell>
          <table:table-cell office:value-type="float" office:value="9553954" calcext:value-type="float">
            <text:p>9553954</text:p>
          </table:table-cell>
          <table:table-cell office:value-type="float" office:value="9554467" calcext:value-type="float">
            <text:p>9554467</text:p>
          </table:table-cell>
          <table:table-cell office:value-type="float" office:value="514" calcext:value-type="float">
            <text:p>514</text:p>
          </table:table-cell>
          <table:table-cell table:formula="of:=AVERAGE([.D434:.D437])"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43400" calcext:value-type="float">
            <text:p>43400</text:p>
          </table:table-cell>
          <table:table-cell office:value-type="float" office:value="9554779" calcext:value-type="float">
            <text:p>9554779</text:p>
          </table:table-cell>
          <table:table-cell office:value-type="float" office:value="9555271" calcext:value-type="float">
            <text:p>9555271</text:p>
          </table:table-cell>
          <table:table-cell office:value-type="float" office:value="491" calcext:value-type="float">
            <text:p>491</text:p>
          </table:table-cell>
          <table:table-cell table:formula="of:=AVERAGE([.D435:.D438])"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float" office:value="9555480" calcext:value-type="float">
            <text:p>9555480</text:p>
          </table:table-cell>
          <table:table-cell office:value-type="float" office:value="9555979" calcext:value-type="float">
            <text:p>9555979</text:p>
          </table:table-cell>
          <table:table-cell office:value-type="float" office:value="499" calcext:value-type="float">
            <text:p>499</text:p>
          </table:table-cell>
          <table:table-cell table:formula="of:=AVERAGE([.D436:.D439])" office:value-type="float" office:value="526.25" calcext:value-type="float">
            <text:p>526</text:p>
          </table:table-cell>
        </table:table-row>
        <table:table-row table:style-name="ro1">
          <table:table-cell office:value-type="float" office:value="43600" calcext:value-type="float">
            <text:p>43600</text:p>
          </table:table-cell>
          <table:table-cell office:value-type="float" office:value="9556129" calcext:value-type="float">
            <text:p>9556129</text:p>
          </table:table-cell>
          <table:table-cell office:value-type="float" office:value="9556645" calcext:value-type="float">
            <text:p>9556645</text:p>
          </table:table-cell>
          <table:table-cell office:value-type="float" office:value="516" calcext:value-type="float">
            <text:p>516</text:p>
          </table:table-cell>
          <table:table-cell table:formula="of:=AVERAGE([.D437:.D440])"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43700" calcext:value-type="float">
            <text:p>43700</text:p>
          </table:table-cell>
          <table:table-cell office:value-type="float" office:value="9557014" calcext:value-type="float">
            <text:p>9557014</text:p>
          </table:table-cell>
          <table:table-cell office:value-type="float" office:value="9557632" calcext:value-type="float">
            <text:p>9557632</text:p>
          </table:table-cell>
          <table:table-cell office:value-type="float" office:value="618" calcext:value-type="float">
            <text:p>618</text:p>
          </table:table-cell>
          <table:table-cell table:formula="of:=AVERAGE([.D438:.D441])" office:value-type="float" office:value="533.25" calcext:value-type="float">
            <text:p>533</text:p>
          </table:table-cell>
        </table:table-row>
        <table:table-row table:style-name="ro1">
          <table:table-cell office:value-type="float" office:value="43800" calcext:value-type="float">
            <text:p>43800</text:p>
          </table:table-cell>
          <table:table-cell office:value-type="float" office:value="9557939" calcext:value-type="float">
            <text:p>9557939</text:p>
          </table:table-cell>
          <table:table-cell office:value-type="float" office:value="9558412" calcext:value-type="float">
            <text:p>9558412</text:p>
          </table:table-cell>
          <table:table-cell office:value-type="float" office:value="472" calcext:value-type="float">
            <text:p>472</text:p>
          </table:table-cell>
          <table:table-cell table:formula="of:=AVERAGE([.D439:.D442])" office:value-type="float" office:value="484.5" calcext:value-type="float">
            <text:p>485</text:p>
          </table:table-cell>
        </table:table-row>
        <table:table-row table:style-name="ro1">
          <table:table-cell office:value-type="float" office:value="43900" calcext:value-type="float">
            <text:p>43900</text:p>
          </table:table-cell>
          <table:table-cell office:value-type="float" office:value="9558580" calcext:value-type="float">
            <text:p>9558580</text:p>
          </table:table-cell>
          <table:table-cell office:value-type="float" office:value="9559117" calcext:value-type="float">
            <text:p>9559117</text:p>
          </table:table-cell>
          <table:table-cell office:value-type="float" office:value="538" calcext:value-type="float">
            <text:p>538</text:p>
          </table:table-cell>
          <table:table-cell table:formula="of:=AVERAGE([.D440:.D443])"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9559356" calcext:value-type="float">
            <text:p>9559356</text:p>
          </table:table-cell>
          <table:table-cell office:value-type="float" office:value="9559862" calcext:value-type="float">
            <text:p>9559862</text:p>
          </table:table-cell>
          <table:table-cell office:value-type="float" office:value="505" calcext:value-type="float">
            <text:p>505</text:p>
          </table:table-cell>
          <table:table-cell table:formula="of:=AVERAGE([.D441:.D444])"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44100" calcext:value-type="float">
            <text:p>44100</text:p>
          </table:table-cell>
          <table:table-cell office:value-type="float" office:value="9560166" calcext:value-type="float">
            <text:p>9560166</text:p>
          </table:table-cell>
          <table:table-cell office:value-type="float" office:value="9560590" calcext:value-type="float">
            <text:p>9560590</text:p>
          </table:table-cell>
          <table:table-cell office:value-type="float" office:value="423" calcext:value-type="float">
            <text:p>423</text:p>
          </table:table-cell>
          <table:table-cell table:formula="of:=AVERAGE([.D442:.D445])" office:value-type="float" office:value="486.75" calcext:value-type="float">
            <text:p>487</text:p>
          </table:table-cell>
        </table:table-row>
        <table:table-row table:style-name="ro1">
          <table:table-cell office:value-type="float" office:value="44200" calcext:value-type="float">
            <text:p>44200</text:p>
          </table:table-cell>
          <table:table-cell office:value-type="float" office:value="9561125" calcext:value-type="float">
            <text:p>9561125</text:p>
          </table:table-cell>
          <table:table-cell office:value-type="float" office:value="9561663" calcext:value-type="float">
            <text:p>9561663</text:p>
          </table:table-cell>
          <table:table-cell office:value-type="float" office:value="538" calcext:value-type="float">
            <text:p>538</text:p>
          </table:table-cell>
          <table:table-cell table:formula="of:=AVERAGE([.D443:.D446])"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44300" calcext:value-type="float">
            <text:p>44300</text:p>
          </table:table-cell>
          <table:table-cell office:value-type="float" office:value="9561785" calcext:value-type="float">
            <text:p>9561785</text:p>
          </table:table-cell>
          <table:table-cell office:value-type="float" office:value="9562331" calcext:value-type="float">
            <text:p>9562331</text:p>
          </table:table-cell>
          <table:table-cell office:value-type="float" office:value="546" calcext:value-type="float">
            <text:p>546</text:p>
          </table:table-cell>
          <table:table-cell table:formula="of:=AVERAGE([.D444:.D447])" office:value-type="float" office:value="514.5" calcext:value-type="float">
            <text:p>515</text:p>
          </table:table-cell>
        </table:table-row>
        <table:table-row table:style-name="ro1">
          <table:table-cell office:value-type="float" office:value="44400" calcext:value-type="float">
            <text:p>44400</text:p>
          </table:table-cell>
          <table:table-cell office:value-type="float" office:value="9562718" calcext:value-type="float">
            <text:p>9562718</text:p>
          </table:table-cell>
          <table:table-cell office:value-type="float" office:value="9563159" calcext:value-type="float">
            <text:p>9563159</text:p>
          </table:table-cell>
          <table:table-cell office:value-type="float" office:value="440" calcext:value-type="float">
            <text:p>440</text:p>
          </table:table-cell>
          <table:table-cell table:formula="of:=AVERAGE([.D445:.D448])" office:value-type="float" office:value="494.5" calcext:value-type="float">
            <text:p>495</text:p>
          </table:table-cell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float" office:value="9563267" calcext:value-type="float">
            <text:p>9563267</text:p>
          </table:table-cell>
          <table:table-cell office:value-type="float" office:value="9563800" calcext:value-type="float">
            <text:p>9563800</text:p>
          </table:table-cell>
          <table:table-cell office:value-type="float" office:value="532" calcext:value-type="float">
            <text:p>532</text:p>
          </table:table-cell>
          <table:table-cell table:formula="of:=AVERAGE([.D446:.D449])" office:value-type="float" office:value="504.75" calcext:value-type="float">
            <text:p>505</text:p>
          </table:table-cell>
        </table:table-row>
        <table:table-row table:style-name="ro1">
          <table:table-cell office:value-type="float" office:value="44600" calcext:value-type="float">
            <text:p>44600</text:p>
          </table:table-cell>
          <table:table-cell office:value-type="float" office:value="9564317" calcext:value-type="float">
            <text:p>9564317</text:p>
          </table:table-cell>
          <table:table-cell office:value-type="float" office:value="9564857" calcext:value-type="float">
            <text:p>9564857</text:p>
          </table:table-cell>
          <table:table-cell office:value-type="float" office:value="540" calcext:value-type="float">
            <text:p>540</text:p>
          </table:table-cell>
          <table:table-cell table:formula="of:=AVERAGE([.D447:.D450])" office:value-type="float" office:value="646.75" calcext:value-type="float">
            <text:p>647</text:p>
          </table:table-cell>
        </table:table-row>
        <table:table-row table:style-name="ro1">
          <table:table-cell office:value-type="float" office:value="44700" calcext:value-type="float">
            <text:p>44700</text:p>
          </table:table-cell>
          <table:table-cell office:value-type="float" office:value="9564971" calcext:value-type="float">
            <text:p>9564971</text:p>
          </table:table-cell>
          <table:table-cell office:value-type="float" office:value="9565438" calcext:value-type="float">
            <text:p>9565438</text:p>
          </table:table-cell>
          <table:table-cell office:value-type="float" office:value="466" calcext:value-type="float">
            <text:p>466</text:p>
          </table:table-cell>
          <table:table-cell table:formula="of:=AVERAGE([.D448:.D451])" office:value-type="float" office:value="633.75" calcext:value-type="float">
            <text:p>634</text:p>
          </table:table-cell>
        </table:table-row>
        <table:table-row table:style-name="ro1">
          <table:table-cell office:value-type="float" office:value="44800" calcext:value-type="float">
            <text:p>44800</text:p>
          </table:table-cell>
          <table:table-cell office:value-type="float" office:value="9565817" calcext:value-type="float">
            <text:p>9565817</text:p>
          </table:table-cell>
          <table:table-cell office:value-type="float" office:value="9566297" calcext:value-type="float">
            <text:p>9566297</text:p>
          </table:table-cell>
          <table:table-cell office:value-type="float" office:value="481" calcext:value-type="float">
            <text:p>481</text:p>
          </table:table-cell>
          <table:table-cell table:formula="of:=AVERAGE([.D449:.D452])"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44900" calcext:value-type="float">
            <text:p>44900</text:p>
          </table:table-cell>
          <table:table-cell office:value-type="float" office:value="9566850" calcext:value-type="float">
            <text:p>9566850</text:p>
          </table:table-cell>
          <table:table-cell office:value-type="float" office:value="9567950" calcext:value-type="float">
            <text:p>9567950</text:p>
          </table:table-cell>
          <table:table-cell office:value-type="float" office:value="1100" calcext:value-type="float">
            <text:p>1100</text:p>
          </table:table-cell>
          <table:table-cell table:formula="of:=AVERAGE([.D450:.D453])" office:value-type="float" office:value="613.75" calcext:value-type="float">
            <text:p>614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9568108" calcext:value-type="float">
            <text:p>9568108</text:p>
          </table:table-cell>
          <table:table-cell office:value-type="float" office:value="9568597" calcext:value-type="float">
            <text:p>9568597</text:p>
          </table:table-cell>
          <table:table-cell office:value-type="float" office:value="488" calcext:value-type="float">
            <text:p>488</text:p>
          </table:table-cell>
          <table:table-cell table:formula="of:=AVERAGE([.D451:.D454])" office:value-type="float" office:value="449.5" calcext:value-type="float">
            <text:p>450</text:p>
          </table:table-cell>
        </table:table-row>
        <table:table-row table:style-name="ro1">
          <table:table-cell office:value-type="float" office:value="45100" calcext:value-type="float">
            <text:p>45100</text:p>
          </table:table-cell>
          <table:table-cell office:value-type="float" office:value="9568998" calcext:value-type="float">
            <text:p>9568998</text:p>
          </table:table-cell>
          <table:table-cell office:value-type="float" office:value="9569437" calcext:value-type="float">
            <text:p>9569437</text:p>
          </table:table-cell>
          <table:table-cell office:value-type="float" office:value="439" calcext:value-type="float">
            <text:p>439</text:p>
          </table:table-cell>
          <table:table-cell table:formula="of:=AVERAGE([.D452:.D455])" office:value-type="float" office:value="478.25" calcext:value-type="float">
            <text:p>478</text:p>
          </table:table-cell>
        </table:table-row>
        <table:table-row table:style-name="ro1">
          <table:table-cell office:value-type="float" office:value="45200" calcext:value-type="float">
            <text:p>45200</text:p>
          </table:table-cell>
          <table:table-cell office:value-type="float" office:value="9569525" calcext:value-type="float">
            <text:p>9569525</text:p>
          </table:table-cell>
          <table:table-cell office:value-type="float" office:value="9569953" calcext:value-type="float">
            <text:p>9569953</text:p>
          </table:table-cell>
          <table:table-cell office:value-type="float" office:value="428" calcext:value-type="float">
            <text:p>428</text:p>
          </table:table-cell>
          <table:table-cell table:formula="of:=AVERAGE([.D453:.D456])"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45300" calcext:value-type="float">
            <text:p>45300</text:p>
          </table:table-cell>
          <table:table-cell office:value-type="float" office:value="9570266" calcext:value-type="float">
            <text:p>9570266</text:p>
          </table:table-cell>
          <table:table-cell office:value-type="float" office:value="9570709" calcext:value-type="float">
            <text:p>9570709</text:p>
          </table:table-cell>
          <table:table-cell office:value-type="float" office:value="443" calcext:value-type="float">
            <text:p>443</text:p>
          </table:table-cell>
          <table:table-cell table:formula="of:=AVERAGE([.D454:.D457])" office:value-type="float" office:value="498.75" calcext:value-type="float">
            <text:p>499</text:p>
          </table:table-cell>
        </table:table-row>
        <table:table-row table:style-name="ro1">
          <table:table-cell office:value-type="float" office:value="45400" calcext:value-type="float">
            <text:p>45400</text:p>
          </table:table-cell>
          <table:table-cell office:value-type="float" office:value="9570967" calcext:value-type="float">
            <text:p>9570967</text:p>
          </table:table-cell>
          <table:table-cell office:value-type="float" office:value="9571570" calcext:value-type="float">
            <text:p>9571570</text:p>
          </table:table-cell>
          <table:table-cell office:value-type="float" office:value="603" calcext:value-type="float">
            <text:p>603</text:p>
          </table:table-cell>
          <table:table-cell table:formula="of:=AVERAGE([.D455:.D458])"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45500" calcext:value-type="float">
            <text:p>45500</text:p>
          </table:table-cell>
          <table:table-cell office:value-type="float" office:value="9571790" calcext:value-type="float">
            <text:p>9571790</text:p>
          </table:table-cell>
          <table:table-cell office:value-type="float" office:value="9572280" calcext:value-type="float">
            <text:p>9572280</text:p>
          </table:table-cell>
          <table:table-cell office:value-type="float" office:value="490" calcext:value-type="float">
            <text:p>490</text:p>
          </table:table-cell>
          <table:table-cell table:formula="of:=AVERAGE([.D456:.D459])" office:value-type="float" office:value="496.25" calcext:value-type="float">
            <text:p>496</text:p>
          </table:table-cell>
        </table:table-row>
        <table:table-row table:style-name="ro1">
          <table:table-cell office:value-type="float" office:value="45600" calcext:value-type="float">
            <text:p>45600</text:p>
          </table:table-cell>
          <table:table-cell office:value-type="float" office:value="9572651" calcext:value-type="float">
            <text:p>9572651</text:p>
          </table:table-cell>
          <table:table-cell office:value-type="float" office:value="9573110" calcext:value-type="float">
            <text:p>9573110</text:p>
          </table:table-cell>
          <table:table-cell office:value-type="float" office:value="459" calcext:value-type="float">
            <text:p>459</text:p>
          </table:table-cell>
          <table:table-cell table:formula="of:=AVERAGE([.D457:.D460])"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45700" calcext:value-type="float">
            <text:p>45700</text:p>
          </table:table-cell>
          <table:table-cell office:value-type="float" office:value="9573396" calcext:value-type="float">
            <text:p>9573396</text:p>
          </table:table-cell>
          <table:table-cell office:value-type="float" office:value="9573905" calcext:value-type="float">
            <text:p>9573905</text:p>
          </table:table-cell>
          <table:table-cell office:value-type="float" office:value="508" calcext:value-type="float">
            <text:p>508</text:p>
          </table:table-cell>
          <table:table-cell table:formula="of:=AVERAGE([.D458:.D461])" office:value-type="float" office:value="524.5" calcext:value-type="float">
            <text:p>525</text:p>
          </table:table-cell>
        </table:table-row>
        <table:table-row table:style-name="ro1">
          <table:table-cell office:value-type="float" office:value="45800" calcext:value-type="float">
            <text:p>45800</text:p>
          </table:table-cell>
          <table:table-cell office:value-type="float" office:value="9574140" calcext:value-type="float">
            <text:p>9574140</text:p>
          </table:table-cell>
          <table:table-cell office:value-type="float" office:value="9574668" calcext:value-type="float">
            <text:p>9574668</text:p>
          </table:table-cell>
          <table:table-cell office:value-type="float" office:value="528" calcext:value-type="float">
            <text:p>528</text:p>
          </table:table-cell>
          <table:table-cell table:formula="of:=AVERAGE([.D459:.D462])" office:value-type="float" office:value="552.75" calcext:value-type="float">
            <text:p>553</text:p>
          </table:table-cell>
        </table:table-row>
        <table:table-row table:style-name="ro1">
          <table:table-cell office:value-type="float" office:value="45900" calcext:value-type="float">
            <text:p>45900</text:p>
          </table:table-cell>
          <table:table-cell office:value-type="float" office:value="9574801" calcext:value-type="float">
            <text:p>9574801</text:p>
          </table:table-cell>
          <table:table-cell office:value-type="float" office:value="9575362" calcext:value-type="float">
            <text:p>9575362</text:p>
          </table:table-cell>
          <table:table-cell office:value-type="float" office:value="561" calcext:value-type="float">
            <text:p>561</text:p>
          </table:table-cell>
          <table:table-cell table:formula="of:=AVERAGE([.D460:.D463])" office:value-type="float" office:value="554.25" calcext:value-type="float">
            <text:p>554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9575712" calcext:value-type="float">
            <text:p>9575712</text:p>
          </table:table-cell>
          <table:table-cell office:value-type="float" office:value="9576213" calcext:value-type="float">
            <text:p>9576213</text:p>
          </table:table-cell>
          <table:table-cell office:value-type="float" office:value="501" calcext:value-type="float">
            <text:p>501</text:p>
          </table:table-cell>
          <table:table-cell table:formula="of:=AVERAGE([.D461:.D464])" office:value-type="float" office:value="515.25" calcext:value-type="float">
            <text:p>515</text:p>
          </table:table-cell>
        </table:table-row>
        <table:table-row table:style-name="ro1">
          <table:table-cell office:value-type="float" office:value="46100" calcext:value-type="float">
            <text:p>46100</text:p>
          </table:table-cell>
          <table:table-cell office:value-type="float" office:value="9576411" calcext:value-type="float">
            <text:p>9576411</text:p>
          </table:table-cell>
          <table:table-cell office:value-type="float" office:value="9577033" calcext:value-type="float">
            <text:p>9577033</text:p>
          </table:table-cell>
          <table:table-cell office:value-type="float" office:value="621" calcext:value-type="float">
            <text:p>621</text:p>
          </table:table-cell>
          <table:table-cell table:formula="of:=AVERAGE([.D462:.D465])" office:value-type="float" office:value="520.5" calcext:value-type="float">
            <text:p>521</text:p>
          </table:table-cell>
        </table:table-row>
        <table:table-row table:style-name="ro1">
          <table:table-cell office:value-type="float" office:value="46200" calcext:value-type="float">
            <text:p>46200</text:p>
          </table:table-cell>
          <table:table-cell office:value-type="float" office:value="9577169" calcext:value-type="float">
            <text:p>9577169</text:p>
          </table:table-cell>
          <table:table-cell office:value-type="float" office:value="9577703" calcext:value-type="float">
            <text:p>9577703</text:p>
          </table:table-cell>
          <table:table-cell office:value-type="float" office:value="534" calcext:value-type="float">
            <text:p>534</text:p>
          </table:table-cell>
          <table:table-cell table:formula="of:=AVERAGE([.D463:.D466])" office:value-type="float" office:value="493.5" calcext:value-type="float">
            <text:p>494</text:p>
          </table:table-cell>
        </table:table-row>
        <table:table-row table:style-name="ro1">
          <table:table-cell office:value-type="float" office:value="46300" calcext:value-type="float">
            <text:p>46300</text:p>
          </table:table-cell>
          <table:table-cell office:value-type="float" office:value="9577979" calcext:value-type="float">
            <text:p>9577979</text:p>
          </table:table-cell>
          <table:table-cell office:value-type="float" office:value="9578384" calcext:value-type="float">
            <text:p>9578384</text:p>
          </table:table-cell>
          <table:table-cell office:value-type="float" office:value="405" calcext:value-type="float">
            <text:p>405</text:p>
          </table:table-cell>
          <table:table-cell table:formula="of:=AVERAGE([.D464:.D467])" office:value-type="float" office:value="486.25" calcext:value-type="float">
            <text:p>486</text:p>
          </table:table-cell>
        </table:table-row>
        <table:table-row table:style-name="ro1">
          <table:table-cell office:value-type="float" office:value="46400" calcext:value-type="float">
            <text:p>46400</text:p>
          </table:table-cell>
          <table:table-cell office:value-type="float" office:value="9578590" calcext:value-type="float">
            <text:p>9578590</text:p>
          </table:table-cell>
          <table:table-cell office:value-type="float" office:value="9579112" calcext:value-type="float">
            <text:p>9579112</text:p>
          </table:table-cell>
          <table:table-cell office:value-type="float" office:value="522" calcext:value-type="float">
            <text:p>522</text:p>
          </table:table-cell>
          <table:table-cell table:formula="of:=AVERAGE([.D465:.D468])" office:value-type="float" office:value="500.25" calcext:value-type="float">
            <text:p>500</text:p>
          </table:table-cell>
        </table:table-row>
        <table:table-row table:style-name="ro1">
          <table:table-cell office:value-type="float" office:value="46500" calcext:value-type="float">
            <text:p>46500</text:p>
          </table:table-cell>
          <table:table-cell office:value-type="float" office:value="9579536" calcext:value-type="float">
            <text:p>9579536</text:p>
          </table:table-cell>
          <table:table-cell office:value-type="float" office:value="9580050" calcext:value-type="float">
            <text:p>9580050</text:p>
          </table:table-cell>
          <table:table-cell office:value-type="float" office:value="513" calcext:value-type="float">
            <text:p>513</text:p>
          </table:table-cell>
          <table:table-cell table:formula="of:=AVERAGE([.D466:.D469])"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46600" calcext:value-type="float">
            <text:p>46600</text:p>
          </table:table-cell>
          <table:table-cell office:value-type="float" office:value="9580126" calcext:value-type="float">
            <text:p>9580126</text:p>
          </table:table-cell>
          <table:table-cell office:value-type="float" office:value="9580631" calcext:value-type="float">
            <text:p>9580631</text:p>
          </table:table-cell>
          <table:table-cell office:value-type="float" office:value="505" calcext:value-type="float">
            <text:p>505</text:p>
          </table:table-cell>
          <table:table-cell table:formula="of:=AVERAGE([.D467:.D470])" office:value-type="float" office:value="494.75" calcext:value-type="float">
            <text:p>495</text:p>
          </table:table-cell>
        </table:table-row>
        <table:table-row table:style-name="ro1">
          <table:table-cell office:value-type="float" office:value="46700" calcext:value-type="float">
            <text:p>46700</text:p>
          </table:table-cell>
          <table:table-cell office:value-type="float" office:value="9581029" calcext:value-type="float">
            <text:p>9581029</text:p>
          </table:table-cell>
          <table:table-cell office:value-type="float" office:value="9581489" calcext:value-type="float">
            <text:p>9581489</text:p>
          </table:table-cell>
          <table:table-cell office:value-type="float" office:value="461" calcext:value-type="float">
            <text:p>461</text:p>
          </table:table-cell>
          <table:table-cell table:formula="of:=AVERAGE([.D468:.D471])" office:value-type="float" office:value="506.25" calcext:value-type="float">
            <text:p>506</text:p>
          </table:table-cell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9581828" calcext:value-type="float">
            <text:p>9581828</text:p>
          </table:table-cell>
          <table:table-cell office:value-type="float" office:value="9582337" calcext:value-type="float">
            <text:p>9582337</text:p>
          </table:table-cell>
          <table:table-cell office:value-type="float" office:value="509" calcext:value-type="float">
            <text:p>509</text:p>
          </table:table-cell>
          <table:table-cell table:formula="of:=AVERAGE([.D469:.D472])" office:value-type="float" office:value="544.75" calcext:value-type="float">
            <text:p>545</text:p>
          </table:table-cell>
        </table:table-row>
        <table:table-row table:style-name="ro1">
          <table:table-cell office:value-type="float" office:value="46900" calcext:value-type="float">
            <text:p>46900</text:p>
          </table:table-cell>
          <table:table-cell office:value-type="float" office:value="9582463" calcext:value-type="float">
            <text:p>9582463</text:p>
          </table:table-cell>
          <table:table-cell office:value-type="float" office:value="9582967" calcext:value-type="float">
            <text:p>9582967</text:p>
          </table:table-cell>
          <table:table-cell office:value-type="float" office:value="504" calcext:value-type="float">
            <text:p>504</text:p>
          </table:table-cell>
          <table:table-cell table:formula="of:=AVERAGE([.D470:.D473])" office:value-type="float" office:value="575.25" calcext:value-type="float">
            <text:p>575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9583398" calcext:value-type="float">
            <text:p>9583398</text:p>
          </table:table-cell>
          <table:table-cell office:value-type="float" office:value="9583949" calcext:value-type="float">
            <text:p>9583949</text:p>
          </table:table-cell>
          <table:table-cell office:value-type="float" office:value="551" calcext:value-type="float">
            <text:p>551</text:p>
          </table:table-cell>
          <table:table-cell table:formula="of:=AVERAGE([.D471:.D474])" office:value-type="float" office:value="588.5" calcext:value-type="float">
            <text:p>589</text:p>
          </table:table-cell>
        </table:table-row>
        <table:table-row table:style-name="ro1">
          <table:table-cell office:value-type="float" office:value="47100" calcext:value-type="float">
            <text:p>47100</text:p>
          </table:table-cell>
          <table:table-cell office:value-type="float" office:value="9584187" calcext:value-type="float">
            <text:p>9584187</text:p>
          </table:table-cell>
          <table:table-cell office:value-type="float" office:value="9584802" calcext:value-type="float">
            <text:p>9584802</text:p>
          </table:table-cell>
          <table:table-cell office:value-type="float" office:value="615" calcext:value-type="float">
            <text:p>615</text:p>
          </table:table-cell>
          <table:table-cell table:formula="of:=AVERAGE([.D472:.D475])" office:value-type="float" office:value="563.25" calcext:value-type="float">
            <text:p>563</text:p>
          </table:table-cell>
        </table:table-row>
        <table:table-row table:style-name="ro1">
          <table:table-cell office:value-type="float" office:value="47200" calcext:value-type="float">
            <text:p>47200</text:p>
          </table:table-cell>
          <table:table-cell office:value-type="float" office:value="9585062" calcext:value-type="float">
            <text:p>9585062</text:p>
          </table:table-cell>
          <table:table-cell office:value-type="float" office:value="9585694" calcext:value-type="float">
            <text:p>9585694</text:p>
          </table:table-cell>
          <table:table-cell office:value-type="float" office:value="631" calcext:value-type="float">
            <text:p>631</text:p>
          </table:table-cell>
          <table:table-cell table:formula="of:=AVERAGE([.D473:.D476])" office:value-type="float" office:value="543.5" calcext:value-type="float">
            <text:p>544</text:p>
          </table:table-cell>
        </table:table-row>
        <table:table-row table:style-name="ro1">
          <table:table-cell office:value-type="float" office:value="47300" calcext:value-type="float">
            <text:p>47300</text:p>
          </table:table-cell>
          <table:table-cell office:value-type="float" office:value="9585900" calcext:value-type="float">
            <text:p>9585900</text:p>
          </table:table-cell>
          <table:table-cell office:value-type="float" office:value="9586457" calcext:value-type="float">
            <text:p>9586457</text:p>
          </table:table-cell>
          <table:table-cell office:value-type="float" office:value="557" calcext:value-type="float">
            <text:p>557</text:p>
          </table:table-cell>
          <table:table-cell table:formula="of:=AVERAGE([.D474:.D477])" office:value-type="float" office:value="501.5" calcext:value-type="float">
            <text:p>502</text:p>
          </table:table-cell>
        </table:table-row>
        <table:table-row table:style-name="ro1">
          <table:table-cell office:value-type="float" office:value="47400" calcext:value-type="float">
            <text:p>47400</text:p>
          </table:table-cell>
          <table:table-cell office:value-type="float" office:value="9586562" calcext:value-type="float">
            <text:p>9586562</text:p>
          </table:table-cell>
          <table:table-cell office:value-type="float" office:value="9587012" calcext:value-type="float">
            <text:p>9587012</text:p>
          </table:table-cell>
          <table:table-cell office:value-type="float" office:value="450" calcext:value-type="float">
            <text:p>450</text:p>
          </table:table-cell>
          <table:table-cell table:formula="of:=AVERAGE([.D475:.D478])" office:value-type="float" office:value="483.5" calcext:value-type="float">
            <text:p>484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9588072" calcext:value-type="float">
            <text:p>9588072</text:p>
          </table:table-cell>
          <table:table-cell office:value-type="float" office:value="9588608" calcext:value-type="float">
            <text:p>9588608</text:p>
          </table:table-cell>
          <table:table-cell office:value-type="float" office:value="536" calcext:value-type="float">
            <text:p>536</text:p>
          </table:table-cell>
          <table:table-cell table:formula="of:=AVERAGE([.D476:.D479])" office:value-type="float" office:value="486.25" calcext:value-type="float">
            <text:p>486</text:p>
          </table:table-cell>
        </table:table-row>
        <table:table-row table:style-name="ro1">
          <table:table-cell office:value-type="float" office:value="47600" calcext:value-type="float">
            <text:p>47600</text:p>
          </table:table-cell>
          <table:table-cell office:value-type="float" office:value="9588902" calcext:value-type="float">
            <text:p>9588902</text:p>
          </table:table-cell>
          <table:table-cell office:value-type="float" office:value="9589365" calcext:value-type="float">
            <text:p>9589365</text:p>
          </table:table-cell>
          <table:table-cell office:value-type="float" office:value="463" calcext:value-type="float">
            <text:p>463</text:p>
          </table:table-cell>
          <table:table-cell table:formula="of:=AVERAGE([.D477:.D480])" office:value-type="float" office:value="473.75" calcext:value-type="float">
            <text:p>474</text:p>
          </table:table-cell>
        </table:table-row>
        <table:table-row table:style-name="ro1">
          <table:table-cell office:value-type="float" office:value="47700" calcext:value-type="float">
            <text:p>47700</text:p>
          </table:table-cell>
          <table:table-cell office:value-type="float" office:value="9589656" calcext:value-type="float">
            <text:p>9589656</text:p>
          </table:table-cell>
          <table:table-cell office:value-type="float" office:value="9590141" calcext:value-type="float">
            <text:p>9590141</text:p>
          </table:table-cell>
          <table:table-cell office:value-type="float" office:value="485" calcext:value-type="float">
            <text:p>485</text:p>
          </table:table-cell>
          <table:table-cell table:formula="of:=AVERAGE([.D478:.D481])"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47800" calcext:value-type="float">
            <text:p>47800</text:p>
          </table:table-cell>
          <table:table-cell office:value-type="float" office:value="9590384" calcext:value-type="float">
            <text:p>9590384</text:p>
          </table:table-cell>
          <table:table-cell office:value-type="float" office:value="9590845" calcext:value-type="float">
            <text:p>9590845</text:p>
          </table:table-cell>
          <table:table-cell office:value-type="float" office:value="461" calcext:value-type="float">
            <text:p>461</text:p>
          </table:table-cell>
          <table:table-cell table:formula="of:=AVERAGE([.D479:.D482])" office:value-type="float" office:value="483.25" calcext:value-type="float">
            <text:p>483</text:p>
          </table:table-cell>
        </table:table-row>
        <table:table-row table:style-name="ro1">
          <table:table-cell office:value-type="float" office:value="47900" calcext:value-type="float">
            <text:p>47900</text:p>
          </table:table-cell>
          <table:table-cell office:value-type="float" office:value="9591058" calcext:value-type="float">
            <text:p>9591058</text:p>
          </table:table-cell>
          <table:table-cell office:value-type="float" office:value="9591543" calcext:value-type="float">
            <text:p>9591543</text:p>
          </table:table-cell>
          <table:table-cell office:value-type="float" office:value="486" calcext:value-type="float">
            <text:p>486</text:p>
          </table:table-cell>
          <table:table-cell table:formula="of:=AVERAGE([.D480:.D483])"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9591845" calcext:value-type="float">
            <text:p>9591845</text:p>
          </table:table-cell>
          <table:table-cell office:value-type="float" office:value="9592421" calcext:value-type="float">
            <text:p>9592421</text:p>
          </table:table-cell>
          <table:table-cell office:value-type="float" office:value="576" calcext:value-type="float">
            <text:p>576</text:p>
          </table:table-cell>
          <table:table-cell table:formula="of:=AVERAGE([.D481:.D484])" office:value-type="float" office:value="517.75" calcext:value-type="float">
            <text:p>518</text:p>
          </table:table-cell>
        </table:table-row>
        <table:table-row table:style-name="ro1">
          <table:table-cell office:value-type="float" office:value="48100" calcext:value-type="float">
            <text:p>48100</text:p>
          </table:table-cell>
          <table:table-cell office:value-type="float" office:value="9592574" calcext:value-type="float">
            <text:p>9592574</text:p>
          </table:table-cell>
          <table:table-cell office:value-type="float" office:value="9592985" calcext:value-type="float">
            <text:p>9592985</text:p>
          </table:table-cell>
          <table:table-cell office:value-type="float" office:value="410" calcext:value-type="float">
            <text:p>410</text:p>
          </table:table-cell>
          <table:table-cell table:formula="of:=AVERAGE([.D482:.D485])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48200" calcext:value-type="float">
            <text:p>48200</text:p>
          </table:table-cell>
          <table:table-cell office:value-type="float" office:value="9593417" calcext:value-type="float">
            <text:p>9593417</text:p>
          </table:table-cell>
          <table:table-cell office:value-type="float" office:value="9593985" calcext:value-type="float">
            <text:p>9593985</text:p>
          </table:table-cell>
          <table:table-cell office:value-type="float" office:value="568" calcext:value-type="float">
            <text:p>568</text:p>
          </table:table-cell>
          <table:table-cell table:formula="of:=AVERAGE([.D483:.D486])" office:value-type="float" office:value="533.5" calcext:value-type="float">
            <text:p>534</text:p>
          </table:table-cell>
        </table:table-row>
        <table:table-row table:style-name="ro1">
          <table:table-cell office:value-type="float" office:value="48300" calcext:value-type="float">
            <text:p>48300</text:p>
          </table:table-cell>
          <table:table-cell office:value-type="float" office:value="9594324" calcext:value-type="float">
            <text:p>9594324</text:p>
          </table:table-cell>
          <table:table-cell office:value-type="float" office:value="9594841" calcext:value-type="float">
            <text:p>9594841</text:p>
          </table:table-cell>
          <table:table-cell office:value-type="float" office:value="517" calcext:value-type="float">
            <text:p>517</text:p>
          </table:table-cell>
          <table:table-cell table:formula="of:=AVERAGE([.D484:.D487])" office:value-type="float" office:value="508.25" calcext:value-type="float">
            <text:p>508</text:p>
          </table:table-cell>
        </table:table-row>
        <table:table-row table:style-name="ro1">
          <table:table-cell office:value-type="float" office:value="48400" calcext:value-type="float">
            <text:p>48400</text:p>
          </table:table-cell>
          <table:table-cell office:value-type="float" office:value="9594901" calcext:value-type="float">
            <text:p>9594901</text:p>
          </table:table-cell>
          <table:table-cell office:value-type="float" office:value="9595422" calcext:value-type="float">
            <text:p>9595422</text:p>
          </table:table-cell>
          <table:table-cell office:value-type="float" office:value="521" calcext:value-type="float">
            <text:p>521</text:p>
          </table:table-cell>
          <table:table-cell table:formula="of:=AVERAGE([.D485:.D488])" office:value-type="float" office:value="502.25" calcext:value-type="float">
            <text:p>502</text:p>
          </table:table-cell>
        </table:table-row>
        <table:table-row table:style-name="ro1">
          <table:table-cell office:value-type="float" office:value="48500" calcext:value-type="float">
            <text:p>48500</text:p>
          </table:table-cell>
          <table:table-cell office:value-type="float" office:value="9595608" calcext:value-type="float">
            <text:p>9595608</text:p>
          </table:table-cell>
          <table:table-cell office:value-type="float" office:value="9596137" calcext:value-type="float">
            <text:p>9596137</text:p>
          </table:table-cell>
          <table:table-cell office:value-type="float" office:value="528" calcext:value-type="float">
            <text:p>528</text:p>
          </table:table-cell>
          <table:table-cell table:formula="of:=AVERAGE([.D486:.D489])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48600" calcext:value-type="float">
            <text:p>48600</text:p>
          </table:table-cell>
          <table:table-cell office:value-type="float" office:value="9596351" calcext:value-type="float">
            <text:p>9596351</text:p>
          </table:table-cell>
          <table:table-cell office:value-type="float" office:value="9596817" calcext:value-type="float">
            <text:p>9596817</text:p>
          </table:table-cell>
          <table:table-cell office:value-type="float" office:value="467" calcext:value-type="float">
            <text:p>467</text:p>
          </table:table-cell>
          <table:table-cell table:formula="of:=AVERAGE([.D487:.D490])"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48700" calcext:value-type="float">
            <text:p>48700</text:p>
          </table:table-cell>
          <table:table-cell office:value-type="float" office:value="9597191" calcext:value-type="float">
            <text:p>9597191</text:p>
          </table:table-cell>
          <table:table-cell office:value-type="float" office:value="9597684" calcext:value-type="float">
            <text:p>9597684</text:p>
          </table:table-cell>
          <table:table-cell office:value-type="float" office:value="493" calcext:value-type="float">
            <text:p>493</text:p>
          </table:table-cell>
          <table:table-cell table:formula="of:=AVERAGE([.D488:.D491])" office:value-type="float" office:value="510.5" calcext:value-type="float">
            <text:p>511</text:p>
          </table:table-cell>
        </table:table-row>
        <table:table-row table:style-name="ro1">
          <table:table-cell office:value-type="float" office:value="48800" calcext:value-type="float">
            <text:p>48800</text:p>
          </table:table-cell>
          <table:table-cell office:value-type="float" office:value="9597892" calcext:value-type="float">
            <text:p>9597892</text:p>
          </table:table-cell>
          <table:table-cell office:value-type="float" office:value="9598388" calcext:value-type="float">
            <text:p>9598388</text:p>
          </table:table-cell>
          <table:table-cell office:value-type="float" office:value="496" calcext:value-type="float">
            <text:p>496</text:p>
          </table:table-cell>
          <table:table-cell table:formula="of:=AVERAGE([.D489:.D492])" office:value-type="float" office:value="507.25" calcext:value-type="float">
            <text:p>507</text:p>
          </table:table-cell>
        </table:table-row>
        <table:table-row table:style-name="ro1">
          <table:table-cell office:value-type="float" office:value="48900" calcext:value-type="float">
            <text:p>48900</text:p>
          </table:table-cell>
          <table:table-cell office:value-type="float" office:value="9598651" calcext:value-type="float">
            <text:p>9598651</text:p>
          </table:table-cell>
          <table:table-cell office:value-type="float" office:value="9599175" calcext:value-type="float">
            <text:p>9599175</text:p>
          </table:table-cell>
          <table:table-cell office:value-type="float" office:value="524" calcext:value-type="float">
            <text:p>524</text:p>
          </table:table-cell>
          <table:table-cell table:formula="of:=AVERAGE([.D490:.D493])" office:value-type="float" office:value="505.25" calcext:value-type="float">
            <text:p>505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9599476" calcext:value-type="float">
            <text:p>9599476</text:p>
          </table:table-cell>
          <table:table-cell office:value-type="float" office:value="9600004" calcext:value-type="float">
            <text:p>9600004</text:p>
          </table:table-cell>
          <table:table-cell office:value-type="float" office:value="529" calcext:value-type="float">
            <text:p>529</text:p>
          </table:table-cell>
          <table:table-cell table:formula="of:=AVERAGE([.D491:.D494])" office:value-type="float" office:value="487.5" calcext:value-type="float">
            <text:p>488</text:p>
          </table:table-cell>
        </table:table-row>
        <table:table-row table:style-name="ro1">
          <table:table-cell office:value-type="float" office:value="49100" calcext:value-type="float">
            <text:p>49100</text:p>
          </table:table-cell>
          <table:table-cell office:value-type="float" office:value="9600136" calcext:value-type="float">
            <text:p>9600136</text:p>
          </table:table-cell>
          <table:table-cell office:value-type="float" office:value="9600617" calcext:value-type="float">
            <text:p>9600617</text:p>
          </table:table-cell>
          <table:table-cell office:value-type="float" office:value="480" calcext:value-type="float">
            <text:p>480</text:p>
          </table:table-cell>
          <table:table-cell table:formula="of:=AVERAGE([.D492:.D495])" office:value-type="float" office:value="484.75" calcext:value-type="float">
            <text:p>485</text:p>
          </table:table-cell>
        </table:table-row>
        <table:table-row table:style-name="ro1">
          <table:table-cell office:value-type="float" office:value="49200" calcext:value-type="float">
            <text:p>49200</text:p>
          </table:table-cell>
          <table:table-cell office:value-type="float" office:value="9600999" calcext:value-type="float">
            <text:p>9600999</text:p>
          </table:table-cell>
          <table:table-cell office:value-type="float" office:value="9601487" calcext:value-type="float">
            <text:p>9601487</text:p>
          </table:table-cell>
          <table:table-cell office:value-type="float" office:value="488" calcext:value-type="float">
            <text:p>488</text:p>
          </table:table-cell>
          <table:table-cell table:formula="of:=AVERAGE([.D493:.D496])" office:value-type="float" office:value="499.5" calcext:value-type="float">
            <text:p>500</text:p>
          </table:table-cell>
        </table:table-row>
        <table:table-row table:style-name="ro1">
          <table:table-cell office:value-type="float" office:value="49300" calcext:value-type="float">
            <text:p>49300</text:p>
          </table:table-cell>
          <table:table-cell office:value-type="float" office:value="9601692" calcext:value-type="float">
            <text:p>9601692</text:p>
          </table:table-cell>
          <table:table-cell office:value-type="float" office:value="9602145" calcext:value-type="float">
            <text:p>9602145</text:p>
          </table:table-cell>
          <table:table-cell office:value-type="float" office:value="453" calcext:value-type="float">
            <text:p>453</text:p>
          </table:table-cell>
          <table:table-cell table:formula="of:=AVERAGE([.D494:.D497])" office:value-type="float" office:value="506.5" calcext:value-type="float">
            <text:p>507</text:p>
          </table:table-cell>
        </table:table-row>
        <table:table-row table:style-name="ro1">
          <table:table-cell office:value-type="float" office:value="49400" calcext:value-type="float">
            <text:p>49400</text:p>
          </table:table-cell>
          <table:table-cell office:value-type="float" office:value="9602488" calcext:value-type="float">
            <text:p>9602488</text:p>
          </table:table-cell>
          <table:table-cell office:value-type="float" office:value="9603006" calcext:value-type="float">
            <text:p>9603006</text:p>
          </table:table-cell>
          <table:table-cell office:value-type="float" office:value="518" calcext:value-type="float">
            <text:p>518</text:p>
          </table:table-cell>
          <table:table-cell table:formula="of:=AVERAGE([.D495:.D498])" office:value-type="float" office:value="517.5" calcext:value-type="float">
            <text:p>518</text:p>
          </table:table-cell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float" office:value="9603336" calcext:value-type="float">
            <text:p>9603336</text:p>
          </table:table-cell>
          <table:table-cell office:value-type="float" office:value="9603875" calcext:value-type="float">
            <text:p>9603875</text:p>
          </table:table-cell>
          <table:table-cell office:value-type="float" office:value="539" calcext:value-type="float">
            <text:p>539</text:p>
          </table:table-cell>
          <table:table-cell table:formula="of:=AVERAGE([.D496:.D499])" office:value-type="float" office:value="538.25" calcext:value-type="float">
            <text:p>538</text:p>
          </table:table-cell>
        </table:table-row>
        <table:table-row table:style-name="ro1">
          <table:table-cell office:value-type="float" office:value="49600" calcext:value-type="float">
            <text:p>49600</text:p>
          </table:table-cell>
          <table:table-cell office:value-type="float" office:value="9604015" calcext:value-type="float">
            <text:p>9604015</text:p>
          </table:table-cell>
          <table:table-cell office:value-type="float" office:value="9604531" calcext:value-type="float">
            <text:p>9604531</text:p>
          </table:table-cell>
          <table:table-cell office:value-type="float" office:value="516" calcext:value-type="float">
            <text:p>516</text:p>
          </table:table-cell>
          <table:table-cell table:formula="of:=AVERAGE([.D497:.D500])" office:value-type="float" office:value="549.5" calcext:value-type="float">
            <text:p>550</text:p>
          </table:table-cell>
        </table:table-row>
        <table:table-row table:style-name="ro1">
          <table:table-cell office:value-type="float" office:value="49700" calcext:value-type="float">
            <text:p>49700</text:p>
          </table:table-cell>
          <table:table-cell office:value-type="float" office:value="9604847" calcext:value-type="float">
            <text:p>9604847</text:p>
          </table:table-cell>
          <table:table-cell office:value-type="float" office:value="9605344" calcext:value-type="float">
            <text:p>9605344</text:p>
          </table:table-cell>
          <table:table-cell office:value-type="float" office:value="497" calcext:value-type="float">
            <text:p>497</text:p>
          </table:table-cell>
          <table:table-cell table:formula="of:=AVERAGE([.D498:.D501])"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49800" calcext:value-type="float">
            <text:p>49800</text:p>
          </table:table-cell>
          <table:table-cell office:value-type="float" office:value="9605555" calcext:value-type="float">
            <text:p>9605555</text:p>
          </table:table-cell>
          <table:table-cell office:value-type="float" office:value="9606156" calcext:value-type="float">
            <text:p>9606156</text:p>
          </table:table-cell>
          <table:table-cell office:value-type="float" office:value="601" calcext:value-type="float">
            <text:p>601</text:p>
          </table:table-cell>
          <table:table-cell table:formula="of:=AVERAGE([.D499:.D502])"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49900" calcext:value-type="float">
            <text:p>49900</text:p>
          </table:table-cell>
          <table:table-cell office:value-type="float" office:value="9606408" calcext:value-type="float">
            <text:p>9606408</text:p>
          </table:table-cell>
          <table:table-cell office:value-type="float" office:value="9606992" calcext:value-type="float">
            <text:p>9606992</text:p>
          </table:table-cell>
          <table:table-cell office:value-type="float" office:value="584" calcext:value-type="float">
            <text:p>584</text:p>
          </table:table-cell>
          <table:table-cell table:formula="of:=AVERAGE([.D500:.D503])" office:value-type="float" office:value="722.5" calcext:value-type="float">
            <text:p>72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9607392" calcext:value-type="float">
            <text:p>9607392</text:p>
          </table:table-cell>
          <table:table-cell office:value-type="float" office:value="9607978" calcext:value-type="float">
            <text:p>9607978</text:p>
          </table:table-cell>
          <table:table-cell office:value-type="float" office:value="586" calcext:value-type="float">
            <text:p>586</text:p>
          </table:table-cell>
          <table:table-cell table:formula="of:=AVERAGE([.D501:.D504])" office:value-type="float" office:value="697.75" calcext:value-type="float">
            <text:p>698</text:p>
          </table:table-cell>
        </table:table-row>
        <table:table-row table:style-name="ro1">
          <table:table-cell office:value-type="float" office:value="50100" calcext:value-type="float">
            <text:p>50100</text:p>
          </table:table-cell>
          <table:table-cell office:value-type="float" office:value="9608093" calcext:value-type="float">
            <text:p>9608093</text:p>
          </table:table-cell>
          <table:table-cell office:value-type="float" office:value="9609317" calcext:value-type="float">
            <text:p>9609317</text:p>
          </table:table-cell>
          <table:table-cell office:value-type="float" office:value="1225" calcext:value-type="float">
            <text:p>1225</text:p>
          </table:table-cell>
          <table:table-cell table:formula="of:=AVERAGE([.D502:.D505])" office:value-type="float" office:value="665.25" calcext:value-type="float">
            <text:p>665</text:p>
          </table:table-cell>
        </table:table-row>
        <table:table-row table:style-name="ro1">
          <table:table-cell office:value-type="float" office:value="50200" calcext:value-type="float">
            <text:p>50200</text:p>
          </table:table-cell>
          <table:table-cell office:value-type="float" office:value="9609495" calcext:value-type="float">
            <text:p>9609495</text:p>
          </table:table-cell>
          <table:table-cell office:value-type="float" office:value="9609990" calcext:value-type="float">
            <text:p>9609990</text:p>
          </table:table-cell>
          <table:table-cell office:value-type="float" office:value="495" calcext:value-type="float">
            <text:p>495</text:p>
          </table:table-cell>
          <table:table-cell table:formula="of:=AVERAGE([.D503:.D506])"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9610207" calcext:value-type="float">
            <text:p>9610207</text:p>
          </table:table-cell>
          <table:table-cell office:value-type="float" office:value="9610691" calcext:value-type="float">
            <text:p>9610691</text:p>
          </table:table-cell>
          <table:table-cell office:value-type="float" office:value="485" calcext:value-type="float">
            <text:p>485</text:p>
          </table:table-cell>
          <table:table-cell table:formula="of:=AVERAGE([.D504:.D507])" office:value-type="float" office:value="513.75" calcext:value-type="float">
            <text:p>514</text:p>
          </table:table-cell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9611055" calcext:value-type="float">
            <text:p>9611055</text:p>
          </table:table-cell>
          <table:table-cell office:value-type="float" office:value="9611511" calcext:value-type="float">
            <text:p>9611511</text:p>
          </table:table-cell>
          <table:table-cell office:value-type="float" office:value="456" calcext:value-type="float">
            <text:p>456</text:p>
          </table:table-cell>
          <table:table-cell table:formula="of:=AVERAGE([.D505:.D508])"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50500" calcext:value-type="float">
            <text:p>50500</text:p>
          </table:table-cell>
          <table:table-cell office:value-type="float" office:value="9611736" calcext:value-type="float">
            <text:p>9611736</text:p>
          </table:table-cell>
          <table:table-cell office:value-type="float" office:value="9612321" calcext:value-type="float">
            <text:p>9612321</text:p>
          </table:table-cell>
          <table:table-cell office:value-type="float" office:value="584" calcext:value-type="float">
            <text:p>584</text:p>
          </table:table-cell>
          <table:table-cell table:formula="of:=AVERAGE([.D506:.D509])"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50600" calcext:value-type="float">
            <text:p>50600</text:p>
          </table:table-cell>
          <table:table-cell office:value-type="float" office:value="9612617" calcext:value-type="float">
            <text:p>9612617</text:p>
          </table:table-cell>
          <table:table-cell office:value-type="float" office:value="9613147" calcext:value-type="float">
            <text:p>9613147</text:p>
          </table:table-cell>
          <table:table-cell office:value-type="float" office:value="530" calcext:value-type="float">
            <text:p>530</text:p>
          </table:table-cell>
          <table:table-cell table:formula="of:=AVERAGE([.D507:.D510])" office:value-type="float" office:value="525.5" calcext:value-type="float">
            <text:p>526</text:p>
          </table:table-cell>
        </table:table-row>
        <table:table-row table:style-name="ro1">
          <table:table-cell office:value-type="float" office:value="50700" calcext:value-type="float">
            <text:p>50700</text:p>
          </table:table-cell>
          <table:table-cell office:value-type="float" office:value="9613366" calcext:value-type="float">
            <text:p>9613366</text:p>
          </table:table-cell>
          <table:table-cell office:value-type="float" office:value="9613816" calcext:value-type="float">
            <text:p>9613816</text:p>
          </table:table-cell>
          <table:table-cell office:value-type="float" office:value="450" calcext:value-type="float">
            <text:p>450</text:p>
          </table:table-cell>
          <table:table-cell table:formula="of:=AVERAGE([.D508:.D511])" office:value-type="float" office:value="526.5" calcext:value-type="float">
            <text:p>527</text:p>
          </table:table-cell>
        </table:table-row>
        <table:table-row table:style-name="ro1">
          <table:table-cell office:value-type="float" office:value="50800" calcext:value-type="float">
            <text:p>50800</text:p>
          </table:table-cell>
          <table:table-cell office:value-type="float" office:value="9614137" calcext:value-type="float">
            <text:p>9614137</text:p>
          </table:table-cell>
          <table:table-cell office:value-type="float" office:value="9614684" calcext:value-type="float">
            <text:p>9614684</text:p>
          </table:table-cell>
          <table:table-cell office:value-type="float" office:value="548" calcext:value-type="float">
            <text:p>548</text:p>
          </table:table-cell>
          <table:table-cell table:formula="of:=AVERAGE([.D509:.D512])"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50900" calcext:value-type="float">
            <text:p>50900</text:p>
          </table:table-cell>
          <table:table-cell office:value-type="float" office:value="9614783" calcext:value-type="float">
            <text:p>9614783</text:p>
          </table:table-cell>
          <table:table-cell office:value-type="float" office:value="9615356" calcext:value-type="float">
            <text:p>9615356</text:p>
          </table:table-cell>
          <table:table-cell office:value-type="float" office:value="574" calcext:value-type="float">
            <text:p>574</text:p>
          </table:table-cell>
          <table:table-cell table:formula="of:=AVERAGE([.D510:.D513])"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9615802" calcext:value-type="float">
            <text:p>9615802</text:p>
          </table:table-cell>
          <table:table-cell office:value-type="float" office:value="9616336" calcext:value-type="float">
            <text:p>9616336</text:p>
          </table:table-cell>
          <table:table-cell office:value-type="float" office:value="534" calcext:value-type="float">
            <text:p>534</text:p>
          </table:table-cell>
          <table:table-cell table:formula="of:=AVERAGE([.D511:.D514])" office:value-type="float" office:value="524.75" calcext:value-type="float">
            <text:p>525</text:p>
          </table:table-cell>
        </table:table-row>
        <table:table-row table:style-name="ro1">
          <table:table-cell office:value-type="float" office:value="51100" calcext:value-type="float">
            <text:p>51100</text:p>
          </table:table-cell>
          <table:table-cell office:value-type="float" office:value="9616410" calcext:value-type="float">
            <text:p>9616410</text:p>
          </table:table-cell>
          <table:table-cell office:value-type="float" office:value="9616899" calcext:value-type="float">
            <text:p>9616899</text:p>
          </table:table-cell>
          <table:table-cell office:value-type="float" office:value="488" calcext:value-type="float">
            <text:p>488</text:p>
          </table:table-cell>
          <table:table-cell table:formula="of:=AVERAGE([.D512:.D515])" office:value-type="float" office:value="498.75" calcext:value-type="float">
            <text:p>499</text:p>
          </table:table-cell>
        </table:table-row>
        <table:table-row table:style-name="ro1">
          <table:table-cell office:value-type="float" office:value="51200" calcext:value-type="float">
            <text:p>51200</text:p>
          </table:table-cell>
          <table:table-cell office:value-type="float" office:value="9617220" calcext:value-type="float">
            <text:p>9617220</text:p>
          </table:table-cell>
          <table:table-cell office:value-type="float" office:value="9617748" calcext:value-type="float">
            <text:p>9617748</text:p>
          </table:table-cell>
          <table:table-cell office:value-type="float" office:value="528" calcext:value-type="float">
            <text:p>528</text:p>
          </table:table-cell>
          <table:table-cell table:formula="of:=AVERAGE([.D513:.D516])"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51300" calcext:value-type="float">
            <text:p>51300</text:p>
          </table:table-cell>
          <table:table-cell office:value-type="float" office:value="9617978" calcext:value-type="float">
            <text:p>9617978</text:p>
          </table:table-cell>
          <table:table-cell office:value-type="float" office:value="9618528" calcext:value-type="float">
            <text:p>9618528</text:p>
          </table:table-cell>
          <table:table-cell office:value-type="float" office:value="549" calcext:value-type="float">
            <text:p>549</text:p>
          </table:table-cell>
          <table:table-cell table:formula="of:=AVERAGE([.D514:.D517])" office:value-type="float" office:value="564.5" calcext:value-type="float">
            <text:p>565</text:p>
          </table:table-cell>
        </table:table-row>
        <table:table-row table:style-name="ro1">
          <table:table-cell office:value-type="float" office:value="51400" calcext:value-type="float">
            <text:p>51400</text:p>
          </table:table-cell>
          <table:table-cell office:value-type="float" office:value="9618712" calcext:value-type="float">
            <text:p>9618712</text:p>
          </table:table-cell>
          <table:table-cell office:value-type="float" office:value="9619141" calcext:value-type="float">
            <text:p>9619141</text:p>
          </table:table-cell>
          <table:table-cell office:value-type="float" office:value="430" calcext:value-type="float">
            <text:p>430</text:p>
          </table:table-cell>
          <table:table-cell table:formula="of:=AVERAGE([.D515:.D518])" office:value-type="float" office:value="581.25" calcext:value-type="float">
            <text:p>581</text:p>
          </table:table-cell>
        </table:table-row>
        <table:table-row table:style-name="ro1">
          <table:table-cell office:value-type="float" office:value="51500" calcext:value-type="float">
            <text:p>51500</text:p>
          </table:table-cell>
          <table:table-cell office:value-type="float" office:value="9619610" calcext:value-type="float">
            <text:p>9619610</text:p>
          </table:table-cell>
          <table:table-cell office:value-type="float" office:value="9620267" calcext:value-type="float">
            <text:p>9620267</text:p>
          </table:table-cell>
          <table:table-cell office:value-type="float" office:value="657" calcext:value-type="float">
            <text:p>657</text:p>
          </table:table-cell>
          <table:table-cell table:formula="of:=AVERAGE([.D516:.D519])"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51600" calcext:value-type="float">
            <text:p>51600</text:p>
          </table:table-cell>
          <table:table-cell office:value-type="float" office:value="9620434" calcext:value-type="float">
            <text:p>9620434</text:p>
          </table:table-cell>
          <table:table-cell office:value-type="float" office:value="9621056" calcext:value-type="float">
            <text:p>9621056</text:p>
          </table:table-cell>
          <table:table-cell office:value-type="float" office:value="622" calcext:value-type="float">
            <text:p>622</text:p>
          </table:table-cell>
          <table:table-cell table:formula="of:=AVERAGE([.D517:.D520])" office:value-type="float" office:value="549.75" calcext:value-type="float">
            <text:p>550</text:p>
          </table:table-cell>
        </table:table-row>
        <table:table-row table:style-name="ro1">
          <table:table-cell office:value-type="float" office:value="51700" calcext:value-type="float">
            <text:p>51700</text:p>
          </table:table-cell>
          <table:table-cell office:value-type="float" office:value="9621294" calcext:value-type="float">
            <text:p>9621294</text:p>
          </table:table-cell>
          <table:table-cell office:value-type="float" office:value="9621909" calcext:value-type="float">
            <text:p>9621909</text:p>
          </table:table-cell>
          <table:table-cell office:value-type="float" office:value="616" calcext:value-type="float">
            <text:p>616</text:p>
          </table:table-cell>
          <table:table-cell table:formula="of:=AVERAGE([.D518:.D521])"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51800" calcext:value-type="float">
            <text:p>51800</text:p>
          </table:table-cell>
          <table:table-cell office:value-type="float" office:value="9622103" calcext:value-type="float">
            <text:p>9622103</text:p>
          </table:table-cell>
          <table:table-cell office:value-type="float" office:value="9622640" calcext:value-type="float">
            <text:p>9622640</text:p>
          </table:table-cell>
          <table:table-cell office:value-type="float" office:value="537" calcext:value-type="float">
            <text:p>537</text:p>
          </table:table-cell>
          <table:table-cell table:formula="of:=AVERAGE([.D519:.D522])" office:value-type="float" office:value="514.5" calcext:value-type="float">
            <text:p>515</text:p>
          </table:table-cell>
        </table:table-row>
        <table:table-row table:style-name="ro1">
          <table:table-cell office:value-type="float" office:value="51900" calcext:value-type="float">
            <text:p>51900</text:p>
          </table:table-cell>
          <table:table-cell office:value-type="float" office:value="9622912" calcext:value-type="float">
            <text:p>9622912</text:p>
          </table:table-cell>
          <table:table-cell office:value-type="float" office:value="9623336" calcext:value-type="float">
            <text:p>9623336</text:p>
          </table:table-cell>
          <table:table-cell office:value-type="float" office:value="424" calcext:value-type="float">
            <text:p>424</text:p>
          </table:table-cell>
          <table:table-cell table:formula="of:=AVERAGE([.D520:.D523])" office:value-type="float" office:value="488.75" calcext:value-type="float">
            <text:p>489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9623583" calcext:value-type="float">
            <text:p>9623583</text:p>
          </table:table-cell>
          <table:table-cell office:value-type="float" office:value="9624114" calcext:value-type="float">
            <text:p>9624114</text:p>
          </table:table-cell>
          <table:table-cell office:value-type="float" office:value="531" calcext:value-type="float">
            <text:p>531</text:p>
          </table:table-cell>
          <table:table-cell table:formula="of:=AVERAGE([.D521:.D524])" office:value-type="float" office:value="496.25" calcext:value-type="float">
            <text:p>496</text:p>
          </table:table-cell>
        </table:table-row>
        <table:table-row table:style-name="ro1">
          <table:table-cell office:value-type="float" office:value="52100" calcext:value-type="float">
            <text:p>52100</text:p>
          </table:table-cell>
          <table:table-cell office:value-type="float" office:value="9624449" calcext:value-type="float">
            <text:p>9624449</text:p>
          </table:table-cell>
          <table:table-cell office:value-type="float" office:value="9625015" calcext:value-type="float">
            <text:p>9625015</text:p>
          </table:table-cell>
          <table:table-cell office:value-type="float" office:value="566" calcext:value-type="float">
            <text:p>566</text:p>
          </table:table-cell>
          <table:table-cell table:formula="of:=AVERAGE([.D522:.D525])" office:value-type="float" office:value="475.5" calcext:value-type="float">
            <text:p>476</text:p>
          </table:table-cell>
        </table:table-row>
        <table:table-row table:style-name="ro1">
          <table:table-cell office:value-type="float" office:value="52200" calcext:value-type="float">
            <text:p>52200</text:p>
          </table:table-cell>
          <table:table-cell office:value-type="float" office:value="9625226" calcext:value-type="float">
            <text:p>9625226</text:p>
          </table:table-cell>
          <table:table-cell office:value-type="float" office:value="9625660" calcext:value-type="float">
            <text:p>9625660</text:p>
          </table:table-cell>
          <table:table-cell office:value-type="float" office:value="434" calcext:value-type="float">
            <text:p>434</text:p>
          </table:table-cell>
          <table:table-cell table:formula="of:=AVERAGE([.D523:.D526])" office:value-type="float" office:value="484.25" calcext:value-type="float">
            <text:p>484</text:p>
          </table:table-cell>
        </table:table-row>
        <table:table-row table:style-name="ro1">
          <table:table-cell office:value-type="float" office:value="52300" calcext:value-type="float">
            <text:p>52300</text:p>
          </table:table-cell>
          <table:table-cell office:value-type="float" office:value="9626089" calcext:value-type="float">
            <text:p>9626089</text:p>
          </table:table-cell>
          <table:table-cell office:value-type="float" office:value="9626543" calcext:value-type="float">
            <text:p>9626543</text:p>
          </table:table-cell>
          <table:table-cell office:value-type="float" office:value="454" calcext:value-type="float">
            <text:p>454</text:p>
          </table:table-cell>
          <table:table-cell table:formula="of:=AVERAGE([.D524:.D527])"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52400" calcext:value-type="float">
            <text:p>52400</text:p>
          </table:table-cell>
          <table:table-cell office:value-type="float" office:value="9626967" calcext:value-type="float">
            <text:p>9626967</text:p>
          </table:table-cell>
          <table:table-cell office:value-type="float" office:value="9627416" calcext:value-type="float">
            <text:p>9627416</text:p>
          </table:table-cell>
          <table:table-cell office:value-type="float" office:value="448" calcext:value-type="float">
            <text:p>448</text:p>
          </table:table-cell>
          <table:table-cell table:formula="of:=AVERAGE([.D525:.D528])" office:value-type="float" office:value="530.5" calcext:value-type="float">
            <text:p>531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float" office:value="9627681" calcext:value-type="float">
            <text:p>9627681</text:p>
          </table:table-cell>
          <table:table-cell office:value-type="float" office:value="9628282" calcext:value-type="float">
            <text:p>9628282</text:p>
          </table:table-cell>
          <table:table-cell office:value-type="float" office:value="601" calcext:value-type="float">
            <text:p>601</text:p>
          </table:table-cell>
          <table:table-cell table:formula="of:=AVERAGE([.D526:.D529])"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52600" calcext:value-type="float">
            <text:p>52600</text:p>
          </table:table-cell>
          <table:table-cell office:value-type="float" office:value="9628454" calcext:value-type="float">
            <text:p>9628454</text:p>
          </table:table-cell>
          <table:table-cell office:value-type="float" office:value="9628972" calcext:value-type="float">
            <text:p>9628972</text:p>
          </table:table-cell>
          <table:table-cell office:value-type="float" office:value="517" calcext:value-type="float">
            <text:p>517</text:p>
          </table:table-cell>
          <table:table-cell table:formula="of:=AVERAGE([.D527:.D530])"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2700" calcext:value-type="float">
            <text:p>52700</text:p>
          </table:table-cell>
          <table:table-cell office:value-type="float" office:value="9629287" calcext:value-type="float">
            <text:p>9629287</text:p>
          </table:table-cell>
          <table:table-cell office:value-type="float" office:value="9629843" calcext:value-type="float">
            <text:p>9629843</text:p>
          </table:table-cell>
          <table:table-cell office:value-type="float" office:value="556" calcext:value-type="float">
            <text:p>556</text:p>
          </table:table-cell>
          <table:table-cell table:formula="of:=AVERAGE([.D528:.D531]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2800" calcext:value-type="float">
            <text:p>52800</text:p>
          </table:table-cell>
          <table:table-cell office:value-type="float" office:value="9630592" calcext:value-type="float">
            <text:p>9630592</text:p>
          </table:table-cell>
          <table:table-cell office:value-type="float" office:value="9631150" calcext:value-type="float">
            <text:p>9631150</text:p>
          </table:table-cell>
          <table:table-cell office:value-type="float" office:value="558" calcext:value-type="float">
            <text:p>558</text:p>
          </table:table-cell>
          <table:table-cell table:formula="of:=AVERAGE([.D529:.D532])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52900" calcext:value-type="float">
            <text:p>52900</text:p>
          </table:table-cell>
          <table:table-cell office:value-type="float" office:value="9631513" calcext:value-type="float">
            <text:p>9631513</text:p>
          </table:table-cell>
          <table:table-cell office:value-type="float" office:value="9631974" calcext:value-type="float">
            <text:p>9631974</text:p>
          </table:table-cell>
          <table:table-cell office:value-type="float" office:value="461" calcext:value-type="float">
            <text:p>461</text:p>
          </table:table-cell>
          <table:table-cell table:formula="of:=AVERAGE([.D530:.D533])" office:value-type="float" office:value="488.75" calcext:value-type="float">
            <text:p>489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9632340" calcext:value-type="float">
            <text:p>9632340</text:p>
          </table:table-cell>
          <table:table-cell office:value-type="float" office:value="9632813" calcext:value-type="float">
            <text:p>9632813</text:p>
          </table:table-cell>
          <table:table-cell office:value-type="float" office:value="473" calcext:value-type="float">
            <text:p>473</text:p>
          </table:table-cell>
          <table:table-cell table:formula="of:=AVERAGE([.D531:.D534])" office:value-type="float" office:value="493.5" calcext:value-type="float">
            <text:p>494</text:p>
          </table:table-cell>
        </table:table-row>
        <table:table-row table:style-name="ro1">
          <table:table-cell office:value-type="float" office:value="53100" calcext:value-type="float">
            <text:p>53100</text:p>
          </table:table-cell>
          <table:table-cell office:value-type="float" office:value="9633036" calcext:value-type="float">
            <text:p>9633036</text:p>
          </table:table-cell>
          <table:table-cell office:value-type="float" office:value="9633569" calcext:value-type="float">
            <text:p>9633569</text:p>
          </table:table-cell>
          <table:table-cell office:value-type="float" office:value="532" calcext:value-type="float">
            <text:p>532</text:p>
          </table:table-cell>
          <table:table-cell table:formula="of:=AVERAGE([.D532:.D535])" office:value-type="float" office:value="501.75" calcext:value-type="float">
            <text:p>502</text:p>
          </table:table-cell>
        </table:table-row>
        <table:table-row table:style-name="ro1">
          <table:table-cell office:value-type="float" office:value="53200" calcext:value-type="float">
            <text:p>53200</text:p>
          </table:table-cell>
          <table:table-cell office:value-type="float" office:value="9633884" calcext:value-type="float">
            <text:p>9633884</text:p>
          </table:table-cell>
          <table:table-cell office:value-type="float" office:value="9634373" calcext:value-type="float">
            <text:p>9634373</text:p>
          </table:table-cell>
          <table:table-cell office:value-type="float" office:value="489" calcext:value-type="float">
            <text:p>489</text:p>
          </table:table-cell>
          <table:table-cell table:formula="of:=AVERAGE([.D533:.D536])" office:value-type="float" office:value="482.25" calcext:value-type="float">
            <text:p>482</text:p>
          </table:table-cell>
        </table:table-row>
        <table:table-row table:style-name="ro1">
          <table:table-cell office:value-type="float" office:value="53300" calcext:value-type="float">
            <text:p>53300</text:p>
          </table:table-cell>
          <table:table-cell office:value-type="float" office:value="9634487" calcext:value-type="float">
            <text:p>9634487</text:p>
          </table:table-cell>
          <table:table-cell office:value-type="float" office:value="9634968" calcext:value-type="float">
            <text:p>9634968</text:p>
          </table:table-cell>
          <table:table-cell office:value-type="float" office:value="480" calcext:value-type="float">
            <text:p>480</text:p>
          </table:table-cell>
          <table:table-cell table:formula="of:=AVERAGE([.D534:.D537])" office:value-type="float" office:value="472.25" calcext:value-type="float">
            <text:p>472</text:p>
          </table:table-cell>
        </table:table-row>
        <table:table-row table:style-name="ro1">
          <table:table-cell office:value-type="float" office:value="53400" calcext:value-type="float">
            <text:p>53400</text:p>
          </table:table-cell>
          <table:table-cell office:value-type="float" office:value="9635360" calcext:value-type="float">
            <text:p>9635360</text:p>
          </table:table-cell>
          <table:table-cell office:value-type="float" office:value="9635866" calcext:value-type="float">
            <text:p>9635866</text:p>
          </table:table-cell>
          <table:table-cell office:value-type="float" office:value="506" calcext:value-type="float">
            <text:p>506</text:p>
          </table:table-cell>
          <table:table-cell table:formula="of:=AVERAGE([.D535:.D538])" office:value-type="float" office:value="476.5" calcext:value-type="float">
            <text:p>477</text:p>
          </table:table-cell>
        </table:table-row>
        <table:table-row table:style-name="ro1">
          <table:table-cell office:value-type="float" office:value="53500" calcext:value-type="float">
            <text:p>53500</text:p>
          </table:table-cell>
          <table:table-cell office:value-type="float" office:value="9636075" calcext:value-type="float">
            <text:p>9636075</text:p>
          </table:table-cell>
          <table:table-cell office:value-type="float" office:value="9636529" calcext:value-type="float">
            <text:p>9636529</text:p>
          </table:table-cell>
          <table:table-cell office:value-type="float" office:value="454" calcext:value-type="float">
            <text:p>454</text:p>
          </table:table-cell>
          <table:table-cell table:formula="of:=AVERAGE([.D536:.D539])" office:value-type="float" office:value="462.5" calcext:value-type="float">
            <text:p>463</text:p>
          </table:table-cell>
        </table:table-row>
        <table:table-row table:style-name="ro1">
          <table:table-cell office:value-type="float" office:value="53600" calcext:value-type="float">
            <text:p>53600</text:p>
          </table:table-cell>
          <table:table-cell office:value-type="float" office:value="9636764" calcext:value-type="float">
            <text:p>9636764</text:p>
          </table:table-cell>
          <table:table-cell office:value-type="float" office:value="9637213" calcext:value-type="float">
            <text:p>9637213</text:p>
          </table:table-cell>
          <table:table-cell office:value-type="float" office:value="449" calcext:value-type="float">
            <text:p>449</text:p>
          </table:table-cell>
          <table:table-cell table:formula="of:=AVERAGE([.D537:.D540])"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53700" calcext:value-type="float">
            <text:p>53700</text:p>
          </table:table-cell>
          <table:table-cell office:value-type="float" office:value="9637677" calcext:value-type="float">
            <text:p>9637677</text:p>
          </table:table-cell>
          <table:table-cell office:value-type="float" office:value="9638173" calcext:value-type="float">
            <text:p>9638173</text:p>
          </table:table-cell>
          <table:table-cell office:value-type="float" office:value="497" calcext:value-type="float">
            <text:p>497</text:p>
          </table:table-cell>
          <table:table-cell table:formula="of:=AVERAGE([.D538:.D541])" office:value-type="float" office:value="516.25" calcext:value-type="float">
            <text:p>516</text:p>
          </table:table-cell>
        </table:table-row>
        <table:table-row table:style-name="ro1">
          <table:table-cell office:value-type="float" office:value="53800" calcext:value-type="float">
            <text:p>53800</text:p>
          </table:table-cell>
          <table:table-cell office:value-type="float" office:value="9638353" calcext:value-type="float">
            <text:p>9638353</text:p>
          </table:table-cell>
          <table:table-cell office:value-type="float" office:value="9638802" calcext:value-type="float">
            <text:p>9638802</text:p>
          </table:table-cell>
          <table:table-cell office:value-type="float" office:value="450" calcext:value-type="float">
            <text:p>450</text:p>
          </table:table-cell>
          <table:table-cell table:formula="of:=AVERAGE([.D539:.D542])"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53900" calcext:value-type="float">
            <text:p>53900</text:p>
          </table:table-cell>
          <table:table-cell office:value-type="float" office:value="9639279" calcext:value-type="float">
            <text:p>9639279</text:p>
          </table:table-cell>
          <table:table-cell office:value-type="float" office:value="9639799" calcext:value-type="float">
            <text:p>9639799</text:p>
          </table:table-cell>
          <table:table-cell office:value-type="float" office:value="520" calcext:value-type="float">
            <text:p>520</text:p>
          </table:table-cell>
          <table:table-cell table:formula="of:=AVERAGE([.D540:.D543])" office:value-type="float" office:value="539.25" calcext:value-type="float">
            <text:p>539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9639920" calcext:value-type="float">
            <text:p>9639920</text:p>
          </table:table-cell>
          <table:table-cell office:value-type="float" office:value="9640518" calcext:value-type="float">
            <text:p>9640518</text:p>
          </table:table-cell>
          <table:table-cell office:value-type="float" office:value="598" calcext:value-type="float">
            <text:p>598</text:p>
          </table:table-cell>
          <table:table-cell table:formula="of:=AVERAGE([.D541:.D544])" office:value-type="float" office:value="561.25" calcext:value-type="float">
            <text:p>561</text:p>
          </table:table-cell>
        </table:table-row>
        <table:table-row table:style-name="ro1">
          <table:table-cell office:value-type="float" office:value="54100" calcext:value-type="float">
            <text:p>54100</text:p>
          </table:table-cell>
          <table:table-cell office:value-type="float" office:value="9640750" calcext:value-type="float">
            <text:p>9640750</text:p>
          </table:table-cell>
          <table:table-cell office:value-type="float" office:value="9641366" calcext:value-type="float">
            <text:p>9641366</text:p>
          </table:table-cell>
          <table:table-cell office:value-type="float" office:value="616" calcext:value-type="float">
            <text:p>616</text:p>
          </table:table-cell>
          <table:table-cell table:formula="of:=AVERAGE([.D542:.D545])"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54200" calcext:value-type="float">
            <text:p>54200</text:p>
          </table:table-cell>
          <table:table-cell office:value-type="float" office:value="9641630" calcext:value-type="float">
            <text:p>9641630</text:p>
          </table:table-cell>
          <table:table-cell office:value-type="float" office:value="9642052" calcext:value-type="float">
            <text:p>9642052</text:p>
          </table:table-cell>
          <table:table-cell office:value-type="float" office:value="423" calcext:value-type="float">
            <text:p>423</text:p>
          </table:table-cell>
          <table:table-cell table:formula="of:=AVERAGE([.D543:.D546])" office:value-type="float" office:value="550.75" calcext:value-type="float">
            <text:p>551</text:p>
          </table:table-cell>
        </table:table-row>
        <table:table-row table:style-name="ro1">
          <table:table-cell office:value-type="float" office:value="54300" calcext:value-type="float">
            <text:p>54300</text:p>
          </table:table-cell>
          <table:table-cell office:value-type="float" office:value="9642296" calcext:value-type="float">
            <text:p>9642296</text:p>
          </table:table-cell>
          <table:table-cell office:value-type="float" office:value="9642904" calcext:value-type="float">
            <text:p>9642904</text:p>
          </table:table-cell>
          <table:table-cell office:value-type="float" office:value="608" calcext:value-type="float">
            <text:p>608</text:p>
          </table:table-cell>
          <table:table-cell table:formula="of:=AVERAGE([.D544:.D547])" office:value-type="float" office:value="578.5" calcext:value-type="float">
            <text:p>579</text:p>
          </table:table-cell>
        </table:table-row>
        <table:table-row table:style-name="ro1">
          <table:table-cell office:value-type="float" office:value="54400" calcext:value-type="float">
            <text:p>54400</text:p>
          </table:table-cell>
          <table:table-cell office:value-type="float" office:value="9643050" calcext:value-type="float">
            <text:p>9643050</text:p>
          </table:table-cell>
          <table:table-cell office:value-type="float" office:value="9643767" calcext:value-type="float">
            <text:p>9643767</text:p>
          </table:table-cell>
          <table:table-cell office:value-type="float" office:value="717" calcext:value-type="float">
            <text:p>717</text:p>
          </table:table-cell>
          <table:table-cell table:formula="of:=AVERAGE([.D545:.D548])" office:value-type="float" office:value="533.75" calcext:value-type="float">
            <text:p>534</text:p>
          </table:table-cell>
        </table:table-row>
        <table:table-row table:style-name="ro1">
          <table:table-cell office:value-type="float" office:value="54500" calcext:value-type="float">
            <text:p>54500</text:p>
          </table:table-cell>
          <table:table-cell office:value-type="float" office:value="9643981" calcext:value-type="float">
            <text:p>9643981</text:p>
          </table:table-cell>
          <table:table-cell office:value-type="float" office:value="9644436" calcext:value-type="float">
            <text:p>9644436</text:p>
          </table:table-cell>
          <table:table-cell office:value-type="float" office:value="455" calcext:value-type="float">
            <text:p>455</text:p>
          </table:table-cell>
          <table:table-cell table:formula="of:=AVERAGE([.D546:.D549])" office:value-type="float" office:value="513.25" calcext:value-type="float">
            <text:p>513</text:p>
          </table:table-cell>
        </table:table-row>
        <table:table-row table:style-name="ro1">
          <table:table-cell office:value-type="float" office:value="54600" calcext:value-type="float">
            <text:p>54600</text:p>
          </table:table-cell>
          <table:table-cell office:value-type="float" office:value="9644774" calcext:value-type="float">
            <text:p>9644774</text:p>
          </table:table-cell>
          <table:table-cell office:value-type="float" office:value="9645308" calcext:value-type="float">
            <text:p>9645308</text:p>
          </table:table-cell>
          <table:table-cell office:value-type="float" office:value="534" calcext:value-type="float">
            <text:p>534</text:p>
          </table:table-cell>
          <table:table-cell table:formula="of:=AVERAGE([.D547:.D550])" office:value-type="float" office:value="514.25" calcext:value-type="float">
            <text:p>514</text:p>
          </table:table-cell>
        </table:table-row>
        <table:table-row table:style-name="ro1">
          <table:table-cell office:value-type="float" office:value="54700" calcext:value-type="float">
            <text:p>54700</text:p>
          </table:table-cell>
          <table:table-cell office:value-type="float" office:value="9645527" calcext:value-type="float">
            <text:p>9645527</text:p>
          </table:table-cell>
          <table:table-cell office:value-type="float" office:value="9645956" calcext:value-type="float">
            <text:p>9645956</text:p>
          </table:table-cell>
          <table:table-cell office:value-type="float" office:value="429" calcext:value-type="float">
            <text:p>429</text:p>
          </table:table-cell>
          <table:table-cell table:formula="of:=AVERAGE([.D548:.D551])" office:value-type="float" office:value="515.5" calcext:value-type="float">
            <text:p>516</text:p>
          </table:table-cell>
        </table:table-row>
        <table:table-row table:style-name="ro1">
          <table:table-cell office:value-type="float" office:value="54800" calcext:value-type="float">
            <text:p>54800</text:p>
          </table:table-cell>
          <table:table-cell office:value-type="float" office:value="9646289" calcext:value-type="float">
            <text:p>9646289</text:p>
          </table:table-cell>
          <table:table-cell office:value-type="float" office:value="9646924" calcext:value-type="float">
            <text:p>9646924</text:p>
          </table:table-cell>
          <table:table-cell office:value-type="float" office:value="635" calcext:value-type="float">
            <text:p>635</text:p>
          </table:table-cell>
          <table:table-cell table:formula="of:=AVERAGE([.D549:.D552])" office:value-type="float" office:value="546.5" calcext:value-type="float">
            <text:p>547</text:p>
          </table:table-cell>
        </table:table-row>
        <table:table-row table:style-name="ro1">
          <table:table-cell office:value-type="float" office:value="54900" calcext:value-type="float">
            <text:p>54900</text:p>
          </table:table-cell>
          <table:table-cell office:value-type="float" office:value="9647052" calcext:value-type="float">
            <text:p>9647052</text:p>
          </table:table-cell>
          <table:table-cell office:value-type="float" office:value="9647510" calcext:value-type="float">
            <text:p>9647510</text:p>
          </table:table-cell>
          <table:table-cell office:value-type="float" office:value="459" calcext:value-type="float">
            <text:p>459</text:p>
          </table:table-cell>
          <table:table-cell table:formula="of:=AVERAGE([.D550:.D553])" office:value-type="float" office:value="557.25" calcext:value-type="float">
            <text:p>557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9647851" calcext:value-type="float">
            <text:p>9647851</text:p>
          </table:table-cell>
          <table:table-cell office:value-type="float" office:value="9648390" calcext:value-type="float">
            <text:p>9648390</text:p>
          </table:table-cell>
          <table:table-cell office:value-type="float" office:value="539" calcext:value-type="float">
            <text:p>539</text:p>
          </table:table-cell>
          <table:table-cell table:formula="of:=AVERAGE([.D551:.D554])" office:value-type="float" office:value="578.25" calcext:value-type="float">
            <text:p>578</text:p>
          </table:table-cell>
        </table:table-row>
        <table:table-row table:style-name="ro1">
          <table:table-cell office:value-type="float" office:value="55100" calcext:value-type="float">
            <text:p>55100</text:p>
          </table:table-cell>
          <table:table-cell office:value-type="float" office:value="9648607" calcext:value-type="float">
            <text:p>9648607</text:p>
          </table:table-cell>
          <table:table-cell office:value-type="float" office:value="9649159" calcext:value-type="float">
            <text:p>9649159</text:p>
          </table:table-cell>
          <table:table-cell office:value-type="float" office:value="553" calcext:value-type="float">
            <text:p>553</text:p>
          </table:table-cell>
          <table:table-cell table:formula="of:=AVERAGE([.D552:.D555])" office:value-type="float" office:value="728.25" calcext:value-type="float">
            <text:p>728</text:p>
          </table:table-cell>
        </table:table-row>
        <table:table-row table:style-name="ro1">
          <table:table-cell office:value-type="float" office:value="55200" calcext:value-type="float">
            <text:p>55200</text:p>
          </table:table-cell>
          <table:table-cell office:value-type="float" office:value="9649620" calcext:value-type="float">
            <text:p>9649620</text:p>
          </table:table-cell>
          <table:table-cell office:value-type="float" office:value="9650298" calcext:value-type="float">
            <text:p>9650298</text:p>
          </table:table-cell>
          <table:table-cell office:value-type="float" office:value="678" calcext:value-type="float">
            <text:p>678</text:p>
          </table:table-cell>
          <table:table-cell table:formula="of:=AVERAGE([.D553:.D556])" office:value-type="float" office:value="697.5" calcext:value-type="float">
            <text:p>698</text:p>
          </table:table-cell>
        </table:table-row>
        <table:table-row table:style-name="ro1">
          <table:table-cell office:value-type="float" office:value="55300" calcext:value-type="float">
            <text:p>55300</text:p>
          </table:table-cell>
          <table:table-cell office:value-type="float" office:value="9650504" calcext:value-type="float">
            <text:p>9650504</text:p>
          </table:table-cell>
          <table:table-cell office:value-type="float" office:value="9651046" calcext:value-type="float">
            <text:p>9651046</text:p>
          </table:table-cell>
          <table:table-cell office:value-type="float" office:value="543" calcext:value-type="float">
            <text:p>543</text:p>
          </table:table-cell>
          <table:table-cell table:formula="of:=AVERAGE([.D554:.D557])" office:value-type="float" office:value="656.75" calcext:value-type="float">
            <text:p>657</text:p>
          </table:table-cell>
        </table:table-row>
        <table:table-row table:style-name="ro1">
          <table:table-cell office:value-type="float" office:value="55400" calcext:value-type="float">
            <text:p>55400</text:p>
          </table:table-cell>
          <table:table-cell office:value-type="float" office:value="9651143" calcext:value-type="float">
            <text:p>9651143</text:p>
          </table:table-cell>
          <table:table-cell office:value-type="float" office:value="9652282" calcext:value-type="float">
            <text:p>9652282</text:p>
          </table:table-cell>
          <table:table-cell office:value-type="float" office:value="1139" calcext:value-type="float">
            <text:p>1139</text:p>
          </table:table-cell>
          <table:table-cell table:formula="of:=AVERAGE([.D555:.D558])" office:value-type="float" office:value="639.5" calcext:value-type="float">
            <text:p>640</text:p>
          </table:table-cell>
        </table:table-row>
        <table:table-row table:style-name="ro1">
          <table:table-cell office:value-type="float" office:value="55500" calcext:value-type="float">
            <text:p>55500</text:p>
          </table:table-cell>
          <table:table-cell office:value-type="float" office:value="9652693" calcext:value-type="float">
            <text:p>9652693</text:p>
          </table:table-cell>
          <table:table-cell office:value-type="float" office:value="9653123" calcext:value-type="float">
            <text:p>9653123</text:p>
          </table:table-cell>
          <table:table-cell office:value-type="float" office:value="430" calcext:value-type="float">
            <text:p>430</text:p>
          </table:table-cell>
          <table:table-cell table:formula="of:=AVERAGE([.D556:.D559])" office:value-type="float" office:value="496.75" calcext:value-type="float">
            <text:p>497</text:p>
          </table:table-cell>
        </table:table-row>
        <table:table-row table:style-name="ro1">
          <table:table-cell office:value-type="float" office:value="55600" calcext:value-type="float">
            <text:p>55600</text:p>
          </table:table-cell>
          <table:table-cell office:value-type="float" office:value="9653352" calcext:value-type="float">
            <text:p>9653352</text:p>
          </table:table-cell>
          <table:table-cell office:value-type="float" office:value="9653866" calcext:value-type="float">
            <text:p>9653866</text:p>
          </table:table-cell>
          <table:table-cell office:value-type="float" office:value="515" calcext:value-type="float">
            <text:p>515</text:p>
          </table:table-cell>
          <table:table-cell table:formula="of:=AVERAGE([.D557:.D560])" office:value-type="float" office:value="523.75" calcext:value-type="float">
            <text:p>524</text:p>
          </table:table-cell>
        </table:table-row>
        <table:table-row table:style-name="ro1">
          <table:table-cell office:value-type="float" office:value="55700" calcext:value-type="float">
            <text:p>55700</text:p>
          </table:table-cell>
          <table:table-cell office:value-type="float" office:value="9654183" calcext:value-type="float">
            <text:p>9654183</text:p>
          </table:table-cell>
          <table:table-cell office:value-type="float" office:value="9654656" calcext:value-type="float">
            <text:p>9654656</text:p>
          </table:table-cell>
          <table:table-cell office:value-type="float" office:value="474" calcext:value-type="float">
            <text:p>474</text:p>
          </table:table-cell>
          <table:table-cell table:formula="of:=AVERAGE([.D558:.D561])" office:value-type="float" office:value="516.75" calcext:value-type="float">
            <text:p>517</text:p>
          </table:table-cell>
        </table:table-row>
        <table:table-row table:style-name="ro1">
          <table:table-cell office:value-type="float" office:value="55800" calcext:value-type="float">
            <text:p>55800</text:p>
          </table:table-cell>
          <table:table-cell office:value-type="float" office:value="9654901" calcext:value-type="float">
            <text:p>9654901</text:p>
          </table:table-cell>
          <table:table-cell office:value-type="float" office:value="9655469" calcext:value-type="float">
            <text:p>9655469</text:p>
          </table:table-cell>
          <table:table-cell office:value-type="float" office:value="568" calcext:value-type="float">
            <text:p>568</text:p>
          </table:table-cell>
          <table:table-cell table:formula="of:=AVERAGE([.D559:.D562])" office:value-type="float" office:value="518.5" calcext:value-type="float">
            <text:p>519</text:p>
          </table:table-cell>
        </table:table-row>
        <table:table-row table:style-name="ro1">
          <table:table-cell office:value-type="float" office:value="55900" calcext:value-type="float">
            <text:p>55900</text:p>
          </table:table-cell>
          <table:table-cell office:value-type="float" office:value="9655630" calcext:value-type="float">
            <text:p>9655630</text:p>
          </table:table-cell>
          <table:table-cell office:value-type="float" office:value="9656168" calcext:value-type="float">
            <text:p>9656168</text:p>
          </table:table-cell>
          <table:table-cell office:value-type="float" office:value="538" calcext:value-type="float">
            <text:p>538</text:p>
          </table:table-cell>
          <table:table-cell table:formula="of:=AVERAGE([.D560:.D563])" office:value-type="float" office:value="496.5" calcext:value-type="float">
            <text:p>497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9656387" calcext:value-type="float">
            <text:p>9656387</text:p>
          </table:table-cell>
          <table:table-cell office:value-type="float" office:value="9656874" calcext:value-type="float">
            <text:p>9656874</text:p>
          </table:table-cell>
          <table:table-cell office:value-type="float" office:value="487" calcext:value-type="float">
            <text:p>487</text:p>
          </table:table-cell>
          <table:table-cell table:formula="of:=AVERAGE([.D561:.D564])" office:value-type="float" office:value="512.25" calcext:value-type="float">
            <text:p>512</text:p>
          </table:table-cell>
        </table:table-row>
        <table:table-row table:style-name="ro1">
          <table:table-cell office:value-type="float" office:value="56100" calcext:value-type="float">
            <text:p>56100</text:p>
          </table:table-cell>
          <table:table-cell office:value-type="float" office:value="9657214" calcext:value-type="float">
            <text:p>9657214</text:p>
          </table:table-cell>
          <table:table-cell office:value-type="float" office:value="9657695" calcext:value-type="float">
            <text:p>9657695</text:p>
          </table:table-cell>
          <table:table-cell office:value-type="float" office:value="481" calcext:value-type="float">
            <text:p>481</text:p>
          </table:table-cell>
          <table:table-cell table:formula="of:=AVERAGE([.D562:.D565])"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56200" calcext:value-type="float">
            <text:p>56200</text:p>
          </table:table-cell>
          <table:table-cell office:value-type="float" office:value="9657928" calcext:value-type="float">
            <text:p>9657928</text:p>
          </table:table-cell>
          <table:table-cell office:value-type="float" office:value="9658408" calcext:value-type="float">
            <text:p>9658408</text:p>
          </table:table-cell>
          <table:table-cell office:value-type="float" office:value="480" calcext:value-type="float">
            <text:p>480</text:p>
          </table:table-cell>
          <table:table-cell table:formula="of:=AVERAGE([.D563:.D566])" office:value-type="float" office:value="526.75" calcext:value-type="float">
            <text:p>527</text:p>
          </table:table-cell>
        </table:table-row>
        <table:table-row table:style-name="ro1">
          <table:table-cell office:value-type="float" office:value="56300" calcext:value-type="float">
            <text:p>56300</text:p>
          </table:table-cell>
          <table:table-cell office:value-type="float" office:value="9658647" calcext:value-type="float">
            <text:p>9658647</text:p>
          </table:table-cell>
          <table:table-cell office:value-type="float" office:value="9659248" calcext:value-type="float">
            <text:p>9659248</text:p>
          </table:table-cell>
          <table:table-cell office:value-type="float" office:value="601" calcext:value-type="float">
            <text:p>601</text:p>
          </table:table-cell>
          <table:table-cell table:formula="of:=AVERAGE([.D564:.D567])"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56400" calcext:value-type="float">
            <text:p>56400</text:p>
          </table:table-cell>
          <table:table-cell office:value-type="float" office:value="9659485" calcext:value-type="float">
            <text:p>9659485</text:p>
          </table:table-cell>
          <table:table-cell office:value-type="float" office:value="9660019" calcext:value-type="float">
            <text:p>9660019</text:p>
          </table:table-cell>
          <table:table-cell office:value-type="float" office:value="534" calcext:value-type="float">
            <text:p>534</text:p>
          </table:table-cell>
          <table:table-cell table:formula="of:=AVERAGE([.D565:.D568])" office:value-type="float" office:value="536.75" calcext:value-type="float">
            <text:p>537</text:p>
          </table:table-cell>
        </table:table-row>
        <table:table-row table:style-name="ro1">
          <table:table-cell office:value-type="float" office:value="56500" calcext:value-type="float">
            <text:p>56500</text:p>
          </table:table-cell>
          <table:table-cell office:value-type="float" office:value="9660135" calcext:value-type="float">
            <text:p>9660135</text:p>
          </table:table-cell>
          <table:table-cell office:value-type="float" office:value="9660627" calcext:value-type="float">
            <text:p>9660627</text:p>
          </table:table-cell>
          <table:table-cell office:value-type="float" office:value="492" calcext:value-type="float">
            <text:p>492</text:p>
          </table:table-cell>
          <table:table-cell table:formula="of:=AVERAGE([.D566:.D569])" office:value-type="float" office:value="563.5" calcext:value-type="float">
            <text:p>564</text:p>
          </table:table-cell>
        </table:table-row>
        <table:table-row table:style-name="ro1">
          <table:table-cell office:value-type="float" office:value="56600" calcext:value-type="float">
            <text:p>56600</text:p>
          </table:table-cell>
          <table:table-cell office:value-type="float" office:value="9661008" calcext:value-type="float">
            <text:p>9661008</text:p>
          </table:table-cell>
          <table:table-cell office:value-type="float" office:value="9661545" calcext:value-type="float">
            <text:p>9661545</text:p>
          </table:table-cell>
          <table:table-cell office:value-type="float" office:value="537" calcext:value-type="float">
            <text:p>537</text:p>
          </table:table-cell>
          <table:table-cell table:formula="of:=AVERAGE([.D567:.D570])" office:value-type="float" office:value="581.25" calcext:value-type="float">
            <text:p>581</text:p>
          </table:table-cell>
        </table:table-row>
        <table:table-row table:style-name="ro1">
          <table:table-cell office:value-type="float" office:value="56700" calcext:value-type="float">
            <text:p>56700</text:p>
          </table:table-cell>
          <table:table-cell office:value-type="float" office:value="9661817" calcext:value-type="float">
            <text:p>9661817</text:p>
          </table:table-cell>
          <table:table-cell office:value-type="float" office:value="9662400" calcext:value-type="float">
            <text:p>9662400</text:p>
          </table:table-cell>
          <table:table-cell office:value-type="float" office:value="584" calcext:value-type="float">
            <text:p>584</text:p>
          </table:table-cell>
          <table:table-cell table:formula="of:=AVERAGE([.D568:.D571])" office:value-type="float" office:value="577.75" calcext:value-type="float">
            <text:p>578</text:p>
          </table:table-cell>
        </table:table-row>
        <table:table-row table:style-name="ro1">
          <table:table-cell office:value-type="float" office:value="56800" calcext:value-type="float">
            <text:p>56800</text:p>
          </table:table-cell>
          <table:table-cell office:value-type="float" office:value="9662788" calcext:value-type="float">
            <text:p>9662788</text:p>
          </table:table-cell>
          <table:table-cell office:value-type="float" office:value="9663430" calcext:value-type="float">
            <text:p>9663430</text:p>
          </table:table-cell>
          <table:table-cell office:value-type="float" office:value="641" calcext:value-type="float">
            <text:p>641</text:p>
          </table:table-cell>
          <table:table-cell table:formula="of:=AVERAGE([.D569:.D572])"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56900" calcext:value-type="float">
            <text:p>56900</text:p>
          </table:table-cell>
          <table:table-cell office:value-type="float" office:value="9663533" calcext:value-type="float">
            <text:p>9663533</text:p>
          </table:table-cell>
          <table:table-cell office:value-type="float" office:value="9664097" calcext:value-type="float">
            <text:p>9664097</text:p>
          </table:table-cell>
          <table:table-cell office:value-type="float" office:value="563" calcext:value-type="float">
            <text:p>563</text:p>
          </table:table-cell>
          <table:table-cell table:formula="of:=AVERAGE([.D570:.D573])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9664444" calcext:value-type="float">
            <text:p>9664444</text:p>
          </table:table-cell>
          <table:table-cell office:value-type="float" office:value="9664967" calcext:value-type="float">
            <text:p>9664967</text:p>
          </table:table-cell>
          <table:table-cell office:value-type="float" office:value="523" calcext:value-type="float">
            <text:p>523</text:p>
          </table:table-cell>
          <table:table-cell table:formula="of:=AVERAGE([.D571:.D574])" office:value-type="float" office:value="492.25" calcext:value-type="float">
            <text:p>492</text:p>
          </table:table-cell>
        </table:table-row>
        <table:table-row table:style-name="ro1">
          <table:table-cell office:value-type="float" office:value="57100" calcext:value-type="float">
            <text:p>57100</text:p>
          </table:table-cell>
          <table:table-cell office:value-type="float" office:value="9665075" calcext:value-type="float">
            <text:p>9665075</text:p>
          </table:table-cell>
          <table:table-cell office:value-type="float" office:value="9665556" calcext:value-type="float">
            <text:p>9665556</text:p>
          </table:table-cell>
          <table:table-cell office:value-type="float" office:value="481" calcext:value-type="float">
            <text:p>481</text:p>
          </table:table-cell>
          <table:table-cell table:formula="of:=AVERAGE([.D572:.D575])" office:value-type="float" office:value="498.75" calcext:value-type="float">
            <text:p>499</text:p>
          </table:table-cell>
        </table:table-row>
        <table:table-row table:style-name="ro1">
          <table:table-cell office:value-type="float" office:value="57200" calcext:value-type="float">
            <text:p>57200</text:p>
          </table:table-cell>
          <table:table-cell office:value-type="float" office:value="9666025" calcext:value-type="float">
            <text:p>9666025</text:p>
          </table:table-cell>
          <table:table-cell office:value-type="float" office:value="9666459" calcext:value-type="float">
            <text:p>9666459</text:p>
          </table:table-cell>
          <table:table-cell office:value-type="float" office:value="433" calcext:value-type="float">
            <text:p>433</text:p>
          </table:table-cell>
          <table:table-cell table:formula="of:=AVERAGE([.D573:.D576])" office:value-type="float" office:value="519.75" calcext:value-type="float">
            <text:p>520</text:p>
          </table:table-cell>
        </table:table-row>
        <table:table-row table:style-name="ro1">
          <table:table-cell office:value-type="float" office:value="57300" calcext:value-type="float">
            <text:p>57300</text:p>
          </table:table-cell>
          <table:table-cell office:value-type="float" office:value="9666860" calcext:value-type="float">
            <text:p>9666860</text:p>
          </table:table-cell>
          <table:table-cell office:value-type="float" office:value="9667392" calcext:value-type="float">
            <text:p>9667392</text:p>
          </table:table-cell>
          <table:table-cell office:value-type="float" office:value="532" calcext:value-type="float">
            <text:p>532</text:p>
          </table:table-cell>
          <table:table-cell table:formula="of:=AVERAGE([.D574:.D577])"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57400" calcext:value-type="float">
            <text:p>57400</text:p>
          </table:table-cell>
          <table:table-cell office:value-type="float" office:value="9667520" calcext:value-type="float">
            <text:p>9667520</text:p>
          </table:table-cell>
          <table:table-cell office:value-type="float" office:value="9668068" calcext:value-type="float">
            <text:p>9668068</text:p>
          </table:table-cell>
          <table:table-cell office:value-type="float" office:value="549" calcext:value-type="float">
            <text:p>549</text:p>
          </table:table-cell>
          <table:table-cell table:formula="of:=AVERAGE([.D575:.D578])" office:value-type="float" office:value="580.25" calcext:value-type="float">
            <text:p>580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float" office:value="9668255" calcext:value-type="float">
            <text:p>9668255</text:p>
          </table:table-cell>
          <table:table-cell office:value-type="float" office:value="9668820" calcext:value-type="float">
            <text:p>9668820</text:p>
          </table:table-cell>
          <table:table-cell office:value-type="float" office:value="565" calcext:value-type="float">
            <text:p>565</text:p>
          </table:table-cell>
          <table:table-cell table:formula="of:=AVERAGE([.D576:.D579])"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9669184" calcext:value-type="float">
            <text:p>9669184</text:p>
          </table:table-cell>
          <table:table-cell office:value-type="float" office:value="9669753" calcext:value-type="float">
            <text:p>9669753</text:p>
          </table:table-cell>
          <table:table-cell office:value-type="float" office:value="570" calcext:value-type="float">
            <text:p>570</text:p>
          </table:table-cell>
          <table:table-cell table:formula="of:=AVERAGE([.D577:.D580])"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9669916" calcext:value-type="float">
            <text:p>9669916</text:p>
          </table:table-cell>
          <table:table-cell office:value-type="float" office:value="9670553" calcext:value-type="float">
            <text:p>9670553</text:p>
          </table:table-cell>
          <table:table-cell office:value-type="float" office:value="637" calcext:value-type="float">
            <text:p>637</text:p>
          </table:table-cell>
          <table:table-cell table:formula="of:=AVERAGE([.D578:.D581])" office:value-type="float" office:value="538.75" calcext:value-type="float">
            <text:p>539</text:p>
          </table:table-cell>
        </table:table-row>
        <table:table-row table:style-name="ro1">
          <table:table-cell office:value-type="float" office:value="57800" calcext:value-type="float">
            <text:p>57800</text:p>
          </table:table-cell>
          <table:table-cell office:value-type="float" office:value="9670812" calcext:value-type="float">
            <text:p>9670812</text:p>
          </table:table-cell>
          <table:table-cell office:value-type="float" office:value="9671356" calcext:value-type="float">
            <text:p>9671356</text:p>
          </table:table-cell>
          <table:table-cell office:value-type="float" office:value="544" calcext:value-type="float">
            <text:p>544</text:p>
          </table:table-cell>
          <table:table-cell table:formula="of:=AVERAGE([.D579:.D582])" office:value-type="float" office:value="486.5" calcext:value-type="float">
            <text:p>487</text:p>
          </table:table-cell>
        </table:table-row>
        <table:table-row table:style-name="ro1">
          <table:table-cell office:value-type="float" office:value="57900" calcext:value-type="float">
            <text:p>57900</text:p>
          </table:table-cell>
          <table:table-cell office:value-type="float" office:value="9671677" calcext:value-type="float">
            <text:p>9671677</text:p>
          </table:table-cell>
          <table:table-cell office:value-type="float" office:value="9672166" calcext:value-type="float">
            <text:p>9672166</text:p>
          </table:table-cell>
          <table:table-cell office:value-type="float" office:value="489" calcext:value-type="float">
            <text:p>489</text:p>
          </table:table-cell>
          <table:table-cell table:formula="of:=AVERAGE([.D580:.D583])" office:value-type="float" office:value="484.5" calcext:value-type="float">
            <text:p>485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9673297" calcext:value-type="float">
            <text:p>9673297</text:p>
          </table:table-cell>
          <table:table-cell office:value-type="float" office:value="9673782" calcext:value-type="float">
            <text:p>9673782</text:p>
          </table:table-cell>
          <table:table-cell office:value-type="float" office:value="485" calcext:value-type="float">
            <text:p>485</text:p>
          </table:table-cell>
          <table:table-cell table:formula="of:=AVERAGE([.D581:.D584])" office:value-type="float" office:value="479.25" calcext:value-type="float">
            <text:p>479</text:p>
          </table:table-cell>
        </table:table-row>
        <table:table-row table:style-name="ro1">
          <table:table-cell office:value-type="float" office:value="58100" calcext:value-type="float">
            <text:p>58100</text:p>
          </table:table-cell>
          <table:table-cell office:value-type="float" office:value="9673801" calcext:value-type="float">
            <text:p>9673801</text:p>
          </table:table-cell>
          <table:table-cell office:value-type="float" office:value="9674230" calcext:value-type="float">
            <text:p>9674230</text:p>
          </table:table-cell>
          <table:table-cell office:value-type="float" office:value="428" calcext:value-type="float">
            <text:p>428</text:p>
          </table:table-cell>
          <table:table-cell table:formula="of:=AVERAGE([.D582:.D585])" office:value-type="float" office:value="468.5" calcext:value-type="float">
            <text:p>469</text:p>
          </table:table-cell>
        </table:table-row>
        <table:table-row table:style-name="ro1">
          <table:table-cell office:value-type="float" office:value="58200" calcext:value-type="float">
            <text:p>58200</text:p>
          </table:table-cell>
          <table:table-cell office:value-type="float" office:value="9674750" calcext:value-type="float">
            <text:p>9674750</text:p>
          </table:table-cell>
          <table:table-cell office:value-type="float" office:value="9675285" calcext:value-type="float">
            <text:p>9675285</text:p>
          </table:table-cell>
          <table:table-cell office:value-type="float" office:value="536" calcext:value-type="float">
            <text:p>536</text:p>
          </table:table-cell>
          <table:table-cell table:formula="of:=AVERAGE([.D583:.D586])"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58300" calcext:value-type="float">
            <text:p>58300</text:p>
          </table:table-cell>
          <table:table-cell office:value-type="float" office:value="9675376" calcext:value-type="float">
            <text:p>9675376</text:p>
          </table:table-cell>
          <table:table-cell office:value-type="float" office:value="9675844" calcext:value-type="float">
            <text:p>9675844</text:p>
          </table:table-cell>
          <table:table-cell office:value-type="float" office:value="468" calcext:value-type="float">
            <text:p>468</text:p>
          </table:table-cell>
          <table:table-cell table:formula="of:=AVERAGE([.D584:.D587])" office:value-type="float" office:value="461.25" calcext:value-type="float">
            <text:p>461</text:p>
          </table:table-cell>
        </table:table-row>
        <table:table-row table:style-name="ro1">
          <table:table-cell office:value-type="float" office:value="58400" calcext:value-type="float">
            <text:p>58400</text:p>
          </table:table-cell>
          <table:table-cell office:value-type="float" office:value="9676070" calcext:value-type="float">
            <text:p>9676070</text:p>
          </table:table-cell>
          <table:table-cell office:value-type="float" office:value="9676512" calcext:value-type="float">
            <text:p>9676512</text:p>
          </table:table-cell>
          <table:table-cell office:value-type="float" office:value="442" calcext:value-type="float">
            <text:p>442</text:p>
          </table:table-cell>
          <table:table-cell table:formula="of:=AVERAGE([.D585:.D588])" office:value-type="float" office:value="478.75" calcext:value-type="float">
            <text:p>479</text:p>
          </table:table-cell>
        </table:table-row>
        <table:table-row table:style-name="ro1">
          <table:table-cell office:value-type="float" office:value="58500" calcext:value-type="float">
            <text:p>58500</text:p>
          </table:table-cell>
          <table:table-cell office:value-type="float" office:value="9676815" calcext:value-type="float">
            <text:p>9676815</text:p>
          </table:table-cell>
          <table:table-cell office:value-type="float" office:value="9677205" calcext:value-type="float">
            <text:p>9677205</text:p>
          </table:table-cell>
          <table:table-cell office:value-type="float" office:value="390" calcext:value-type="float">
            <text:p>390</text:p>
          </table:table-cell>
          <table:table-cell table:formula="of:=AVERAGE([.D586:.D589])"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58600" calcext:value-type="float">
            <text:p>58600</text:p>
          </table:table-cell>
          <table:table-cell office:value-type="float" office:value="9677585" calcext:value-type="float">
            <text:p>9677585</text:p>
          </table:table-cell>
          <table:table-cell office:value-type="float" office:value="9678131" calcext:value-type="float">
            <text:p>9678131</text:p>
          </table:table-cell>
          <table:table-cell office:value-type="float" office:value="545" calcext:value-type="float">
            <text:p>545</text:p>
          </table:table-cell>
          <table:table-cell table:formula="of:=AVERAGE([.D587:.D590])"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58700" calcext:value-type="float">
            <text:p>58700</text:p>
          </table:table-cell>
          <table:table-cell office:value-type="float" office:value="9678339" calcext:value-type="float">
            <text:p>9678339</text:p>
          </table:table-cell>
          <table:table-cell office:value-type="float" office:value="9678877" calcext:value-type="float">
            <text:p>9678877</text:p>
          </table:table-cell>
          <table:table-cell office:value-type="float" office:value="538" calcext:value-type="float">
            <text:p>538</text:p>
          </table:table-cell>
          <table:table-cell table:formula="of:=AVERAGE([.D588:.D591])" office:value-type="float" office:value="545.5" calcext:value-type="float">
            <text:p>546</text:p>
          </table:table-cell>
        </table:table-row>
        <table:table-row table:style-name="ro1">
          <table:table-cell office:value-type="float" office:value="58800" calcext:value-type="float">
            <text:p>58800</text:p>
          </table:table-cell>
          <table:table-cell office:value-type="float" office:value="9679113" calcext:value-type="float">
            <text:p>9679113</text:p>
          </table:table-cell>
          <table:table-cell office:value-type="float" office:value="9679652" calcext:value-type="float">
            <text:p>9679652</text:p>
          </table:table-cell>
          <table:table-cell office:value-type="float" office:value="539" calcext:value-type="float">
            <text:p>539</text:p>
          </table:table-cell>
          <table:table-cell table:formula="of:=AVERAGE([.D589:.D592])" office:value-type="float" office:value="534.75" calcext:value-type="float">
            <text:p>535</text:p>
          </table:table-cell>
        </table:table-row>
        <table:table-row table:style-name="ro1">
          <table:table-cell office:value-type="float" office:value="58900" calcext:value-type="float">
            <text:p>58900</text:p>
          </table:table-cell>
          <table:table-cell office:value-type="float" office:value="9679974" calcext:value-type="float">
            <text:p>9679974</text:p>
          </table:table-cell>
          <table:table-cell office:value-type="float" office:value="9680560" calcext:value-type="float">
            <text:p>9680560</text:p>
          </table:table-cell>
          <table:table-cell office:value-type="float" office:value="586" calcext:value-type="float">
            <text:p>586</text:p>
          </table:table-cell>
          <table:table-cell table:formula="of:=AVERAGE([.D590:.D593])" office:value-type="float" office:value="544.75" calcext:value-type="float">
            <text:p>545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9680902" calcext:value-type="float">
            <text:p>9680902</text:p>
          </table:table-cell>
          <table:table-cell office:value-type="float" office:value="9681421" calcext:value-type="float">
            <text:p>9681421</text:p>
          </table:table-cell>
          <table:table-cell office:value-type="float" office:value="519" calcext:value-type="float">
            <text:p>519</text:p>
          </table:table-cell>
          <table:table-cell table:formula="of:=AVERAGE([.D591:.D594])" office:value-type="float" office:value="521.75" calcext:value-type="float">
            <text:p>522</text:p>
          </table:table-cell>
        </table:table-row>
        <table:table-row table:style-name="ro1">
          <table:table-cell office:value-type="float" office:value="59100" calcext:value-type="float">
            <text:p>59100</text:p>
          </table:table-cell>
          <table:table-cell office:value-type="float" office:value="9681527" calcext:value-type="float">
            <text:p>9681527</text:p>
          </table:table-cell>
          <table:table-cell office:value-type="float" office:value="9682022" calcext:value-type="float">
            <text:p>9682022</text:p>
          </table:table-cell>
          <table:table-cell office:value-type="float" office:value="495" calcext:value-type="float">
            <text:p>495</text:p>
          </table:table-cell>
          <table:table-cell table:formula="of:=AVERAGE([.D592:.D595])" office:value-type="float" office:value="532.75" calcext:value-type="float">
            <text:p>533</text:p>
          </table:table-cell>
        </table:table-row>
        <table:table-row table:style-name="ro1">
          <table:table-cell office:value-type="float" office:value="59200" calcext:value-type="float">
            <text:p>59200</text:p>
          </table:table-cell>
          <table:table-cell office:value-type="float" office:value="9682184" calcext:value-type="float">
            <text:p>9682184</text:p>
          </table:table-cell>
          <table:table-cell office:value-type="float" office:value="9682763" calcext:value-type="float">
            <text:p>9682763</text:p>
          </table:table-cell>
          <table:table-cell office:value-type="float" office:value="579" calcext:value-type="float">
            <text:p>579</text:p>
          </table:table-cell>
          <table:table-cell table:formula="of:=AVERAGE([.D593:.D596])" office:value-type="float" office:value="525.25" calcext:value-type="float">
            <text:p>525</text:p>
          </table:table-cell>
        </table:table-row>
        <table:table-row table:style-name="ro1">
          <table:table-cell office:value-type="float" office:value="59300" calcext:value-type="float">
            <text:p>59300</text:p>
          </table:table-cell>
          <table:table-cell office:value-type="float" office:value="9683044" calcext:value-type="float">
            <text:p>9683044</text:p>
          </table:table-cell>
          <table:table-cell office:value-type="float" office:value="9683538" calcext:value-type="float">
            <text:p>9683538</text:p>
          </table:table-cell>
          <table:table-cell office:value-type="float" office:value="494" calcext:value-type="float">
            <text:p>494</text:p>
          </table:table-cell>
          <table:table-cell table:formula="of:=AVERAGE([.D594:.D597])" office:value-type="float" office:value="504.5" calcext:value-type="float">
            <text:p>505</text:p>
          </table:table-cell>
        </table:table-row>
        <table:table-row table:style-name="ro1">
          <table:table-cell office:value-type="float" office:value="59400" calcext:value-type="float">
            <text:p>59400</text:p>
          </table:table-cell>
          <table:table-cell office:value-type="float" office:value="9683926" calcext:value-type="float">
            <text:p>9683926</text:p>
          </table:table-cell>
          <table:table-cell office:value-type="float" office:value="9684489" calcext:value-type="float">
            <text:p>9684489</text:p>
          </table:table-cell>
          <table:table-cell office:value-type="float" office:value="563" calcext:value-type="float">
            <text:p>563</text:p>
          </table:table-cell>
          <table:table-cell table:formula="of:=AVERAGE([.D595:.D598])" office:value-type="float" office:value="512.5" calcext:value-type="float">
            <text:p>513</text:p>
          </table:table-cell>
        </table:table-row>
        <table:table-row table:style-name="ro1">
          <table:table-cell office:value-type="float" office:value="59500" calcext:value-type="float">
            <text:p>59500</text:p>
          </table:table-cell>
          <table:table-cell office:value-type="float" office:value="9684705" calcext:value-type="float">
            <text:p>9684705</text:p>
          </table:table-cell>
          <table:table-cell office:value-type="float" office:value="9685170" calcext:value-type="float">
            <text:p>9685170</text:p>
          </table:table-cell>
          <table:table-cell office:value-type="float" office:value="465" calcext:value-type="float">
            <text:p>465</text:p>
          </table:table-cell>
          <table:table-cell table:formula="of:=AVERAGE([.D596:.D599])" office:value-type="float" office:value="484.5" calcext:value-type="float">
            <text:p>485</text:p>
          </table:table-cell>
        </table:table-row>
        <table:table-row table:style-name="ro1">
          <table:table-cell office:value-type="float" office:value="59600" calcext:value-type="float">
            <text:p>59600</text:p>
          </table:table-cell>
          <table:table-cell office:value-type="float" office:value="9685445" calcext:value-type="float">
            <text:p>9685445</text:p>
          </table:table-cell>
          <table:table-cell office:value-type="float" office:value="9685941" calcext:value-type="float">
            <text:p>9685941</text:p>
          </table:table-cell>
          <table:table-cell office:value-type="float" office:value="496" calcext:value-type="float">
            <text:p>496</text:p>
          </table:table-cell>
          <table:table-cell table:formula="of:=AVERAGE([.D597:.D600])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59700" calcext:value-type="float">
            <text:p>59700</text:p>
          </table:table-cell>
          <table:table-cell office:value-type="float" office:value="9686168" calcext:value-type="float">
            <text:p>9686168</text:p>
          </table:table-cell>
          <table:table-cell office:value-type="float" office:value="9686694" calcext:value-type="float">
            <text:p>9686694</text:p>
          </table:table-cell>
          <table:table-cell office:value-type="float" office:value="526" calcext:value-type="float">
            <text:p>526</text:p>
          </table:table-cell>
          <table:table-cell table:formula="of:=AVERAGE([.D598:.D601])" office:value-type="float" office:value="479.25" calcext:value-type="float">
            <text:p>479</text:p>
          </table:table-cell>
        </table:table-row>
        <table:table-row table:style-name="ro1">
          <table:table-cell office:value-type="float" office:value="59800" calcext:value-type="float">
            <text:p>59800</text:p>
          </table:table-cell>
          <table:table-cell office:value-type="float" office:value="9686971" calcext:value-type="float">
            <text:p>9686971</text:p>
          </table:table-cell>
          <table:table-cell office:value-type="float" office:value="9687422" calcext:value-type="float">
            <text:p>9687422</text:p>
          </table:table-cell>
          <table:table-cell office:value-type="float" office:value="451" calcext:value-type="float">
            <text:p>451</text:p>
          </table:table-cell>
          <table:table-cell table:formula="of:=AVERAGE([.D599:.D602])"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59900" calcext:value-type="float">
            <text:p>59900</text:p>
          </table:table-cell>
          <table:table-cell office:value-type="float" office:value="9687839" calcext:value-type="float">
            <text:p>9687839</text:p>
          </table:table-cell>
          <table:table-cell office:value-type="float" office:value="9688238" calcext:value-type="float">
            <text:p>9688238</text:p>
          </table:table-cell>
          <table:table-cell office:value-type="float" office:value="399" calcext:value-type="float">
            <text:p>399</text:p>
          </table:table-cell>
          <table:table-cell table:formula="of:=AVERAGE([.D600:.D603])"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9688657" calcext:value-type="float">
            <text:p>9688657</text:p>
          </table:table-cell>
          <table:table-cell office:value-type="float" office:value="9689199" calcext:value-type="float">
            <text:p>9689199</text:p>
          </table:table-cell>
          <table:table-cell office:value-type="float" office:value="541" calcext:value-type="float">
            <text:p>541</text:p>
          </table:table-cell>
          <table:table-cell table:formula="of:=AVERAGE([.D601:.D604]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60100" calcext:value-type="float">
            <text:p>60100</text:p>
          </table:table-cell>
          <table:table-cell office:value-type="float" office:value="9689428" calcext:value-type="float">
            <text:p>9689428</text:p>
          </table:table-cell>
          <table:table-cell office:value-type="float" office:value="9689929" calcext:value-type="float">
            <text:p>9689929</text:p>
          </table:table-cell>
          <table:table-cell office:value-type="float" office:value="501" calcext:value-type="float">
            <text:p>501</text:p>
          </table:table-cell>
          <table:table-cell table:formula="of:=AVERAGE([.D602:.D605])" office:value-type="float" office:value="493.25" calcext:value-type="float">
            <text:p>493</text:p>
          </table:table-cell>
        </table:table-row>
        <table:table-row table:style-name="ro1">
          <table:table-cell office:value-type="float" office:value="60200" calcext:value-type="float">
            <text:p>60200</text:p>
          </table:table-cell>
          <table:table-cell office:value-type="float" office:value="9690233" calcext:value-type="float">
            <text:p>9690233</text:p>
          </table:table-cell>
          <table:table-cell office:value-type="float" office:value="9690724" calcext:value-type="float">
            <text:p>9690724</text:p>
          </table:table-cell>
          <table:table-cell office:value-type="float" office:value="491" calcext:value-type="float">
            <text:p>491</text:p>
          </table:table-cell>
          <table:table-cell table:formula="of:=AVERAGE([.D603:.D606])" office:value-type="float" office:value="655.5" calcext:value-type="float">
            <text:p>656</text:p>
          </table:table-cell>
        </table:table-row>
        <table:table-row table:style-name="ro1">
          <table:table-cell office:value-type="float" office:value="60300" calcext:value-type="float">
            <text:p>60300</text:p>
          </table:table-cell>
          <table:table-cell office:value-type="float" office:value="9691085" calcext:value-type="float">
            <text:p>9691085</text:p>
          </table:table-cell>
          <table:table-cell office:value-type="float" office:value="9691600" calcext:value-type="float">
            <text:p>9691600</text:p>
          </table:table-cell>
          <table:table-cell office:value-type="float" office:value="515" calcext:value-type="float">
            <text:p>515</text:p>
          </table:table-cell>
          <table:table-cell table:formula="of:=AVERAGE([.D604:.D607])"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60400" calcext:value-type="float">
            <text:p>60400</text:p>
          </table:table-cell>
          <table:table-cell office:value-type="float" office:value="9691958" calcext:value-type="float">
            <text:p>9691958</text:p>
          </table:table-cell>
          <table:table-cell office:value-type="float" office:value="9692423" calcext:value-type="float">
            <text:p>9692423</text:p>
          </table:table-cell>
          <table:table-cell office:value-type="float" office:value="466" calcext:value-type="float">
            <text:p>466</text:p>
          </table:table-cell>
          <table:table-cell table:formula="of:=AVERAGE([.D605:.D608])"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60500" calcext:value-type="float">
            <text:p>60500</text:p>
          </table:table-cell>
          <table:table-cell office:value-type="float" office:value="9692844" calcext:value-type="float">
            <text:p>9692844</text:p>
          </table:table-cell>
          <table:table-cell office:value-type="float" office:value="9693994" calcext:value-type="float">
            <text:p>9693994</text:p>
          </table:table-cell>
          <table:table-cell office:value-type="float" office:value="1150" calcext:value-type="float">
            <text:p>1150</text:p>
          </table:table-cell>
          <table:table-cell table:formula="of:=AVERAGE([.D606:.D609])" office:value-type="float" office:value="664.75" calcext:value-type="float">
            <text:p>665</text:p>
          </table:table-cell>
        </table:table-row>
        <table:table-row table:style-name="ro1">
          <table:table-cell office:value-type="float" office:value="60600" calcext:value-type="float">
            <text:p>60600</text:p>
          </table:table-cell>
          <table:table-cell office:value-type="float" office:value="9694284" calcext:value-type="float">
            <text:p>9694284</text:p>
          </table:table-cell>
          <table:table-cell office:value-type="float" office:value="9694769" calcext:value-type="float">
            <text:p>9694769</text:p>
          </table:table-cell>
          <table:table-cell office:value-type="float" office:value="485" calcext:value-type="float">
            <text:p>485</text:p>
          </table:table-cell>
          <table:table-cell table:formula="of:=AVERAGE([.D607:.D610])"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60700" calcext:value-type="float">
            <text:p>60700</text:p>
          </table:table-cell>
          <table:table-cell office:value-type="float" office:value="9695015" calcext:value-type="float">
            <text:p>9695015</text:p>
          </table:table-cell>
          <table:table-cell office:value-type="float" office:value="9695610" calcext:value-type="float">
            <text:p>9695610</text:p>
          </table:table-cell>
          <table:table-cell office:value-type="float" office:value="595" calcext:value-type="float">
            <text:p>595</text:p>
          </table:table-cell>
          <table:table-cell table:formula="of:=AVERAGE([.D608:.D611])"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60800" calcext:value-type="float">
            <text:p>60800</text:p>
          </table:table-cell>
          <table:table-cell office:value-type="float" office:value="9695722" calcext:value-type="float">
            <text:p>9695722</text:p>
          </table:table-cell>
          <table:table-cell office:value-type="float" office:value="9696152" calcext:value-type="float">
            <text:p>9696152</text:p>
          </table:table-cell>
          <table:table-cell office:value-type="float" office:value="429" calcext:value-type="float">
            <text:p>429</text:p>
          </table:table-cell>
          <table:table-cell table:formula="of:=AVERAGE([.D609:.D612])"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0900" calcext:value-type="float">
            <text:p>60900</text:p>
          </table:table-cell>
          <table:table-cell office:value-type="float" office:value="9696576" calcext:value-type="float">
            <text:p>9696576</text:p>
          </table:table-cell>
          <table:table-cell office:value-type="float" office:value="9697123" calcext:value-type="float">
            <text:p>9697123</text:p>
          </table:table-cell>
          <table:table-cell office:value-type="float" office:value="547" calcext:value-type="float">
            <text:p>547</text:p>
          </table:table-cell>
          <table:table-cell table:formula="of:=AVERAGE([.D610:.D613])" office:value-type="float" office:value="530.25" calcext:value-type="float">
            <text:p>530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9697328" calcext:value-type="float">
            <text:p>9697328</text:p>
          </table:table-cell>
          <table:table-cell office:value-type="float" office:value="9697901" calcext:value-type="float">
            <text:p>9697901</text:p>
          </table:table-cell>
          <table:table-cell office:value-type="float" office:value="573" calcext:value-type="float">
            <text:p>573</text:p>
          </table:table-cell>
          <table:table-cell table:formula="of:=AVERAGE([.D611:.D614])"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61100" calcext:value-type="float">
            <text:p>61100</text:p>
          </table:table-cell>
          <table:table-cell office:value-type="float" office:value="9698053" calcext:value-type="float">
            <text:p>9698053</text:p>
          </table:table-cell>
          <table:table-cell office:value-type="float" office:value="9698540" calcext:value-type="float">
            <text:p>9698540</text:p>
          </table:table-cell>
          <table:table-cell office:value-type="float" office:value="487" calcext:value-type="float">
            <text:p>487</text:p>
          </table:table-cell>
          <table:table-cell table:formula="of:=AVERAGE([.D612:.D615])" office:value-type="float" office:value="451.25" calcext:value-type="float">
            <text:p>451</text:p>
          </table:table-cell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9698800" calcext:value-type="float">
            <text:p>9698800</text:p>
          </table:table-cell>
          <table:table-cell office:value-type="float" office:value="9699314" calcext:value-type="float">
            <text:p>9699314</text:p>
          </table:table-cell>
          <table:table-cell office:value-type="float" office:value="514" calcext:value-type="float">
            <text:p>514</text:p>
          </table:table-cell>
          <table:table-cell table:formula="of:=AVERAGE([.D613:.D616])" office:value-type="float" office:value="452.5" calcext:value-type="float">
            <text:p>453</text:p>
          </table:table-cell>
        </table:table-row>
        <table:table-row table:style-name="ro1">
          <table:table-cell office:value-type="float" office:value="61300" calcext:value-type="float">
            <text:p>61300</text:p>
          </table:table-cell>
          <table:table-cell office:value-type="float" office:value="9699662" calcext:value-type="float">
            <text:p>9699662</text:p>
          </table:table-cell>
          <table:table-cell office:value-type="float" office:value="9700044" calcext:value-type="float">
            <text:p>9700044</text:p>
          </table:table-cell>
          <table:table-cell office:value-type="float" office:value="382" calcext:value-type="float">
            <text:p>382</text:p>
          </table:table-cell>
          <table:table-cell table:formula="of:=AVERAGE([.D614:.D617])" office:value-type="float" office:value="449.25" calcext:value-type="float">
            <text:p>449</text:p>
          </table:table-cell>
        </table:table-row>
        <table:table-row table:style-name="ro1">
          <table:table-cell office:value-type="float" office:value="61400" calcext:value-type="float">
            <text:p>61400</text:p>
          </table:table-cell>
          <table:table-cell office:value-type="float" office:value="9700415" calcext:value-type="float">
            <text:p>9700415</text:p>
          </table:table-cell>
          <table:table-cell office:value-type="float" office:value="9700837" calcext:value-type="float">
            <text:p>9700837</text:p>
          </table:table-cell>
          <table:table-cell office:value-type="float" office:value="422" calcext:value-type="float">
            <text:p>422</text:p>
          </table:table-cell>
          <table:table-cell table:formula="of:=AVERAGE([.D615:.D618])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61500" calcext:value-type="float">
            <text:p>61500</text:p>
          </table:table-cell>
          <table:table-cell office:value-type="float" office:value="9701244" calcext:value-type="float">
            <text:p>9701244</text:p>
          </table:table-cell>
          <table:table-cell office:value-type="float" office:value="9701735" calcext:value-type="float">
            <text:p>9701735</text:p>
          </table:table-cell>
          <table:table-cell office:value-type="float" office:value="492" calcext:value-type="float">
            <text:p>492</text:p>
          </table:table-cell>
          <table:table-cell table:formula="of:=AVERAGE([.D616:.D619])" office:value-type="float" office:value="497.75" calcext:value-type="float">
            <text:p>498</text:p>
          </table:table-cell>
        </table:table-row>
        <table:table-row table:style-name="ro1">
          <table:table-cell office:value-type="float" office:value="61600" calcext:value-type="float">
            <text:p>61600</text:p>
          </table:table-cell>
          <table:table-cell office:value-type="float" office:value="9702005" calcext:value-type="float">
            <text:p>9702005</text:p>
          </table:table-cell>
          <table:table-cell office:value-type="float" office:value="9702507" calcext:value-type="float">
            <text:p>9702507</text:p>
          </table:table-cell>
          <table:table-cell office:value-type="float" office:value="501" calcext:value-type="float">
            <text:p>501</text:p>
          </table:table-cell>
          <table:table-cell table:formula="of:=AVERAGE([.D617:.D620])" office:value-type="float" office:value="477.5" calcext:value-type="float">
            <text:p>478</text:p>
          </table:table-cell>
        </table:table-row>
        <table:table-row table:style-name="ro1">
          <table:table-cell office:value-type="float" office:value="61700" calcext:value-type="float">
            <text:p>61700</text:p>
          </table:table-cell>
          <table:table-cell office:value-type="float" office:value="9702718" calcext:value-type="float">
            <text:p>9702718</text:p>
          </table:table-cell>
          <table:table-cell office:value-type="float" office:value="9703254" calcext:value-type="float">
            <text:p>9703254</text:p>
          </table:table-cell>
          <table:table-cell office:value-type="float" office:value="537" calcext:value-type="float">
            <text:p>537</text:p>
          </table:table-cell>
          <table:table-cell table:formula="of:=AVERAGE([.D618:.D621])" office:value-type="float" office:value="498.75" calcext:value-type="float">
            <text:p>499</text:p>
          </table:table-cell>
        </table:table-row>
        <table:table-row table:style-name="ro1">
          <table:table-cell office:value-type="float" office:value="61800" calcext:value-type="float">
            <text:p>61800</text:p>
          </table:table-cell>
          <table:table-cell office:value-type="float" office:value="9703493" calcext:value-type="float">
            <text:p>9703493</text:p>
          </table:table-cell>
          <table:table-cell office:value-type="float" office:value="9703954" calcext:value-type="float">
            <text:p>9703954</text:p>
          </table:table-cell>
          <table:table-cell office:value-type="float" office:value="461" calcext:value-type="float">
            <text:p>461</text:p>
          </table:table-cell>
          <table:table-cell table:formula="of:=AVERAGE([.D619:.D622])"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61900" calcext:value-type="float">
            <text:p>61900</text:p>
          </table:table-cell>
          <table:table-cell office:value-type="float" office:value="9704262" calcext:value-type="float">
            <text:p>9704262</text:p>
          </table:table-cell>
          <table:table-cell office:value-type="float" office:value="9704673" calcext:value-type="float">
            <text:p>9704673</text:p>
          </table:table-cell>
          <table:table-cell office:value-type="float" office:value="411" calcext:value-type="float">
            <text:p>411</text:p>
          </table:table-cell>
          <table:table-cell table:formula="of:=AVERAGE([.D620:.D623])" office:value-type="float" office:value="525.5" calcext:value-type="float">
            <text:p>526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9704924" calcext:value-type="float">
            <text:p>9704924</text:p>
          </table:table-cell>
          <table:table-cell office:value-type="float" office:value="9705510" calcext:value-type="float">
            <text:p>9705510</text:p>
          </table:table-cell>
          <table:table-cell office:value-type="float" office:value="586" calcext:value-type="float">
            <text:p>586</text:p>
          </table:table-cell>
          <table:table-cell table:formula="of:=AVERAGE([.D621:.D624])" office:value-type="float" office:value="556.75" calcext:value-type="float">
            <text:p>557</text:p>
          </table:table-cell>
        </table:table-row>
        <table:table-row table:style-name="ro1">
          <table:table-cell office:value-type="float" office:value="62100" calcext:value-type="float">
            <text:p>62100</text:p>
          </table:table-cell>
          <table:table-cell office:value-type="float" office:value="9705799" calcext:value-type="float">
            <text:p>9705799</text:p>
          </table:table-cell>
          <table:table-cell office:value-type="float" office:value="9706305" calcext:value-type="float">
            <text:p>9706305</text:p>
          </table:table-cell>
          <table:table-cell office:value-type="float" office:value="506" calcext:value-type="float">
            <text:p>506</text:p>
          </table:table-cell>
          <table:table-cell table:formula="of:=AVERAGE([.D622:.D625])" office:value-type="float" office:value="539.25" calcext:value-type="float">
            <text:p>539</text:p>
          </table:table-cell>
        </table:table-row>
        <table:table-row table:style-name="ro1">
          <table:table-cell office:value-type="float" office:value="62200" calcext:value-type="float">
            <text:p>62200</text:p>
          </table:table-cell>
          <table:table-cell office:value-type="float" office:value="9706586" calcext:value-type="float">
            <text:p>9706586</text:p>
          </table:table-cell>
          <table:table-cell office:value-type="float" office:value="9707184" calcext:value-type="float">
            <text:p>9707184</text:p>
          </table:table-cell>
          <table:table-cell office:value-type="float" office:value="599" calcext:value-type="float">
            <text:p>599</text:p>
          </table:table-cell>
          <table:table-cell table:formula="of:=AVERAGE([.D623:.D626])"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62300" calcext:value-type="float">
            <text:p>62300</text:p>
          </table:table-cell>
          <table:table-cell office:value-type="float" office:value="9707294" calcext:value-type="float">
            <text:p>9707294</text:p>
          </table:table-cell>
          <table:table-cell office:value-type="float" office:value="9707831" calcext:value-type="float">
            <text:p>9707831</text:p>
          </table:table-cell>
          <table:table-cell office:value-type="float" office:value="536" calcext:value-type="float">
            <text:p>536</text:p>
          </table:table-cell>
          <table:table-cell table:formula="of:=AVERAGE([.D624:.D627])"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62400" calcext:value-type="float">
            <text:p>62400</text:p>
          </table:table-cell>
          <table:table-cell office:value-type="float" office:value="9708095" calcext:value-type="float">
            <text:p>9708095</text:p>
          </table:table-cell>
          <table:table-cell office:value-type="float" office:value="9708611" calcext:value-type="float">
            <text:p>9708611</text:p>
          </table:table-cell>
          <table:table-cell office:value-type="float" office:value="516" calcext:value-type="float">
            <text:p>516</text:p>
          </table:table-cell>
          <table:table-cell table:formula="of:=AVERAGE([.D625:.D628])" office:value-type="float" office:value="527.75" calcext:value-type="float">
            <text:p>528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9708916" calcext:value-type="float">
            <text:p>9708916</text:p>
          </table:table-cell>
          <table:table-cell office:value-type="float" office:value="9709405" calcext:value-type="float">
            <text:p>9709405</text:p>
          </table:table-cell>
          <table:table-cell office:value-type="float" office:value="489" calcext:value-type="float">
            <text:p>489</text:p>
          </table:table-cell>
          <table:table-cell table:formula="of:=AVERAGE([.D626:.D629])" office:value-type="float" office:value="507.25" calcext:value-type="float">
            <text:p>507</text:p>
          </table:table-cell>
        </table:table-row>
        <table:table-row table:style-name="ro1">
          <table:table-cell office:value-type="float" office:value="62600" calcext:value-type="float">
            <text:p>62600</text:p>
          </table:table-cell>
          <table:table-cell office:value-type="float" office:value="9709822" calcext:value-type="float">
            <text:p>9709822</text:p>
          </table:table-cell>
          <table:table-cell office:value-type="float" office:value="9710381" calcext:value-type="float">
            <text:p>9710381</text:p>
          </table:table-cell>
          <table:table-cell office:value-type="float" office:value="559" calcext:value-type="float">
            <text:p>559</text:p>
          </table:table-cell>
          <table:table-cell table:formula="of:=AVERAGE([.D627:.D630])"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62700" calcext:value-type="float">
            <text:p>62700</text:p>
          </table:table-cell>
          <table:table-cell office:value-type="float" office:value="9710587" calcext:value-type="float">
            <text:p>9710587</text:p>
          </table:table-cell>
          <table:table-cell office:value-type="float" office:value="9711134" calcext:value-type="float">
            <text:p>9711134</text:p>
          </table:table-cell>
          <table:table-cell office:value-type="float" office:value="547" calcext:value-type="float">
            <text:p>547</text:p>
          </table:table-cell>
          <table:table-cell table:formula="of:=AVERAGE([.D628:.D631])" office:value-type="float" office:value="517.5" calcext:value-type="float">
            <text:p>518</text:p>
          </table:table-cell>
        </table:table-row>
        <table:table-row table:style-name="ro1">
          <table:table-cell office:value-type="float" office:value="62800" calcext:value-type="float">
            <text:p>62800</text:p>
          </table:table-cell>
          <table:table-cell office:value-type="float" office:value="9711356" calcext:value-type="float">
            <text:p>9711356</text:p>
          </table:table-cell>
          <table:table-cell office:value-type="float" office:value="9711790" calcext:value-type="float">
            <text:p>9711790</text:p>
          </table:table-cell>
          <table:table-cell office:value-type="float" office:value="434" calcext:value-type="float">
            <text:p>434</text:p>
          </table:table-cell>
          <table:table-cell table:formula="of:=AVERAGE([.D629:.D632])" office:value-type="float" office:value="691.75" calcext:value-type="float">
            <text:p>692</text:p>
          </table:table-cell>
        </table:table-row>
        <table:table-row table:style-name="ro1">
          <table:table-cell office:value-type="float" office:value="62900" calcext:value-type="float">
            <text:p>62900</text:p>
          </table:table-cell>
          <table:table-cell office:value-type="float" office:value="9712234" calcext:value-type="float">
            <text:p>9712234</text:p>
          </table:table-cell>
          <table:table-cell office:value-type="float" office:value="9712706" calcext:value-type="float">
            <text:p>9712706</text:p>
          </table:table-cell>
          <table:table-cell office:value-type="float" office:value="472" calcext:value-type="float">
            <text:p>472</text:p>
          </table:table-cell>
          <table:table-cell table:formula="of:=AVERAGE([.D630:.D633])" office:value-type="float" office:value="716.75" calcext:value-type="float">
            <text:p>717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9712935" calcext:value-type="float">
            <text:p>9712935</text:p>
          </table:table-cell>
          <table:table-cell office:value-type="float" office:value="9713552" calcext:value-type="float">
            <text:p>9713552</text:p>
          </table:table-cell>
          <table:table-cell office:value-type="float" office:value="617" calcext:value-type="float">
            <text:p>617</text:p>
          </table:table-cell>
          <table:table-cell table:formula="of:=AVERAGE([.D631:.D634])" office:value-type="float" office:value="724.25" calcext:value-type="float">
            <text:p>724</text:p>
          </table:table-cell>
        </table:table-row>
        <table:table-row table:style-name="ro1">
          <table:table-cell office:value-type="float" office:value="63100" calcext:value-type="float">
            <text:p>63100</text:p>
          </table:table-cell>
          <table:table-cell office:value-type="float" office:value="9713881" calcext:value-type="float">
            <text:p>9713881</text:p>
          </table:table-cell>
          <table:table-cell office:value-type="float" office:value="9715125" calcext:value-type="float">
            <text:p>9715125</text:p>
          </table:table-cell>
          <table:table-cell office:value-type="float" office:value="1244" calcext:value-type="float">
            <text:p>1244</text:p>
          </table:table-cell>
          <table:table-cell table:formula="of:=AVERAGE([.D632:.D635])" office:value-type="float" office:value="723.5" calcext:value-type="float">
            <text:p>724</text:p>
          </table:table-cell>
        </table:table-row>
        <table:table-row table:style-name="ro1">
          <table:table-cell office:value-type="float" office:value="63200" calcext:value-type="float">
            <text:p>63200</text:p>
          </table:table-cell>
          <table:table-cell office:value-type="float" office:value="9715411" calcext:value-type="float">
            <text:p>9715411</text:p>
          </table:table-cell>
          <table:table-cell office:value-type="float" office:value="9715945" calcext:value-type="float">
            <text:p>9715945</text:p>
          </table:table-cell>
          <table:table-cell office:value-type="float" office:value="534" calcext:value-type="float">
            <text:p>534</text:p>
          </table:table-cell>
          <table:table-cell table:formula="of:=AVERAGE([.D633:.D636])"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63300" calcext:value-type="float">
            <text:p>63300</text:p>
          </table:table-cell>
          <table:table-cell office:value-type="float" office:value="9716068" calcext:value-type="float">
            <text:p>9716068</text:p>
          </table:table-cell>
          <table:table-cell office:value-type="float" office:value="9716570" calcext:value-type="float">
            <text:p>9716570</text:p>
          </table:table-cell>
          <table:table-cell office:value-type="float" office:value="502" calcext:value-type="float">
            <text:p>502</text:p>
          </table:table-cell>
          <table:table-cell table:formula="of:=AVERAGE([.D634:.D637])" office:value-type="float" office:value="546.25" calcext:value-type="float">
            <text:p>546</text:p>
          </table:table-cell>
        </table:table-row>
        <table:table-row table:style-name="ro1">
          <table:table-cell office:value-type="float" office:value="63400" calcext:value-type="float">
            <text:p>63400</text:p>
          </table:table-cell>
          <table:table-cell office:value-type="float" office:value="9716826" calcext:value-type="float">
            <text:p>9716826</text:p>
          </table:table-cell>
          <table:table-cell office:value-type="float" office:value="9717439" calcext:value-type="float">
            <text:p>9717439</text:p>
          </table:table-cell>
          <table:table-cell office:value-type="float" office:value="614" calcext:value-type="float">
            <text:p>614</text:p>
          </table:table-cell>
          <table:table-cell table:formula="of:=AVERAGE([.D635:.D638])" office:value-type="float" office:value="531.25" calcext:value-type="float">
            <text:p>531</text:p>
          </table:table-cell>
        </table:table-row>
        <table:table-row table:style-name="ro1">
          <table:table-cell office:value-type="float" office:value="63500" calcext:value-type="float">
            <text:p>63500</text:p>
          </table:table-cell>
          <table:table-cell office:value-type="float" office:value="9717546" calcext:value-type="float">
            <text:p>9717546</text:p>
          </table:table-cell>
          <table:table-cell office:value-type="float" office:value="9718084" calcext:value-type="float">
            <text:p>9718084</text:p>
          </table:table-cell>
          <table:table-cell office:value-type="float" office:value="538" calcext:value-type="float">
            <text:p>538</text:p>
          </table:table-cell>
          <table:table-cell table:formula="of:=AVERAGE([.D636:.D639])" office:value-type="float" office:value="523.25" calcext:value-type="float">
            <text:p>523</text:p>
          </table:table-cell>
        </table:table-row>
        <table:table-row table:style-name="ro1">
          <table:table-cell office:value-type="float" office:value="63600" calcext:value-type="float">
            <text:p>63600</text:p>
          </table:table-cell>
          <table:table-cell office:value-type="float" office:value="9718429" calcext:value-type="float">
            <text:p>9718429</text:p>
          </table:table-cell>
          <table:table-cell office:value-type="float" office:value="9718960" calcext:value-type="float">
            <text:p>9718960</text:p>
          </table:table-cell>
          <table:table-cell office:value-type="float" office:value="531" calcext:value-type="float">
            <text:p>531</text:p>
          </table:table-cell>
          <table:table-cell table:formula="of:=AVERAGE([.D637:.D640])" office:value-type="float" office:value="511.25" calcext:value-type="float">
            <text:p>511</text:p>
          </table:table-cell>
        </table:table-row>
        <table:table-row table:style-name="ro1">
          <table:table-cell office:value-type="float" office:value="63700" calcext:value-type="float">
            <text:p>63700</text:p>
          </table:table-cell>
          <table:table-cell office:value-type="float" office:value="9719215" calcext:value-type="float">
            <text:p>9719215</text:p>
          </table:table-cell>
          <table:table-cell office:value-type="float" office:value="9719657" calcext:value-type="float">
            <text:p>9719657</text:p>
          </table:table-cell>
          <table:table-cell office:value-type="float" office:value="442" calcext:value-type="float">
            <text:p>442</text:p>
          </table:table-cell>
          <table:table-cell table:formula="of:=AVERAGE([.D638:.D641])" office:value-type="float" office:value="527.75" calcext:value-type="float">
            <text:p>528</text:p>
          </table:table-cell>
        </table:table-row>
        <table:table-row table:style-name="ro1">
          <table:table-cell office:value-type="float" office:value="63800" calcext:value-type="float">
            <text:p>63800</text:p>
          </table:table-cell>
          <table:table-cell office:value-type="float" office:value="9720052" calcext:value-type="float">
            <text:p>9720052</text:p>
          </table:table-cell>
          <table:table-cell office:value-type="float" office:value="9720634" calcext:value-type="float">
            <text:p>9720634</text:p>
          </table:table-cell>
          <table:table-cell office:value-type="float" office:value="582" calcext:value-type="float">
            <text:p>582</text:p>
          </table:table-cell>
          <table:table-cell table:formula="of:=AVERAGE([.D639:.D642])" office:value-type="float" office:value="522.75" calcext:value-type="float">
            <text:p>523</text:p>
          </table:table-cell>
        </table:table-row>
        <table:table-row table:style-name="ro1">
          <table:table-cell office:value-type="float" office:value="63900" calcext:value-type="float">
            <text:p>63900</text:p>
          </table:table-cell>
          <table:table-cell office:value-type="float" office:value="9720900" calcext:value-type="float">
            <text:p>9720900</text:p>
          </table:table-cell>
          <table:table-cell office:value-type="float" office:value="9721390" calcext:value-type="float">
            <text:p>9721390</text:p>
          </table:table-cell>
          <table:table-cell office:value-type="float" office:value="490" calcext:value-type="float">
            <text:p>490</text:p>
          </table:table-cell>
          <table:table-cell table:formula="of:=AVERAGE([.D640:.D643])" office:value-type="float" office:value="495.25" calcext:value-type="float">
            <text:p>495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9721576" calcext:value-type="float">
            <text:p>9721576</text:p>
          </table:table-cell>
          <table:table-cell office:value-type="float" office:value="9722172" calcext:value-type="float">
            <text:p>9722172</text:p>
          </table:table-cell>
          <table:table-cell office:value-type="float" office:value="597" calcext:value-type="float">
            <text:p>597</text:p>
          </table:table-cell>
          <table:table-cell table:formula="of:=AVERAGE([.D641:.D644])" office:value-type="float" office:value="497.25" calcext:value-type="float">
            <text:p>497</text:p>
          </table:table-cell>
        </table:table-row>
        <table:table-row table:style-name="ro1">
          <table:table-cell office:value-type="float" office:value="64100" calcext:value-type="float">
            <text:p>64100</text:p>
          </table:table-cell>
          <table:table-cell office:value-type="float" office:value="9722450" calcext:value-type="float">
            <text:p>9722450</text:p>
          </table:table-cell>
          <table:table-cell office:value-type="float" office:value="9722871" calcext:value-type="float">
            <text:p>9722871</text:p>
          </table:table-cell>
          <table:table-cell office:value-type="float" office:value="422" calcext:value-type="float">
            <text:p>422</text:p>
          </table:table-cell>
          <table:table-cell table:formula="of:=AVERAGE([.D642:.D645])" office:value-type="float" office:value="463.75" calcext:value-type="float">
            <text:p>464</text:p>
          </table:table-cell>
        </table:table-row>
        <table:table-row table:style-name="ro1">
          <table:table-cell office:value-type="float" office:value="64200" calcext:value-type="float">
            <text:p>64200</text:p>
          </table:table-cell>
          <table:table-cell office:value-type="float" office:value="9723233" calcext:value-type="float">
            <text:p>9723233</text:p>
          </table:table-cell>
          <table:table-cell office:value-type="float" office:value="9723704" calcext:value-type="float">
            <text:p>9723704</text:p>
          </table:table-cell>
          <table:table-cell office:value-type="float" office:value="472" calcext:value-type="float">
            <text:p>472</text:p>
          </table:table-cell>
          <table:table-cell table:formula="of:=AVERAGE([.D643:.D646])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4300" calcext:value-type="float">
            <text:p>64300</text:p>
          </table:table-cell>
          <table:table-cell office:value-type="float" office:value="9723937" calcext:value-type="float">
            <text:p>9723937</text:p>
          </table:table-cell>
          <table:table-cell office:value-type="float" office:value="9724435" calcext:value-type="float">
            <text:p>9724435</text:p>
          </table:table-cell>
          <table:table-cell office:value-type="float" office:value="498" calcext:value-type="float">
            <text:p>498</text:p>
          </table:table-cell>
          <table:table-cell table:formula="of:=AVERAGE([.D644:.D647])"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64400" calcext:value-type="float">
            <text:p>64400</text:p>
          </table:table-cell>
          <table:table-cell office:value-type="float" office:value="9724713" calcext:value-type="float">
            <text:p>9724713</text:p>
          </table:table-cell>
          <table:table-cell office:value-type="float" office:value="9725176" calcext:value-type="float">
            <text:p>9725176</text:p>
          </table:table-cell>
          <table:table-cell office:value-type="float" office:value="463" calcext:value-type="float">
            <text:p>463</text:p>
          </table:table-cell>
          <table:table-cell table:formula="of:=AVERAGE([.D645:.D648])" office:value-type="float" office:value="528.5" calcext:value-type="float">
            <text:p>529</text:p>
          </table:table-cell>
        </table:table-row>
        <table:table-row table:style-name="ro1">
          <table:table-cell office:value-type="float" office:value="64500" calcext:value-type="float">
            <text:p>64500</text:p>
          </table:table-cell>
          <table:table-cell office:value-type="float" office:value="9725387" calcext:value-type="float">
            <text:p>9725387</text:p>
          </table:table-cell>
          <table:table-cell office:value-type="float" office:value="9725954" calcext:value-type="float">
            <text:p>9725954</text:p>
          </table:table-cell>
          <table:table-cell office:value-type="float" office:value="567" calcext:value-type="float">
            <text:p>567</text:p>
          </table:table-cell>
          <table:table-cell table:formula="of:=AVERAGE([.D646:.D649])"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64600" calcext:value-type="float">
            <text:p>64600</text:p>
          </table:table-cell>
          <table:table-cell office:value-type="float" office:value="9726381" calcext:value-type="float">
            <text:p>9726381</text:p>
          </table:table-cell>
          <table:table-cell office:value-type="float" office:value="9726910" calcext:value-type="float">
            <text:p>9726910</text:p>
          </table:table-cell>
          <table:table-cell office:value-type="float" office:value="528" calcext:value-type="float">
            <text:p>528</text:p>
          </table:table-cell>
          <table:table-cell table:formula="of:=AVERAGE([.D647:.D650])" office:value-type="float" office:value="583.5" calcext:value-type="float">
            <text:p>584</text:p>
          </table:table-cell>
        </table:table-row>
        <table:table-row table:style-name="ro1">
          <table:table-cell office:value-type="float" office:value="64700" calcext:value-type="float">
            <text:p>64700</text:p>
          </table:table-cell>
          <table:table-cell office:value-type="float" office:value="9727021" calcext:value-type="float">
            <text:p>9727021</text:p>
          </table:table-cell>
          <table:table-cell office:value-type="float" office:value="9727577" calcext:value-type="float">
            <text:p>9727577</text:p>
          </table:table-cell>
          <table:table-cell office:value-type="float" office:value="556" calcext:value-type="float">
            <text:p>556</text:p>
          </table:table-cell>
          <table:table-cell table:formula="of:=AVERAGE([.D648:.D651])" office:value-type="float" office:value="610.75" calcext:value-type="float">
            <text:p>611</text:p>
          </table:table-cell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9727833" calcext:value-type="float">
            <text:p>9727833</text:p>
          </table:table-cell>
          <table:table-cell office:value-type="float" office:value="9728462" calcext:value-type="float">
            <text:p>9728462</text:p>
          </table:table-cell>
          <table:table-cell office:value-type="float" office:value="629" calcext:value-type="float">
            <text:p>629</text:p>
          </table:table-cell>
          <table:table-cell table:formula="of:=AVERAGE([.D649:.D652])" office:value-type="float" office:value="601.5" calcext:value-type="float">
            <text:p>602</text:p>
          </table:table-cell>
        </table:table-row>
        <table:table-row table:style-name="ro1">
          <table:table-cell office:value-type="float" office:value="64900" calcext:value-type="float">
            <text:p>64900</text:p>
          </table:table-cell>
          <table:table-cell office:value-type="float" office:value="9728670" calcext:value-type="float">
            <text:p>9728670</text:p>
          </table:table-cell>
          <table:table-cell office:value-type="float" office:value="9729291" calcext:value-type="float">
            <text:p>9729291</text:p>
          </table:table-cell>
          <table:table-cell office:value-type="float" office:value="621" calcext:value-type="float">
            <text:p>621</text:p>
          </table:table-cell>
          <table:table-cell table:formula="of:=AVERAGE([.D650:.D653])" office:value-type="float" office:value="596.5" calcext:value-type="float">
            <text:p>597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9729510" calcext:value-type="float">
            <text:p>9729510</text:p>
          </table:table-cell>
          <table:table-cell office:value-type="float" office:value="9730147" calcext:value-type="float">
            <text:p>9730147</text:p>
          </table:table-cell>
          <table:table-cell office:value-type="float" office:value="637" calcext:value-type="float">
            <text:p>637</text:p>
          </table:table-cell>
          <table:table-cell table:formula="of:=AVERAGE([.D651:.D654])" office:value-type="float" office:value="568.5" calcext:value-type="float">
            <text:p>569</text:p>
          </table:table-cell>
        </table:table-row>
        <table:table-row table:style-name="ro1">
          <table:table-cell office:value-type="float" office:value="65100" calcext:value-type="float">
            <text:p>65100</text:p>
          </table:table-cell>
          <table:table-cell office:value-type="float" office:value="9730484" calcext:value-type="float">
            <text:p>9730484</text:p>
          </table:table-cell>
          <table:table-cell office:value-type="float" office:value="9731002" calcext:value-type="float">
            <text:p>9731002</text:p>
          </table:table-cell>
          <table:table-cell office:value-type="float" office:value="519" calcext:value-type="float">
            <text:p>519</text:p>
          </table:table-cell>
          <table:table-cell table:formula="of:=AVERAGE([.D652:.D655])" office:value-type="float" office:value="548.5" calcext:value-type="float">
            <text:p>549</text:p>
          </table:table-cell>
        </table:table-row>
        <table:table-row table:style-name="ro1">
          <table:table-cell office:value-type="float" office:value="65200" calcext:value-type="float">
            <text:p>65200</text:p>
          </table:table-cell>
          <table:table-cell office:value-type="float" office:value="9731125" calcext:value-type="float">
            <text:p>9731125</text:p>
          </table:table-cell>
          <table:table-cell office:value-type="float" office:value="9731734" calcext:value-type="float">
            <text:p>9731734</text:p>
          </table:table-cell>
          <table:table-cell office:value-type="float" office:value="609" calcext:value-type="float">
            <text:p>609</text:p>
          </table:table-cell>
          <table:table-cell table:formula="of:=AVERAGE([.D653:.D656])" office:value-type="float" office:value="553.25" calcext:value-type="float">
            <text:p>553</text:p>
          </table:table-cell>
        </table:table-row>
        <table:table-row table:style-name="ro1">
          <table:table-cell office:value-type="float" office:value="65300" calcext:value-type="float">
            <text:p>65300</text:p>
          </table:table-cell>
          <table:table-cell office:value-type="float" office:value="9731942" calcext:value-type="float">
            <text:p>9731942</text:p>
          </table:table-cell>
          <table:table-cell office:value-type="float" office:value="9732452" calcext:value-type="float">
            <text:p>9732452</text:p>
          </table:table-cell>
          <table:table-cell office:value-type="float" office:value="509" calcext:value-type="float">
            <text:p>509</text:p>
          </table:table-cell>
          <table:table-cell table:formula="of:=AVERAGE([.D654:.D657])"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65400" calcext:value-type="float">
            <text:p>65400</text:p>
          </table:table-cell>
          <table:table-cell office:value-type="float" office:value="9732877" calcext:value-type="float">
            <text:p>9732877</text:p>
          </table:table-cell>
          <table:table-cell office:value-type="float" office:value="9733434" calcext:value-type="float">
            <text:p>9733434</text:p>
          </table:table-cell>
          <table:table-cell office:value-type="float" office:value="557" calcext:value-type="float">
            <text:p>557</text:p>
          </table:table-cell>
          <table:table-cell table:formula="of:=AVERAGE([.D655:.D658])" office:value-type="float" office:value="568.75" calcext:value-type="float">
            <text:p>569</text:p>
          </table:table-cell>
        </table:table-row>
        <table:table-row table:style-name="ro1">
          <table:table-cell office:value-type="float" office:value="65500" calcext:value-type="float">
            <text:p>65500</text:p>
          </table:table-cell>
          <table:table-cell office:value-type="float" office:value="9733643" calcext:value-type="float">
            <text:p>9733643</text:p>
          </table:table-cell>
          <table:table-cell office:value-type="float" office:value="9734181" calcext:value-type="float">
            <text:p>9734181</text:p>
          </table:table-cell>
          <table:table-cell office:value-type="float" office:value="538" calcext:value-type="float">
            <text:p>538</text:p>
          </table:table-cell>
          <table:table-cell table:formula="of:=AVERAGE([.D656:.D659])" office:value-type="float" office:value="557.75" calcext:value-type="float">
            <text:p>558</text:p>
          </table:table-cell>
        </table:table-row>
        <table:table-row table:style-name="ro1">
          <table:table-cell office:value-type="float" office:value="65600" calcext:value-type="float">
            <text:p>65600</text:p>
          </table:table-cell>
          <table:table-cell office:value-type="float" office:value="9735451" calcext:value-type="float">
            <text:p>9735451</text:p>
          </table:table-cell>
          <table:table-cell office:value-type="float" office:value="9736127" calcext:value-type="float">
            <text:p>9736127</text:p>
          </table:table-cell>
          <table:table-cell office:value-type="float" office:value="676" calcext:value-type="float">
            <text:p>676</text:p>
          </table:table-cell>
          <table:table-cell table:formula="of:=AVERAGE([.D657:.D660])" office:value-type="float" office:value="529.5" calcext:value-type="float">
            <text:p>530</text:p>
          </table:table-cell>
        </table:table-row>
        <table:table-row table:style-name="ro1">
          <table:table-cell office:value-type="float" office:value="65700" calcext:value-type="float">
            <text:p>65700</text:p>
          </table:table-cell>
          <table:table-cell office:value-type="float" office:value="9736108" calcext:value-type="float">
            <text:p>9736108</text:p>
          </table:table-cell>
          <table:table-cell office:value-type="float" office:value="9736612" calcext:value-type="float">
            <text:p>9736612</text:p>
          </table:table-cell>
          <table:table-cell office:value-type="float" office:value="504" calcext:value-type="float">
            <text:p>504</text:p>
          </table:table-cell>
          <table:table-cell table:formula="of:=AVERAGE([.D658:.D661])" office:value-type="float" office:value="472.5" calcext:value-type="float">
            <text:p>473</text:p>
          </table:table-cell>
        </table:table-row>
        <table:table-row table:style-name="ro1">
          <table:table-cell office:value-type="float" office:value="65800" calcext:value-type="float">
            <text:p>65800</text:p>
          </table:table-cell>
          <table:table-cell office:value-type="float" office:value="9737015" calcext:value-type="float">
            <text:p>9737015</text:p>
          </table:table-cell>
          <table:table-cell office:value-type="float" office:value="9737528" calcext:value-type="float">
            <text:p>9737528</text:p>
          </table:table-cell>
          <table:table-cell office:value-type="float" office:value="513" calcext:value-type="float">
            <text:p>513</text:p>
          </table:table-cell>
          <table:table-cell table:formula="of:=AVERAGE([.D659:.D662])" office:value-type="float" office:value="482.25" calcext:value-type="float">
            <text:p>482</text:p>
          </table:table-cell>
        </table:table-row>
        <table:table-row table:style-name="ro1">
          <table:table-cell office:value-type="float" office:value="65900" calcext:value-type="float">
            <text:p>65900</text:p>
          </table:table-cell>
          <table:table-cell office:value-type="float" office:value="9737713" calcext:value-type="float">
            <text:p>9737713</text:p>
          </table:table-cell>
          <table:table-cell office:value-type="float" office:value="9738138" calcext:value-type="float">
            <text:p>9738138</text:p>
          </table:table-cell>
          <table:table-cell office:value-type="float" office:value="425" calcext:value-type="float">
            <text:p>425</text:p>
          </table:table-cell>
          <table:table-cell table:formula="of:=AVERAGE([.D660:.D663])"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9738470" calcext:value-type="float">
            <text:p>9738470</text:p>
          </table:table-cell>
          <table:table-cell office:value-type="float" office:value="9738918" calcext:value-type="float">
            <text:p>9738918</text:p>
          </table:table-cell>
          <table:table-cell office:value-type="float" office:value="448" calcext:value-type="float">
            <text:p>448</text:p>
          </table:table-cell>
          <table:table-cell table:formula="of:=AVERAGE([.D661:.D664])" office:value-type="float" office:value="491.75" calcext:value-type="float">
            <text:p>492</text:p>
          </table:table-cell>
        </table:table-row>
        <table:table-row table:style-name="ro1">
          <table:table-cell office:value-type="float" office:value="66100" calcext:value-type="float">
            <text:p>66100</text:p>
          </table:table-cell>
          <table:table-cell office:value-type="float" office:value="9739136" calcext:value-type="float">
            <text:p>9739136</text:p>
          </table:table-cell>
          <table:table-cell office:value-type="float" office:value="9739680" calcext:value-type="float">
            <text:p>9739680</text:p>
          </table:table-cell>
          <table:table-cell office:value-type="float" office:value="543" calcext:value-type="float">
            <text:p>543</text:p>
          </table:table-cell>
          <table:table-cell table:formula="of:=AVERAGE([.D662:.D665])" office:value-type="float" office:value="505.75" calcext:value-type="float">
            <text:p>506</text:p>
          </table:table-cell>
        </table:table-row>
        <table:table-row table:style-name="ro1">
          <table:table-cell office:value-type="float" office:value="66200" calcext:value-type="float">
            <text:p>66200</text:p>
          </table:table-cell>
          <table:table-cell office:value-type="float" office:value="9740106" calcext:value-type="float">
            <text:p>9740106</text:p>
          </table:table-cell>
          <table:table-cell office:value-type="float" office:value="9740538" calcext:value-type="float">
            <text:p>9740538</text:p>
          </table:table-cell>
          <table:table-cell office:value-type="float" office:value="432" calcext:value-type="float">
            <text:p>432</text:p>
          </table:table-cell>
          <table:table-cell table:formula="of:=AVERAGE([.D663:.D666])"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66300" calcext:value-type="float">
            <text:p>66300</text:p>
          </table:table-cell>
          <table:table-cell office:value-type="float" office:value="9740959" calcext:value-type="float">
            <text:p>9740959</text:p>
          </table:table-cell>
          <table:table-cell office:value-type="float" office:value="9741502" calcext:value-type="float">
            <text:p>9741502</text:p>
          </table:table-cell>
          <table:table-cell office:value-type="float" office:value="544" calcext:value-type="float">
            <text:p>544</text:p>
          </table:table-cell>
          <table:table-cell table:formula="of:=AVERAGE([.D664:.D667])"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66400" calcext:value-type="float">
            <text:p>66400</text:p>
          </table:table-cell>
          <table:table-cell office:value-type="float" office:value="9741682" calcext:value-type="float">
            <text:p>9741682</text:p>
          </table:table-cell>
          <table:table-cell office:value-type="float" office:value="9742186" calcext:value-type="float">
            <text:p>9742186</text:p>
          </table:table-cell>
          <table:table-cell office:value-type="float" office:value="504" calcext:value-type="float">
            <text:p>504</text:p>
          </table:table-cell>
          <table:table-cell table:formula="of:=AVERAGE([.D665:.D668])" office:value-type="float" office:value="468.5" calcext:value-type="float">
            <text:p>469</text:p>
          </table:table-cell>
        </table:table-row>
        <table:table-row table:style-name="ro1">
          <table:table-cell office:value-type="float" office:value="66500" calcext:value-type="float">
            <text:p>66500</text:p>
          </table:table-cell>
          <table:table-cell office:value-type="float" office:value="9742451" calcext:value-type="float">
            <text:p>9742451</text:p>
          </table:table-cell>
          <table:table-cell office:value-type="float" office:value="9742950" calcext:value-type="float">
            <text:p>9742950</text:p>
          </table:table-cell>
          <table:table-cell office:value-type="float" office:value="500" calcext:value-type="float">
            <text:p>500</text:p>
          </table:table-cell>
          <table:table-cell table:formula="of:=AVERAGE([.D666:.D669])" office:value-type="float" office:value="433.75" calcext:value-type="float">
            <text:p>434</text:p>
          </table:table-cell>
        </table:table-row>
        <table:table-row table:style-name="ro1">
          <table:table-cell office:value-type="float" office:value="66600" calcext:value-type="float">
            <text:p>66600</text:p>
          </table:table-cell>
          <table:table-cell office:value-type="float" office:value="9743399" calcext:value-type="float">
            <text:p>9743399</text:p>
          </table:table-cell>
          <table:table-cell office:value-type="float" office:value="9743859" calcext:value-type="float">
            <text:p>9743859</text:p>
          </table:table-cell>
          <table:table-cell office:value-type="float" office:value="460" calcext:value-type="float">
            <text:p>460</text:p>
          </table:table-cell>
          <table:table-cell table:formula="of:=AVERAGE([.D667:.D670])"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66700" calcext:value-type="float">
            <text:p>66700</text:p>
          </table:table-cell>
          <table:table-cell office:value-type="float" office:value="9743974" calcext:value-type="float">
            <text:p>9743974</text:p>
          </table:table-cell>
          <table:table-cell office:value-type="float" office:value="9744384" calcext:value-type="float">
            <text:p>9744384</text:p>
          </table:table-cell>
          <table:table-cell office:value-type="float" office:value="410" calcext:value-type="float">
            <text:p>410</text:p>
          </table:table-cell>
          <table:table-cell table:formula="of:=AVERAGE([.D668:.D671])" office:value-type="float" office:value="421.75" calcext:value-type="float">
            <text:p>422</text:p>
          </table:table-cell>
        </table:table-row>
        <table:table-row table:style-name="ro1">
          <table:table-cell office:value-type="float" office:value="66800" calcext:value-type="float">
            <text:p>66800</text:p>
          </table:table-cell>
          <table:table-cell office:value-type="float" office:value="9744793" calcext:value-type="float">
            <text:p>9744793</text:p>
          </table:table-cell>
          <table:table-cell office:value-type="float" office:value="9745158" calcext:value-type="float">
            <text:p>9745158</text:p>
          </table:table-cell>
          <table:table-cell office:value-type="float" office:value="365" calcext:value-type="float">
            <text:p>365</text:p>
          </table:table-cell>
          <table:table-cell table:formula="of:=AVERAGE([.D669:.D672])" office:value-type="float" office:value="454.25" calcext:value-type="float">
            <text:p>454</text:p>
          </table:table-cell>
        </table:table-row>
        <table:table-row table:style-name="ro1">
          <table:table-cell office:value-type="float" office:value="66900" calcext:value-type="float">
            <text:p>66900</text:p>
          </table:table-cell>
          <table:table-cell office:value-type="float" office:value="9745604" calcext:value-type="float">
            <text:p>9745604</text:p>
          </table:table-cell>
          <table:table-cell office:value-type="float" office:value="9746040" calcext:value-type="float">
            <text:p>9746040</text:p>
          </table:table-cell>
          <table:table-cell office:value-type="float" office:value="437" calcext:value-type="float">
            <text:p>437</text:p>
          </table:table-cell>
          <table:table-cell table:formula="of:=AVERAGE([.D670:.D673])" office:value-type="float" office:value="498.5" calcext:value-type="float">
            <text:p>499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9746426" calcext:value-type="float">
            <text:p>9746426</text:p>
          </table:table-cell>
          <table:table-cell office:value-type="float" office:value="9746901" calcext:value-type="float">
            <text:p>9746901</text:p>
          </table:table-cell>
          <table:table-cell office:value-type="float" office:value="475" calcext:value-type="float">
            <text:p>475</text:p>
          </table:table-cell>
          <table:table-cell table:formula="of:=AVERAGE([.D671:.D674])" office:value-type="float" office:value="504.5" calcext:value-type="float">
            <text:p>505</text:p>
          </table:table-cell>
        </table:table-row>
        <table:table-row table:style-name="ro1">
          <table:table-cell office:value-type="float" office:value="67100" calcext:value-type="float">
            <text:p>67100</text:p>
          </table:table-cell>
          <table:table-cell office:value-type="float" office:value="9747102" calcext:value-type="float">
            <text:p>9747102</text:p>
          </table:table-cell>
          <table:table-cell office:value-type="float" office:value="9747642" calcext:value-type="float">
            <text:p>9747642</text:p>
          </table:table-cell>
          <table:table-cell office:value-type="float" office:value="540" calcext:value-type="float">
            <text:p>540</text:p>
          </table:table-cell>
          <table:table-cell table:formula="of:=AVERAGE([.D672:.D675])" office:value-type="float" office:value="544.75" calcext:value-type="float">
            <text:p>545</text:p>
          </table:table-cell>
        </table:table-row>
        <table:table-row table:style-name="ro1">
          <table:table-cell office:value-type="float" office:value="67200" calcext:value-type="float">
            <text:p>67200</text:p>
          </table:table-cell>
          <table:table-cell office:value-type="float" office:value="9747884" calcext:value-type="float">
            <text:p>9747884</text:p>
          </table:table-cell>
          <table:table-cell office:value-type="float" office:value="9748426" calcext:value-type="float">
            <text:p>9748426</text:p>
          </table:table-cell>
          <table:table-cell office:value-type="float" office:value="542" calcext:value-type="float">
            <text:p>542</text:p>
          </table:table-cell>
          <table:table-cell table:formula="of:=AVERAGE([.D673:.D676])"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67300" calcext:value-type="float">
            <text:p>67300</text:p>
          </table:table-cell>
          <table:table-cell office:value-type="float" office:value="9748702" calcext:value-type="float">
            <text:p>9748702</text:p>
          </table:table-cell>
          <table:table-cell office:value-type="float" office:value="9749163" calcext:value-type="float">
            <text:p>9749163</text:p>
          </table:table-cell>
          <table:table-cell office:value-type="float" office:value="461" calcext:value-type="float">
            <text:p>461</text:p>
          </table:table-cell>
          <table:table-cell table:formula="of:=AVERAGE([.D674:.D677])" office:value-type="float" office:value="545.25" calcext:value-type="float">
            <text:p>545</text:p>
          </table:table-cell>
        </table:table-row>
        <table:table-row table:style-name="ro1">
          <table:table-cell office:value-type="float" office:value="67400" calcext:value-type="float">
            <text:p>67400</text:p>
          </table:table-cell>
          <table:table-cell office:value-type="float" office:value="9749406" calcext:value-type="float">
            <text:p>9749406</text:p>
          </table:table-cell>
          <table:table-cell office:value-type="float" office:value="9750042" calcext:value-type="float">
            <text:p>9750042</text:p>
          </table:table-cell>
          <table:table-cell office:value-type="float" office:value="636" calcext:value-type="float">
            <text:p>636</text:p>
          </table:table-cell>
          <table:table-cell table:formula="of:=AVERAGE([.D675:.D678])" office:value-type="float" office:value="578.75" calcext:value-type="float">
            <text:p>579</text:p>
          </table:table-cell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float" office:value="9750366" calcext:value-type="float">
            <text:p>9750366</text:p>
          </table:table-cell>
          <table:table-cell office:value-type="float" office:value="9750999" calcext:value-type="float">
            <text:p>9750999</text:p>
          </table:table-cell>
          <table:table-cell office:value-type="float" office:value="633" calcext:value-type="float">
            <text:p>633</text:p>
          </table:table-cell>
          <table:table-cell table:formula="of:=AVERAGE([.D676:.D679])"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67600" calcext:value-type="float">
            <text:p>67600</text:p>
          </table:table-cell>
          <table:table-cell office:value-type="float" office:value="9751158" calcext:value-type="float">
            <text:p>9751158</text:p>
          </table:table-cell>
          <table:table-cell office:value-type="float" office:value="9751610" calcext:value-type="float">
            <text:p>9751610</text:p>
          </table:table-cell>
          <table:table-cell office:value-type="float" office:value="451" calcext:value-type="float">
            <text:p>451</text:p>
          </table:table-cell>
          <table:table-cell table:formula="of:=AVERAGE([.D677:.D680])" office:value-type="float" office:value="538.75" calcext:value-type="float">
            <text:p>539</text:p>
          </table:table-cell>
        </table:table-row>
        <table:table-row table:style-name="ro1">
          <table:table-cell office:value-type="float" office:value="67700" calcext:value-type="float">
            <text:p>67700</text:p>
          </table:table-cell>
          <table:table-cell office:value-type="float" office:value="9751940" calcext:value-type="float">
            <text:p>9751940</text:p>
          </table:table-cell>
          <table:table-cell office:value-type="float" office:value="9752535" calcext:value-type="float">
            <text:p>9752535</text:p>
          </table:table-cell>
          <table:table-cell office:value-type="float" office:value="595" calcext:value-type="float">
            <text:p>595</text:p>
          </table:table-cell>
          <table:table-cell table:formula="of:=AVERAGE([.D678:.D681])"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67800" calcext:value-type="float">
            <text:p>67800</text:p>
          </table:table-cell>
          <table:table-cell office:value-type="float" office:value="9752847" calcext:value-type="float">
            <text:p>9752847</text:p>
          </table:table-cell>
          <table:table-cell office:value-type="float" office:value="9753400" calcext:value-type="float">
            <text:p>9753400</text:p>
          </table:table-cell>
          <table:table-cell office:value-type="float" office:value="553" calcext:value-type="float">
            <text:p>553</text:p>
          </table:table-cell>
          <table:table-cell table:formula="of:=AVERAGE([.D679:.D682])"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67900" calcext:value-type="float">
            <text:p>67900</text:p>
          </table:table-cell>
          <table:table-cell office:value-type="float" office:value="9753468" calcext:value-type="float">
            <text:p>9753468</text:p>
          </table:table-cell>
          <table:table-cell office:value-type="float" office:value="9754024" calcext:value-type="float">
            <text:p>9754024</text:p>
          </table:table-cell>
          <table:table-cell office:value-type="float" office:value="556" calcext:value-type="float">
            <text:p>556</text:p>
          </table:table-cell>
          <table:table-cell table:formula="of:=AVERAGE([.D680:.D683])" office:value-type="float" office:value="683.75" calcext:value-type="float">
            <text:p>684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9754458" calcext:value-type="float">
            <text:p>9754458</text:p>
          </table:table-cell>
          <table:table-cell office:value-type="float" office:value="9755635" calcext:value-type="float">
            <text:p>9755635</text:p>
          </table:table-cell>
          <table:table-cell office:value-type="float" office:value="1176" calcext:value-type="float">
            <text:p>1176</text:p>
          </table:table-cell>
          <table:table-cell table:formula="of:=AVERAGE([.D681:.D684])"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68100" calcext:value-type="float">
            <text:p>68100</text:p>
          </table:table-cell>
          <table:table-cell office:value-type="float" office:value="9755860" calcext:value-type="float">
            <text:p>9755860</text:p>
          </table:table-cell>
          <table:table-cell office:value-type="float" office:value="9756367" calcext:value-type="float">
            <text:p>9756367</text:p>
          </table:table-cell>
          <table:table-cell office:value-type="float" office:value="507" calcext:value-type="float">
            <text:p>507</text:p>
          </table:table-cell>
          <table:table-cell table:formula="of:=AVERAGE([.D682:.D685])" office:value-type="float" office:value="634.5" calcext:value-type="float">
            <text:p>635</text:p>
          </table:table-cell>
        </table:table-row>
        <table:table-row table:style-name="ro1">
          <table:table-cell office:value-type="float" office:value="68200" calcext:value-type="float">
            <text:p>68200</text:p>
          </table:table-cell>
          <table:table-cell office:value-type="float" office:value="9756677" calcext:value-type="float">
            <text:p>9756677</text:p>
          </table:table-cell>
          <table:table-cell office:value-type="float" office:value="9757174" calcext:value-type="float">
            <text:p>9757174</text:p>
          </table:table-cell>
          <table:table-cell office:value-type="float" office:value="496" calcext:value-type="float">
            <text:p>496</text:p>
          </table:table-cell>
          <table:table-cell table:formula="of:=AVERAGE([.D683:.D686])" office:value-type="float" office:value="667.5" calcext:value-type="float">
            <text:p>668</text:p>
          </table:table-cell>
        </table:table-row>
        <table:table-row table:style-name="ro1">
          <table:table-cell office:value-type="float" office:value="68300" calcext:value-type="float">
            <text:p>68300</text:p>
          </table:table-cell>
          <table:table-cell office:value-type="float" office:value="9757599" calcext:value-type="float">
            <text:p>9757599</text:p>
          </table:table-cell>
          <table:table-cell office:value-type="float" office:value="9758093" calcext:value-type="float">
            <text:p>9758093</text:p>
          </table:table-cell>
          <table:table-cell office:value-type="float" office:value="493" calcext:value-type="float">
            <text:p>493</text:p>
          </table:table-cell>
          <table:table-cell table:formula="of:=AVERAGE([.D684:.D687])"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9758219" calcext:value-type="float">
            <text:p>9758219</text:p>
          </table:table-cell>
          <table:table-cell office:value-type="float" office:value="9759261" calcext:value-type="float">
            <text:p>9759261</text:p>
          </table:table-cell>
          <table:table-cell office:value-type="float" office:value="1042" calcext:value-type="float">
            <text:p>1042</text:p>
          </table:table-cell>
          <table:table-cell table:formula="of:=AVERAGE([.D685:.D688])" office:value-type="float" office:value="651.25" calcext:value-type="float">
            <text:p>651</text:p>
          </table:table-cell>
        </table:table-row>
        <table:table-row table:style-name="ro1">
          <table:table-cell office:value-type="float" office:value="68500" calcext:value-type="float">
            <text:p>68500</text:p>
          </table:table-cell>
          <table:table-cell office:value-type="float" office:value="9759610" calcext:value-type="float">
            <text:p>9759610</text:p>
          </table:table-cell>
          <table:table-cell office:value-type="float" office:value="9760249" calcext:value-type="float">
            <text:p>9760249</text:p>
          </table:table-cell>
          <table:table-cell office:value-type="float" office:value="639" calcext:value-type="float">
            <text:p>639</text:p>
          </table:table-cell>
          <table:table-cell table:formula="of:=AVERAGE([.D686:.D689])" office:value-type="float" office:value="524.25" calcext:value-type="float">
            <text:p>524</text:p>
          </table:table-cell>
        </table:table-row>
        <table:table-row table:style-name="ro1">
          <table:table-cell office:value-type="float" office:value="68600" calcext:value-type="float">
            <text:p>68600</text:p>
          </table:table-cell>
          <table:table-cell office:value-type="float" office:value="9760174" calcext:value-type="float">
            <text:p>9760174</text:p>
          </table:table-cell>
          <table:table-cell office:value-type="float" office:value="9760716" calcext:value-type="float">
            <text:p>9760716</text:p>
          </table:table-cell>
          <table:table-cell office:value-type="float" office:value="542" calcext:value-type="float">
            <text:p>542</text:p>
          </table:table-cell>
          <table:table-cell table:formula="of:=AVERAGE([.D687:.D690])"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68700" calcext:value-type="float">
            <text:p>68700</text:p>
          </table:table-cell>
          <table:table-cell office:value-type="float" office:value="9761182" calcext:value-type="float">
            <text:p>9761182</text:p>
          </table:table-cell>
          <table:table-cell office:value-type="float" office:value="9761563" calcext:value-type="float">
            <text:p>9761563</text:p>
          </table:table-cell>
          <table:table-cell office:value-type="float" office:value="382" calcext:value-type="float">
            <text:p>382</text:p>
          </table:table-cell>
          <table:table-cell table:formula="of:=AVERAGE([.D688:.D691])"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68800" calcext:value-type="float">
            <text:p>68800</text:p>
          </table:table-cell>
          <table:table-cell office:value-type="float" office:value="9761645" calcext:value-type="float">
            <text:p>9761645</text:p>
          </table:table-cell>
          <table:table-cell office:value-type="float" office:value="9762179" calcext:value-type="float">
            <text:p>9762179</text:p>
          </table:table-cell>
          <table:table-cell office:value-type="float" office:value="534" calcext:value-type="float">
            <text:p>534</text:p>
          </table:table-cell>
          <table:table-cell table:formula="of:=AVERAGE([.D689:.D692])"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68900" calcext:value-type="float">
            <text:p>68900</text:p>
          </table:table-cell>
          <table:table-cell office:value-type="float" office:value="9762600" calcext:value-type="float">
            <text:p>9762600</text:p>
          </table:table-cell>
          <table:table-cell office:value-type="float" office:value="9763206" calcext:value-type="float">
            <text:p>9763206</text:p>
          </table:table-cell>
          <table:table-cell office:value-type="float" office:value="606" calcext:value-type="float">
            <text:p>606</text:p>
          </table:table-cell>
          <table:table-cell table:formula="of:=AVERAGE([.D690:.D693])" office:value-type="float" office:value="539.25" calcext:value-type="float">
            <text:p>539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9763204" calcext:value-type="float">
            <text:p>9763204</text:p>
          </table:table-cell>
          <table:table-cell office:value-type="float" office:value="9763674" calcext:value-type="float">
            <text:p>9763674</text:p>
          </table:table-cell>
          <table:table-cell office:value-type="float" office:value="470" calcext:value-type="float">
            <text:p>470</text:p>
          </table:table-cell>
          <table:table-cell table:formula="of:=AVERAGE([.D691:.D694])"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69100" calcext:value-type="float">
            <text:p>69100</text:p>
          </table:table-cell>
          <table:table-cell office:value-type="float" office:value="9763994" calcext:value-type="float">
            <text:p>9763994</text:p>
          </table:table-cell>
          <table:table-cell office:value-type="float" office:value="9764535" calcext:value-type="float">
            <text:p>9764535</text:p>
          </table:table-cell>
          <table:table-cell office:value-type="float" office:value="542" calcext:value-type="float">
            <text:p>542</text:p>
          </table:table-cell>
          <table:table-cell table:formula="of:=AVERAGE([.D692:.D695])" office:value-type="float" office:value="527.75" calcext:value-type="float">
            <text:p>528</text:p>
          </table:table-cell>
        </table:table-row>
        <table:table-row table:style-name="ro1">
          <table:table-cell office:value-type="float" office:value="69200" calcext:value-type="float">
            <text:p>69200</text:p>
          </table:table-cell>
          <table:table-cell office:value-type="float" office:value="9764987" calcext:value-type="float">
            <text:p>9764987</text:p>
          </table:table-cell>
          <table:table-cell office:value-type="float" office:value="9765526" calcext:value-type="float">
            <text:p>9765526</text:p>
          </table:table-cell>
          <table:table-cell office:value-type="float" office:value="539" calcext:value-type="float">
            <text:p>539</text:p>
          </table:table-cell>
          <table:table-cell table:formula="of:=AVERAGE([.D693:.D696])" office:value-type="float" office:value="541.25" calcext:value-type="float">
            <text:p>541</text:p>
          </table:table-cell>
        </table:table-row>
        <table:table-row table:style-name="ro1">
          <table:table-cell office:value-type="float" office:value="69300" calcext:value-type="float">
            <text:p>69300</text:p>
          </table:table-cell>
          <table:table-cell office:value-type="float" office:value="9765595" calcext:value-type="float">
            <text:p>9765595</text:p>
          </table:table-cell>
          <table:table-cell office:value-type="float" office:value="9766072" calcext:value-type="float">
            <text:p>9766072</text:p>
          </table:table-cell>
          <table:table-cell office:value-type="float" office:value="477" calcext:value-type="float">
            <text:p>477</text:p>
          </table:table-cell>
          <table:table-cell table:formula="of:=AVERAGE([.D694:.D697])" office:value-type="float" office:value="558.5" calcext:value-type="float">
            <text:p>559</text:p>
          </table:table-cell>
        </table:table-row>
        <table:table-row table:style-name="ro1">
          <table:table-cell office:value-type="float" office:value="69400" calcext:value-type="float">
            <text:p>69400</text:p>
          </table:table-cell>
          <table:table-cell office:value-type="float" office:value="9766490" calcext:value-type="float">
            <text:p>9766490</text:p>
          </table:table-cell>
          <table:table-cell office:value-type="float" office:value="9767043" calcext:value-type="float">
            <text:p>9767043</text:p>
          </table:table-cell>
          <table:table-cell office:value-type="float" office:value="553" calcext:value-type="float">
            <text:p>553</text:p>
          </table:table-cell>
          <table:table-cell table:formula="of:=AVERAGE([.D695:.D698])" office:value-type="float" office:value="577.25" calcext:value-type="float">
            <text:p>577</text:p>
          </table:table-cell>
        </table:table-row>
        <table:table-row table:style-name="ro1">
          <table:table-cell office:value-type="float" office:value="69500" calcext:value-type="float">
            <text:p>69500</text:p>
          </table:table-cell>
          <table:table-cell office:value-type="float" office:value="9767160" calcext:value-type="float">
            <text:p>9767160</text:p>
          </table:table-cell>
          <table:table-cell office:value-type="float" office:value="9767756" calcext:value-type="float">
            <text:p>9767756</text:p>
          </table:table-cell>
          <table:table-cell office:value-type="float" office:value="596" calcext:value-type="float">
            <text:p>596</text:p>
          </table:table-cell>
          <table:table-cell table:formula="of:=AVERAGE([.D696:.D699])" office:value-type="float" office:value="531.25" calcext:value-type="float">
            <text:p>531</text:p>
          </table:table-cell>
        </table:table-row>
        <table:table-row table:style-name="ro1">
          <table:table-cell office:value-type="float" office:value="69600" calcext:value-type="float">
            <text:p>69600</text:p>
          </table:table-cell>
          <table:table-cell office:value-type="float" office:value="9768054" calcext:value-type="float">
            <text:p>9768054</text:p>
          </table:table-cell>
          <table:table-cell office:value-type="float" office:value="9768661" calcext:value-type="float">
            <text:p>9768661</text:p>
          </table:table-cell>
          <table:table-cell office:value-type="float" office:value="608" calcext:value-type="float">
            <text:p>608</text:p>
          </table:table-cell>
          <table:table-cell table:formula="of:=AVERAGE([.D697:.D700])" office:value-type="float" office:value="518.75" calcext:value-type="float">
            <text:p>519</text:p>
          </table:table-cell>
        </table:table-row>
        <table:table-row table:style-name="ro1">
          <table:table-cell office:value-type="float" office:value="69700" calcext:value-type="float">
            <text:p>69700</text:p>
          </table:table-cell>
          <table:table-cell office:value-type="float" office:value="9768775" calcext:value-type="float">
            <text:p>9768775</text:p>
          </table:table-cell>
          <table:table-cell office:value-type="float" office:value="9769327" calcext:value-type="float">
            <text:p>9769327</text:p>
          </table:table-cell>
          <table:table-cell office:value-type="float" office:value="552" calcext:value-type="float">
            <text:p>552</text:p>
          </table:table-cell>
          <table:table-cell table:formula="of:=AVERAGE([.D698:.D701])"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69800" calcext:value-type="float">
            <text:p>69800</text:p>
          </table:table-cell>
          <table:table-cell office:value-type="float" office:value="9769741" calcext:value-type="float">
            <text:p>9769741</text:p>
          </table:table-cell>
          <table:table-cell office:value-type="float" office:value="9770110" calcext:value-type="float">
            <text:p>9770110</text:p>
          </table:table-cell>
          <table:table-cell office:value-type="float" office:value="369" calcext:value-type="float">
            <text:p>369</text:p>
          </table:table-cell>
          <table:table-cell table:formula="of:=AVERAGE([.D699:.D702])"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69900" calcext:value-type="float">
            <text:p>69900</text:p>
          </table:table-cell>
          <table:table-cell office:value-type="float" office:value="9770548" calcext:value-type="float">
            <text:p>9770548</text:p>
          </table:table-cell>
          <table:table-cell office:value-type="float" office:value="9771094" calcext:value-type="float">
            <text:p>9771094</text:p>
          </table:table-cell>
          <table:table-cell office:value-type="float" office:value="546" calcext:value-type="float">
            <text:p>546</text:p>
          </table:table-cell>
          <table:table-cell table:formula="of:=AVERAGE([.D700:.D703])" office:value-type="float" office:value="681.75" calcext:value-type="float">
            <text:p>682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9771213" calcext:value-type="float">
            <text:p>9771213</text:p>
          </table:table-cell>
          <table:table-cell office:value-type="float" office:value="9771754" calcext:value-type="float">
            <text:p>9771754</text:p>
          </table:table-cell>
          <table:table-cell office:value-type="float" office:value="541" calcext:value-type="float">
            <text:p>541</text:p>
          </table:table-cell>
          <table:table-cell table:formula="of:=AVERAGE([.D701:.D704])"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70100" calcext:value-type="float">
            <text:p>70100</text:p>
          </table:table-cell>
          <table:table-cell office:value-type="float" office:value="9772117" calcext:value-type="float">
            <text:p>9772117</text:p>
          </table:table-cell>
          <table:table-cell office:value-type="float" office:value="9773169" calcext:value-type="float">
            <text:p>9773169</text:p>
          </table:table-cell>
          <table:table-cell office:value-type="float" office:value="1052" calcext:value-type="float">
            <text:p>1052</text:p>
          </table:table-cell>
          <table:table-cell table:formula="of:=AVERAGE([.D702:.D705])" office:value-type="float" office:value="698.5" calcext:value-type="float">
            <text:p>699</text:p>
          </table:table-cell>
        </table:table-row>
        <table:table-row table:style-name="ro1">
          <table:table-cell office:value-type="float" office:value="70200" calcext:value-type="float">
            <text:p>70200</text:p>
          </table:table-cell>
          <table:table-cell office:value-type="float" office:value="9773495" calcext:value-type="float">
            <text:p>9773495</text:p>
          </table:table-cell>
          <table:table-cell office:value-type="float" office:value="9774083" calcext:value-type="float">
            <text:p>9774083</text:p>
          </table:table-cell>
          <table:table-cell office:value-type="float" office:value="588" calcext:value-type="float">
            <text:p>588</text:p>
          </table:table-cell>
          <table:table-cell table:formula="of:=AVERAGE([.D703:.D706])" office:value-type="float" office:value="557.5" calcext:value-type="float">
            <text:p>558</text:p>
          </table:table-cell>
        </table:table-row>
        <table:table-row table:style-name="ro1">
          <table:table-cell office:value-type="float" office:value="70300" calcext:value-type="float">
            <text:p>70300</text:p>
          </table:table-cell>
          <table:table-cell office:value-type="float" office:value="9774363" calcext:value-type="float">
            <text:p>9774363</text:p>
          </table:table-cell>
          <table:table-cell office:value-type="float" office:value="9774914" calcext:value-type="float">
            <text:p>9774914</text:p>
          </table:table-cell>
          <table:table-cell office:value-type="float" office:value="551" calcext:value-type="float">
            <text:p>551</text:p>
          </table:table-cell>
          <table:table-cell table:formula="of:=AVERAGE([.D704:.D707])" office:value-type="float" office:value="537.5" calcext:value-type="float">
            <text:p>538</text:p>
          </table:table-cell>
        </table:table-row>
        <table:table-row table:style-name="ro1">
          <table:table-cell office:value-type="float" office:value="70400" calcext:value-type="float">
            <text:p>70400</text:p>
          </table:table-cell>
          <table:table-cell office:value-type="float" office:value="9775056" calcext:value-type="float">
            <text:p>9775056</text:p>
          </table:table-cell>
          <table:table-cell office:value-type="float" office:value="9775659" calcext:value-type="float">
            <text:p>9775659</text:p>
          </table:table-cell>
          <table:table-cell office:value-type="float" office:value="603" calcext:value-type="float">
            <text:p>603</text:p>
          </table:table-cell>
          <table:table-cell table:formula="of:=AVERAGE([.D705:.D708])" office:value-type="float" office:value="517.75" calcext:value-type="float">
            <text:p>518</text:p>
          </table:table-cell>
        </table:table-row>
        <table:table-row table:style-name="ro1">
          <table:table-cell office:value-type="float" office:value="70500" calcext:value-type="float">
            <text:p>70500</text:p>
          </table:table-cell>
          <table:table-cell office:value-type="float" office:value="9775902" calcext:value-type="float">
            <text:p>9775902</text:p>
          </table:table-cell>
          <table:table-cell office:value-type="float" office:value="9776390" calcext:value-type="float">
            <text:p>9776390</text:p>
          </table:table-cell>
          <table:table-cell office:value-type="float" office:value="488" calcext:value-type="float">
            <text:p>488</text:p>
          </table:table-cell>
          <table:table-cell table:formula="of:=AVERAGE([.D706:.D709])" office:value-type="float" office:value="520.5" calcext:value-type="float">
            <text:p>521</text:p>
          </table:table-cell>
        </table:table-row>
        <table:table-row table:style-name="ro1">
          <table:table-cell office:value-type="float" office:value="70600" calcext:value-type="float">
            <text:p>70600</text:p>
          </table:table-cell>
          <table:table-cell office:value-type="float" office:value="9776662" calcext:value-type="float">
            <text:p>9776662</text:p>
          </table:table-cell>
          <table:table-cell office:value-type="float" office:value="9777170" calcext:value-type="float">
            <text:p>9777170</text:p>
          </table:table-cell>
          <table:table-cell office:value-type="float" office:value="508" calcext:value-type="float">
            <text:p>508</text:p>
          </table:table-cell>
          <table:table-cell table:formula="of:=AVERAGE([.D707:.D710])" office:value-type="float" office:value="516.5" calcext:value-type="float">
            <text:p>517</text:p>
          </table:table-cell>
        </table:table-row>
        <table:table-row table:style-name="ro1">
          <table:table-cell office:value-type="float" office:value="70700" calcext:value-type="float">
            <text:p>70700</text:p>
          </table:table-cell>
          <table:table-cell office:value-type="float" office:value="9777484" calcext:value-type="float">
            <text:p>9777484</text:p>
          </table:table-cell>
          <table:table-cell office:value-type="float" office:value="9777956" calcext:value-type="float">
            <text:p>9777956</text:p>
          </table:table-cell>
          <table:table-cell office:value-type="float" office:value="472" calcext:value-type="float">
            <text:p>472</text:p>
          </table:table-cell>
          <table:table-cell table:formula="of:=AVERAGE([.D708:.D711])" office:value-type="float" office:value="521.25" calcext:value-type="float">
            <text:p>521</text:p>
          </table:table-cell>
        </table:table-row>
        <table:table-row table:style-name="ro1">
          <table:table-cell office:value-type="float" office:value="70800" calcext:value-type="float">
            <text:p>70800</text:p>
          </table:table-cell>
          <table:table-cell office:value-type="float" office:value="9778303" calcext:value-type="float">
            <text:p>9778303</text:p>
          </table:table-cell>
          <table:table-cell office:value-type="float" office:value="9778917" calcext:value-type="float">
            <text:p>9778917</text:p>
          </table:table-cell>
          <table:table-cell office:value-type="float" office:value="614" calcext:value-type="float">
            <text:p>614</text:p>
          </table:table-cell>
          <table:table-cell table:formula="of:=AVERAGE([.D709:.D712])" office:value-type="float" office:value="516.5" calcext:value-type="float">
            <text:p>517</text:p>
          </table:table-cell>
        </table:table-row>
        <table:table-row table:style-name="ro1">
          <table:table-cell office:value-type="float" office:value="70900" calcext:value-type="float">
            <text:p>70900</text:p>
          </table:table-cell>
          <table:table-cell office:value-type="float" office:value="9778924" calcext:value-type="float">
            <text:p>9778924</text:p>
          </table:table-cell>
          <table:table-cell office:value-type="float" office:value="9779396" calcext:value-type="float">
            <text:p>9779396</text:p>
          </table:table-cell>
          <table:table-cell office:value-type="float" office:value="472" calcext:value-type="float">
            <text:p>472</text:p>
          </table:table-cell>
          <table:table-cell table:formula="of:=AVERAGE([.D710:.D713])"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9779912" calcext:value-type="float">
            <text:p>9779912</text:p>
          </table:table-cell>
          <table:table-cell office:value-type="float" office:value="9780439" calcext:value-type="float">
            <text:p>9780439</text:p>
          </table:table-cell>
          <table:table-cell office:value-type="float" office:value="527" calcext:value-type="float">
            <text:p>527</text:p>
          </table:table-cell>
          <table:table-cell table:formula="of:=AVERAGE([.D711:.D714])"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71100" calcext:value-type="float">
            <text:p>71100</text:p>
          </table:table-cell>
          <table:table-cell office:value-type="float" office:value="9780562" calcext:value-type="float">
            <text:p>9780562</text:p>
          </table:table-cell>
          <table:table-cell office:value-type="float" office:value="9781015" calcext:value-type="float">
            <text:p>9781015</text:p>
          </table:table-cell>
          <table:table-cell office:value-type="float" office:value="453" calcext:value-type="float">
            <text:p>453</text:p>
          </table:table-cell>
          <table:table-cell table:formula="of:=AVERAGE([.D712:.D715])" office:value-type="float" office:value="496.5" calcext:value-type="float">
            <text:p>497</text:p>
          </table:table-cell>
        </table:table-row>
        <table:table-row table:style-name="ro1">
          <table:table-cell office:value-type="float" office:value="71200" calcext:value-type="float">
            <text:p>71200</text:p>
          </table:table-cell>
          <table:table-cell office:value-type="float" office:value="9781338" calcext:value-type="float">
            <text:p>9781338</text:p>
          </table:table-cell>
          <table:table-cell office:value-type="float" office:value="9781858" calcext:value-type="float">
            <text:p>9781858</text:p>
          </table:table-cell>
          <table:table-cell office:value-type="float" office:value="520" calcext:value-type="float">
            <text:p>520</text:p>
          </table:table-cell>
          <table:table-cell table:formula="of:=AVERAGE([.D713:.D716])" office:value-type="float" office:value="553.5" calcext:value-type="float">
            <text:p>554</text:p>
          </table:table-cell>
        </table:table-row>
        <table:table-row table:style-name="ro1">
          <table:table-cell office:value-type="float" office:value="71300" calcext:value-type="float">
            <text:p>71300</text:p>
          </table:table-cell>
          <table:table-cell office:value-type="float" office:value="9782109" calcext:value-type="float">
            <text:p>9782109</text:p>
          </table:table-cell>
          <table:table-cell office:value-type="float" office:value="9782621" calcext:value-type="float">
            <text:p>9782621</text:p>
          </table:table-cell>
          <table:table-cell office:value-type="float" office:value="512" calcext:value-type="float">
            <text:p>512</text:p>
          </table:table-cell>
          <table:table-cell table:formula="of:=AVERAGE([.D714:.D717])"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71400" calcext:value-type="float">
            <text:p>71400</text:p>
          </table:table-cell>
          <table:table-cell office:value-type="float" office:value="9782927" calcext:value-type="float">
            <text:p>9782927</text:p>
          </table:table-cell>
          <table:table-cell office:value-type="float" office:value="9783428" calcext:value-type="float">
            <text:p>9783428</text:p>
          </table:table-cell>
          <table:table-cell office:value-type="float" office:value="501" calcext:value-type="float">
            <text:p>501</text:p>
          </table:table-cell>
          <table:table-cell table:formula="of:=AVERAGE([.D715:.D718])"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71500" calcext:value-type="float">
            <text:p>71500</text:p>
          </table:table-cell>
          <table:table-cell office:value-type="float" office:value="9783645" calcext:value-type="float">
            <text:p>9783645</text:p>
          </table:table-cell>
          <table:table-cell office:value-type="float" office:value="9784327" calcext:value-type="float">
            <text:p>9784327</text:p>
          </table:table-cell>
          <table:table-cell office:value-type="float" office:value="681" calcext:value-type="float">
            <text:p>681</text:p>
          </table:table-cell>
          <table:table-cell table:formula="of:=AVERAGE([.D716:.D719])" office:value-type="float" office:value="556.25" calcext:value-type="float">
            <text:p>556</text:p>
          </table:table-cell>
        </table:table-row>
        <table:table-row table:style-name="ro1">
          <table:table-cell office:value-type="float" office:value="71600" calcext:value-type="float">
            <text:p>71600</text:p>
          </table:table-cell>
          <table:table-cell office:value-type="float" office:value="9784460" calcext:value-type="float">
            <text:p>9784460</text:p>
          </table:table-cell>
          <table:table-cell office:value-type="float" office:value="9785078" calcext:value-type="float">
            <text:p>9785078</text:p>
          </table:table-cell>
          <table:table-cell office:value-type="float" office:value="618" calcext:value-type="float">
            <text:p>618</text:p>
          </table:table-cell>
          <table:table-cell table:formula="of:=AVERAGE([.D717:.D720])" office:value-type="float" office:value="536.75" calcext:value-type="float">
            <text:p>537</text:p>
          </table:table-cell>
        </table:table-row>
        <table:table-row table:style-name="ro1">
          <table:table-cell office:value-type="float" office:value="71700" calcext:value-type="float">
            <text:p>71700</text:p>
          </table:table-cell>
          <table:table-cell office:value-type="float" office:value="9785363" calcext:value-type="float">
            <text:p>9785363</text:p>
          </table:table-cell>
          <table:table-cell office:value-type="float" office:value="9785871" calcext:value-type="float">
            <text:p>9785871</text:p>
          </table:table-cell>
          <table:table-cell office:value-type="float" office:value="508" calcext:value-type="float">
            <text:p>508</text:p>
          </table:table-cell>
          <table:table-cell table:formula="of:=AVERAGE([.D718:.D721])"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71800" calcext:value-type="float">
            <text:p>71800</text:p>
          </table:table-cell>
          <table:table-cell office:value-type="float" office:value="9786109" calcext:value-type="float">
            <text:p>9786109</text:p>
          </table:table-cell>
          <table:table-cell office:value-type="float" office:value="9786527" calcext:value-type="float">
            <text:p>9786527</text:p>
          </table:table-cell>
          <table:table-cell office:value-type="float" office:value="418" calcext:value-type="float">
            <text:p>418</text:p>
          </table:table-cell>
          <table:table-cell table:formula="of:=AVERAGE([.D719:.D722])" office:value-type="float" office:value="495.25" calcext:value-type="float">
            <text:p>495</text:p>
          </table:table-cell>
        </table:table-row>
        <table:table-row table:style-name="ro1">
          <table:table-cell office:value-type="float" office:value="71900" calcext:value-type="float">
            <text:p>71900</text:p>
          </table:table-cell>
          <table:table-cell office:value-type="float" office:value="9786840" calcext:value-type="float">
            <text:p>9786840</text:p>
          </table:table-cell>
          <table:table-cell office:value-type="float" office:value="9787443" calcext:value-type="float">
            <text:p>9787443</text:p>
          </table:table-cell>
          <table:table-cell office:value-type="float" office:value="603" calcext:value-type="float">
            <text:p>603</text:p>
          </table:table-cell>
          <table:table-cell table:formula="of:=AVERAGE([.D720:.D723])"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9787650" calcext:value-type="float">
            <text:p>9787650</text:p>
          </table:table-cell>
          <table:table-cell office:value-type="float" office:value="9788050" calcext:value-type="float">
            <text:p>9788050</text:p>
          </table:table-cell>
          <table:table-cell office:value-type="float" office:value="399" calcext:value-type="float">
            <text:p>399</text:p>
          </table:table-cell>
          <table:table-cell table:formula="of:=AVERAGE([.D721:.D724])" office:value-type="float" office:value="487.25" calcext:value-type="float">
            <text:p>487</text:p>
          </table:table-cell>
        </table:table-row>
        <table:table-row table:style-name="ro1">
          <table:table-cell office:value-type="float" office:value="72100" calcext:value-type="float">
            <text:p>72100</text:p>
          </table:table-cell>
          <table:table-cell office:value-type="float" office:value="9788559" calcext:value-type="float">
            <text:p>9788559</text:p>
          </table:table-cell>
          <table:table-cell office:value-type="float" office:value="9789121" calcext:value-type="float">
            <text:p>9789121</text:p>
          </table:table-cell>
          <table:table-cell office:value-type="float" office:value="561" calcext:value-type="float">
            <text:p>561</text:p>
          </table:table-cell>
          <table:table-cell table:formula="of:=AVERAGE([.D722:.D725])" office:value-type="float" office:value="717.5" calcext:value-type="float">
            <text:p>718</text:p>
          </table:table-cell>
        </table:table-row>
        <table:table-row table:style-name="ro1">
          <table:table-cell office:value-type="float" office:value="72200" calcext:value-type="float">
            <text:p>72200</text:p>
          </table:table-cell>
          <table:table-cell office:value-type="float" office:value="9789435" calcext:value-type="float">
            <text:p>9789435</text:p>
          </table:table-cell>
          <table:table-cell office:value-type="float" office:value="9789940" calcext:value-type="float">
            <text:p>9789940</text:p>
          </table:table-cell>
          <table:table-cell office:value-type="float" office:value="505" calcext:value-type="float">
            <text:p>505</text:p>
          </table:table-cell>
          <table:table-cell table:formula="of:=AVERAGE([.D723:.D726])"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72300" calcext:value-type="float">
            <text:p>72300</text:p>
          </table:table-cell>
          <table:table-cell office:value-type="float" office:value="9790251" calcext:value-type="float">
            <text:p>9790251</text:p>
          </table:table-cell>
          <table:table-cell office:value-type="float" office:value="9790735" calcext:value-type="float">
            <text:p>9790735</text:p>
          </table:table-cell>
          <table:table-cell office:value-type="float" office:value="484" calcext:value-type="float">
            <text:p>484</text:p>
          </table:table-cell>
          <table:table-cell table:formula="of:=AVERAGE([.D724:.D727])" office:value-type="float" office:value="734.25" calcext:value-type="float">
            <text:p>734</text:p>
          </table:table-cell>
        </table:table-row>
        <table:table-row table:style-name="ro1">
          <table:table-cell office:value-type="float" office:value="72400" calcext:value-type="float">
            <text:p>72400</text:p>
          </table:table-cell>
          <table:table-cell office:value-type="float" office:value="9790924" calcext:value-type="float">
            <text:p>9790924</text:p>
          </table:table-cell>
          <table:table-cell office:value-type="float" office:value="9792244" calcext:value-type="float">
            <text:p>9792244</text:p>
          </table:table-cell>
          <table:table-cell office:value-type="float" office:value="1320" calcext:value-type="float">
            <text:p>1320</text:p>
          </table:table-cell>
          <table:table-cell table:formula="of:=AVERAGE([.D725:.D728])"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float" office:value="9792461" calcext:value-type="float">
            <text:p>9792461</text:p>
          </table:table-cell>
          <table:table-cell office:value-type="float" office:value="9792985" calcext:value-type="float">
            <text:p>9792985</text:p>
          </table:table-cell>
          <table:table-cell office:value-type="float" office:value="523" calcext:value-type="float">
            <text:p>523</text:p>
          </table:table-cell>
          <table:table-cell table:formula="of:=AVERAGE([.D726:.D729])" office:value-type="float" office:value="512.5" calcext:value-type="float">
            <text:p>513</text:p>
          </table:table-cell>
        </table:table-row>
        <table:table-row table:style-name="ro1">
          <table:table-cell office:value-type="float" office:value="72600" calcext:value-type="float">
            <text:p>72600</text:p>
          </table:table-cell>
          <table:table-cell office:value-type="float" office:value="9793225" calcext:value-type="float">
            <text:p>9793225</text:p>
          </table:table-cell>
          <table:table-cell office:value-type="float" office:value="9793835" calcext:value-type="float">
            <text:p>9793835</text:p>
          </table:table-cell>
          <table:table-cell office:value-type="float" office:value="610" calcext:value-type="float">
            <text:p>610</text:p>
          </table:table-cell>
          <table:table-cell table:formula="of:=AVERAGE([.D727:.D730])" office:value-type="float" office:value="511.75" calcext:value-type="float">
            <text:p>512</text:p>
          </table:table-cell>
        </table:table-row>
        <table:table-row table:style-name="ro1">
          <table:table-cell office:value-type="float" office:value="72700" calcext:value-type="float">
            <text:p>72700</text:p>
          </table:table-cell>
          <table:table-cell office:value-type="float" office:value="9794192" calcext:value-type="float">
            <text:p>9794192</text:p>
          </table:table-cell>
          <table:table-cell office:value-type="float" office:value="9794659" calcext:value-type="float">
            <text:p>9794659</text:p>
          </table:table-cell>
          <table:table-cell office:value-type="float" office:value="467" calcext:value-type="float">
            <text:p>467</text:p>
          </table:table-cell>
          <table:table-cell table:formula="of:=AVERAGE([.D728:.D731])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72800" calcext:value-type="float">
            <text:p>72800</text:p>
          </table:table-cell>
          <table:table-cell office:value-type="float" office:value="9794802" calcext:value-type="float">
            <text:p>9794802</text:p>
          </table:table-cell>
          <table:table-cell office:value-type="float" office:value="9795252" calcext:value-type="float">
            <text:p>9795252</text:p>
          </table:table-cell>
          <table:table-cell office:value-type="float" office:value="450" calcext:value-type="float">
            <text:p>450</text:p>
          </table:table-cell>
          <table:table-cell table:formula="of:=AVERAGE([.D729:.D732])" office:value-type="float" office:value="512.25" calcext:value-type="float">
            <text:p>512</text:p>
          </table:table-cell>
        </table:table-row>
        <table:table-row table:style-name="ro1">
          <table:table-cell office:value-type="float" office:value="72900" calcext:value-type="float">
            <text:p>72900</text:p>
          </table:table-cell>
          <table:table-cell office:value-type="float" office:value="9795712" calcext:value-type="float">
            <text:p>9795712</text:p>
          </table:table-cell>
          <table:table-cell office:value-type="float" office:value="9796232" calcext:value-type="float">
            <text:p>9796232</text:p>
          </table:table-cell>
          <table:table-cell office:value-type="float" office:value="520" calcext:value-type="float">
            <text:p>520</text:p>
          </table:table-cell>
          <table:table-cell table:formula="of:=AVERAGE([.D730:.D733])" office:value-type="float" office:value="537.5" calcext:value-type="float">
            <text:p>538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float" office:value="9796632" calcext:value-type="float">
            <text:p>9796632</text:p>
          </table:table-cell>
          <table:table-cell office:value-type="float" office:value="9797164" calcext:value-type="float">
            <text:p>9797164</text:p>
          </table:table-cell>
          <table:table-cell office:value-type="float" office:value="531" calcext:value-type="float">
            <text:p>531</text:p>
          </table:table-cell>
          <table:table-cell table:formula="of:=AVERAGE([.D731:.D734])"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73100" calcext:value-type="float">
            <text:p>73100</text:p>
          </table:table-cell>
          <table:table-cell office:value-type="float" office:value="9797401" calcext:value-type="float">
            <text:p>9797401</text:p>
          </table:table-cell>
          <table:table-cell office:value-type="float" office:value="9797949" calcext:value-type="float">
            <text:p>9797949</text:p>
          </table:table-cell>
          <table:table-cell office:value-type="float" office:value="548" calcext:value-type="float">
            <text:p>548</text:p>
          </table:table-cell>
          <table:table-cell table:formula="of:=AVERAGE([.D732:.D735])" office:value-type="float" office:value="555.75" calcext:value-type="float">
            <text:p>556</text:p>
          </table:table-cell>
        </table:table-row>
        <table:table-row table:style-name="ro1">
          <table:table-cell office:value-type="float" office:value="73200" calcext:value-type="float">
            <text:p>73200</text:p>
          </table:table-cell>
          <table:table-cell office:value-type="float" office:value="9798082" calcext:value-type="float">
            <text:p>9798082</text:p>
          </table:table-cell>
          <table:table-cell office:value-type="float" office:value="9798633" calcext:value-type="float">
            <text:p>9798633</text:p>
          </table:table-cell>
          <table:table-cell office:value-type="float" office:value="551" calcext:value-type="float">
            <text:p>551</text:p>
          </table:table-cell>
          <table:table-cell table:formula="of:=AVERAGE([.D733:.D736])" office:value-type="float" office:value="520.5" calcext:value-type="float">
            <text:p>521</text:p>
          </table:table-cell>
        </table:table-row>
        <table:table-row table:style-name="ro1">
          <table:table-cell office:value-type="float" office:value="73300" calcext:value-type="float">
            <text:p>73300</text:p>
          </table:table-cell>
          <table:table-cell office:value-type="float" office:value="9799039" calcext:value-type="float">
            <text:p>9799039</text:p>
          </table:table-cell>
          <table:table-cell office:value-type="float" office:value="9799633" calcext:value-type="float">
            <text:p>9799633</text:p>
          </table:table-cell>
          <table:table-cell office:value-type="float" office:value="594" calcext:value-type="float">
            <text:p>594</text:p>
          </table:table-cell>
          <table:table-cell table:formula="of:=AVERAGE([.D734:.D737])" office:value-type="float" office:value="513.5" calcext:value-type="float">
            <text:p>514</text:p>
          </table:table-cell>
        </table:table-row>
        <table:table-row table:style-name="ro1">
          <table:table-cell office:value-type="float" office:value="73400" calcext:value-type="float">
            <text:p>73400</text:p>
          </table:table-cell>
          <table:table-cell office:value-type="float" office:value="9799606" calcext:value-type="float">
            <text:p>9799606</text:p>
          </table:table-cell>
          <table:table-cell office:value-type="float" office:value="9800135" calcext:value-type="float">
            <text:p>9800135</text:p>
          </table:table-cell>
          <table:table-cell office:value-type="float" office:value="530" calcext:value-type="float">
            <text:p>530</text:p>
          </table:table-cell>
          <table:table-cell table:formula="of:=AVERAGE([.D735:.D738])" office:value-type="float" office:value="503.75" calcext:value-type="float">
            <text:p>504</text:p>
          </table:table-cell>
        </table:table-row>
        <table:table-row table:style-name="ro1">
          <table:table-cell office:value-type="float" office:value="73500" calcext:value-type="float">
            <text:p>73500</text:p>
          </table:table-cell>
          <table:table-cell office:value-type="float" office:value="9800658" calcext:value-type="float">
            <text:p>9800658</text:p>
          </table:table-cell>
          <table:table-cell office:value-type="float" office:value="9801066" calcext:value-type="float">
            <text:p>9801066</text:p>
          </table:table-cell>
          <table:table-cell office:value-type="float" office:value="407" calcext:value-type="float">
            <text:p>407</text:p>
          </table:table-cell>
          <table:table-cell table:formula="of:=AVERAGE([.D736:.D739])" office:value-type="float" office:value="494.75" calcext:value-type="float">
            <text:p>495</text:p>
          </table:table-cell>
        </table:table-row>
        <table:table-row table:style-name="ro1">
          <table:table-cell office:value-type="float" office:value="73600" calcext:value-type="float">
            <text:p>73600</text:p>
          </table:table-cell>
          <table:table-cell office:value-type="float" office:value="9801279" calcext:value-type="float">
            <text:p>9801279</text:p>
          </table:table-cell>
          <table:table-cell office:value-type="float" office:value="9801802" calcext:value-type="float">
            <text:p>9801802</text:p>
          </table:table-cell>
          <table:table-cell office:value-type="float" office:value="523" calcext:value-type="float">
            <text:p>523</text:p>
          </table:table-cell>
          <table:table-cell table:formula="of:=AVERAGE([.D737:.D740])"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73700" calcext:value-type="float">
            <text:p>73700</text:p>
          </table:table-cell>
          <table:table-cell office:value-type="float" office:value="9802102" calcext:value-type="float">
            <text:p>9802102</text:p>
          </table:table-cell>
          <table:table-cell office:value-type="float" office:value="9802657" calcext:value-type="float">
            <text:p>9802657</text:p>
          </table:table-cell>
          <table:table-cell office:value-type="float" office:value="555" calcext:value-type="float">
            <text:p>555</text:p>
          </table:table-cell>
          <table:table-cell table:formula="of:=AVERAGE([.D738:.D741])" office:value-type="float" office:value="520.25" calcext:value-type="float">
            <text:p>520</text:p>
          </table:table-cell>
        </table:table-row>
        <table:table-row table:style-name="ro1">
          <table:table-cell office:value-type="float" office:value="73800" calcext:value-type="float">
            <text:p>73800</text:p>
          </table:table-cell>
          <table:table-cell office:value-type="float" office:value="9802993" calcext:value-type="float">
            <text:p>9802993</text:p>
          </table:table-cell>
          <table:table-cell office:value-type="float" office:value="9803488" calcext:value-type="float">
            <text:p>9803488</text:p>
          </table:table-cell>
          <table:table-cell office:value-type="float" office:value="494" calcext:value-type="float">
            <text:p>494</text:p>
          </table:table-cell>
          <table:table-cell table:formula="of:=AVERAGE([.D739:.D742])" office:value-type="float" office:value="476.25" calcext:value-type="float">
            <text:p>476</text:p>
          </table:table-cell>
        </table:table-row>
        <table:table-row table:style-name="ro1">
          <table:table-cell office:value-type="float" office:value="73900" calcext:value-type="float">
            <text:p>73900</text:p>
          </table:table-cell>
          <table:table-cell office:value-type="float" office:value="9803698" calcext:value-type="float">
            <text:p>9803698</text:p>
          </table:table-cell>
          <table:table-cell office:value-type="float" office:value="9804189" calcext:value-type="float">
            <text:p>9804189</text:p>
          </table:table-cell>
          <table:table-cell office:value-type="float" office:value="492" calcext:value-type="float">
            <text:p>492</text:p>
          </table:table-cell>
          <table:table-cell table:formula="of:=AVERAGE([.D740:.D743])" office:value-type="float" office:value="462.75" calcext:value-type="float">
            <text:p>463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9804526" calcext:value-type="float">
            <text:p>9804526</text:p>
          </table:table-cell>
          <table:table-cell office:value-type="float" office:value="9805066" calcext:value-type="float">
            <text:p>9805066</text:p>
          </table:table-cell>
          <table:table-cell office:value-type="float" office:value="540" calcext:value-type="float">
            <text:p>540</text:p>
          </table:table-cell>
          <table:table-cell table:formula="of:=AVERAGE([.D741:.D744])" office:value-type="float" office:value="483.25" calcext:value-type="float">
            <text:p>483</text:p>
          </table:table-cell>
        </table:table-row>
        <table:table-row table:style-name="ro1">
          <table:table-cell office:value-type="float" office:value="74100" calcext:value-type="float">
            <text:p>74100</text:p>
          </table:table-cell>
          <table:table-cell office:value-type="float" office:value="9805354" calcext:value-type="float">
            <text:p>9805354</text:p>
          </table:table-cell>
          <table:table-cell office:value-type="float" office:value="9805733" calcext:value-type="float">
            <text:p>9805733</text:p>
          </table:table-cell>
          <table:table-cell office:value-type="float" office:value="379" calcext:value-type="float">
            <text:p>379</text:p>
          </table:table-cell>
          <table:table-cell table:formula="of:=AVERAGE([.D742:.D745])"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74200" calcext:value-type="float">
            <text:p>74200</text:p>
          </table:table-cell>
          <table:table-cell office:value-type="float" office:value="9806044" calcext:value-type="float">
            <text:p>9806044</text:p>
          </table:table-cell>
          <table:table-cell office:value-type="float" office:value="9806484" calcext:value-type="float">
            <text:p>9806484</text:p>
          </table:table-cell>
          <table:table-cell office:value-type="float" office:value="440" calcext:value-type="float">
            <text:p>440</text:p>
          </table:table-cell>
          <table:table-cell table:formula="of:=AVERAGE([.D743:.D746])"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74300" calcext:value-type="float">
            <text:p>74300</text:p>
          </table:table-cell>
          <table:table-cell office:value-type="float" office:value="9806949" calcext:value-type="float">
            <text:p>9806949</text:p>
          </table:table-cell>
          <table:table-cell office:value-type="float" office:value="9807523" calcext:value-type="float">
            <text:p>9807523</text:p>
          </table:table-cell>
          <table:table-cell office:value-type="float" office:value="574" calcext:value-type="float">
            <text:p>574</text:p>
          </table:table-cell>
          <table:table-cell table:formula="of:=AVERAGE([.D744:.D747])" office:value-type="float" office:value="604.5" calcext:value-type="float">
            <text:p>605</text:p>
          </table:table-cell>
        </table:table-row>
        <table:table-row table:style-name="ro1">
          <table:table-cell office:value-type="float" office:value="74400" calcext:value-type="float">
            <text:p>74400</text:p>
          </table:table-cell>
          <table:table-cell office:value-type="float" office:value="9807711" calcext:value-type="float">
            <text:p>9807711</text:p>
          </table:table-cell>
          <table:table-cell office:value-type="float" office:value="9808282" calcext:value-type="float">
            <text:p>9808282</text:p>
          </table:table-cell>
          <table:table-cell office:value-type="float" office:value="571" calcext:value-type="float">
            <text:p>571</text:p>
          </table:table-cell>
          <table:table-cell table:formula="of:=AVERAGE([.D745:.D748])" office:value-type="float" office:value="568.5" calcext:value-type="float">
            <text:p>569</text:p>
          </table:table-cell>
        </table:table-row>
        <table:table-row table:style-name="ro1">
          <table:table-cell office:value-type="float" office:value="74500" calcext:value-type="float">
            <text:p>74500</text:p>
          </table:table-cell>
          <table:table-cell office:value-type="float" office:value="9808580" calcext:value-type="float">
            <text:p>9808580</text:p>
          </table:table-cell>
          <table:table-cell office:value-type="float" office:value="9809307" calcext:value-type="float">
            <text:p>9809307</text:p>
          </table:table-cell>
          <table:table-cell office:value-type="float" office:value="727" calcext:value-type="float">
            <text:p>727</text:p>
          </table:table-cell>
          <table:table-cell table:formula="of:=AVERAGE([.D746:.D749])" office:value-type="float" office:value="713.75" calcext:value-type="float">
            <text:p>714</text:p>
          </table:table-cell>
        </table:table-row>
        <table:table-row table:style-name="ro1">
          <table:table-cell office:value-type="float" office:value="74600" calcext:value-type="float">
            <text:p>74600</text:p>
          </table:table-cell>
          <table:table-cell office:value-type="float" office:value="9809420" calcext:value-type="float">
            <text:p>9809420</text:p>
          </table:table-cell>
          <table:table-cell office:value-type="float" office:value="9809966" calcext:value-type="float">
            <text:p>9809966</text:p>
          </table:table-cell>
          <table:table-cell office:value-type="float" office:value="546" calcext:value-type="float">
            <text:p>546</text:p>
          </table:table-cell>
          <table:table-cell table:formula="of:=AVERAGE([.D747:.D750])" office:value-type="float" office:value="658.5" calcext:value-type="float">
            <text:p>659</text:p>
          </table:table-cell>
        </table:table-row>
        <table:table-row table:style-name="ro1">
          <table:table-cell office:value-type="float" office:value="74700" calcext:value-type="float">
            <text:p>74700</text:p>
          </table:table-cell>
          <table:table-cell office:value-type="float" office:value="9810459" calcext:value-type="float">
            <text:p>9810459</text:p>
          </table:table-cell>
          <table:table-cell office:value-type="float" office:value="9810889" calcext:value-type="float">
            <text:p>9810889</text:p>
          </table:table-cell>
          <table:table-cell office:value-type="float" office:value="430" calcext:value-type="float">
            <text:p>430</text:p>
          </table:table-cell>
          <table:table-cell table:formula="of:=AVERAGE([.D748:.D751])"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74800" calcext:value-type="float">
            <text:p>74800</text:p>
          </table:table-cell>
          <table:table-cell office:value-type="float" office:value="9811071" calcext:value-type="float">
            <text:p>9811071</text:p>
          </table:table-cell>
          <table:table-cell office:value-type="float" office:value="9812222" calcext:value-type="float">
            <text:p>9812222</text:p>
          </table:table-cell>
          <table:table-cell office:value-type="float" office:value="1152" calcext:value-type="float">
            <text:p>1152</text:p>
          </table:table-cell>
          <table:table-cell table:formula="of:=AVERAGE([.D749:.D752])"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74900" calcext:value-type="float">
            <text:p>74900</text:p>
          </table:table-cell>
          <table:table-cell office:value-type="float" office:value="9812603" calcext:value-type="float">
            <text:p>9812603</text:p>
          </table:table-cell>
          <table:table-cell office:value-type="float" office:value="9813110" calcext:value-type="float">
            <text:p>9813110</text:p>
          </table:table-cell>
          <table:table-cell office:value-type="float" office:value="506" calcext:value-type="float">
            <text:p>506</text:p>
          </table:table-cell>
          <table:table-cell table:formula="of:=AVERAGE([.D750:.D753])" office:value-type="float" office:value="498.75" calcext:value-type="float">
            <text:p>499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9813302" calcext:value-type="float">
            <text:p>9813302</text:p>
          </table:table-cell>
          <table:table-cell office:value-type="float" office:value="9813682" calcext:value-type="float">
            <text:p>9813682</text:p>
          </table:table-cell>
          <table:table-cell office:value-type="float" office:value="380" calcext:value-type="float">
            <text:p>380</text:p>
          </table:table-cell>
          <table:table-cell table:formula="of:=AVERAGE([.D751:.D754])" office:value-type="float" office:value="517.25" calcext:value-type="float">
            <text:p>517</text:p>
          </table:table-cell>
        </table:table-row>
        <table:table-row table:style-name="ro1">
          <table:table-cell office:value-type="float" office:value="75100" calcext:value-type="float">
            <text:p>75100</text:p>
          </table:table-cell>
          <table:table-cell office:value-type="float" office:value="9814144" calcext:value-type="float">
            <text:p>9814144</text:p>
          </table:table-cell>
          <table:table-cell office:value-type="float" office:value="9814686" calcext:value-type="float">
            <text:p>9814686</text:p>
          </table:table-cell>
          <table:table-cell office:value-type="float" office:value="542" calcext:value-type="float">
            <text:p>542</text:p>
          </table:table-cell>
          <table:table-cell table:formula="of:=AVERAGE([.D752:.D755])" office:value-type="float" office:value="553.25" calcext:value-type="float">
            <text:p>553</text:p>
          </table:table-cell>
        </table:table-row>
        <table:table-row table:style-name="ro1">
          <table:table-cell office:value-type="float" office:value="75200" calcext:value-type="float">
            <text:p>75200</text:p>
          </table:table-cell>
          <table:table-cell office:value-type="float" office:value="9815056" calcext:value-type="float">
            <text:p>9815056</text:p>
          </table:table-cell>
          <table:table-cell office:value-type="float" office:value="9815622" calcext:value-type="float">
            <text:p>9815622</text:p>
          </table:table-cell>
          <table:table-cell office:value-type="float" office:value="567" calcext:value-type="float">
            <text:p>567</text:p>
          </table:table-cell>
          <table:table-cell table:formula="of:=AVERAGE([.D753:.D756])" office:value-type="float" office:value="547.5" calcext:value-type="float">
            <text:p>548</text:p>
          </table:table-cell>
        </table:table-row>
        <table:table-row table:style-name="ro1">
          <table:table-cell office:value-type="float" office:value="75300" calcext:value-type="float">
            <text:p>75300</text:p>
          </table:table-cell>
          <table:table-cell office:value-type="float" office:value="9815725" calcext:value-type="float">
            <text:p>9815725</text:p>
          </table:table-cell>
          <table:table-cell office:value-type="float" office:value="9816304" calcext:value-type="float">
            <text:p>9816304</text:p>
          </table:table-cell>
          <table:table-cell office:value-type="float" office:value="580" calcext:value-type="float">
            <text:p>580</text:p>
          </table:table-cell>
          <table:table-cell table:formula="of:=AVERAGE([.D754:.D757])" office:value-type="float" office:value="545.75" calcext:value-type="float">
            <text:p>546</text:p>
          </table:table-cell>
        </table:table-row>
        <table:table-row table:style-name="ro1">
          <table:table-cell office:value-type="float" office:value="75400" calcext:value-type="float">
            <text:p>75400</text:p>
          </table:table-cell>
          <table:table-cell office:value-type="float" office:value="9816555" calcext:value-type="float">
            <text:p>9816555</text:p>
          </table:table-cell>
          <table:table-cell office:value-type="float" office:value="9817079" calcext:value-type="float">
            <text:p>9817079</text:p>
          </table:table-cell>
          <table:table-cell office:value-type="float" office:value="524" calcext:value-type="float">
            <text:p>524</text:p>
          </table:table-cell>
          <table:table-cell table:formula="of:=AVERAGE([.D755:.D758])"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75500" calcext:value-type="float">
            <text:p>75500</text:p>
          </table:table-cell>
          <table:table-cell office:value-type="float" office:value="9817286" calcext:value-type="float">
            <text:p>9817286</text:p>
          </table:table-cell>
          <table:table-cell office:value-type="float" office:value="9817805" calcext:value-type="float">
            <text:p>9817805</text:p>
          </table:table-cell>
          <table:table-cell office:value-type="float" office:value="519" calcext:value-type="float">
            <text:p>519</text:p>
          </table:table-cell>
          <table:table-cell table:formula="of:=AVERAGE([.D756:.D759])" office:value-type="float" office:value="539.75" calcext:value-type="float">
            <text:p>540</text:p>
          </table:table-cell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9818081" calcext:value-type="float">
            <text:p>9818081</text:p>
          </table:table-cell>
          <table:table-cell office:value-type="float" office:value="9818641" calcext:value-type="float">
            <text:p>9818641</text:p>
          </table:table-cell>
          <table:table-cell office:value-type="float" office:value="560" calcext:value-type="float">
            <text:p>560</text:p>
          </table:table-cell>
          <table:table-cell table:formula="of:=AVERAGE([.D757:.D760])" office:value-type="float" office:value="535.5" calcext:value-type="float">
            <text:p>536</text:p>
          </table:table-cell>
        </table:table-row>
        <table:table-row table:style-name="ro1">
          <table:table-cell office:value-type="float" office:value="75700" calcext:value-type="float">
            <text:p>75700</text:p>
          </table:table-cell>
          <table:table-cell office:value-type="float" office:value="9819005" calcext:value-type="float">
            <text:p>9819005</text:p>
          </table:table-cell>
          <table:table-cell office:value-type="float" office:value="9819563" calcext:value-type="float">
            <text:p>9819563</text:p>
          </table:table-cell>
          <table:table-cell office:value-type="float" office:value="557" calcext:value-type="float">
            <text:p>557</text:p>
          </table:table-cell>
          <table:table-cell table:formula="of:=AVERAGE([.D758:.D761])"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75800" calcext:value-type="float">
            <text:p>75800</text:p>
          </table:table-cell>
          <table:table-cell office:value-type="float" office:value="9819668" calcext:value-type="float">
            <text:p>9819668</text:p>
          </table:table-cell>
          <table:table-cell office:value-type="float" office:value="9820191" calcext:value-type="float">
            <text:p>9820191</text:p>
          </table:table-cell>
          <table:table-cell office:value-type="float" office:value="523" calcext:value-type="float">
            <text:p>523</text:p>
          </table:table-cell>
          <table:table-cell table:formula="of:=AVERAGE([.D759:.D762])" office:value-type="float" office:value="556.5" calcext:value-type="float">
            <text:p>557</text:p>
          </table:table-cell>
        </table:table-row>
        <table:table-row table:style-name="ro1">
          <table:table-cell office:value-type="float" office:value="75900" calcext:value-type="float">
            <text:p>75900</text:p>
          </table:table-cell>
          <table:table-cell office:value-type="float" office:value="9820621" calcext:value-type="float">
            <text:p>9820621</text:p>
          </table:table-cell>
          <table:table-cell office:value-type="float" office:value="9821123" calcext:value-type="float">
            <text:p>9821123</text:p>
          </table:table-cell>
          <table:table-cell office:value-type="float" office:value="502" calcext:value-type="float">
            <text:p>502</text:p>
          </table:table-cell>
          <table:table-cell table:formula="of:=AVERAGE([.D760:.D763])" office:value-type="float" office:value="540.25" calcext:value-type="float">
            <text:p>540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9821252" calcext:value-type="float">
            <text:p>9821252</text:p>
          </table:table-cell>
          <table:table-cell office:value-type="float" office:value="9821814" calcext:value-type="float">
            <text:p>9821814</text:p>
          </table:table-cell>
          <table:table-cell office:value-type="float" office:value="562" calcext:value-type="float">
            <text:p>562</text:p>
          </table:table-cell>
          <table:table-cell table:formula="of:=AVERAGE([.D761:.D764])" office:value-type="float" office:value="537.25" calcext:value-type="float">
            <text:p>537</text:p>
          </table:table-cell>
        </table:table-row>
        <table:table-row table:style-name="ro1">
          <table:table-cell office:value-type="float" office:value="76100" calcext:value-type="float">
            <text:p>76100</text:p>
          </table:table-cell>
          <table:table-cell office:value-type="float" office:value="9822217" calcext:value-type="float">
            <text:p>9822217</text:p>
          </table:table-cell>
          <table:table-cell office:value-type="float" office:value="9822855" calcext:value-type="float">
            <text:p>9822855</text:p>
          </table:table-cell>
          <table:table-cell office:value-type="float" office:value="639" calcext:value-type="float">
            <text:p>639</text:p>
          </table:table-cell>
          <table:table-cell table:formula="of:=AVERAGE([.D762:.D765])" office:value-type="float" office:value="514.25" calcext:value-type="float">
            <text:p>514</text:p>
          </table:table-cell>
        </table:table-row>
        <table:table-row table:style-name="ro1">
          <table:table-cell office:value-type="float" office:value="76200" calcext:value-type="float">
            <text:p>76200</text:p>
          </table:table-cell>
          <table:table-cell office:value-type="float" office:value="9823024" calcext:value-type="float">
            <text:p>9823024</text:p>
          </table:table-cell>
          <table:table-cell office:value-type="float" office:value="9823482" calcext:value-type="float">
            <text:p>9823482</text:p>
          </table:table-cell>
          <table:table-cell office:value-type="float" office:value="458" calcext:value-type="float">
            <text:p>458</text:p>
          </table:table-cell>
          <table:table-cell table:formula="of:=AVERAGE([.D763:.D766])" office:value-type="float" office:value="493.5" calcext:value-type="float">
            <text:p>494</text:p>
          </table:table-cell>
        </table:table-row>
        <table:table-row table:style-name="ro1">
          <table:table-cell office:value-type="float" office:value="76300" calcext:value-type="float">
            <text:p>76300</text:p>
          </table:table-cell>
          <table:table-cell office:value-type="float" office:value="9823791" calcext:value-type="float">
            <text:p>9823791</text:p>
          </table:table-cell>
          <table:table-cell office:value-type="float" office:value="9824280" calcext:value-type="float">
            <text:p>9824280</text:p>
          </table:table-cell>
          <table:table-cell office:value-type="float" office:value="490" calcext:value-type="float">
            <text:p>490</text:p>
          </table:table-cell>
          <table:table-cell table:formula="of:=AVERAGE([.D764:.D767])"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76400" calcext:value-type="float">
            <text:p>76400</text:p>
          </table:table-cell>
          <table:table-cell office:value-type="float" office:value="9824645" calcext:value-type="float">
            <text:p>9824645</text:p>
          </table:table-cell>
          <table:table-cell office:value-type="float" office:value="9825115" calcext:value-type="float">
            <text:p>9825115</text:p>
          </table:table-cell>
          <table:table-cell office:value-type="float" office:value="470" calcext:value-type="float">
            <text:p>470</text:p>
          </table:table-cell>
          <table:table-cell table:formula="of:=AVERAGE([.D765:.D768])"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76500" calcext:value-type="float">
            <text:p>76500</text:p>
          </table:table-cell>
          <table:table-cell office:value-type="float" office:value="9825265" calcext:value-type="float">
            <text:p>9825265</text:p>
          </table:table-cell>
          <table:table-cell office:value-type="float" office:value="9825821" calcext:value-type="float">
            <text:p>9825821</text:p>
          </table:table-cell>
          <table:table-cell office:value-type="float" office:value="556" calcext:value-type="float">
            <text:p>556</text:p>
          </table:table-cell>
          <table:table-cell table:formula="of:=AVERAGE([.D766:.D769])" office:value-type="float" office:value="556.5" calcext:value-type="float">
            <text:p>557</text:p>
          </table:table-cell>
        </table:table-row>
        <table:table-row table:style-name="ro1">
          <table:table-cell office:value-type="float" office:value="76600" calcext:value-type="float">
            <text:p>76600</text:p>
          </table:table-cell>
          <table:table-cell office:value-type="float" office:value="9826215" calcext:value-type="float">
            <text:p>9826215</text:p>
          </table:table-cell>
          <table:table-cell office:value-type="float" office:value="9826819" calcext:value-type="float">
            <text:p>9826819</text:p>
          </table:table-cell>
          <table:table-cell office:value-type="float" office:value="604" calcext:value-type="float">
            <text:p>604</text:p>
          </table:table-cell>
          <table:table-cell table:formula="of:=AVERAGE([.D767:.D770])" office:value-type="float" office:value="562.75" calcext:value-type="float">
            <text:p>563</text:p>
          </table:table-cell>
        </table:table-row>
        <table:table-row table:style-name="ro1">
          <table:table-cell office:value-type="float" office:value="76700" calcext:value-type="float">
            <text:p>76700</text:p>
          </table:table-cell>
          <table:table-cell office:value-type="float" office:value="9827009" calcext:value-type="float">
            <text:p>9827009</text:p>
          </table:table-cell>
          <table:table-cell office:value-type="float" office:value="9827514" calcext:value-type="float">
            <text:p>9827514</text:p>
          </table:table-cell>
          <table:table-cell office:value-type="float" office:value="506" calcext:value-type="float">
            <text:p>506</text:p>
          </table:table-cell>
          <table:table-cell table:formula="of:=AVERAGE([.D768:.D771])" office:value-type="float" office:value="562.25" calcext:value-type="float">
            <text:p>562</text:p>
          </table:table-cell>
        </table:table-row>
        <table:table-row table:style-name="ro1">
          <table:table-cell office:value-type="float" office:value="76800" calcext:value-type="float">
            <text:p>76800</text:p>
          </table:table-cell>
          <table:table-cell office:value-type="float" office:value="9827840" calcext:value-type="float">
            <text:p>9827840</text:p>
          </table:table-cell>
          <table:table-cell office:value-type="float" office:value="9828400" calcext:value-type="float">
            <text:p>9828400</text:p>
          </table:table-cell>
          <table:table-cell office:value-type="float" office:value="560" calcext:value-type="float">
            <text:p>560</text:p>
          </table:table-cell>
          <table:table-cell table:formula="of:=AVERAGE([.D769:.D772])" office:value-type="float" office:value="574.75" calcext:value-type="float">
            <text:p>575</text:p>
          </table:table-cell>
        </table:table-row>
        <table:table-row table:style-name="ro1">
          <table:table-cell office:value-type="float" office:value="76900" calcext:value-type="float">
            <text:p>76900</text:p>
          </table:table-cell>
          <table:table-cell office:value-type="float" office:value="9828629" calcext:value-type="float">
            <text:p>9828629</text:p>
          </table:table-cell>
          <table:table-cell office:value-type="float" office:value="9829210" calcext:value-type="float">
            <text:p>9829210</text:p>
          </table:table-cell>
          <table:table-cell office:value-type="float" office:value="581" calcext:value-type="float">
            <text:p>581</text:p>
          </table:table-cell>
          <table:table-cell table:formula="of:=AVERAGE([.D770:.D773])" office:value-type="float" office:value="750.5" calcext:value-type="float">
            <text:p>751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float" office:value="9829309" calcext:value-type="float">
            <text:p>9829309</text:p>
          </table:table-cell>
          <table:table-cell office:value-type="float" office:value="9829911" calcext:value-type="float">
            <text:p>9829911</text:p>
          </table:table-cell>
          <table:table-cell office:value-type="float" office:value="602" calcext:value-type="float">
            <text:p>602</text:p>
          </table:table-cell>
          <table:table-cell table:formula="of:=AVERAGE([.D771:.D774])" office:value-type="float" office:value="736.5" calcext:value-type="float">
            <text:p>737</text:p>
          </table:table-cell>
        </table:table-row>
        <table:table-row table:style-name="ro1">
          <table:table-cell office:value-type="float" office:value="77100" calcext:value-type="float">
            <text:p>77100</text:p>
          </table:table-cell>
          <table:table-cell office:value-type="float" office:value="9830264" calcext:value-type="float">
            <text:p>9830264</text:p>
          </table:table-cell>
          <table:table-cell office:value-type="float" office:value="9830819" calcext:value-type="float">
            <text:p>9830819</text:p>
          </table:table-cell>
          <table:table-cell office:value-type="float" office:value="556" calcext:value-type="float">
            <text:p>556</text:p>
          </table:table-cell>
          <table:table-cell table:formula="of:=AVERAGE([.D772:.D775])" office:value-type="float" office:value="732.5" calcext:value-type="float">
            <text:p>733</text:p>
          </table:table-cell>
        </table:table-row>
        <table:table-row table:style-name="ro1">
          <table:table-cell office:value-type="float" office:value="77200" calcext:value-type="float">
            <text:p>77200</text:p>
          </table:table-cell>
          <table:table-cell office:value-type="float" office:value="9831054" calcext:value-type="float">
            <text:p>9831054</text:p>
          </table:table-cell>
          <table:table-cell office:value-type="float" office:value="9832317" calcext:value-type="float">
            <text:p>9832317</text:p>
          </table:table-cell>
          <table:table-cell office:value-type="float" office:value="1263" calcext:value-type="float">
            <text:p>1263</text:p>
          </table:table-cell>
          <table:table-cell table:formula="of:=AVERAGE([.D773:.D776])"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77300" calcext:value-type="float">
            <text:p>77300</text:p>
          </table:table-cell>
          <table:table-cell office:value-type="float" office:value="9832736" calcext:value-type="float">
            <text:p>9832736</text:p>
          </table:table-cell>
          <table:table-cell office:value-type="float" office:value="9833261" calcext:value-type="float">
            <text:p>9833261</text:p>
          </table:table-cell>
          <table:table-cell office:value-type="float" office:value="525" calcext:value-type="float">
            <text:p>525</text:p>
          </table:table-cell>
          <table:table-cell table:formula="of:=AVERAGE([.D774:.D777])"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77400" calcext:value-type="float">
            <text:p>77400</text:p>
          </table:table-cell>
          <table:table-cell office:value-type="float" office:value="9833406" calcext:value-type="float">
            <text:p>9833406</text:p>
          </table:table-cell>
          <table:table-cell office:value-type="float" office:value="9833992" calcext:value-type="float">
            <text:p>9833992</text:p>
          </table:table-cell>
          <table:table-cell office:value-type="float" office:value="586" calcext:value-type="float">
            <text:p>586</text:p>
          </table:table-cell>
          <table:table-cell table:formula="of:=AVERAGE([.D775:.D778])"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float" office:value="9834106" calcext:value-type="float">
            <text:p>9834106</text:p>
          </table:table-cell>
          <table:table-cell office:value-type="float" office:value="9834536" calcext:value-type="float">
            <text:p>9834536</text:p>
          </table:table-cell>
          <table:table-cell office:value-type="float" office:value="430" calcext:value-type="float">
            <text:p>430</text:p>
          </table:table-cell>
          <table:table-cell table:formula="of:=AVERAGE([.D776:.D779])"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77600" calcext:value-type="float">
            <text:p>77600</text:p>
          </table:table-cell>
          <table:table-cell office:value-type="float" office:value="9834983" calcext:value-type="float">
            <text:p>9834983</text:p>
          </table:table-cell>
          <table:table-cell office:value-type="float" office:value="9835574" calcext:value-type="float">
            <text:p>9835574</text:p>
          </table:table-cell>
          <table:table-cell office:value-type="float" office:value="591" calcext:value-type="float">
            <text:p>591</text:p>
          </table:table-cell>
          <table:table-cell table:formula="of:=AVERAGE([.D777:.D780])" office:value-type="float" office:value="493.25" calcext:value-type="float">
            <text:p>493</text:p>
          </table:table-cell>
        </table:table-row>
        <table:table-row table:style-name="ro1">
          <table:table-cell office:value-type="float" office:value="77700" calcext:value-type="float">
            <text:p>77700</text:p>
          </table:table-cell>
          <table:table-cell office:value-type="float" office:value="9835792" calcext:value-type="float">
            <text:p>9835792</text:p>
          </table:table-cell>
          <table:table-cell office:value-type="float" office:value="9836165" calcext:value-type="float">
            <text:p>9836165</text:p>
          </table:table-cell>
          <table:table-cell office:value-type="float" office:value="373" calcext:value-type="float">
            <text:p>373</text:p>
          </table:table-cell>
          <table:table-cell table:formula="of:=AVERAGE([.D778:.D781])" office:value-type="float" office:value="473.25" calcext:value-type="float">
            <text:p>473</text:p>
          </table:table-cell>
        </table:table-row>
        <table:table-row table:style-name="ro1">
          <table:table-cell office:value-type="float" office:value="77800" calcext:value-type="float">
            <text:p>77800</text:p>
          </table:table-cell>
          <table:table-cell office:value-type="float" office:value="9836678" calcext:value-type="float">
            <text:p>9836678</text:p>
          </table:table-cell>
          <table:table-cell office:value-type="float" office:value="9837232" calcext:value-type="float">
            <text:p>9837232</text:p>
          </table:table-cell>
          <table:table-cell office:value-type="float" office:value="554" calcext:value-type="float">
            <text:p>554</text:p>
          </table:table-cell>
          <table:table-cell table:formula="of:=AVERAGE([.D779:.D782])"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77900" calcext:value-type="float">
            <text:p>77900</text:p>
          </table:table-cell>
          <table:table-cell office:value-type="float" office:value="9837337" calcext:value-type="float">
            <text:p>9837337</text:p>
          </table:table-cell>
          <table:table-cell office:value-type="float" office:value="9837793" calcext:value-type="float">
            <text:p>9837793</text:p>
          </table:table-cell>
          <table:table-cell office:value-type="float" office:value="455" calcext:value-type="float">
            <text:p>455</text:p>
          </table:table-cell>
          <table:table-cell table:formula="of:=AVERAGE([.D780:.D783])" office:value-type="float" office:value="486.75" calcext:value-type="float">
            <text:p>487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9838226" calcext:value-type="float">
            <text:p>9838226</text:p>
          </table:table-cell>
          <table:table-cell office:value-type="float" office:value="9838736" calcext:value-type="float">
            <text:p>9838736</text:p>
          </table:table-cell>
          <table:table-cell office:value-type="float" office:value="511" calcext:value-type="float">
            <text:p>511</text:p>
          </table:table-cell>
          <table:table-cell table:formula="of:=AVERAGE([.D781:.D784])"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78100" calcext:value-type="float">
            <text:p>78100</text:p>
          </table:table-cell>
          <table:table-cell office:value-type="float" office:value="9839094" calcext:value-type="float">
            <text:p>9839094</text:p>
          </table:table-cell>
          <table:table-cell office:value-type="float" office:value="9839522" calcext:value-type="float">
            <text:p>9839522</text:p>
          </table:table-cell>
          <table:table-cell office:value-type="float" office:value="428" calcext:value-type="float">
            <text:p>428</text:p>
          </table:table-cell>
          <table:table-cell table:formula="of:=AVERAGE([.D782:.D785])" office:value-type="float" office:value="550.5" calcext:value-type="float">
            <text:p>551</text:p>
          </table:table-cell>
        </table:table-row>
        <table:table-row table:style-name="ro1">
          <table:table-cell office:value-type="float" office:value="78200" calcext:value-type="float">
            <text:p>78200</text:p>
          </table:table-cell>
          <table:table-cell office:value-type="float" office:value="9839828" calcext:value-type="float">
            <text:p>9839828</text:p>
          </table:table-cell>
          <table:table-cell office:value-type="float" office:value="9840382" calcext:value-type="float">
            <text:p>9840382</text:p>
          </table:table-cell>
          <table:table-cell office:value-type="float" office:value="553" calcext:value-type="float">
            <text:p>553</text:p>
          </table:table-cell>
          <table:table-cell table:formula="of:=AVERAGE([.D783:.D786])" office:value-type="float" office:value="577.5" calcext:value-type="float">
            <text:p>578</text:p>
          </table:table-cell>
        </table:table-row>
        <table:table-row table:style-name="ro1">
          <table:table-cell office:value-type="float" office:value="78300" calcext:value-type="float">
            <text:p>78300</text:p>
          </table:table-cell>
          <table:table-cell office:value-type="float" office:value="9840727" calcext:value-type="float">
            <text:p>9840727</text:p>
          </table:table-cell>
          <table:table-cell office:value-type="float" office:value="9841276" calcext:value-type="float">
            <text:p>9841276</text:p>
          </table:table-cell>
          <table:table-cell office:value-type="float" office:value="548" calcext:value-type="float">
            <text:p>548</text:p>
          </table:table-cell>
          <table:table-cell table:formula="of:=AVERAGE([.D784:.D787])" office:value-type="float" office:value="562.5" calcext:value-type="float">
            <text:p>563</text:p>
          </table:table-cell>
        </table:table-row>
        <table:table-row table:style-name="ro1">
          <table:table-cell office:value-type="float" office:value="78400" calcext:value-type="float">
            <text:p>78400</text:p>
          </table:table-cell>
          <table:table-cell office:value-type="float" office:value="9841399" calcext:value-type="float">
            <text:p>9841399</text:p>
          </table:table-cell>
          <table:table-cell office:value-type="float" office:value="9842071" calcext:value-type="float">
            <text:p>9842071</text:p>
          </table:table-cell>
          <table:table-cell office:value-type="float" office:value="673" calcext:value-type="float">
            <text:p>673</text:p>
          </table:table-cell>
          <table:table-cell table:formula="of:=AVERAGE([.D785:.D788])" office:value-type="float" office:value="552.5" calcext:value-type="float">
            <text:p>553</text:p>
          </table:table-cell>
        </table:table-row>
        <table:table-row table:style-name="ro1">
          <table:table-cell office:value-type="float" office:value="78500" calcext:value-type="float">
            <text:p>78500</text:p>
          </table:table-cell>
          <table:table-cell office:value-type="float" office:value="9842217" calcext:value-type="float">
            <text:p>9842217</text:p>
          </table:table-cell>
          <table:table-cell office:value-type="float" office:value="9842754" calcext:value-type="float">
            <text:p>9842754</text:p>
          </table:table-cell>
          <table:table-cell office:value-type="float" office:value="536" calcext:value-type="float">
            <text:p>536</text:p>
          </table:table-cell>
          <table:table-cell table:formula="of:=AVERAGE([.D786:.D789])" office:value-type="float" office:value="522.75" calcext:value-type="float">
            <text:p>523</text:p>
          </table:table-cell>
        </table:table-row>
        <table:table-row table:style-name="ro1">
          <table:table-cell office:value-type="float" office:value="78600" calcext:value-type="float">
            <text:p>78600</text:p>
          </table:table-cell>
          <table:table-cell office:value-type="float" office:value="9843071" calcext:value-type="float">
            <text:p>9843071</text:p>
          </table:table-cell>
          <table:table-cell office:value-type="float" office:value="9843564" calcext:value-type="float">
            <text:p>9843564</text:p>
          </table:table-cell>
          <table:table-cell office:value-type="float" office:value="493" calcext:value-type="float">
            <text:p>493</text:p>
          </table:table-cell>
          <table:table-cell table:formula="of:=AVERAGE([.D787:.D790])" office:value-type="float" office:value="555.5" calcext:value-type="float">
            <text:p>556</text:p>
          </table:table-cell>
        </table:table-row>
        <table:table-row table:style-name="ro1">
          <table:table-cell office:value-type="float" office:value="78700" calcext:value-type="float">
            <text:p>78700</text:p>
          </table:table-cell>
          <table:table-cell office:value-type="float" office:value="9843920" calcext:value-type="float">
            <text:p>9843920</text:p>
          </table:table-cell>
          <table:table-cell office:value-type="float" office:value="9844428" calcext:value-type="float">
            <text:p>9844428</text:p>
          </table:table-cell>
          <table:table-cell office:value-type="float" office:value="508" calcext:value-type="float">
            <text:p>508</text:p>
          </table:table-cell>
          <table:table-cell table:formula="of:=AVERAGE([.D788:.D791])" office:value-type="float" office:value="549.5" calcext:value-type="float">
            <text:p>550</text:p>
          </table:table-cell>
        </table:table-row>
        <table:table-row table:style-name="ro1">
          <table:table-cell office:value-type="float" office:value="78800" calcext:value-type="float">
            <text:p>78800</text:p>
          </table:table-cell>
          <table:table-cell office:value-type="float" office:value="9844644" calcext:value-type="float">
            <text:p>9844644</text:p>
          </table:table-cell>
          <table:table-cell office:value-type="float" office:value="9845199" calcext:value-type="float">
            <text:p>9845199</text:p>
          </table:table-cell>
          <table:table-cell office:value-type="float" office:value="554" calcext:value-type="float">
            <text:p>554</text:p>
          </table:table-cell>
          <table:table-cell table:formula="of:=AVERAGE([.D789:.D792])" office:value-type="float" office:value="547.75" calcext:value-type="float">
            <text:p>548</text:p>
          </table:table-cell>
        </table:table-row>
        <table:table-row table:style-name="ro1">
          <table:table-cell office:value-type="float" office:value="78900" calcext:value-type="float">
            <text:p>78900</text:p>
          </table:table-cell>
          <table:table-cell office:value-type="float" office:value="9845483" calcext:value-type="float">
            <text:p>9845483</text:p>
          </table:table-cell>
          <table:table-cell office:value-type="float" office:value="9846149" calcext:value-type="float">
            <text:p>9846149</text:p>
          </table:table-cell>
          <table:table-cell office:value-type="float" office:value="667" calcext:value-type="float">
            <text:p>667</text:p>
          </table:table-cell>
          <table:table-cell table:formula="of:=AVERAGE([.D790:.D793])" office:value-type="float" office:value="539.5" calcext:value-type="float">
            <text:p>540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float" office:value="9846237" calcext:value-type="float">
            <text:p>9846237</text:p>
          </table:table-cell>
          <table:table-cell office:value-type="float" office:value="9846706" calcext:value-type="float">
            <text:p>9846706</text:p>
          </table:table-cell>
          <table:table-cell office:value-type="float" office:value="469" calcext:value-type="float">
            <text:p>469</text:p>
          </table:table-cell>
          <table:table-cell table:formula="of:=AVERAGE([.D791:.D794])" office:value-type="float" office:value="506.25" calcext:value-type="float">
            <text:p>506</text:p>
          </table:table-cell>
        </table:table-row>
        <table:table-row table:style-name="ro1">
          <table:table-cell office:value-type="float" office:value="79100" calcext:value-type="float">
            <text:p>79100</text:p>
          </table:table-cell>
          <table:table-cell office:value-type="float" office:value="9847081" calcext:value-type="float">
            <text:p>9847081</text:p>
          </table:table-cell>
          <table:table-cell office:value-type="float" office:value="9847581" calcext:value-type="float">
            <text:p>9847581</text:p>
          </table:table-cell>
          <table:table-cell office:value-type="float" office:value="501" calcext:value-type="float">
            <text:p>501</text:p>
          </table:table-cell>
          <table:table-cell table:formula="of:=AVERAGE([.D792:.D795])" office:value-type="float" office:value="523.25" calcext:value-type="float">
            <text:p>523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9847895" calcext:value-type="float">
            <text:p>9847895</text:p>
          </table:table-cell>
          <table:table-cell office:value-type="float" office:value="9848416" calcext:value-type="float">
            <text:p>9848416</text:p>
          </table:table-cell>
          <table:table-cell office:value-type="float" office:value="521" calcext:value-type="float">
            <text:p>521</text:p>
          </table:table-cell>
          <table:table-cell table:formula="of:=AVERAGE([.D793:.D796])" office:value-type="float" office:value="530.75" calcext:value-type="float">
            <text:p>531</text:p>
          </table:table-cell>
        </table:table-row>
        <table:table-row table:style-name="ro1">
          <table:table-cell office:value-type="float" office:value="79300" calcext:value-type="float">
            <text:p>79300</text:p>
          </table:table-cell>
          <table:table-cell office:value-type="float" office:value="9848826" calcext:value-type="float">
            <text:p>9848826</text:p>
          </table:table-cell>
          <table:table-cell office:value-type="float" office:value="9849360" calcext:value-type="float">
            <text:p>9849360</text:p>
          </table:table-cell>
          <table:table-cell office:value-type="float" office:value="534" calcext:value-type="float">
            <text:p>534</text:p>
          </table:table-cell>
          <table:table-cell table:formula="of:=AVERAGE([.D794:.D797])" office:value-type="float" office:value="700.75" calcext:value-type="float">
            <text:p>701</text:p>
          </table:table-cell>
        </table:table-row>
        <table:table-row table:style-name="ro1">
          <table:table-cell office:value-type="float" office:value="79400" calcext:value-type="float">
            <text:p>79400</text:p>
          </table:table-cell>
          <table:table-cell office:value-type="float" office:value="9849653" calcext:value-type="float">
            <text:p>9849653</text:p>
          </table:table-cell>
          <table:table-cell office:value-type="float" office:value="9850190" calcext:value-type="float">
            <text:p>9850190</text:p>
          </table:table-cell>
          <table:table-cell office:value-type="float" office:value="537" calcext:value-type="float">
            <text:p>537</text:p>
          </table:table-cell>
          <table:table-cell table:formula="of:=AVERAGE([.D795:.D798])" office:value-type="float" office:value="717.75" calcext:value-type="float">
            <text:p>718</text:p>
          </table:table-cell>
        </table:table-row>
        <table:table-row table:style-name="ro1">
          <table:table-cell office:value-type="float" office:value="79500" calcext:value-type="float">
            <text:p>79500</text:p>
          </table:table-cell>
          <table:table-cell office:value-type="float" office:value="9850479" calcext:value-type="float">
            <text:p>9850479</text:p>
          </table:table-cell>
          <table:table-cell office:value-type="float" office:value="9851010" calcext:value-type="float">
            <text:p>9851010</text:p>
          </table:table-cell>
          <table:table-cell office:value-type="float" office:value="531" calcext:value-type="float">
            <text:p>531</text:p>
          </table:table-cell>
          <table:table-cell table:formula="of:=AVERAGE([.D796:.D799])" office:value-type="float" office:value="712.25" calcext:value-type="float">
            <text:p>712</text:p>
          </table:table-cell>
        </table:table-row>
        <table:table-row table:style-name="ro1">
          <table:table-cell office:value-type="float" office:value="79600" calcext:value-type="float">
            <text:p>79600</text:p>
          </table:table-cell>
          <table:table-cell office:value-type="float" office:value="9851331" calcext:value-type="float">
            <text:p>9851331</text:p>
          </table:table-cell>
          <table:table-cell office:value-type="float" office:value="9852532" calcext:value-type="float">
            <text:p>9852532</text:p>
          </table:table-cell>
          <table:table-cell office:value-type="float" office:value="1201" calcext:value-type="float">
            <text:p>1201</text:p>
          </table:table-cell>
          <table:table-cell table:formula="of:=AVERAGE([.D797:.D800])"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79700" calcext:value-type="float">
            <text:p>79700</text:p>
          </table:table-cell>
          <table:table-cell office:value-type="float" office:value="9852882" calcext:value-type="float">
            <text:p>9852882</text:p>
          </table:table-cell>
          <table:table-cell office:value-type="float" office:value="9853485" calcext:value-type="float">
            <text:p>9853485</text:p>
          </table:table-cell>
          <table:table-cell office:value-type="float" office:value="602" calcext:value-type="float">
            <text:p>602</text:p>
          </table:table-cell>
          <table:table-cell table:formula="of:=AVERAGE([.D798:.D801])"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79800" calcext:value-type="float">
            <text:p>79800</text:p>
          </table:table-cell>
          <table:table-cell office:value-type="float" office:value="9853595" calcext:value-type="float">
            <text:p>9853595</text:p>
          </table:table-cell>
          <table:table-cell office:value-type="float" office:value="9854110" calcext:value-type="float">
            <text:p>9854110</text:p>
          </table:table-cell>
          <table:table-cell office:value-type="float" office:value="515" calcext:value-type="float">
            <text:p>515</text:p>
          </table:table-cell>
          <table:table-cell table:formula="of:=AVERAGE([.D799:.D802])"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79900" calcext:value-type="float">
            <text:p>79900</text:p>
          </table:table-cell>
          <table:table-cell office:value-type="float" office:value="9854487" calcext:value-type="float">
            <text:p>9854487</text:p>
          </table:table-cell>
          <table:table-cell office:value-type="float" office:value="9855009" calcext:value-type="float">
            <text:p>9855009</text:p>
          </table:table-cell>
          <table:table-cell office:value-type="float" office:value="522" calcext:value-type="float">
            <text:p>522</text:p>
          </table:table-cell>
          <table:table-cell table:formula="of:=AVERAGE([.D800:.D803])" office:value-type="float" office:value="542.25" calcext:value-type="float">
            <text:p>542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9855125" calcext:value-type="float">
            <text:p>9855125</text:p>
          </table:table-cell>
          <table:table-cell office:value-type="float" office:value="9855670" calcext:value-type="float">
            <text:p>9855670</text:p>
          </table:table-cell>
          <table:table-cell office:value-type="float" office:value="545" calcext:value-type="float">
            <text:p>545</text:p>
          </table:table-cell>
          <table:table-cell table:formula="of:=AVERAGE([.D801:.D804])"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80100" calcext:value-type="float">
            <text:p>80100</text:p>
          </table:table-cell>
          <table:table-cell office:value-type="float" office:value="9855946" calcext:value-type="float">
            <text:p>9855946</text:p>
          </table:table-cell>
          <table:table-cell office:value-type="float" office:value="9856516" calcext:value-type="float">
            <text:p>9856516</text:p>
          </table:table-cell>
          <table:table-cell office:value-type="float" office:value="570" calcext:value-type="float">
            <text:p>570</text:p>
          </table:table-cell>
          <table:table-cell table:formula="of:=AVERAGE([.D802:.D805])"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80200" calcext:value-type="float">
            <text:p>80200</text:p>
          </table:table-cell>
          <table:table-cell office:value-type="float" office:value="9856758" calcext:value-type="float">
            <text:p>9856758</text:p>
          </table:table-cell>
          <table:table-cell office:value-type="float" office:value="9857291" calcext:value-type="float">
            <text:p>9857291</text:p>
          </table:table-cell>
          <table:table-cell office:value-type="float" office:value="532" calcext:value-type="float">
            <text:p>532</text:p>
          </table:table-cell>
          <table:table-cell table:formula="of:=AVERAGE([.D803:.D806])"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80300" calcext:value-type="float">
            <text:p>80300</text:p>
          </table:table-cell>
          <table:table-cell office:value-type="float" office:value="9857509" calcext:value-type="float">
            <text:p>9857509</text:p>
          </table:table-cell>
          <table:table-cell office:value-type="float" office:value="9858066" calcext:value-type="float">
            <text:p>9858066</text:p>
          </table:table-cell>
          <table:table-cell office:value-type="float" office:value="557" calcext:value-type="float">
            <text:p>557</text:p>
          </table:table-cell>
          <table:table-cell table:formula="of:=AVERAGE([.D804:.D807])" office:value-type="float" office:value="555.75" calcext:value-type="float">
            <text:p>556</text:p>
          </table:table-cell>
        </table:table-row>
        <table:table-row table:style-name="ro1">
          <table:table-cell office:value-type="float" office:value="80400" calcext:value-type="float">
            <text:p>80400</text:p>
          </table:table-cell>
          <table:table-cell office:value-type="float" office:value="9858290" calcext:value-type="float">
            <text:p>9858290</text:p>
          </table:table-cell>
          <table:table-cell office:value-type="float" office:value="9858758" calcext:value-type="float">
            <text:p>9858758</text:p>
          </table:table-cell>
          <table:table-cell office:value-type="float" office:value="469" calcext:value-type="float">
            <text:p>469</text:p>
          </table:table-cell>
          <table:table-cell table:formula="of:=AVERAGE([.D805:.D808])" office:value-type="float" office:value="554.25" calcext:value-type="float">
            <text:p>554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float" office:value="9859066" calcext:value-type="float">
            <text:p>9859066</text:p>
          </table:table-cell>
          <table:table-cell office:value-type="float" office:value="9859723" calcext:value-type="float">
            <text:p>9859723</text:p>
          </table:table-cell>
          <table:table-cell office:value-type="float" office:value="658" calcext:value-type="float">
            <text:p>658</text:p>
          </table:table-cell>
          <table:table-cell table:formula="of:=AVERAGE([.D806:.D809])" office:value-type="float" office:value="571.5" calcext:value-type="float">
            <text:p>572</text:p>
          </table:table-cell>
        </table:table-row>
        <table:table-row table:style-name="ro1">
          <table:table-cell office:value-type="float" office:value="80600" calcext:value-type="float">
            <text:p>80600</text:p>
          </table:table-cell>
          <table:table-cell office:value-type="float" office:value="9859977" calcext:value-type="float">
            <text:p>9859977</text:p>
          </table:table-cell>
          <table:table-cell office:value-type="float" office:value="9860516" calcext:value-type="float">
            <text:p>9860516</text:p>
          </table:table-cell>
          <table:table-cell office:value-type="float" office:value="539" calcext:value-type="float">
            <text:p>539</text:p>
          </table:table-cell>
          <table:table-cell table:formula="of:=AVERAGE([.D807:.D810])" office:value-type="float" office:value="516.25" calcext:value-type="float">
            <text:p>516</text:p>
          </table:table-cell>
        </table:table-row>
        <table:table-row table:style-name="ro1">
          <table:table-cell office:value-type="float" office:value="80700" calcext:value-type="float">
            <text:p>80700</text:p>
          </table:table-cell>
          <table:table-cell office:value-type="float" office:value="9860765" calcext:value-type="float">
            <text:p>9860765</text:p>
          </table:table-cell>
          <table:table-cell office:value-type="float" office:value="9861316" calcext:value-type="float">
            <text:p>9861316</text:p>
          </table:table-cell>
          <table:table-cell office:value-type="float" office:value="551" calcext:value-type="float">
            <text:p>551</text:p>
          </table:table-cell>
          <table:table-cell table:formula="of:=AVERAGE([.D808:.D811])" office:value-type="float" office:value="519.25" calcext:value-type="float">
            <text:p>519</text:p>
          </table:table-cell>
        </table:table-row>
        <table:table-row table:style-name="ro1">
          <table:table-cell office:value-type="float" office:value="80800" calcext:value-type="float">
            <text:p>80800</text:p>
          </table:table-cell>
          <table:table-cell office:value-type="float" office:value="9861672" calcext:value-type="float">
            <text:p>9861672</text:p>
          </table:table-cell>
          <table:table-cell office:value-type="float" office:value="9862210" calcext:value-type="float">
            <text:p>9862210</text:p>
          </table:table-cell>
          <table:table-cell office:value-type="float" office:value="538" calcext:value-type="float">
            <text:p>538</text:p>
          </table:table-cell>
          <table:table-cell table:formula="of:=AVERAGE([.D809:.D812])" office:value-type="float" office:value="546.75" calcext:value-type="float">
            <text:p>547</text:p>
          </table:table-cell>
        </table:table-row>
        <table:table-row table:style-name="ro1">
          <table:table-cell office:value-type="float" office:value="80900" calcext:value-type="float">
            <text:p>80900</text:p>
          </table:table-cell>
          <table:table-cell office:value-type="float" office:value="9862443" calcext:value-type="float">
            <text:p>9862443</text:p>
          </table:table-cell>
          <table:table-cell office:value-type="float" office:value="9862881" calcext:value-type="float">
            <text:p>9862881</text:p>
          </table:table-cell>
          <table:table-cell office:value-type="float" office:value="437" calcext:value-type="float">
            <text:p>437</text:p>
          </table:table-cell>
          <table:table-cell table:formula="of:=AVERAGE([.D810:.D813])" office:value-type="float" office:value="522.5" calcext:value-type="float">
            <text:p>523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float" office:value="9863288" calcext:value-type="float">
            <text:p>9863288</text:p>
          </table:table-cell>
          <table:table-cell office:value-type="float" office:value="9863840" calcext:value-type="float">
            <text:p>9863840</text:p>
          </table:table-cell>
          <table:table-cell office:value-type="float" office:value="551" calcext:value-type="float">
            <text:p>551</text:p>
          </table:table-cell>
          <table:table-cell table:formula="of:=AVERAGE([.D811:.D814])" office:value-type="float" office:value="555.5" calcext:value-type="float">
            <text:p>556</text:p>
          </table:table-cell>
        </table:table-row>
        <table:table-row table:style-name="ro1">
          <table:table-cell office:value-type="float" office:value="81100" calcext:value-type="float">
            <text:p>81100</text:p>
          </table:table-cell>
          <table:table-cell office:value-type="float" office:value="9864079" calcext:value-type="float">
            <text:p>9864079</text:p>
          </table:table-cell>
          <table:table-cell office:value-type="float" office:value="9864740" calcext:value-type="float">
            <text:p>9864740</text:p>
          </table:table-cell>
          <table:table-cell office:value-type="float" office:value="661" calcext:value-type="float">
            <text:p>661</text:p>
          </table:table-cell>
          <table:table-cell table:formula="of:=AVERAGE([.D812:.D815])"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81200" calcext:value-type="float">
            <text:p>81200</text:p>
          </table:table-cell>
          <table:table-cell office:value-type="float" office:value="9864964" calcext:value-type="float">
            <text:p>9864964</text:p>
          </table:table-cell>
          <table:table-cell office:value-type="float" office:value="9865404" calcext:value-type="float">
            <text:p>9865404</text:p>
          </table:table-cell>
          <table:table-cell office:value-type="float" office:value="441" calcext:value-type="float">
            <text:p>441</text:p>
          </table:table-cell>
          <table:table-cell table:formula="of:=AVERAGE([.D813:.D816])" office:value-type="float" office:value="531.5" calcext:value-type="float">
            <text:p>532</text:p>
          </table:table-cell>
        </table:table-row>
        <table:table-row table:style-name="ro1">
          <table:table-cell office:value-type="float" office:value="81300" calcext:value-type="float">
            <text:p>81300</text:p>
          </table:table-cell>
          <table:table-cell office:value-type="float" office:value="9865775" calcext:value-type="float">
            <text:p>9865775</text:p>
          </table:table-cell>
          <table:table-cell office:value-type="float" office:value="9866345" calcext:value-type="float">
            <text:p>9866345</text:p>
          </table:table-cell>
          <table:table-cell office:value-type="float" office:value="569" calcext:value-type="float">
            <text:p>569</text:p>
          </table:table-cell>
          <table:table-cell table:formula="of:=AVERAGE([.D814:.D817])"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81400" calcext:value-type="float">
            <text:p>81400</text:p>
          </table:table-cell>
          <table:table-cell office:value-type="float" office:value="9866526" calcext:value-type="float">
            <text:p>9866526</text:p>
          </table:table-cell>
          <table:table-cell office:value-type="float" office:value="9867032" calcext:value-type="float">
            <text:p>9867032</text:p>
          </table:table-cell>
          <table:table-cell office:value-type="float" office:value="505" calcext:value-type="float">
            <text:p>505</text:p>
          </table:table-cell>
          <table:table-cell table:formula="of:=AVERAGE([.D815:.D818])" office:value-type="float" office:value="543.5" calcext:value-type="float">
            <text:p>544</text:p>
          </table:table-cell>
        </table:table-row>
        <table:table-row table:style-name="ro1">
          <table:table-cell office:value-type="float" office:value="81500" calcext:value-type="float">
            <text:p>81500</text:p>
          </table:table-cell>
          <table:table-cell office:value-type="float" office:value="9867331" calcext:value-type="float">
            <text:p>9867331</text:p>
          </table:table-cell>
          <table:table-cell office:value-type="float" office:value="9867942" calcext:value-type="float">
            <text:p>9867942</text:p>
          </table:table-cell>
          <table:table-cell office:value-type="float" office:value="611" calcext:value-type="float">
            <text:p>611</text:p>
          </table:table-cell>
          <table:table-cell table:formula="of:=AVERAGE([.D816:.D819])"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81600" calcext:value-type="float">
            <text:p>81600</text:p>
          </table:table-cell>
          <table:table-cell office:value-type="float" office:value="9868092" calcext:value-type="float">
            <text:p>9868092</text:p>
          </table:table-cell>
          <table:table-cell office:value-type="float" office:value="9868668" calcext:value-type="float">
            <text:p>9868668</text:p>
          </table:table-cell>
          <table:table-cell office:value-type="float" office:value="575" calcext:value-type="float">
            <text:p>575</text:p>
          </table:table-cell>
          <table:table-cell table:formula="of:=AVERAGE([.D817:.D820])" office:value-type="float" office:value="531.75" calcext:value-type="float">
            <text:p>532</text:p>
          </table:table-cell>
        </table:table-row>
        <table:table-row table:style-name="ro1">
          <table:table-cell office:value-type="float" office:value="81700" calcext:value-type="float">
            <text:p>81700</text:p>
          </table:table-cell>
          <table:table-cell office:value-type="float" office:value="9868878" calcext:value-type="float">
            <text:p>9868878</text:p>
          </table:table-cell>
          <table:table-cell office:value-type="float" office:value="9869362" calcext:value-type="float">
            <text:p>9869362</text:p>
          </table:table-cell>
          <table:table-cell office:value-type="float" office:value="483" calcext:value-type="float">
            <text:p>483</text:p>
          </table:table-cell>
          <table:table-cell table:formula="of:=AVERAGE([.D818:.D821])" office:value-type="float" office:value="518.5" calcext:value-type="float">
            <text:p>519</text:p>
          </table:table-cell>
        </table:table-row>
        <table:table-row table:style-name="ro1">
          <table:table-cell office:value-type="float" office:value="81800" calcext:value-type="float">
            <text:p>81800</text:p>
          </table:table-cell>
          <table:table-cell office:value-type="float" office:value="9869681" calcext:value-type="float">
            <text:p>9869681</text:p>
          </table:table-cell>
          <table:table-cell office:value-type="float" office:value="9870165" calcext:value-type="float">
            <text:p>9870165</text:p>
          </table:table-cell>
          <table:table-cell office:value-type="float" office:value="483" calcext:value-type="float">
            <text:p>483</text:p>
          </table:table-cell>
          <table:table-cell table:formula="of:=AVERAGE([.D819:.D822])" office:value-type="float" office:value="540.5" calcext:value-type="float">
            <text:p>541</text:p>
          </table:table-cell>
        </table:table-row>
        <table:table-row table:style-name="ro1">
          <table:table-cell office:value-type="float" office:value="81900" calcext:value-type="float">
            <text:p>81900</text:p>
          </table:table-cell>
          <table:table-cell office:value-type="float" office:value="9870621" calcext:value-type="float">
            <text:p>9870621</text:p>
          </table:table-cell>
          <table:table-cell office:value-type="float" office:value="9871207" calcext:value-type="float">
            <text:p>9871207</text:p>
          </table:table-cell>
          <table:table-cell office:value-type="float" office:value="586" calcext:value-type="float">
            <text:p>586</text:p>
          </table:table-cell>
          <table:table-cell table:formula="of:=AVERAGE([.D820:.D823])" office:value-type="float" office:value="519.5" calcext:value-type="float">
            <text:p>520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9872429" calcext:value-type="float">
            <text:p>9872429</text:p>
          </table:table-cell>
          <table:table-cell office:value-type="float" office:value="9872952" calcext:value-type="float">
            <text:p>9872952</text:p>
          </table:table-cell>
          <table:table-cell office:value-type="float" office:value="522" calcext:value-type="float">
            <text:p>522</text:p>
          </table:table-cell>
          <table:table-cell table:formula="of:=AVERAGE([.D821:.D824])" office:value-type="float" office:value="466.75" calcext:value-type="float">
            <text:p>467</text:p>
          </table:table-cell>
        </table:table-row>
        <table:table-row table:style-name="ro1">
          <table:table-cell office:value-type="float" office:value="82100" calcext:value-type="float">
            <text:p>82100</text:p>
          </table:table-cell>
          <table:table-cell office:value-type="float" office:value="9873206" calcext:value-type="float">
            <text:p>9873206</text:p>
          </table:table-cell>
          <table:table-cell office:value-type="float" office:value="9873777" calcext:value-type="float">
            <text:p>9873777</text:p>
          </table:table-cell>
          <table:table-cell office:value-type="float" office:value="571" calcext:value-type="float">
            <text:p>571</text:p>
          </table:table-cell>
          <table:table-cell table:formula="of:=AVERAGE([.D822:.D825])"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82200" calcext:value-type="float">
            <text:p>82200</text:p>
          </table:table-cell>
          <table:table-cell office:value-type="float" office:value="9874181" calcext:value-type="float">
            <text:p>9874181</text:p>
          </table:table-cell>
          <table:table-cell office:value-type="float" office:value="9874580" calcext:value-type="float">
            <text:p>9874580</text:p>
          </table:table-cell>
          <table:table-cell office:value-type="float" office:value="399" calcext:value-type="float">
            <text:p>399</text:p>
          </table:table-cell>
          <table:table-cell table:formula="of:=AVERAGE([.D823:.D826])"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82300" calcext:value-type="float">
            <text:p>82300</text:p>
          </table:table-cell>
          <table:table-cell office:value-type="float" office:value="9874873" calcext:value-type="float">
            <text:p>9874873</text:p>
          </table:table-cell>
          <table:table-cell office:value-type="float" office:value="9875248" calcext:value-type="float">
            <text:p>9875248</text:p>
          </table:table-cell>
          <table:table-cell office:value-type="float" office:value="375" calcext:value-type="float">
            <text:p>375</text:p>
          </table:table-cell>
          <table:table-cell table:formula="of:=AVERAGE([.D824:.D827])" office:value-type="float" office:value="474.25" calcext:value-type="float">
            <text:p>474</text:p>
          </table:table-cell>
        </table:table-row>
        <table:table-row table:style-name="ro1">
          <table:table-cell office:value-type="float" office:value="82400" calcext:value-type="float">
            <text:p>82400</text:p>
          </table:table-cell>
          <table:table-cell office:value-type="float" office:value="9875660" calcext:value-type="float">
            <text:p>9875660</text:p>
          </table:table-cell>
          <table:table-cell office:value-type="float" office:value="9876095" calcext:value-type="float">
            <text:p>9876095</text:p>
          </table:table-cell>
          <table:table-cell office:value-type="float" office:value="435" calcext:value-type="float">
            <text:p>435</text:p>
          </table:table-cell>
          <table:table-cell table:formula="of:=AVERAGE([.D825:.D828])" office:value-type="float" office:value="500.25" calcext:value-type="float">
            <text:p>500</text:p>
          </table:table-cell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float" office:value="9876545" calcext:value-type="float">
            <text:p>9876545</text:p>
          </table:table-cell>
          <table:table-cell office:value-type="float" office:value="9877083" calcext:value-type="float">
            <text:p>9877083</text:p>
          </table:table-cell>
          <table:table-cell office:value-type="float" office:value="539" calcext:value-type="float">
            <text:p>539</text:p>
          </table:table-cell>
          <table:table-cell table:formula="of:=AVERAGE([.D826:.D829])" office:value-type="float" office:value="533.75" calcext:value-type="float">
            <text:p>534</text:p>
          </table:table-cell>
        </table:table-row>
        <table:table-row table:style-name="ro1">
          <table:table-cell office:value-type="float" office:value="82600" calcext:value-type="float">
            <text:p>82600</text:p>
          </table:table-cell>
          <table:table-cell office:value-type="float" office:value="9877229" calcext:value-type="float">
            <text:p>9877229</text:p>
          </table:table-cell>
          <table:table-cell office:value-type="float" office:value="9877777" calcext:value-type="float">
            <text:p>9877777</text:p>
          </table:table-cell>
          <table:table-cell office:value-type="float" office:value="548" calcext:value-type="float">
            <text:p>548</text:p>
          </table:table-cell>
          <table:table-cell table:formula="of:=AVERAGE([.D827:.D830])" office:value-type="float" office:value="509.75" calcext:value-type="float">
            <text:p>510</text:p>
          </table:table-cell>
        </table:table-row>
        <table:table-row table:style-name="ro1">
          <table:table-cell office:value-type="float" office:value="82700" calcext:value-type="float">
            <text:p>82700</text:p>
          </table:table-cell>
          <table:table-cell office:value-type="float" office:value="9878013" calcext:value-type="float">
            <text:p>9878013</text:p>
          </table:table-cell>
          <table:table-cell office:value-type="float" office:value="9878492" calcext:value-type="float">
            <text:p>9878492</text:p>
          </table:table-cell>
          <table:table-cell office:value-type="float" office:value="479" calcext:value-type="float">
            <text:p>479</text:p>
          </table:table-cell>
          <table:table-cell table:formula="of:=AVERAGE([.D828:.D831])" office:value-type="float" office:value="511.5" calcext:value-type="float">
            <text:p>512</text:p>
          </table:table-cell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9878701" calcext:value-type="float">
            <text:p>9878701</text:p>
          </table:table-cell>
          <table:table-cell office:value-type="float" office:value="9879270" calcext:value-type="float">
            <text:p>9879270</text:p>
          </table:table-cell>
          <table:table-cell office:value-type="float" office:value="569" calcext:value-type="float">
            <text:p>569</text:p>
          </table:table-cell>
          <table:table-cell table:formula="of:=AVERAGE([.D829:.D832])" office:value-type="float" office:value="510.75" calcext:value-type="float">
            <text:p>511</text:p>
          </table:table-cell>
        </table:table-row>
        <table:table-row table:style-name="ro1">
          <table:table-cell office:value-type="float" office:value="82900" calcext:value-type="float">
            <text:p>82900</text:p>
          </table:table-cell>
          <table:table-cell office:value-type="float" office:value="9879760" calcext:value-type="float">
            <text:p>9879760</text:p>
          </table:table-cell>
          <table:table-cell office:value-type="float" office:value="9880203" calcext:value-type="float">
            <text:p>9880203</text:p>
          </table:table-cell>
          <table:table-cell office:value-type="float" office:value="443" calcext:value-type="float">
            <text:p>443</text:p>
          </table:table-cell>
          <table:table-cell table:formula="of:=AVERAGE([.D830:.D833])" office:value-type="float" office:value="534.25" calcext:value-type="float">
            <text:p>534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float" office:value="9880602" calcext:value-type="float">
            <text:p>9880602</text:p>
          </table:table-cell>
          <table:table-cell office:value-type="float" office:value="9881157" calcext:value-type="float">
            <text:p>9881157</text:p>
          </table:table-cell>
          <table:table-cell office:value-type="float" office:value="555" calcext:value-type="float">
            <text:p>555</text:p>
          </table:table-cell>
          <table:table-cell table:formula="of:=AVERAGE([.D831:.D834])"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83100" calcext:value-type="float">
            <text:p>83100</text:p>
          </table:table-cell>
          <table:table-cell office:value-type="float" office:value="9881185" calcext:value-type="float">
            <text:p>9881185</text:p>
          </table:table-cell>
          <table:table-cell office:value-type="float" office:value="9881661" calcext:value-type="float">
            <text:p>9881661</text:p>
          </table:table-cell>
          <table:table-cell office:value-type="float" office:value="476" calcext:value-type="float">
            <text:p>476</text:p>
          </table:table-cell>
          <table:table-cell table:formula="of:=AVERAGE([.D832:.D835])"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83200" calcext:value-type="float">
            <text:p>83200</text:p>
          </table:table-cell>
          <table:table-cell office:value-type="float" office:value="9882108" calcext:value-type="float">
            <text:p>9882108</text:p>
          </table:table-cell>
          <table:table-cell office:value-type="float" office:value="9882772" calcext:value-type="float">
            <text:p>9882772</text:p>
          </table:table-cell>
          <table:table-cell office:value-type="float" office:value="663" calcext:value-type="float">
            <text:p>663</text:p>
          </table:table-cell>
          <table:table-cell table:formula="of:=AVERAGE([.D833:.D836])"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83300" calcext:value-type="float">
            <text:p>83300</text:p>
          </table:table-cell>
          <table:table-cell office:value-type="float" office:value="9882828" calcext:value-type="float">
            <text:p>9882828</text:p>
          </table:table-cell>
          <table:table-cell office:value-type="float" office:value="9883406" calcext:value-type="float">
            <text:p>9883406</text:p>
          </table:table-cell>
          <table:table-cell office:value-type="float" office:value="578" calcext:value-type="float">
            <text:p>578</text:p>
          </table:table-cell>
          <table:table-cell table:formula="of:=AVERAGE([.D834:.D837])"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83400" calcext:value-type="float">
            <text:p>83400</text:p>
          </table:table-cell>
          <table:table-cell office:value-type="float" office:value="9883819" calcext:value-type="float">
            <text:p>9883819</text:p>
          </table:table-cell>
          <table:table-cell office:value-type="float" office:value="9884374" calcext:value-type="float">
            <text:p>9884374</text:p>
          </table:table-cell>
          <table:table-cell office:value-type="float" office:value="555" calcext:value-type="float">
            <text:p>555</text:p>
          </table:table-cell>
          <table:table-cell table:formula="of:=AVERAGE([.D835:.D838])" office:value-type="float" office:value="559.75" calcext:value-type="float">
            <text:p>560</text:p>
          </table:table-cell>
        </table:table-row>
        <table:table-row table:style-name="ro1">
          <table:table-cell office:value-type="float" office:value="83500" calcext:value-type="float">
            <text:p>83500</text:p>
          </table:table-cell>
          <table:table-cell office:value-type="float" office:value="9884404" calcext:value-type="float">
            <text:p>9884404</text:p>
          </table:table-cell>
          <table:table-cell office:value-type="float" office:value="9885072" calcext:value-type="float">
            <text:p>9885072</text:p>
          </table:table-cell>
          <table:table-cell office:value-type="float" office:value="668" calcext:value-type="float">
            <text:p>668</text:p>
          </table:table-cell>
          <table:table-cell table:formula="of:=AVERAGE([.D836:.D839])"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83600" calcext:value-type="float">
            <text:p>83600</text:p>
          </table:table-cell>
          <table:table-cell office:value-type="float" office:value="9885391" calcext:value-type="float">
            <text:p>9885391</text:p>
          </table:table-cell>
          <table:table-cell office:value-type="float" office:value="9885885" calcext:value-type="float">
            <text:p>9885885</text:p>
          </table:table-cell>
          <table:table-cell office:value-type="float" office:value="495" calcext:value-type="float">
            <text:p>495</text:p>
          </table:table-cell>
          <table:table-cell table:formula="of:=AVERAGE([.D837:.D840])"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83700" calcext:value-type="float">
            <text:p>83700</text:p>
          </table:table-cell>
          <table:table-cell office:value-type="float" office:value="9886281" calcext:value-type="float">
            <text:p>9886281</text:p>
          </table:table-cell>
          <table:table-cell office:value-type="float" office:value="9886803" calcext:value-type="float">
            <text:p>9886803</text:p>
          </table:table-cell>
          <table:table-cell office:value-type="float" office:value="521" calcext:value-type="float">
            <text:p>521</text:p>
          </table:table-cell>
          <table:table-cell table:formula="of:=AVERAGE([.D838:.D841])" office:value-type="float" office:value="519.75" calcext:value-type="float">
            <text:p>520</text:p>
          </table:table-cell>
        </table:table-row>
        <table:table-row table:style-name="ro1">
          <table:table-cell office:value-type="float" office:value="83800" calcext:value-type="float">
            <text:p>83800</text:p>
          </table:table-cell>
          <table:table-cell office:value-type="float" office:value="9887023" calcext:value-type="float">
            <text:p>9887023</text:p>
          </table:table-cell>
          <table:table-cell office:value-type="float" office:value="9887610" calcext:value-type="float">
            <text:p>9887610</text:p>
          </table:table-cell>
          <table:table-cell office:value-type="float" office:value="588" calcext:value-type="float">
            <text:p>588</text:p>
          </table:table-cell>
          <table:table-cell table:formula="of:=AVERAGE([.D839:.D842])" office:value-type="float" office:value="519.5" calcext:value-type="float">
            <text:p>520</text:p>
          </table:table-cell>
        </table:table-row>
        <table:table-row table:style-name="ro1">
          <table:table-cell office:value-type="float" office:value="83900" calcext:value-type="float">
            <text:p>83900</text:p>
          </table:table-cell>
          <table:table-cell office:value-type="float" office:value="9887903" calcext:value-type="float">
            <text:p>9887903</text:p>
          </table:table-cell>
          <table:table-cell office:value-type="float" office:value="9888303" calcext:value-type="float">
            <text:p>9888303</text:p>
          </table:table-cell>
          <table:table-cell office:value-type="float" office:value="400" calcext:value-type="float">
            <text:p>400</text:p>
          </table:table-cell>
          <table:table-cell table:formula="of:=AVERAGE([.D840:.D843])" office:value-type="float" office:value="518.5" calcext:value-type="float">
            <text:p>519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9888655" calcext:value-type="float">
            <text:p>9888655</text:p>
          </table:table-cell>
          <table:table-cell office:value-type="float" office:value="9889225" calcext:value-type="float">
            <text:p>9889225</text:p>
          </table:table-cell>
          <table:table-cell office:value-type="float" office:value="570" calcext:value-type="float">
            <text:p>570</text:p>
          </table:table-cell>
          <table:table-cell table:formula="of:=AVERAGE([.D841:.D844])" office:value-type="float" office:value="755.75" calcext:value-type="float">
            <text:p>756</text:p>
          </table:table-cell>
        </table:table-row>
        <table:table-row table:style-name="ro1">
          <table:table-cell office:value-type="float" office:value="84100" calcext:value-type="float">
            <text:p>84100</text:p>
          </table:table-cell>
          <table:table-cell office:value-type="float" office:value="9889566" calcext:value-type="float">
            <text:p>9889566</text:p>
          </table:table-cell>
          <table:table-cell office:value-type="float" office:value="9890086" calcext:value-type="float">
            <text:p>9890086</text:p>
          </table:table-cell>
          <table:table-cell office:value-type="float" office:value="520" calcext:value-type="float">
            <text:p>520</text:p>
          </table:table-cell>
          <table:table-cell table:formula="of:=AVERAGE([.D842:.D845])" office:value-type="float" office:value="741.75" calcext:value-type="float">
            <text:p>742</text:p>
          </table:table-cell>
        </table:table-row>
        <table:table-row table:style-name="ro1">
          <table:table-cell office:value-type="float" office:value="84200" calcext:value-type="float">
            <text:p>84200</text:p>
          </table:table-cell>
          <table:table-cell office:value-type="float" office:value="9890513" calcext:value-type="float">
            <text:p>9890513</text:p>
          </table:table-cell>
          <table:table-cell office:value-type="float" office:value="9891097" calcext:value-type="float">
            <text:p>9891097</text:p>
          </table:table-cell>
          <table:table-cell office:value-type="float" office:value="584" calcext:value-type="float">
            <text:p>584</text:p>
          </table:table-cell>
          <table:table-cell table:formula="of:=AVERAGE([.D843:.D846])"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84300" calcext:value-type="float">
            <text:p>84300</text:p>
          </table:table-cell>
          <table:table-cell office:value-type="float" office:value="9891284" calcext:value-type="float">
            <text:p>9891284</text:p>
          </table:table-cell>
          <table:table-cell office:value-type="float" office:value="9892633" calcext:value-type="float">
            <text:p>9892633</text:p>
          </table:table-cell>
          <table:table-cell office:value-type="float" office:value="1349" calcext:value-type="float">
            <text:p>1349</text:p>
          </table:table-cell>
          <table:table-cell table:formula="of:=AVERAGE([.D844:.D847])" office:value-type="float" office:value="765.75" calcext:value-type="float">
            <text:p>766</text:p>
          </table:table-cell>
        </table:table-row>
        <table:table-row table:style-name="ro1">
          <table:table-cell office:value-type="float" office:value="84400" calcext:value-type="float">
            <text:p>84400</text:p>
          </table:table-cell>
          <table:table-cell office:value-type="float" office:value="9892939" calcext:value-type="float">
            <text:p>9892939</text:p>
          </table:table-cell>
          <table:table-cell office:value-type="float" office:value="9893454" calcext:value-type="float">
            <text:p>9893454</text:p>
          </table:table-cell>
          <table:table-cell office:value-type="float" office:value="514" calcext:value-type="float">
            <text:p>514</text:p>
          </table:table-cell>
          <table:table-cell table:formula="of:=AVERAGE([.D845:.D848])"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84500" calcext:value-type="float">
            <text:p>84500</text:p>
          </table:table-cell>
          <table:table-cell office:value-type="float" office:value="9893845" calcext:value-type="float">
            <text:p>9893845</text:p>
          </table:table-cell>
          <table:table-cell office:value-type="float" office:value="9894438" calcext:value-type="float">
            <text:p>9894438</text:p>
          </table:table-cell>
          <table:table-cell office:value-type="float" office:value="593" calcext:value-type="float">
            <text:p>593</text:p>
          </table:table-cell>
          <table:table-cell table:formula="of:=AVERAGE([.D846:.D849])"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84600" calcext:value-type="float">
            <text:p>84600</text:p>
          </table:table-cell>
          <table:table-cell office:value-type="float" office:value="9894673" calcext:value-type="float">
            <text:p>9894673</text:p>
          </table:table-cell>
          <table:table-cell office:value-type="float" office:value="9895281" calcext:value-type="float">
            <text:p>9895281</text:p>
          </table:table-cell>
          <table:table-cell office:value-type="float" office:value="607" calcext:value-type="float">
            <text:p>607</text:p>
          </table:table-cell>
          <table:table-cell table:formula="of:=AVERAGE([.D847:.D850])"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84700" calcext:value-type="float">
            <text:p>84700</text:p>
          </table:table-cell>
          <table:table-cell office:value-type="float" office:value="9895460" calcext:value-type="float">
            <text:p>9895460</text:p>
          </table:table-cell>
          <table:table-cell office:value-type="float" office:value="9895981" calcext:value-type="float">
            <text:p>9895981</text:p>
          </table:table-cell>
          <table:table-cell office:value-type="float" office:value="522" calcext:value-type="float">
            <text:p>522</text:p>
          </table:table-cell>
          <table:table-cell table:formula="of:=AVERAGE([.D848:.D851])"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84800" calcext:value-type="float">
            <text:p>84800</text:p>
          </table:table-cell>
          <table:table-cell office:value-type="float" office:value="9896420" calcext:value-type="float">
            <text:p>9896420</text:p>
          </table:table-cell>
          <table:table-cell office:value-type="float" office:value="9896890" calcext:value-type="float">
            <text:p>9896890</text:p>
          </table:table-cell>
          <table:table-cell office:value-type="float" office:value="470" calcext:value-type="float">
            <text:p>470</text:p>
          </table:table-cell>
          <table:table-cell table:formula="of:=AVERAGE([.D849:.D852])" office:value-type="float" office:value="565.25" calcext:value-type="float">
            <text:p>565</text:p>
          </table:table-cell>
        </table:table-row>
        <table:table-row table:style-name="ro1">
          <table:table-cell office:value-type="float" office:value="84900" calcext:value-type="float">
            <text:p>84900</text:p>
          </table:table-cell>
          <table:table-cell office:value-type="float" office:value="9897253" calcext:value-type="float">
            <text:p>9897253</text:p>
          </table:table-cell>
          <table:table-cell office:value-type="float" office:value="9897819" calcext:value-type="float">
            <text:p>9897819</text:p>
          </table:table-cell>
          <table:table-cell office:value-type="float" office:value="565" calcext:value-type="float">
            <text:p>565</text:p>
          </table:table-cell>
          <table:table-cell table:formula="of:=AVERAGE([.D850:.D853])" office:value-type="float" office:value="591.25" calcext:value-type="float">
            <text:p>591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9898091" calcext:value-type="float">
            <text:p>9898091</text:p>
          </table:table-cell>
          <table:table-cell office:value-type="float" office:value="9898702" calcext:value-type="float">
            <text:p>9898702</text:p>
          </table:table-cell>
          <table:table-cell office:value-type="float" office:value="611" calcext:value-type="float">
            <text:p>611</text:p>
          </table:table-cell>
          <table:table-cell table:formula="of:=AVERAGE([.D851:.D854])" office:value-type="float" office:value="595.25" calcext:value-type="float">
            <text:p>595</text:p>
          </table:table-cell>
        </table:table-row>
        <table:table-row table:style-name="ro1">
          <table:table-cell office:value-type="float" office:value="85100" calcext:value-type="float">
            <text:p>85100</text:p>
          </table:table-cell>
          <table:table-cell office:value-type="float" office:value="9898708" calcext:value-type="float">
            <text:p>9898708</text:p>
          </table:table-cell>
          <table:table-cell office:value-type="float" office:value="9899323" calcext:value-type="float">
            <text:p>9899323</text:p>
          </table:table-cell>
          <table:table-cell office:value-type="float" office:value="615" calcext:value-type="float">
            <text:p>615</text:p>
          </table:table-cell>
          <table:table-cell table:formula="of:=AVERAGE([.D852:.D855])" office:value-type="float" office:value="588.5" calcext:value-type="float">
            <text:p>589</text:p>
          </table:table-cell>
        </table:table-row>
        <table:table-row table:style-name="ro1">
          <table:table-cell office:value-type="float" office:value="85200" calcext:value-type="float">
            <text:p>85200</text:p>
          </table:table-cell>
          <table:table-cell office:value-type="float" office:value="9899727" calcext:value-type="float">
            <text:p>9899727</text:p>
          </table:table-cell>
          <table:table-cell office:value-type="float" office:value="9900301" calcext:value-type="float">
            <text:p>9900301</text:p>
          </table:table-cell>
          <table:table-cell office:value-type="float" office:value="574" calcext:value-type="float">
            <text:p>574</text:p>
          </table:table-cell>
          <table:table-cell table:formula="of:=AVERAGE([.D853:.D856])" office:value-type="float" office:value="575.75" calcext:value-type="float">
            <text:p>576</text:p>
          </table:table-cell>
        </table:table-row>
        <table:table-row table:style-name="ro1">
          <table:table-cell office:value-type="float" office:value="85300" calcext:value-type="float">
            <text:p>85300</text:p>
          </table:table-cell>
          <table:table-cell office:value-type="float" office:value="9900535" calcext:value-type="float">
            <text:p>9900535</text:p>
          </table:table-cell>
          <table:table-cell office:value-type="float" office:value="9901116" calcext:value-type="float">
            <text:p>9901116</text:p>
          </table:table-cell>
          <table:table-cell office:value-type="float" office:value="581" calcext:value-type="float">
            <text:p>581</text:p>
          </table:table-cell>
          <table:table-cell table:formula="of:=AVERAGE([.D854:.D857])" office:value-type="float" office:value="564.5" calcext:value-type="float">
            <text:p>565</text:p>
          </table:table-cell>
        </table:table-row>
        <table:table-row table:style-name="ro1">
          <table:table-cell office:value-type="float" office:value="85400" calcext:value-type="float">
            <text:p>85400</text:p>
          </table:table-cell>
          <table:table-cell office:value-type="float" office:value="9901404" calcext:value-type="float">
            <text:p>9901404</text:p>
          </table:table-cell>
          <table:table-cell office:value-type="float" office:value="9901987" calcext:value-type="float">
            <text:p>9901987</text:p>
          </table:table-cell>
          <table:table-cell office:value-type="float" office:value="584" calcext:value-type="float">
            <text:p>584</text:p>
          </table:table-cell>
          <table:table-cell table:formula="of:=AVERAGE([.D855:.D858])" office:value-type="float" office:value="535.25" calcext:value-type="float">
            <text:p>535</text:p>
          </table:table-cell>
        </table:table-row>
        <table:table-row table:style-name="ro1">
          <table:table-cell office:value-type="float" office:value="85500" calcext:value-type="float">
            <text:p>85500</text:p>
          </table:table-cell>
          <table:table-cell office:value-type="float" office:value="9902345" calcext:value-type="float">
            <text:p>9902345</text:p>
          </table:table-cell>
          <table:table-cell office:value-type="float" office:value="9902909" calcext:value-type="float">
            <text:p>9902909</text:p>
          </table:table-cell>
          <table:table-cell office:value-type="float" office:value="564" calcext:value-type="float">
            <text:p>564</text:p>
          </table:table-cell>
          <table:table-cell table:formula="of:=AVERAGE([.D856:.D859])" office:value-type="float" office:value="511.75" calcext:value-type="float">
            <text:p>512</text:p>
          </table:table-cell>
        </table:table-row>
        <table:table-row table:style-name="ro1">
          <table:table-cell office:value-type="float" office:value="85600" calcext:value-type="float">
            <text:p>85600</text:p>
          </table:table-cell>
          <table:table-cell office:value-type="float" office:value="9903127" calcext:value-type="float">
            <text:p>9903127</text:p>
          </table:table-cell>
          <table:table-cell office:value-type="float" office:value="9903657" calcext:value-type="float">
            <text:p>9903657</text:p>
          </table:table-cell>
          <table:table-cell office:value-type="float" office:value="529" calcext:value-type="float">
            <text:p>529</text:p>
          </table:table-cell>
          <table:table-cell table:formula="of:=AVERAGE([.D857:.D860])" office:value-type="float" office:value="511.25" calcext:value-type="float">
            <text:p>511</text:p>
          </table:table-cell>
        </table:table-row>
        <table:table-row table:style-name="ro1">
          <table:table-cell office:value-type="float" office:value="85700" calcext:value-type="float">
            <text:p>85700</text:p>
          </table:table-cell>
          <table:table-cell office:value-type="float" office:value="9904019" calcext:value-type="float">
            <text:p>9904019</text:p>
          </table:table-cell>
          <table:table-cell office:value-type="float" office:value="9904484" calcext:value-type="float">
            <text:p>9904484</text:p>
          </table:table-cell>
          <table:table-cell office:value-type="float" office:value="464" calcext:value-type="float">
            <text:p>464</text:p>
          </table:table-cell>
          <table:table-cell table:formula="of:=AVERAGE([.D858:.D861])" office:value-type="float" office:value="498.75" calcext:value-type="float">
            <text:p>499</text:p>
          </table:table-cell>
        </table:table-row>
        <table:table-row table:style-name="ro1">
          <table:table-cell office:value-type="float" office:value="85800" calcext:value-type="float">
            <text:p>85800</text:p>
          </table:table-cell>
          <table:table-cell office:value-type="float" office:value="9904754" calcext:value-type="float">
            <text:p>9904754</text:p>
          </table:table-cell>
          <table:table-cell office:value-type="float" office:value="9905244" calcext:value-type="float">
            <text:p>9905244</text:p>
          </table:table-cell>
          <table:table-cell office:value-type="float" office:value="490" calcext:value-type="float">
            <text:p>490</text:p>
          </table:table-cell>
          <table:table-cell table:formula="of:=AVERAGE([.D859:.D862])" office:value-type="float" office:value="538.5" calcext:value-type="float">
            <text:p>539</text:p>
          </table:table-cell>
        </table:table-row>
        <table:table-row table:style-name="ro1">
          <table:table-cell office:value-type="float" office:value="85900" calcext:value-type="float">
            <text:p>85900</text:p>
          </table:table-cell>
          <table:table-cell office:value-type="float" office:value="9905506" calcext:value-type="float">
            <text:p>9905506</text:p>
          </table:table-cell>
          <table:table-cell office:value-type="float" office:value="9906068" calcext:value-type="float">
            <text:p>9906068</text:p>
          </table:table-cell>
          <table:table-cell office:value-type="float" office:value="562" calcext:value-type="float">
            <text:p>562</text:p>
          </table:table-cell>
          <table:table-cell table:formula="of:=AVERAGE([.D860:.D863])"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9906274" calcext:value-type="float">
            <text:p>9906274</text:p>
          </table:table-cell>
          <table:table-cell office:value-type="float" office:value="9906754" calcext:value-type="float">
            <text:p>9906754</text:p>
          </table:table-cell>
          <table:table-cell office:value-type="float" office:value="479" calcext:value-type="float">
            <text:p>479</text:p>
          </table:table-cell>
          <table:table-cell table:formula="of:=AVERAGE([.D861:.D864])" office:value-type="float" office:value="542.75" calcext:value-type="float">
            <text:p>543</text:p>
          </table:table-cell>
        </table:table-row>
        <table:table-row table:style-name="ro1">
          <table:table-cell office:value-type="float" office:value="86100" calcext:value-type="float">
            <text:p>86100</text:p>
          </table:table-cell>
          <table:table-cell office:value-type="float" office:value="9907186" calcext:value-type="float">
            <text:p>9907186</text:p>
          </table:table-cell>
          <table:table-cell office:value-type="float" office:value="9907809" calcext:value-type="float">
            <text:p>9907809</text:p>
          </table:table-cell>
          <table:table-cell office:value-type="float" office:value="623" calcext:value-type="float">
            <text:p>623</text:p>
          </table:table-cell>
          <table:table-cell table:formula="of:=AVERAGE([.D862:.D865])" office:value-type="float" office:value="538.75" calcext:value-type="float">
            <text:p>539</text:p>
          </table:table-cell>
        </table:table-row>
        <table:table-row table:style-name="ro1">
          <table:table-cell office:value-type="float" office:value="86200" calcext:value-type="float">
            <text:p>86200</text:p>
          </table:table-cell>
          <table:table-cell office:value-type="float" office:value="9907841" calcext:value-type="float">
            <text:p>9907841</text:p>
          </table:table-cell>
          <table:table-cell office:value-type="float" office:value="9908261" calcext:value-type="float">
            <text:p>9908261</text:p>
          </table:table-cell>
          <table:table-cell office:value-type="float" office:value="420" calcext:value-type="float">
            <text:p>420</text:p>
          </table:table-cell>
          <table:table-cell table:formula="of:=AVERAGE([.D863:.D866])"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86300" calcext:value-type="float">
            <text:p>86300</text:p>
          </table:table-cell>
          <table:table-cell office:value-type="float" office:value="9908829" calcext:value-type="float">
            <text:p>9908829</text:p>
          </table:table-cell>
          <table:table-cell office:value-type="float" office:value="9909478" calcext:value-type="float">
            <text:p>9909478</text:p>
          </table:table-cell>
          <table:table-cell office:value-type="float" office:value="649" calcext:value-type="float">
            <text:p>649</text:p>
          </table:table-cell>
          <table:table-cell table:formula="of:=AVERAGE([.D864:.D867])" office:value-type="float" office:value="535.75" calcext:value-type="float">
            <text:p>536</text:p>
          </table:table-cell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9909587" calcext:value-type="float">
            <text:p>9909587</text:p>
          </table:table-cell>
          <table:table-cell office:value-type="float" office:value="9910050" calcext:value-type="float">
            <text:p>9910050</text:p>
          </table:table-cell>
          <table:table-cell office:value-type="float" office:value="463" calcext:value-type="float">
            <text:p>463</text:p>
          </table:table-cell>
          <table:table-cell table:formula="of:=AVERAGE([.D865:.D868])"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86500" calcext:value-type="float">
            <text:p>86500</text:p>
          </table:table-cell>
          <table:table-cell office:value-type="float" office:value="9910431" calcext:value-type="float">
            <text:p>9910431</text:p>
          </table:table-cell>
          <table:table-cell office:value-type="float" office:value="9911051" calcext:value-type="float">
            <text:p>9911051</text:p>
          </table:table-cell>
          <table:table-cell office:value-type="float" office:value="620" calcext:value-type="float">
            <text:p>620</text:p>
          </table:table-cell>
          <table:table-cell table:formula="of:=AVERAGE([.D866:.D869])" office:value-type="float" office:value="531.25" calcext:value-type="float">
            <text:p>531</text:p>
          </table:table-cell>
        </table:table-row>
        <table:table-row table:style-name="ro1">
          <table:table-cell office:value-type="float" office:value="86600" calcext:value-type="float">
            <text:p>86600</text:p>
          </table:table-cell>
          <table:table-cell office:value-type="float" office:value="9911282" calcext:value-type="float">
            <text:p>9911282</text:p>
          </table:table-cell>
          <table:table-cell office:value-type="float" office:value="9911693" calcext:value-type="float">
            <text:p>9911693</text:p>
          </table:table-cell>
          <table:table-cell office:value-type="float" office:value="411" calcext:value-type="float">
            <text:p>411</text:p>
          </table:table-cell>
          <table:table-cell table:formula="of:=AVERAGE([.D867:.D870])" office:value-type="float" office:value="490.25" calcext:value-type="float">
            <text:p>490</text:p>
          </table:table-cell>
        </table:table-row>
        <table:table-row table:style-name="ro1">
          <table:table-cell office:value-type="float" office:value="86700" calcext:value-type="float">
            <text:p>86700</text:p>
          </table:table-cell>
          <table:table-cell office:value-type="float" office:value="9912796" calcext:value-type="float">
            <text:p>9912796</text:p>
          </table:table-cell>
          <table:table-cell office:value-type="float" office:value="9913394" calcext:value-type="float">
            <text:p>9913394</text:p>
          </table:table-cell>
          <table:table-cell office:value-type="float" office:value="598" calcext:value-type="float">
            <text:p>598</text:p>
          </table:table-cell>
          <table:table-cell table:formula="of:=AVERAGE([.D868:.D871])"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86800" calcext:value-type="float">
            <text:p>86800</text:p>
          </table:table-cell>
          <table:table-cell office:value-type="float" office:value="9913714" calcext:value-type="float">
            <text:p>9913714</text:p>
          </table:table-cell>
          <table:table-cell office:value-type="float" office:value="9914211" calcext:value-type="float">
            <text:p>9914211</text:p>
          </table:table-cell>
          <table:table-cell office:value-type="float" office:value="496" calcext:value-type="float">
            <text:p>496</text:p>
          </table:table-cell>
          <table:table-cell table:formula="of:=AVERAGE([.D869:.D872])" office:value-type="float" office:value="466.25" calcext:value-type="float">
            <text:p>466</text:p>
          </table:table-cell>
        </table:table-row>
        <table:table-row table:style-name="ro1">
          <table:table-cell office:value-type="float" office:value="86900" calcext:value-type="float">
            <text:p>86900</text:p>
          </table:table-cell>
          <table:table-cell office:value-type="float" office:value="9914429" calcext:value-type="float">
            <text:p>9914429</text:p>
          </table:table-cell>
          <table:table-cell office:value-type="float" office:value="9914885" calcext:value-type="float">
            <text:p>9914885</text:p>
          </table:table-cell>
          <table:table-cell office:value-type="float" office:value="456" calcext:value-type="float">
            <text:p>456</text:p>
          </table:table-cell>
          <table:table-cell table:formula="of:=AVERAGE([.D870:.D873])" office:value-type="float" office:value="458.5" calcext:value-type="float">
            <text:p>459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9915110" calcext:value-type="float">
            <text:p>9915110</text:p>
          </table:table-cell>
          <table:table-cell office:value-type="float" office:value="9915552" calcext:value-type="float">
            <text:p>9915552</text:p>
          </table:table-cell>
          <table:table-cell office:value-type="float" office:value="442" calcext:value-type="float">
            <text:p>442</text:p>
          </table:table-cell>
          <table:table-cell table:formula="of:=AVERAGE([.D871:.D874])"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87100" calcext:value-type="float">
            <text:p>87100</text:p>
          </table:table-cell>
          <table:table-cell office:value-type="float" office:value="9916041" calcext:value-type="float">
            <text:p>9916041</text:p>
          </table:table-cell>
          <table:table-cell office:value-type="float" office:value="9916512" calcext:value-type="float">
            <text:p>9916512</text:p>
          </table:table-cell>
          <table:table-cell office:value-type="float" office:value="471" calcext:value-type="float">
            <text:p>471</text:p>
          </table:table-cell>
          <table:table-cell table:formula="of:=AVERAGE([.D872:.D875])" office:value-type="float" office:value="492.75" calcext:value-type="float">
            <text:p>493</text:p>
          </table:table-cell>
        </table:table-row>
        <table:table-row table:style-name="ro1">
          <table:table-cell office:value-type="float" office:value="87200" calcext:value-type="float">
            <text:p>87200</text:p>
          </table:table-cell>
          <table:table-cell office:value-type="float" office:value="9916684" calcext:value-type="float">
            <text:p>9916684</text:p>
          </table:table-cell>
          <table:table-cell office:value-type="float" office:value="9917149" calcext:value-type="float">
            <text:p>9917149</text:p>
          </table:table-cell>
          <table:table-cell office:value-type="float" office:value="465" calcext:value-type="float">
            <text:p>465</text:p>
          </table:table-cell>
          <table:table-cell table:formula="of:=AVERAGE([.D873:.D876])" office:value-type="float" office:value="520.25" calcext:value-type="float">
            <text:p>520</text:p>
          </table:table-cell>
        </table:table-row>
        <table:table-row table:style-name="ro1">
          <table:table-cell office:value-type="float" office:value="87300" calcext:value-type="float">
            <text:p>87300</text:p>
          </table:table-cell>
          <table:table-cell office:value-type="float" office:value="9917490" calcext:value-type="float">
            <text:p>9917490</text:p>
          </table:table-cell>
          <table:table-cell office:value-type="float" office:value="9917991" calcext:value-type="float">
            <text:p>9917991</text:p>
          </table:table-cell>
          <table:table-cell office:value-type="float" office:value="502" calcext:value-type="float">
            <text:p>502</text:p>
          </table:table-cell>
          <table:table-cell table:formula="of:=AVERAGE([.D874:.D877])" office:value-type="float" office:value="548.5" calcext:value-type="float">
            <text:p>549</text:p>
          </table:table-cell>
        </table:table-row>
        <table:table-row table:style-name="ro1">
          <table:table-cell office:value-type="float" office:value="87400" calcext:value-type="float">
            <text:p>87400</text:p>
          </table:table-cell>
          <table:table-cell office:value-type="float" office:value="9918327" calcext:value-type="float">
            <text:p>9918327</text:p>
          </table:table-cell>
          <table:table-cell office:value-type="float" office:value="9918860" calcext:value-type="float">
            <text:p>9918860</text:p>
          </table:table-cell>
          <table:table-cell office:value-type="float" office:value="533" calcext:value-type="float">
            <text:p>533</text:p>
          </table:table-cell>
          <table:table-cell table:formula="of:=AVERAGE([.D875:.D878])" office:value-type="float" office:value="561.25" calcext:value-type="float">
            <text:p>561</text:p>
          </table:table-cell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float" office:value="9919169" calcext:value-type="float">
            <text:p>9919169</text:p>
          </table:table-cell>
          <table:table-cell office:value-type="float" office:value="9919750" calcext:value-type="float">
            <text:p>9919750</text:p>
          </table:table-cell>
          <table:table-cell office:value-type="float" office:value="581" calcext:value-type="float">
            <text:p>581</text:p>
          </table:table-cell>
          <table:table-cell table:formula="of:=AVERAGE([.D876:.D879])" office:value-type="float" office:value="548.5" calcext:value-type="float">
            <text:p>549</text:p>
          </table:table-cell>
        </table:table-row>
        <table:table-row table:style-name="ro1">
          <table:table-cell office:value-type="float" office:value="87600" calcext:value-type="float">
            <text:p>87600</text:p>
          </table:table-cell>
          <table:table-cell office:value-type="float" office:value="9920069" calcext:value-type="float">
            <text:p>9920069</text:p>
          </table:table-cell>
          <table:table-cell office:value-type="float" office:value="9920646" calcext:value-type="float">
            <text:p>9920646</text:p>
          </table:table-cell>
          <table:table-cell office:value-type="float" office:value="578" calcext:value-type="float">
            <text:p>578</text:p>
          </table:table-cell>
          <table:table-cell table:formula="of:=AVERAGE([.D877:.D880])"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87700" calcext:value-type="float">
            <text:p>87700</text:p>
          </table:table-cell>
          <table:table-cell office:value-type="float" office:value="9920824" calcext:value-type="float">
            <text:p>9920824</text:p>
          </table:table-cell>
          <table:table-cell office:value-type="float" office:value="9921376" calcext:value-type="float">
            <text:p>9921376</text:p>
          </table:table-cell>
          <table:table-cell office:value-type="float" office:value="553" calcext:value-type="float">
            <text:p>553</text:p>
          </table:table-cell>
          <table:table-cell table:formula="of:=AVERAGE([.D878:.D881])" office:value-type="float" office:value="506.75" calcext:value-type="float">
            <text:p>507</text:p>
          </table:table-cell>
        </table:table-row>
        <table:table-row table:style-name="ro1">
          <table:table-cell office:value-type="float" office:value="87800" calcext:value-type="float">
            <text:p>87800</text:p>
          </table:table-cell>
          <table:table-cell office:value-type="float" office:value="9921734" calcext:value-type="float">
            <text:p>9921734</text:p>
          </table:table-cell>
          <table:table-cell office:value-type="float" office:value="9922216" calcext:value-type="float">
            <text:p>9922216</text:p>
          </table:table-cell>
          <table:table-cell office:value-type="float" office:value="482" calcext:value-type="float">
            <text:p>482</text:p>
          </table:table-cell>
          <table:table-cell table:formula="of:=AVERAGE([.D879:.D882])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87900" calcext:value-type="float">
            <text:p>87900</text:p>
          </table:table-cell>
          <table:table-cell office:value-type="float" office:value="9922403" calcext:value-type="float">
            <text:p>9922403</text:p>
          </table:table-cell>
          <table:table-cell office:value-type="float" office:value="9922910" calcext:value-type="float">
            <text:p>9922910</text:p>
          </table:table-cell>
          <table:table-cell office:value-type="float" office:value="507" calcext:value-type="float">
            <text:p>507</text:p>
          </table:table-cell>
          <table:table-cell table:formula="of:=AVERAGE([.D880:.D883])" office:value-type="float" office:value="465.25" calcext:value-type="float">
            <text:p>465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9923202" calcext:value-type="float">
            <text:p>9923202</text:p>
          </table:table-cell>
          <table:table-cell office:value-type="float" office:value="9923687" calcext:value-type="float">
            <text:p>9923687</text:p>
          </table:table-cell>
          <table:table-cell office:value-type="float" office:value="485" calcext:value-type="float">
            <text:p>485</text:p>
          </table:table-cell>
          <table:table-cell table:formula="of:=AVERAGE([.D881:.D884])" office:value-type="float" office:value="456.5" calcext:value-type="float">
            <text:p>457</text:p>
          </table:table-cell>
        </table:table-row>
        <table:table-row table:style-name="ro1">
          <table:table-cell office:value-type="float" office:value="88100" calcext:value-type="float">
            <text:p>88100</text:p>
          </table:table-cell>
          <table:table-cell office:value-type="float" office:value="9923956" calcext:value-type="float">
            <text:p>9923956</text:p>
          </table:table-cell>
          <table:table-cell office:value-type="float" office:value="9924386" calcext:value-type="float">
            <text:p>9924386</text:p>
          </table:table-cell>
          <table:table-cell office:value-type="float" office:value="430" calcext:value-type="float">
            <text:p>430</text:p>
          </table:table-cell>
          <table:table-cell table:formula="of:=AVERAGE([.D882:.D885])" office:value-type="float" office:value="437.25" calcext:value-type="float">
            <text:p>437</text:p>
          </table:table-cell>
        </table:table-row>
        <table:table-row table:style-name="ro1">
          <table:table-cell office:value-type="float" office:value="88200" calcext:value-type="float">
            <text:p>88200</text:p>
          </table:table-cell>
          <table:table-cell office:value-type="float" office:value="9924735" calcext:value-type="float">
            <text:p>9924735</text:p>
          </table:table-cell>
          <table:table-cell office:value-type="float" office:value="9925174" calcext:value-type="float">
            <text:p>9925174</text:p>
          </table:table-cell>
          <table:table-cell office:value-type="float" office:value="439" calcext:value-type="float">
            <text:p>439</text:p>
          </table:table-cell>
          <table:table-cell table:formula="of:=AVERAGE([.D883:.D886])" office:value-type="float" office:value="469.25" calcext:value-type="float">
            <text:p>469</text:p>
          </table:table-cell>
        </table:table-row>
        <table:table-row table:style-name="ro1">
          <table:table-cell office:value-type="float" office:value="88300" calcext:value-type="float">
            <text:p>88300</text:p>
          </table:table-cell>
          <table:table-cell office:value-type="float" office:value="9925655" calcext:value-type="float">
            <text:p>9925655</text:p>
          </table:table-cell>
          <table:table-cell office:value-type="float" office:value="9926127" calcext:value-type="float">
            <text:p>9926127</text:p>
          </table:table-cell>
          <table:table-cell office:value-type="float" office:value="472" calcext:value-type="float">
            <text:p>472</text:p>
          </table:table-cell>
          <table:table-cell table:formula="of:=AVERAGE([.D884:.D887])" office:value-type="float" office:value="503.5" calcext:value-type="float">
            <text:p>504</text:p>
          </table:table-cell>
        </table:table-row>
        <table:table-row table:style-name="ro1">
          <table:table-cell office:value-type="float" office:value="88400" calcext:value-type="float">
            <text:p>88400</text:p>
          </table:table-cell>
          <table:table-cell office:value-type="float" office:value="9926335" calcext:value-type="float">
            <text:p>9926335</text:p>
          </table:table-cell>
          <table:table-cell office:value-type="float" office:value="9926744" calcext:value-type="float">
            <text:p>9926744</text:p>
          </table:table-cell>
          <table:table-cell office:value-type="float" office:value="408" calcext:value-type="float">
            <text:p>408</text:p>
          </table:table-cell>
          <table:table-cell table:formula="of:=AVERAGE([.D885:.D888])" office:value-type="float" office:value="535.75" calcext:value-type="float">
            <text:p>536</text:p>
          </table:table-cell>
        </table:table-row>
        <table:table-row table:style-name="ro1">
          <table:table-cell office:value-type="float" office:value="88500" calcext:value-type="float">
            <text:p>88500</text:p>
          </table:table-cell>
          <table:table-cell office:value-type="float" office:value="9927005" calcext:value-type="float">
            <text:p>9927005</text:p>
          </table:table-cell>
          <table:table-cell office:value-type="float" office:value="9927563" calcext:value-type="float">
            <text:p>9927563</text:p>
          </table:table-cell>
          <table:table-cell office:value-type="float" office:value="558" calcext:value-type="float">
            <text:p>558</text:p>
          </table:table-cell>
          <table:table-cell table:formula="of:=AVERAGE([.D886:.D889])"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88600" calcext:value-type="float">
            <text:p>88600</text:p>
          </table:table-cell>
          <table:table-cell office:value-type="float" office:value="9927894" calcext:value-type="float">
            <text:p>9927894</text:p>
          </table:table-cell>
          <table:table-cell office:value-type="float" office:value="9928470" calcext:value-type="float">
            <text:p>9928470</text:p>
          </table:table-cell>
          <table:table-cell office:value-type="float" office:value="576" calcext:value-type="float">
            <text:p>576</text:p>
          </table:table-cell>
          <table:table-cell table:formula="of:=AVERAGE([.D887:.D890])" office:value-type="float" office:value="591.5" calcext:value-type="float">
            <text:p>592</text:p>
          </table:table-cell>
        </table:table-row>
        <table:table-row table:style-name="ro1">
          <table:table-cell office:value-type="float" office:value="88700" calcext:value-type="float">
            <text:p>88700</text:p>
          </table:table-cell>
          <table:table-cell office:value-type="float" office:value="9928689" calcext:value-type="float">
            <text:p>9928689</text:p>
          </table:table-cell>
          <table:table-cell office:value-type="float" office:value="9929290" calcext:value-type="float">
            <text:p>9929290</text:p>
          </table:table-cell>
          <table:table-cell office:value-type="float" office:value="601" calcext:value-type="float">
            <text:p>601</text:p>
          </table:table-cell>
          <table:table-cell table:formula="of:=AVERAGE([.D888:.D891])"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88800" calcext:value-type="float">
            <text:p>88800</text:p>
          </table:table-cell>
          <table:table-cell office:value-type="float" office:value="9929522" calcext:value-type="float">
            <text:p>9929522</text:p>
          </table:table-cell>
          <table:table-cell office:value-type="float" office:value="9930147" calcext:value-type="float">
            <text:p>9930147</text:p>
          </table:table-cell>
          <table:table-cell office:value-type="float" office:value="625" calcext:value-type="float">
            <text:p>625</text:p>
          </table:table-cell>
          <table:table-cell table:formula="of:=AVERAGE([.D889:.D892])"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88900" calcext:value-type="float">
            <text:p>88900</text:p>
          </table:table-cell>
          <table:table-cell office:value-type="float" office:value="9930370" calcext:value-type="float">
            <text:p>9930370</text:p>
          </table:table-cell>
          <table:table-cell office:value-type="float" office:value="9930933" calcext:value-type="float">
            <text:p>9930933</text:p>
          </table:table-cell>
          <table:table-cell office:value-type="float" office:value="564" calcext:value-type="float">
            <text:p>564</text:p>
          </table:table-cell>
          <table:table-cell table:formula="of:=AVERAGE([.D890:.D893])" office:value-type="float" office:value="668.25" calcext:value-type="float">
            <text:p>668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9931203" calcext:value-type="float">
            <text:p>9931203</text:p>
          </table:table-cell>
          <table:table-cell office:value-type="float" office:value="9931705" calcext:value-type="float">
            <text:p>9931705</text:p>
          </table:table-cell>
          <table:table-cell office:value-type="float" office:value="502" calcext:value-type="float">
            <text:p>502</text:p>
          </table:table-cell>
          <table:table-cell table:formula="of:=AVERAGE([.D891:.D894])"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89100" calcext:value-type="float">
            <text:p>89100</text:p>
          </table:table-cell>
          <table:table-cell office:value-type="float" office:value="9931930" calcext:value-type="float">
            <text:p>9931930</text:p>
          </table:table-cell>
          <table:table-cell office:value-type="float" office:value="9933162" calcext:value-type="float">
            <text:p>9933162</text:p>
          </table:table-cell>
          <table:table-cell office:value-type="float" office:value="1233" calcext:value-type="float">
            <text:p>1233</text:p>
          </table:table-cell>
          <table:table-cell table:formula="of:=AVERAGE([.D892:.D895])" office:value-type="float" office:value="651.25" calcext:value-type="float">
            <text:p>651</text:p>
          </table:table-cell>
        </table:table-row>
        <table:table-row table:style-name="ro1">
          <table:table-cell office:value-type="float" office:value="89200" calcext:value-type="float">
            <text:p>89200</text:p>
          </table:table-cell>
          <table:table-cell office:value-type="float" office:value="9933477" calcext:value-type="float">
            <text:p>9933477</text:p>
          </table:table-cell>
          <table:table-cell office:value-type="float" office:value="9933851" calcext:value-type="float">
            <text:p>9933851</text:p>
          </table:table-cell>
          <table:table-cell office:value-type="float" office:value="374" calcext:value-type="float">
            <text:p>374</text:p>
          </table:table-cell>
          <table:table-cell table:formula="of:=AVERAGE([.D893:.D896])" office:value-type="float" office:value="481.25" calcext:value-type="float">
            <text:p>481</text:p>
          </table:table-cell>
        </table:table-row>
        <table:table-row table:style-name="ro1">
          <table:table-cell office:value-type="float" office:value="89300" calcext:value-type="float">
            <text:p>89300</text:p>
          </table:table-cell>
          <table:table-cell office:value-type="float" office:value="9934175" calcext:value-type="float">
            <text:p>9934175</text:p>
          </table:table-cell>
          <table:table-cell office:value-type="float" office:value="9934722" calcext:value-type="float">
            <text:p>9934722</text:p>
          </table:table-cell>
          <table:table-cell office:value-type="float" office:value="547" calcext:value-type="float">
            <text:p>547</text:p>
          </table:table-cell>
          <table:table-cell table:formula="of:=AVERAGE([.D894:.D897])" office:value-type="float" office:value="506.25" calcext:value-type="float">
            <text:p>506</text:p>
          </table:table-cell>
        </table:table-row>
        <table:table-row table:style-name="ro1">
          <table:table-cell office:value-type="float" office:value="89400" calcext:value-type="float">
            <text:p>89400</text:p>
          </table:table-cell>
          <table:table-cell office:value-type="float" office:value="9935024" calcext:value-type="float">
            <text:p>9935024</text:p>
          </table:table-cell>
          <table:table-cell office:value-type="float" office:value="9935475" calcext:value-type="float">
            <text:p>9935475</text:p>
          </table:table-cell>
          <table:table-cell office:value-type="float" office:value="451" calcext:value-type="float">
            <text:p>451</text:p>
          </table:table-cell>
          <table:table-cell table:formula="of:=AVERAGE([.D895:.D898])" office:value-type="float" office:value="464.5" calcext:value-type="float">
            <text:p>465</text:p>
          </table:table-cell>
        </table:table-row>
        <table:table-row table:style-name="ro1">
          <table:table-cell office:value-type="float" office:value="89500" calcext:value-type="float">
            <text:p>89500</text:p>
          </table:table-cell>
          <table:table-cell office:value-type="float" office:value="9935692" calcext:value-type="float">
            <text:p>9935692</text:p>
          </table:table-cell>
          <table:table-cell office:value-type="float" office:value="9936245" calcext:value-type="float">
            <text:p>9936245</text:p>
          </table:table-cell>
          <table:table-cell office:value-type="float" office:value="553" calcext:value-type="float">
            <text:p>553</text:p>
          </table:table-cell>
          <table:table-cell table:formula="of:=AVERAGE([.D896:.D899])" office:value-type="float" office:value="501.5" calcext:value-type="float">
            <text:p>502</text:p>
          </table:table-cell>
        </table:table-row>
        <table:table-row table:style-name="ro1">
          <table:table-cell office:value-type="float" office:value="89600" calcext:value-type="float">
            <text:p>89600</text:p>
          </table:table-cell>
          <table:table-cell office:value-type="float" office:value="9936540" calcext:value-type="float">
            <text:p>9936540</text:p>
          </table:table-cell>
          <table:table-cell office:value-type="float" office:value="9937014" calcext:value-type="float">
            <text:p>9937014</text:p>
          </table:table-cell>
          <table:table-cell office:value-type="float" office:value="474" calcext:value-type="float">
            <text:p>474</text:p>
          </table:table-cell>
          <table:table-cell table:formula="of:=AVERAGE([.D897:.D900])"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89700" calcext:value-type="float">
            <text:p>89700</text:p>
          </table:table-cell>
          <table:table-cell office:value-type="float" office:value="9937347" calcext:value-type="float">
            <text:p>9937347</text:p>
          </table:table-cell>
          <table:table-cell office:value-type="float" office:value="9937726" calcext:value-type="float">
            <text:p>9937726</text:p>
          </table:table-cell>
          <table:table-cell office:value-type="float" office:value="380" calcext:value-type="float">
            <text:p>380</text:p>
          </table:table-cell>
          <table:table-cell table:formula="of:=AVERAGE([.D898:.D901])" office:value-type="float" office:value="551.25" calcext:value-type="float">
            <text:p>551</text:p>
          </table:table-cell>
        </table:table-row>
        <table:table-row table:style-name="ro1">
          <table:table-cell office:value-type="float" office:value="89800" calcext:value-type="float">
            <text:p>89800</text:p>
          </table:table-cell>
          <table:table-cell office:value-type="float" office:value="9937950" calcext:value-type="float">
            <text:p>9937950</text:p>
          </table:table-cell>
          <table:table-cell office:value-type="float" office:value="9938550" calcext:value-type="float">
            <text:p>9938550</text:p>
          </table:table-cell>
          <table:table-cell office:value-type="float" office:value="599" calcext:value-type="float">
            <text:p>599</text:p>
          </table:table-cell>
          <table:table-cell table:formula="of:=AVERAGE([.D899:.D902])" office:value-type="float" office:value="559.75" calcext:value-type="float">
            <text:p>560</text:p>
          </table:table-cell>
        </table:table-row>
        <table:table-row table:style-name="ro1">
          <table:table-cell office:value-type="float" office:value="89900" calcext:value-type="float">
            <text:p>89900</text:p>
          </table:table-cell>
          <table:table-cell office:value-type="float" office:value="9938854" calcext:value-type="float">
            <text:p>9938854</text:p>
          </table:table-cell>
          <table:table-cell office:value-type="float" office:value="9939481" calcext:value-type="float">
            <text:p>9939481</text:p>
          </table:table-cell>
          <table:table-cell office:value-type="float" office:value="627" calcext:value-type="float">
            <text:p>627</text:p>
          </table:table-cell>
          <table:table-cell table:formula="of:=AVERAGE([.D900:.D903])"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9939597" calcext:value-type="float">
            <text:p>9939597</text:p>
          </table:table-cell>
          <table:table-cell office:value-type="float" office:value="9940197" calcext:value-type="float">
            <text:p>9940197</text:p>
          </table:table-cell>
          <table:table-cell office:value-type="float" office:value="599" calcext:value-type="float">
            <text:p>599</text:p>
          </table:table-cell>
          <table:table-cell table:formula="of:=AVERAGE([.D901:.D904])" office:value-type="float" office:value="524.75" calcext:value-type="float">
            <text:p>525</text:p>
          </table:table-cell>
        </table:table-row>
        <table:table-row table:style-name="ro1">
          <table:table-cell office:value-type="float" office:value="90100" calcext:value-type="float">
            <text:p>90100</text:p>
          </table:table-cell>
          <table:table-cell office:value-type="float" office:value="9940433" calcext:value-type="float">
            <text:p>9940433</text:p>
          </table:table-cell>
          <table:table-cell office:value-type="float" office:value="9940847" calcext:value-type="float">
            <text:p>9940847</text:p>
          </table:table-cell>
          <table:table-cell office:value-type="float" office:value="414" calcext:value-type="float">
            <text:p>414</text:p>
          </table:table-cell>
          <table:table-cell table:formula="of:=AVERAGE([.D902:.D905])"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90200" calcext:value-type="float">
            <text:p>90200</text:p>
          </table:table-cell>
          <table:table-cell office:value-type="float" office:value="9941396" calcext:value-type="float">
            <text:p>9941396</text:p>
          </table:table-cell>
          <table:table-cell office:value-type="float" office:value="9941900" calcext:value-type="float">
            <text:p>9941900</text:p>
          </table:table-cell>
          <table:table-cell office:value-type="float" office:value="504" calcext:value-type="float">
            <text:p>504</text:p>
          </table:table-cell>
          <table:table-cell table:formula="of:=AVERAGE([.D903:.D906])" office:value-type="float" office:value="564.75" calcext:value-type="float">
            <text:p>565</text:p>
          </table:table-cell>
        </table:table-row>
        <table:table-row table:style-name="ro1">
          <table:table-cell office:value-type="float" office:value="90300" calcext:value-type="float">
            <text:p>90300</text:p>
          </table:table-cell>
          <table:table-cell office:value-type="float" office:value="9942129" calcext:value-type="float">
            <text:p>9942129</text:p>
          </table:table-cell>
          <table:table-cell office:value-type="float" office:value="9942710" calcext:value-type="float">
            <text:p>9942710</text:p>
          </table:table-cell>
          <table:table-cell office:value-type="float" office:value="582" calcext:value-type="float">
            <text:p>582</text:p>
          </table:table-cell>
          <table:table-cell table:formula="of:=AVERAGE([.D904:.D907])"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90400" calcext:value-type="float">
            <text:p>90400</text:p>
          </table:table-cell>
          <table:table-cell office:value-type="float" office:value="9942951" calcext:value-type="float">
            <text:p>9942951</text:p>
          </table:table-cell>
          <table:table-cell office:value-type="float" office:value="9943579" calcext:value-type="float">
            <text:p>9943579</text:p>
          </table:table-cell>
          <table:table-cell office:value-type="float" office:value="628" calcext:value-type="float">
            <text:p>628</text:p>
          </table:table-cell>
          <table:table-cell table:formula="of:=AVERAGE([.D905:.D908])"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90500" calcext:value-type="float">
            <text:p>90500</text:p>
          </table:table-cell>
          <table:table-cell office:value-type="float" office:value="9943755" calcext:value-type="float">
            <text:p>9943755</text:p>
          </table:table-cell>
          <table:table-cell office:value-type="float" office:value="9944300" calcext:value-type="float">
            <text:p>9944300</text:p>
          </table:table-cell>
          <table:table-cell office:value-type="float" office:value="545" calcext:value-type="float">
            <text:p>545</text:p>
          </table:table-cell>
          <table:table-cell table:formula="of:=AVERAGE([.D906:.D909])"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90600" calcext:value-type="float">
            <text:p>90600</text:p>
          </table:table-cell>
          <table:table-cell office:value-type="float" office:value="9944566" calcext:value-type="float">
            <text:p>9944566</text:p>
          </table:table-cell>
          <table:table-cell office:value-type="float" office:value="9945059" calcext:value-type="float">
            <text:p>9945059</text:p>
          </table:table-cell>
          <table:table-cell office:value-type="float" office:value="493" calcext:value-type="float">
            <text:p>493</text:p>
          </table:table-cell>
          <table:table-cell table:formula="of:=AVERAGE([.D907:.D910])" office:value-type="float" office:value="526.75" calcext:value-type="float">
            <text:p>527</text:p>
          </table:table-cell>
        </table:table-row>
        <table:table-row table:style-name="ro1">
          <table:table-cell office:value-type="float" office:value="90700" calcext:value-type="float">
            <text:p>90700</text:p>
          </table:table-cell>
          <table:table-cell office:value-type="float" office:value="9945224" calcext:value-type="float">
            <text:p>9945224</text:p>
          </table:table-cell>
          <table:table-cell office:value-type="float" office:value="9945710" calcext:value-type="float">
            <text:p>9945710</text:p>
          </table:table-cell>
          <table:table-cell office:value-type="float" office:value="486" calcext:value-type="float">
            <text:p>486</text:p>
          </table:table-cell>
          <table:table-cell table:formula="of:=AVERAGE([.D908:.D911])" office:value-type="float" office:value="541.25" calcext:value-type="float">
            <text:p>541</text:p>
          </table:table-cell>
        </table:table-row>
        <table:table-row table:style-name="ro1">
          <table:table-cell office:value-type="float" office:value="90800" calcext:value-type="float">
            <text:p>90800</text:p>
          </table:table-cell>
          <table:table-cell office:value-type="float" office:value="9946148" calcext:value-type="float">
            <text:p>9946148</text:p>
          </table:table-cell>
          <table:table-cell office:value-type="float" office:value="9946708" calcext:value-type="float">
            <text:p>9946708</text:p>
          </table:table-cell>
          <table:table-cell office:value-type="float" office:value="560" calcext:value-type="float">
            <text:p>560</text:p>
          </table:table-cell>
          <table:table-cell table:formula="of:=AVERAGE([.D909:.D912])" office:value-type="float" office:value="543.25" calcext:value-type="float">
            <text:p>543</text:p>
          </table:table-cell>
        </table:table-row>
        <table:table-row table:style-name="ro1">
          <table:table-cell office:value-type="float" office:value="90900" calcext:value-type="float">
            <text:p>90900</text:p>
          </table:table-cell>
          <table:table-cell office:value-type="float" office:value="9946836" calcext:value-type="float">
            <text:p>9946836</text:p>
          </table:table-cell>
          <table:table-cell office:value-type="float" office:value="9947404" calcext:value-type="float">
            <text:p>9947404</text:p>
          </table:table-cell>
          <table:table-cell office:value-type="float" office:value="568" calcext:value-type="float">
            <text:p>568</text:p>
          </table:table-cell>
          <table:table-cell table:formula="of:=AVERAGE([.D910:.D913])"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9947676" calcext:value-type="float">
            <text:p>9947676</text:p>
          </table:table-cell>
          <table:table-cell office:value-type="float" office:value="9948226" calcext:value-type="float">
            <text:p>9948226</text:p>
          </table:table-cell>
          <table:table-cell office:value-type="float" office:value="551" calcext:value-type="float">
            <text:p>551</text:p>
          </table:table-cell>
          <table:table-cell table:formula="of:=AVERAGE([.D911:.D914])" office:value-type="float" office:value="577.75" calcext:value-type="float">
            <text:p>578</text:p>
          </table:table-cell>
        </table:table-row>
        <table:table-row table:style-name="ro1">
          <table:table-cell office:value-type="float" office:value="91100" calcext:value-type="float">
            <text:p>91100</text:p>
          </table:table-cell>
          <table:table-cell office:value-type="float" office:value="9948590" calcext:value-type="float">
            <text:p>9948590</text:p>
          </table:table-cell>
          <table:table-cell office:value-type="float" office:value="9949084" calcext:value-type="float">
            <text:p>9949084</text:p>
          </table:table-cell>
          <table:table-cell office:value-type="float" office:value="494" calcext:value-type="float">
            <text:p>494</text:p>
          </table:table-cell>
          <table:table-cell table:formula="of:=AVERAGE([.D912:.D915])"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91200" calcext:value-type="float">
            <text:p>91200</text:p>
          </table:table-cell>
          <table:table-cell office:value-type="float" office:value="9949304" calcext:value-type="float">
            <text:p>9949304</text:p>
          </table:table-cell>
          <table:table-cell office:value-type="float" office:value="9949955" calcext:value-type="float">
            <text:p>9949955</text:p>
          </table:table-cell>
          <table:table-cell office:value-type="float" office:value="651" calcext:value-type="float">
            <text:p>651</text:p>
          </table:table-cell>
          <table:table-cell table:formula="of:=AVERAGE([.D913:.D916])" office:value-type="float" office:value="742.25" calcext:value-type="float">
            <text:p>742</text:p>
          </table:table-cell>
        </table:table-row>
        <table:table-row table:style-name="ro1">
          <table:table-cell office:value-type="float" office:value="91300" calcext:value-type="float">
            <text:p>91300</text:p>
          </table:table-cell>
          <table:table-cell office:value-type="float" office:value="9950197" calcext:value-type="float">
            <text:p>9950197</text:p>
          </table:table-cell>
          <table:table-cell office:value-type="float" office:value="9950812" calcext:value-type="float">
            <text:p>9950812</text:p>
          </table:table-cell>
          <table:table-cell office:value-type="float" office:value="615" calcext:value-type="float">
            <text:p>615</text:p>
          </table:table-cell>
          <table:table-cell table:formula="of:=AVERAGE([.D914:.D917])" office:value-type="float" office:value="694.5" calcext:value-type="float">
            <text:p>695</text:p>
          </table:table-cell>
        </table:table-row>
        <table:table-row table:style-name="ro1">
          <table:table-cell office:value-type="float" office:value="91400" calcext:value-type="float">
            <text:p>91400</text:p>
          </table:table-cell>
          <table:table-cell office:value-type="float" office:value="9950932" calcext:value-type="float">
            <text:p>9950932</text:p>
          </table:table-cell>
          <table:table-cell office:value-type="float" office:value="9952167" calcext:value-type="float">
            <text:p>9952167</text:p>
          </table:table-cell>
          <table:table-cell office:value-type="float" office:value="1236" calcext:value-type="float">
            <text:p>1236</text:p>
          </table:table-cell>
          <table:table-cell table:formula="of:=AVERAGE([.D915:.D918])"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91500" calcext:value-type="float">
            <text:p>91500</text:p>
          </table:table-cell>
          <table:table-cell office:value-type="float" office:value="9952599" calcext:value-type="float">
            <text:p>9952599</text:p>
          </table:table-cell>
          <table:table-cell office:value-type="float" office:value="9953066" calcext:value-type="float">
            <text:p>9953066</text:p>
          </table:table-cell>
          <table:table-cell office:value-type="float" office:value="467" calcext:value-type="float">
            <text:p>467</text:p>
          </table:table-cell>
          <table:table-cell table:formula="of:=AVERAGE([.D916:.D919])" office:value-type="float" office:value="526.5" calcext:value-type="float">
            <text:p>527</text:p>
          </table:table-cell>
        </table:table-row>
        <table:table-row table:style-name="ro1">
          <table:table-cell office:value-type="float" office:value="91600" calcext:value-type="float">
            <text:p>91600</text:p>
          </table:table-cell>
          <table:table-cell office:value-type="float" office:value="9953187" calcext:value-type="float">
            <text:p>9953187</text:p>
          </table:table-cell>
          <table:table-cell office:value-type="float" office:value="9953647" calcext:value-type="float">
            <text:p>9953647</text:p>
          </table:table-cell>
          <table:table-cell office:value-type="float" office:value="460" calcext:value-type="float">
            <text:p>460</text:p>
          </table:table-cell>
          <table:table-cell table:formula="of:=AVERAGE([.D917:.D920])"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91700" calcext:value-type="float">
            <text:p>91700</text:p>
          </table:table-cell>
          <table:table-cell office:value-type="float" office:value="9954033" calcext:value-type="float">
            <text:p>9954033</text:p>
          </table:table-cell>
          <table:table-cell office:value-type="float" office:value="9954630" calcext:value-type="float">
            <text:p>9954630</text:p>
          </table:table-cell>
          <table:table-cell office:value-type="float" office:value="597" calcext:value-type="float">
            <text:p>597</text:p>
          </table:table-cell>
          <table:table-cell table:formula="of:=AVERAGE([.D918:.D921])" office:value-type="float" office:value="560.25" calcext:value-type="float">
            <text:p>560</text:p>
          </table:table-cell>
        </table:table-row>
        <table:table-row table:style-name="ro1">
          <table:table-cell office:value-type="float" office:value="91800" calcext:value-type="float">
            <text:p>91800</text:p>
          </table:table-cell>
          <table:table-cell office:value-type="float" office:value="9954867" calcext:value-type="float">
            <text:p>9954867</text:p>
          </table:table-cell>
          <table:table-cell office:value-type="float" office:value="9955449" calcext:value-type="float">
            <text:p>9955449</text:p>
          </table:table-cell>
          <table:table-cell office:value-type="float" office:value="582" calcext:value-type="float">
            <text:p>582</text:p>
          </table:table-cell>
          <table:table-cell table:formula="of:=AVERAGE([.D919:.D922])"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91900" calcext:value-type="float">
            <text:p>91900</text:p>
          </table:table-cell>
          <table:table-cell office:value-type="float" office:value="9955452" calcext:value-type="float">
            <text:p>9955452</text:p>
          </table:table-cell>
          <table:table-cell office:value-type="float" office:value="9955957" calcext:value-type="float">
            <text:p>9955957</text:p>
          </table:table-cell>
          <table:table-cell office:value-type="float" office:value="505" calcext:value-type="float">
            <text:p>505</text:p>
          </table:table-cell>
          <table:table-cell table:formula="of:=AVERAGE([.D920:.D923])" office:value-type="float" office:value="520.25" calcext:value-type="float">
            <text:p>520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9956440" calcext:value-type="float">
            <text:p>9956440</text:p>
          </table:table-cell>
          <table:table-cell office:value-type="float" office:value="9956997" calcext:value-type="float">
            <text:p>9956997</text:p>
          </table:table-cell>
          <table:table-cell office:value-type="float" office:value="557" calcext:value-type="float">
            <text:p>557</text:p>
          </table:table-cell>
          <table:table-cell table:formula="of:=AVERAGE([.D921:.D924])" office:value-type="float" office:value="542.75" calcext:value-type="float">
            <text:p>543</text:p>
          </table:table-cell>
        </table:table-row>
        <table:table-row table:style-name="ro1">
          <table:table-cell office:value-type="float" office:value="92100" calcext:value-type="float">
            <text:p>92100</text:p>
          </table:table-cell>
          <table:table-cell office:value-type="float" office:value="9957073" calcext:value-type="float">
            <text:p>9957073</text:p>
          </table:table-cell>
          <table:table-cell office:value-type="float" office:value="9957589" calcext:value-type="float">
            <text:p>9957589</text:p>
          </table:table-cell>
          <table:table-cell office:value-type="float" office:value="516" calcext:value-type="float">
            <text:p>516</text:p>
          </table:table-cell>
          <table:table-cell table:formula="of:=AVERAGE([.D922:.D925])" office:value-type="float" office:value="527.5" calcext:value-type="float">
            <text:p>528</text:p>
          </table:table-cell>
        </table:table-row>
        <table:table-row table:style-name="ro1">
          <table:table-cell office:value-type="float" office:value="92200" calcext:value-type="float">
            <text:p>92200</text:p>
          </table:table-cell>
          <table:table-cell office:value-type="float" office:value="9957962" calcext:value-type="float">
            <text:p>9957962</text:p>
          </table:table-cell>
          <table:table-cell office:value-type="float" office:value="9958466" calcext:value-type="float">
            <text:p>9958466</text:p>
          </table:table-cell>
          <table:table-cell office:value-type="float" office:value="503" calcext:value-type="float">
            <text:p>503</text:p>
          </table:table-cell>
          <table:table-cell table:formula="of:=AVERAGE([.D923:.D926])" office:value-type="float" office:value="555.25" calcext:value-type="float">
            <text:p>555</text:p>
          </table:table-cell>
        </table:table-row>
        <table:table-row table:style-name="ro1">
          <table:table-cell office:value-type="float" office:value="92300" calcext:value-type="float">
            <text:p>92300</text:p>
          </table:table-cell>
          <table:table-cell office:value-type="float" office:value="9958776" calcext:value-type="float">
            <text:p>9958776</text:p>
          </table:table-cell>
          <table:table-cell office:value-type="float" office:value="9959371" calcext:value-type="float">
            <text:p>9959371</text:p>
          </table:table-cell>
          <table:table-cell office:value-type="float" office:value="595" calcext:value-type="float">
            <text:p>595</text:p>
          </table:table-cell>
          <table:table-cell table:formula="of:=AVERAGE([.D924:.D927])" office:value-type="float" office:value="544.25" calcext:value-type="float">
            <text:p>544</text:p>
          </table:table-cell>
        </table:table-row>
        <table:table-row table:style-name="ro1">
          <table:table-cell office:value-type="float" office:value="92400" calcext:value-type="float">
            <text:p>92400</text:p>
          </table:table-cell>
          <table:table-cell office:value-type="float" office:value="9959484" calcext:value-type="float">
            <text:p>9959484</text:p>
          </table:table-cell>
          <table:table-cell office:value-type="float" office:value="9959980" calcext:value-type="float">
            <text:p>9959980</text:p>
          </table:table-cell>
          <table:table-cell office:value-type="float" office:value="496" calcext:value-type="float">
            <text:p>496</text:p>
          </table:table-cell>
          <table:table-cell table:formula="of:=AVERAGE([.D925:.D928])" office:value-type="float" office:value="537.5" calcext:value-type="float">
            <text:p>538</text:p>
          </table:table-cell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float" office:value="9960267" calcext:value-type="float">
            <text:p>9960267</text:p>
          </table:table-cell>
          <table:table-cell office:value-type="float" office:value="9960894" calcext:value-type="float">
            <text:p>9960894</text:p>
          </table:table-cell>
          <table:table-cell office:value-type="float" office:value="627" calcext:value-type="float">
            <text:p>627</text:p>
          </table:table-cell>
          <table:table-cell table:formula="of:=AVERAGE([.D926:.D929])" office:value-type="float" office:value="514.75" calcext:value-type="float">
            <text:p>515</text:p>
          </table:table-cell>
        </table:table-row>
        <table:table-row table:style-name="ro1">
          <table:table-cell office:value-type="float" office:value="92600" calcext:value-type="float">
            <text:p>92600</text:p>
          </table:table-cell>
          <table:table-cell office:value-type="float" office:value="9961117" calcext:value-type="float">
            <text:p>9961117</text:p>
          </table:table-cell>
          <table:table-cell office:value-type="float" office:value="9961576" calcext:value-type="float">
            <text:p>9961576</text:p>
          </table:table-cell>
          <table:table-cell office:value-type="float" office:value="459" calcext:value-type="float">
            <text:p>459</text:p>
          </table:table-cell>
          <table:table-cell table:formula="of:=AVERAGE([.D927:.D930])"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92700" calcext:value-type="float">
            <text:p>92700</text:p>
          </table:table-cell>
          <table:table-cell office:value-type="float" office:value="9961913" calcext:value-type="float">
            <text:p>9961913</text:p>
          </table:table-cell>
          <table:table-cell office:value-type="float" office:value="9962480" calcext:value-type="float">
            <text:p>9962480</text:p>
          </table:table-cell>
          <table:table-cell office:value-type="float" office:value="568" calcext:value-type="float">
            <text:p>568</text:p>
          </table:table-cell>
          <table:table-cell table:formula="of:=AVERAGE([.D928:.D931])" office:value-type="float" office:value="484.5" calcext:value-type="float">
            <text:p>485</text:p>
          </table:table-cell>
        </table:table-row>
        <table:table-row table:style-name="ro1">
          <table:table-cell office:value-type="float" office:value="92800" calcext:value-type="float">
            <text:p>92800</text:p>
          </table:table-cell>
          <table:table-cell office:value-type="float" office:value="9962725" calcext:value-type="float">
            <text:p>9962725</text:p>
          </table:table-cell>
          <table:table-cell office:value-type="float" office:value="9963130" calcext:value-type="float">
            <text:p>9963130</text:p>
          </table:table-cell>
          <table:table-cell office:value-type="float" office:value="405" calcext:value-type="float">
            <text:p>405</text:p>
          </table:table-cell>
          <table:table-cell table:formula="of:=AVERAGE([.D929:.D932])" office:value-type="float" office:value="478.5" calcext:value-type="float">
            <text:p>479</text:p>
          </table:table-cell>
        </table:table-row>
        <table:table-row table:style-name="ro1">
          <table:table-cell office:value-type="float" office:value="92900" calcext:value-type="float">
            <text:p>92900</text:p>
          </table:table-cell>
          <table:table-cell office:value-type="float" office:value="9963414" calcext:value-type="float">
            <text:p>9963414</text:p>
          </table:table-cell>
          <table:table-cell office:value-type="float" office:value="9963838" calcext:value-type="float">
            <text:p>9963838</text:p>
          </table:table-cell>
          <table:table-cell office:value-type="float" office:value="424" calcext:value-type="float">
            <text:p>424</text:p>
          </table:table-cell>
          <table:table-cell table:formula="of:=AVERAGE([.D930:.D933])"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9964203" calcext:value-type="float">
            <text:p>9964203</text:p>
          </table:table-cell>
          <table:table-cell office:value-type="float" office:value="9964744" calcext:value-type="float">
            <text:p>9964744</text:p>
          </table:table-cell>
          <table:table-cell office:value-type="float" office:value="541" calcext:value-type="float">
            <text:p>541</text:p>
          </table:table-cell>
          <table:table-cell table:formula="of:=AVERAGE([.D931:.D934])" office:value-type="float" office:value="578.75" calcext:value-type="float">
            <text:p>579</text:p>
          </table:table-cell>
        </table:table-row>
        <table:table-row table:style-name="ro1">
          <table:table-cell office:value-type="float" office:value="93100" calcext:value-type="float">
            <text:p>93100</text:p>
          </table:table-cell>
          <table:table-cell office:value-type="float" office:value="9964857" calcext:value-type="float">
            <text:p>9964857</text:p>
          </table:table-cell>
          <table:table-cell office:value-type="float" office:value="9965401" calcext:value-type="float">
            <text:p>9965401</text:p>
          </table:table-cell>
          <table:table-cell office:value-type="float" office:value="544" calcext:value-type="float">
            <text:p>544</text:p>
          </table:table-cell>
          <table:table-cell table:formula="of:=AVERAGE([.D932:.D935])" office:value-type="float" office:value="601.75" calcext:value-type="float">
            <text:p>602</text:p>
          </table:table-cell>
        </table:table-row>
        <table:table-row table:style-name="ro1">
          <table:table-cell office:value-type="float" office:value="93200" calcext:value-type="float">
            <text:p>93200</text:p>
          </table:table-cell>
          <table:table-cell office:value-type="float" office:value="9965714" calcext:value-type="float">
            <text:p>9965714</text:p>
          </table:table-cell>
          <table:table-cell office:value-type="float" office:value="9966277" calcext:value-type="float">
            <text:p>9966277</text:p>
          </table:table-cell>
          <table:table-cell office:value-type="float" office:value="563" calcext:value-type="float">
            <text:p>563</text:p>
          </table:table-cell>
          <table:table-cell table:formula="of:=AVERAGE([.D933:.D936])"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93300" calcext:value-type="float">
            <text:p>93300</text:p>
          </table:table-cell>
          <table:table-cell office:value-type="float" office:value="9966610" calcext:value-type="float">
            <text:p>9966610</text:p>
          </table:table-cell>
          <table:table-cell office:value-type="float" office:value="9967277" calcext:value-type="float">
            <text:p>9967277</text:p>
          </table:table-cell>
          <table:table-cell office:value-type="float" office:value="667" calcext:value-type="float">
            <text:p>667</text:p>
          </table:table-cell>
          <table:table-cell table:formula="of:=AVERAGE([.D934:.D937])"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93400" calcext:value-type="float">
            <text:p>93400</text:p>
          </table:table-cell>
          <table:table-cell office:value-type="float" office:value="9967455" calcext:value-type="float">
            <text:p>9967455</text:p>
          </table:table-cell>
          <table:table-cell office:value-type="float" office:value="9968088" calcext:value-type="float">
            <text:p>9968088</text:p>
          </table:table-cell>
          <table:table-cell office:value-type="float" office:value="633" calcext:value-type="float">
            <text:p>633</text:p>
          </table:table-cell>
          <table:table-cell table:formula="of:=AVERAGE([.D935:.D938])"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93500" calcext:value-type="float">
            <text:p>93500</text:p>
          </table:table-cell>
          <table:table-cell office:value-type="float" office:value="9968444" calcext:value-type="float">
            <text:p>9968444</text:p>
          </table:table-cell>
          <table:table-cell office:value-type="float" office:value="9968968" calcext:value-type="float">
            <text:p>9968968</text:p>
          </table:table-cell>
          <table:table-cell office:value-type="float" office:value="525" calcext:value-type="float">
            <text:p>525</text:p>
          </table:table-cell>
          <table:table-cell table:formula="of:=AVERAGE([.D936:.D939])" office:value-type="float" office:value="781.25" calcext:value-type="float">
            <text:p>781</text:p>
          </table:table-cell>
        </table:table-row>
        <table:table-row table:style-name="ro1">
          <table:table-cell office:value-type="float" office:value="93600" calcext:value-type="float">
            <text:p>93600</text:p>
          </table:table-cell>
          <table:table-cell office:value-type="float" office:value="9969070" calcext:value-type="float">
            <text:p>9969070</text:p>
          </table:table-cell>
          <table:table-cell office:value-type="float" office:value="9969648" calcext:value-type="float">
            <text:p>9969648</text:p>
          </table:table-cell>
          <table:table-cell office:value-type="float" office:value="579" calcext:value-type="float">
            <text:p>579</text:p>
          </table:table-cell>
          <table:table-cell table:formula="of:=AVERAGE([.D937:.D940])"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93700" calcext:value-type="float">
            <text:p>93700</text:p>
          </table:table-cell>
          <table:table-cell office:value-type="float" office:value="9969940" calcext:value-type="float">
            <text:p>9969940</text:p>
          </table:table-cell>
          <table:table-cell office:value-type="float" office:value="9970546" calcext:value-type="float">
            <text:p>9970546</text:p>
          </table:table-cell>
          <table:table-cell office:value-type="float" office:value="607" calcext:value-type="float">
            <text:p>607</text:p>
          </table:table-cell>
          <table:table-cell table:formula="of:=AVERAGE([.D938:.D941])"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93800" calcext:value-type="float">
            <text:p>93800</text:p>
          </table:table-cell>
          <table:table-cell office:value-type="float" office:value="9970675" calcext:value-type="float">
            <text:p>9970675</text:p>
          </table:table-cell>
          <table:table-cell office:value-type="float" office:value="9972089" calcext:value-type="float">
            <text:p>9972089</text:p>
          </table:table-cell>
          <table:table-cell office:value-type="float" office:value="1414" calcext:value-type="float">
            <text:p>1414</text:p>
          </table:table-cell>
          <table:table-cell table:formula="of:=AVERAGE([.D939:.D942])" office:value-type="float" office:value="769.5" calcext:value-type="float">
            <text:p>770</text:p>
          </table:table-cell>
        </table:table-row>
        <table:table-row table:style-name="ro1">
          <table:table-cell office:value-type="float" office:value="93900" calcext:value-type="float">
            <text:p>93900</text:p>
          </table:table-cell>
          <table:table-cell office:value-type="float" office:value="9972441" calcext:value-type="float">
            <text:p>9972441</text:p>
          </table:table-cell>
          <table:table-cell office:value-type="float" office:value="9973069" calcext:value-type="float">
            <text:p>9973069</text:p>
          </table:table-cell>
          <table:table-cell office:value-type="float" office:value="628" calcext:value-type="float">
            <text:p>628</text:p>
          </table:table-cell>
          <table:table-cell table:formula="of:=AVERAGE([.D940:.D943])" office:value-type="float" office:value="561.5" calcext:value-type="float">
            <text:p>562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float" office:value="9973329" calcext:value-type="float">
            <text:p>9973329</text:p>
          </table:table-cell>
          <table:table-cell office:value-type="float" office:value="9973847" calcext:value-type="float">
            <text:p>9973847</text:p>
          </table:table-cell>
          <table:table-cell office:value-type="float" office:value="519" calcext:value-type="float">
            <text:p>519</text:p>
          </table:table-cell>
          <table:table-cell table:formula="of:=AVERAGE([.D941:.D944])" office:value-type="float" office:value="523.25" calcext:value-type="float">
            <text:p>523</text:p>
          </table:table-cell>
        </table:table-row>
        <table:table-row table:style-name="ro1">
          <table:table-cell office:value-type="float" office:value="94100" calcext:value-type="float">
            <text:p>94100</text:p>
          </table:table-cell>
          <table:table-cell office:value-type="float" office:value="9974043" calcext:value-type="float">
            <text:p>9974043</text:p>
          </table:table-cell>
          <table:table-cell office:value-type="float" office:value="9974560" calcext:value-type="float">
            <text:p>9974560</text:p>
          </table:table-cell>
          <table:table-cell office:value-type="float" office:value="517" calcext:value-type="float">
            <text:p>517</text:p>
          </table:table-cell>
          <table:table-cell table:formula="of:=AVERAGE([.D942:.D945])" office:value-type="float" office:value="506.25" calcext:value-type="float">
            <text:p>506</text:p>
          </table:table-cell>
        </table:table-row>
        <table:table-row table:style-name="ro1">
          <table:table-cell office:value-type="float" office:value="94200" calcext:value-type="float">
            <text:p>94200</text:p>
          </table:table-cell>
          <table:table-cell office:value-type="float" office:value="9974864" calcext:value-type="float">
            <text:p>9974864</text:p>
          </table:table-cell>
          <table:table-cell office:value-type="float" office:value="9975446" calcext:value-type="float">
            <text:p>9975446</text:p>
          </table:table-cell>
          <table:table-cell office:value-type="float" office:value="582" calcext:value-type="float">
            <text:p>582</text:p>
          </table:table-cell>
          <table:table-cell table:formula="of:=AVERAGE([.D943:.D946])" office:value-type="float" office:value="530.25" calcext:value-type="float">
            <text:p>530</text:p>
          </table:table-cell>
        </table:table-row>
        <table:table-row table:style-name="ro1">
          <table:table-cell office:value-type="float" office:value="94300" calcext:value-type="float">
            <text:p>94300</text:p>
          </table:table-cell>
          <table:table-cell office:value-type="float" office:value="9975650" calcext:value-type="float">
            <text:p>9975650</text:p>
          </table:table-cell>
          <table:table-cell office:value-type="float" office:value="9976125" calcext:value-type="float">
            <text:p>9976125</text:p>
          </table:table-cell>
          <table:table-cell office:value-type="float" office:value="475" calcext:value-type="float">
            <text:p>475</text:p>
          </table:table-cell>
          <table:table-cell table:formula="of:=AVERAGE([.D944:.D947])"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94400" calcext:value-type="float">
            <text:p>94400</text:p>
          </table:table-cell>
          <table:table-cell office:value-type="float" office:value="9976399" calcext:value-type="float">
            <text:p>9976399</text:p>
          </table:table-cell>
          <table:table-cell office:value-type="float" office:value="9976851" calcext:value-type="float">
            <text:p>9976851</text:p>
          </table:table-cell>
          <table:table-cell office:value-type="float" office:value="451" calcext:value-type="float">
            <text:p>451</text:p>
          </table:table-cell>
          <table:table-cell table:formula="of:=AVERAGE([.D945:.D948])"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94500" calcext:value-type="float">
            <text:p>94500</text:p>
          </table:table-cell>
          <table:table-cell office:value-type="float" office:value="9977127" calcext:value-type="float">
            <text:p>9977127</text:p>
          </table:table-cell>
          <table:table-cell office:value-type="float" office:value="9977740" calcext:value-type="float">
            <text:p>9977740</text:p>
          </table:table-cell>
          <table:table-cell office:value-type="float" office:value="613" calcext:value-type="float">
            <text:p>613</text:p>
          </table:table-cell>
          <table:table-cell table:formula="of:=AVERAGE([.D946:.D949])" office:value-type="float" office:value="543.75" calcext:value-type="float">
            <text:p>544</text:p>
          </table:table-cell>
        </table:table-row>
        <table:table-row table:style-name="ro1">
          <table:table-cell office:value-type="float" office:value="94600" calcext:value-type="float">
            <text:p>94600</text:p>
          </table:table-cell>
          <table:table-cell office:value-type="float" office:value="9978079" calcext:value-type="float">
            <text:p>9978079</text:p>
          </table:table-cell>
          <table:table-cell office:value-type="float" office:value="9978560" calcext:value-type="float">
            <text:p>9978560</text:p>
          </table:table-cell>
          <table:table-cell office:value-type="float" office:value="481" calcext:value-type="float">
            <text:p>481</text:p>
          </table:table-cell>
          <table:table-cell table:formula="of:=AVERAGE([.D947:.D950])" office:value-type="float" office:value="524.25" calcext:value-type="float">
            <text:p>524</text:p>
          </table:table-cell>
        </table:table-row>
        <table:table-row table:style-name="ro1">
          <table:table-cell office:value-type="float" office:value="94700" calcext:value-type="float">
            <text:p>94700</text:p>
          </table:table-cell>
          <table:table-cell office:value-type="float" office:value="9978739" calcext:value-type="float">
            <text:p>9978739</text:p>
          </table:table-cell>
          <table:table-cell office:value-type="float" office:value="9979266" calcext:value-type="float">
            <text:p>9979266</text:p>
          </table:table-cell>
          <table:table-cell office:value-type="float" office:value="527" calcext:value-type="float">
            <text:p>527</text:p>
          </table:table-cell>
          <table:table-cell table:formula="of:=AVERAGE([.D948:.D951])" office:value-type="float" office:value="568.75" calcext:value-type="float">
            <text:p>569</text:p>
          </table:table-cell>
        </table:table-row>
        <table:table-row table:style-name="ro1">
          <table:table-cell office:value-type="float" office:value="94800" calcext:value-type="float">
            <text:p>94800</text:p>
          </table:table-cell>
          <table:table-cell office:value-type="float" office:value="9979564" calcext:value-type="float">
            <text:p>9979564</text:p>
          </table:table-cell>
          <table:table-cell office:value-type="float" office:value="9980118" calcext:value-type="float">
            <text:p>9980118</text:p>
          </table:table-cell>
          <table:table-cell office:value-type="float" office:value="554" calcext:value-type="float">
            <text:p>554</text:p>
          </table:table-cell>
          <table:table-cell table:formula="of:=AVERAGE([.D949:.D952])"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94900" calcext:value-type="float">
            <text:p>94900</text:p>
          </table:table-cell>
          <table:table-cell office:value-type="float" office:value="9980546" calcext:value-type="float">
            <text:p>9980546</text:p>
          </table:table-cell>
          <table:table-cell office:value-type="float" office:value="9981081" calcext:value-type="float">
            <text:p>9981081</text:p>
          </table:table-cell>
          <table:table-cell office:value-type="float" office:value="535" calcext:value-type="float">
            <text:p>535</text:p>
          </table:table-cell>
          <table:table-cell table:formula="of:=AVERAGE([.D950:.D953])" office:value-type="float" office:value="569.75" calcext:value-type="float">
            <text:p>570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9981227" calcext:value-type="float">
            <text:p>9981227</text:p>
          </table:table-cell>
          <table:table-cell office:value-type="float" office:value="9981886" calcext:value-type="float">
            <text:p>9981886</text:p>
          </table:table-cell>
          <table:table-cell office:value-type="float" office:value="659" calcext:value-type="float">
            <text:p>659</text:p>
          </table:table-cell>
          <table:table-cell table:formula="of:=AVERAGE([.D951:.D954])" office:value-type="float" office:value="550.25" calcext:value-type="float">
            <text:p>550</text:p>
          </table:table-cell>
        </table:table-row>
        <table:table-row table:style-name="ro1">
          <table:table-cell office:value-type="float" office:value="95100" calcext:value-type="float">
            <text:p>95100</text:p>
          </table:table-cell>
          <table:table-cell office:value-type="float" office:value="9982105" calcext:value-type="float">
            <text:p>9982105</text:p>
          </table:table-cell>
          <table:table-cell office:value-type="float" office:value="9982646" calcext:value-type="float">
            <text:p>9982646</text:p>
          </table:table-cell>
          <table:table-cell office:value-type="float" office:value="540" calcext:value-type="float">
            <text:p>540</text:p>
          </table:table-cell>
          <table:table-cell table:formula="of:=AVERAGE([.D952:.D955])"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95200" calcext:value-type="float">
            <text:p>95200</text:p>
          </table:table-cell>
          <table:table-cell office:value-type="float" office:value="9982957" calcext:value-type="float">
            <text:p>9982957</text:p>
          </table:table-cell>
          <table:table-cell office:value-type="float" office:value="9983503" calcext:value-type="float">
            <text:p>9983503</text:p>
          </table:table-cell>
          <table:table-cell office:value-type="float" office:value="545" calcext:value-type="float">
            <text:p>545</text:p>
          </table:table-cell>
          <table:table-cell table:formula="of:=AVERAGE([.D953:.D956])" office:value-type="float" office:value="495.25" calcext:value-type="float">
            <text:p>495</text:p>
          </table:table-cell>
        </table:table-row>
        <table:table-row table:style-name="ro1">
          <table:table-cell office:value-type="float" office:value="95300" calcext:value-type="float">
            <text:p>95300</text:p>
          </table:table-cell>
          <table:table-cell office:value-type="float" office:value="9983643" calcext:value-type="float">
            <text:p>9983643</text:p>
          </table:table-cell>
          <table:table-cell office:value-type="float" office:value="9984100" calcext:value-type="float">
            <text:p>9984100</text:p>
          </table:table-cell>
          <table:table-cell office:value-type="float" office:value="457" calcext:value-type="float">
            <text:p>457</text:p>
          </table:table-cell>
          <table:table-cell table:formula="of:=AVERAGE([.D954:.D957])" office:value-type="float" office:value="505.75" calcext:value-type="float">
            <text:p>506</text:p>
          </table:table-cell>
        </table:table-row>
        <table:table-row table:style-name="ro1">
          <table:table-cell office:value-type="float" office:value="95400" calcext:value-type="float">
            <text:p>95400</text:p>
          </table:table-cell>
          <table:table-cell office:value-type="float" office:value="9984462" calcext:value-type="float">
            <text:p>9984462</text:p>
          </table:table-cell>
          <table:table-cell office:value-type="float" office:value="9984964" calcext:value-type="float">
            <text:p>9984964</text:p>
          </table:table-cell>
          <table:table-cell office:value-type="float" office:value="502" calcext:value-type="float">
            <text:p>502</text:p>
          </table:table-cell>
          <table:table-cell table:formula="of:=AVERAGE([.D955:.D958])"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95500" calcext:value-type="float">
            <text:p>95500</text:p>
          </table:table-cell>
          <table:table-cell office:value-type="float" office:value="9985289" calcext:value-type="float">
            <text:p>9985289</text:p>
          </table:table-cell>
          <table:table-cell office:value-type="float" office:value="9985767" calcext:value-type="float">
            <text:p>9985767</text:p>
          </table:table-cell>
          <table:table-cell office:value-type="float" office:value="477" calcext:value-type="float">
            <text:p>477</text:p>
          </table:table-cell>
          <table:table-cell table:formula="of:=AVERAGE([.D956:.D959])"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95600" calcext:value-type="float">
            <text:p>95600</text:p>
          </table:table-cell>
          <table:table-cell office:value-type="float" office:value="9986087" calcext:value-type="float">
            <text:p>9986087</text:p>
          </table:table-cell>
          <table:table-cell office:value-type="float" office:value="9986675" calcext:value-type="float">
            <text:p>9986675</text:p>
          </table:table-cell>
          <table:table-cell office:value-type="float" office:value="587" calcext:value-type="float">
            <text:p>587</text:p>
          </table:table-cell>
          <table:table-cell table:formula="of:=AVERAGE([.D957:.D960])"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95700" calcext:value-type="float">
            <text:p>95700</text:p>
          </table:table-cell>
          <table:table-cell office:value-type="float" office:value="9986731" calcext:value-type="float">
            <text:p>9986731</text:p>
          </table:table-cell>
          <table:table-cell office:value-type="float" office:value="9987360" calcext:value-type="float">
            <text:p>9987360</text:p>
          </table:table-cell>
          <table:table-cell office:value-type="float" office:value="630" calcext:value-type="float">
            <text:p>630</text:p>
          </table:table-cell>
          <table:table-cell table:formula="of:=AVERAGE([.D958:.D961])"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95800" calcext:value-type="float">
            <text:p>95800</text:p>
          </table:table-cell>
          <table:table-cell office:value-type="float" office:value="9987771" calcext:value-type="float">
            <text:p>9987771</text:p>
          </table:table-cell>
          <table:table-cell office:value-type="float" office:value="9988301" calcext:value-type="float">
            <text:p>9988301</text:p>
          </table:table-cell>
          <table:table-cell office:value-type="float" office:value="530" calcext:value-type="float">
            <text:p>530</text:p>
          </table:table-cell>
          <table:table-cell table:formula="of:=AVERAGE([.D959:.D962])" office:value-type="float" office:value="737.75" calcext:value-type="float">
            <text:p>738</text:p>
          </table:table-cell>
        </table:table-row>
        <table:table-row table:style-name="ro1">
          <table:table-cell office:value-type="float" office:value="95900" calcext:value-type="float">
            <text:p>95900</text:p>
          </table:table-cell>
          <table:table-cell office:value-type="float" office:value="9988625" calcext:value-type="float">
            <text:p>9988625</text:p>
          </table:table-cell>
          <table:table-cell office:value-type="float" office:value="9989138" calcext:value-type="float">
            <text:p>9989138</text:p>
          </table:table-cell>
          <table:table-cell office:value-type="float" office:value="513" calcext:value-type="float">
            <text:p>513</text:p>
          </table:table-cell>
          <table:table-cell table:formula="of:=AVERAGE([.D960:.D963])" office:value-type="float" office:value="764.25" calcext:value-type="float">
            <text:p>764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9989355" calcext:value-type="float">
            <text:p>9989355</text:p>
          </table:table-cell>
          <table:table-cell office:value-type="float" office:value="9989926" calcext:value-type="float">
            <text:p>9989926</text:p>
          </table:table-cell>
          <table:table-cell office:value-type="float" office:value="571" calcext:value-type="float">
            <text:p>571</text:p>
          </table:table-cell>
          <table:table-cell table:formula="of:=AVERAGE([.D961:.D964])"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96100" calcext:value-type="float">
            <text:p>96100</text:p>
          </table:table-cell>
          <table:table-cell office:value-type="float" office:value="9990188" calcext:value-type="float">
            <text:p>9990188</text:p>
          </table:table-cell>
          <table:table-cell office:value-type="float" office:value="9991525" calcext:value-type="float">
            <text:p>9991525</text:p>
          </table:table-cell>
          <table:table-cell office:value-type="float" office:value="1337" calcext:value-type="float">
            <text:p>1337</text:p>
          </table:table-cell>
          <table:table-cell table:formula="of:=AVERAGE([.D962:.D965])" office:value-type="float" office:value="771.25" calcext:value-type="float">
            <text:p>771</text:p>
          </table:table-cell>
        </table:table-row>
        <table:table-row table:style-name="ro1">
          <table:table-cell office:value-type="float" office:value="96200" calcext:value-type="float">
            <text:p>96200</text:p>
          </table:table-cell>
          <table:table-cell office:value-type="float" office:value="9991576" calcext:value-type="float">
            <text:p>9991576</text:p>
          </table:table-cell>
          <table:table-cell office:value-type="float" office:value="9992213" calcext:value-type="float">
            <text:p>9992213</text:p>
          </table:table-cell>
          <table:table-cell office:value-type="float" office:value="636" calcext:value-type="float">
            <text:p>636</text:p>
          </table:table-cell>
          <table:table-cell table:formula="of:=AVERAGE([.D963:.D966])" office:value-type="float" office:value="558.5" calcext:value-type="float">
            <text:p>559</text:p>
          </table:table-cell>
        </table:table-row>
        <table:table-row table:style-name="ro1">
          <table:table-cell office:value-type="float" office:value="96300" calcext:value-type="float">
            <text:p>96300</text:p>
          </table:table-cell>
          <table:table-cell office:value-type="float" office:value="9992613" calcext:value-type="float">
            <text:p>9992613</text:p>
          </table:table-cell>
          <table:table-cell office:value-type="float" office:value="9993229" calcext:value-type="float">
            <text:p>9993229</text:p>
          </table:table-cell>
          <table:table-cell office:value-type="float" office:value="616" calcext:value-type="float">
            <text:p>616</text:p>
          </table:table-cell>
          <table:table-cell table:formula="of:=AVERAGE([.D964:.D967])" office:value-type="float" office:value="526.25" calcext:value-type="float">
            <text:p>526</text:p>
          </table:table-cell>
        </table:table-row>
        <table:table-row table:style-name="ro1">
          <table:table-cell office:value-type="float" office:value="96400" calcext:value-type="float">
            <text:p>96400</text:p>
          </table:table-cell>
          <table:table-cell office:value-type="float" office:value="9993375" calcext:value-type="float">
            <text:p>9993375</text:p>
          </table:table-cell>
          <table:table-cell office:value-type="float" office:value="9993871" calcext:value-type="float">
            <text:p>9993871</text:p>
          </table:table-cell>
          <table:table-cell office:value-type="float" office:value="496" calcext:value-type="float">
            <text:p>496</text:p>
          </table:table-cell>
          <table:table-cell table:formula="of:=AVERAGE([.D965:.D968])" office:value-type="float" office:value="498.75" calcext:value-type="float">
            <text:p>499</text:p>
          </table:table-cell>
        </table:table-row>
        <table:table-row table:style-name="ro1">
          <table:table-cell office:value-type="float" office:value="96500" calcext:value-type="float">
            <text:p>96500</text:p>
          </table:table-cell>
          <table:table-cell office:value-type="float" office:value="9994180" calcext:value-type="float">
            <text:p>9994180</text:p>
          </table:table-cell>
          <table:table-cell office:value-type="float" office:value="9994665" calcext:value-type="float">
            <text:p>9994665</text:p>
          </table:table-cell>
          <table:table-cell office:value-type="float" office:value="486" calcext:value-type="float">
            <text:p>486</text:p>
          </table:table-cell>
          <table:table-cell table:formula="of:=AVERAGE([.D966:.D969])"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96600" calcext:value-type="float">
            <text:p>96600</text:p>
          </table:table-cell>
          <table:table-cell office:value-type="float" office:value="9994809" calcext:value-type="float">
            <text:p>9994809</text:p>
          </table:table-cell>
          <table:table-cell office:value-type="float" office:value="9995316" calcext:value-type="float">
            <text:p>9995316</text:p>
          </table:table-cell>
          <table:table-cell office:value-type="float" office:value="507" calcext:value-type="float">
            <text:p>507</text:p>
          </table:table-cell>
          <table:table-cell table:formula="of:=AVERAGE([.D967:.D970])" office:value-type="float" office:value="516.75" calcext:value-type="float">
            <text:p>517</text:p>
          </table:table-cell>
        </table:table-row>
        <table:table-row table:style-name="ro1">
          <table:table-cell office:value-type="float" office:value="96700" calcext:value-type="float">
            <text:p>96700</text:p>
          </table:table-cell>
          <table:table-cell office:value-type="float" office:value="9995729" calcext:value-type="float">
            <text:p>9995729</text:p>
          </table:table-cell>
          <table:table-cell office:value-type="float" office:value="9996235" calcext:value-type="float">
            <text:p>9996235</text:p>
          </table:table-cell>
          <table:table-cell office:value-type="float" office:value="506" calcext:value-type="float">
            <text:p>506</text:p>
          </table:table-cell>
          <table:table-cell table:formula="of:=AVERAGE([.D968:.D971])" office:value-type="float" office:value="505.5" calcext:value-type="float">
            <text:p>506</text:p>
          </table:table-cell>
        </table:table-row>
        <table:table-row table:style-name="ro1">
          <table:table-cell office:value-type="float" office:value="96800" calcext:value-type="float">
            <text:p>96800</text:p>
          </table:table-cell>
          <table:table-cell office:value-type="float" office:value="9996609" calcext:value-type="float">
            <text:p>9996609</text:p>
          </table:table-cell>
          <table:table-cell office:value-type="float" office:value="9997130" calcext:value-type="float">
            <text:p>9997130</text:p>
          </table:table-cell>
          <table:table-cell office:value-type="float" office:value="521" calcext:value-type="float">
            <text:p>521</text:p>
          </table:table-cell>
          <table:table-cell table:formula="of:=AVERAGE([.D969:.D972])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96900" calcext:value-type="float">
            <text:p>96900</text:p>
          </table:table-cell>
          <table:table-cell office:value-type="float" office:value="9997349" calcext:value-type="float">
            <text:p>9997349</text:p>
          </table:table-cell>
          <table:table-cell office:value-type="float" office:value="9997883" calcext:value-type="float">
            <text:p>9997883</text:p>
          </table:table-cell>
          <table:table-cell office:value-type="float" office:value="533" calcext:value-type="float">
            <text:p>533</text:p>
          </table:table-cell>
          <table:table-cell table:formula="of:=AVERAGE([.D970:.D973])" office:value-type="float" office:value="486.25" calcext:value-type="float">
            <text:p>486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float" office:value="9998101" calcext:value-type="float">
            <text:p>9998101</text:p>
          </table:table-cell>
          <table:table-cell office:value-type="float" office:value="9998563" calcext:value-type="float">
            <text:p>9998563</text:p>
          </table:table-cell>
          <table:table-cell office:value-type="float" office:value="462" calcext:value-type="float">
            <text:p>462</text:p>
          </table:table-cell>
          <table:table-cell table:formula="of:=AVERAGE([.D971:.D974])" office:value-type="float" office:value="488.25" calcext:value-type="float">
            <text:p>488</text:p>
          </table:table-cell>
        </table:table-row>
        <table:table-row table:style-name="ro1">
          <table:table-cell office:value-type="float" office:value="97100" calcext:value-type="float">
            <text:p>97100</text:p>
          </table:table-cell>
          <table:table-cell office:value-type="float" office:value="9998797" calcext:value-type="float">
            <text:p>9998797</text:p>
          </table:table-cell>
          <table:table-cell office:value-type="float" office:value="9999265" calcext:value-type="float">
            <text:p>9999265</text:p>
          </table:table-cell>
          <table:table-cell office:value-type="float" office:value="468" calcext:value-type="float">
            <text:p>468</text:p>
          </table:table-cell>
          <table:table-cell table:formula="of:=AVERAGE([.D972:.D975])"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97200" calcext:value-type="float">
            <text:p>97200</text:p>
          </table:table-cell>
          <table:table-cell office:value-type="float" office:value="9999585" calcext:value-type="float">
            <text:p>9999585</text:p>
          </table:table-cell>
          <table:table-cell office:value-type="float" office:value="10000067" calcext:value-type="float">
            <text:p>10000067</text:p>
          </table:table-cell>
          <table:table-cell office:value-type="float" office:value="482" calcext:value-type="float">
            <text:p>482</text:p>
          </table:table-cell>
          <table:table-cell table:formula="of:=AVERAGE([.D973:.D976])" office:value-type="float" office:value="492.5" calcext:value-type="float">
            <text:p>493</text:p>
          </table:table-cell>
        </table:table-row>
        <table:table-row table:style-name="ro1">
          <table:table-cell office:value-type="float" office:value="97300" calcext:value-type="float">
            <text:p>97300</text:p>
          </table:table-cell>
          <table:table-cell office:value-type="float" office:value="10000583" calcext:value-type="float">
            <text:p>10000583</text:p>
          </table:table-cell>
          <table:table-cell office:value-type="float" office:value="10001124" calcext:value-type="float">
            <text:p>10001124</text:p>
          </table:table-cell>
          <table:table-cell office:value-type="float" office:value="541" calcext:value-type="float">
            <text:p>541</text:p>
          </table:table-cell>
          <table:table-cell table:formula="of:=AVERAGE([.D974:.D977])" office:value-type="float" office:value="520.25" calcext:value-type="float">
            <text:p>520</text:p>
          </table:table-cell>
        </table:table-row>
        <table:table-row table:style-name="ro1">
          <table:table-cell office:value-type="float" office:value="97400" calcext:value-type="float">
            <text:p>97400</text:p>
          </table:table-cell>
          <table:table-cell office:value-type="float" office:value="10001578" calcext:value-type="float">
            <text:p>10001578</text:p>
          </table:table-cell>
          <table:table-cell office:value-type="float" office:value="10002052" calcext:value-type="float">
            <text:p>10002052</text:p>
          </table:table-cell>
          <table:table-cell office:value-type="float" office:value="473" calcext:value-type="float">
            <text:p>473</text:p>
          </table:table-cell>
          <table:table-cell table:formula="of:=AVERAGE([.D975:.D978])" office:value-type="float" office:value="526.25" calcext:value-type="float">
            <text:p>526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float" office:value="10002055" calcext:value-type="float">
            <text:p>10002055</text:p>
          </table:table-cell>
          <table:table-cell office:value-type="float" office:value="10002529" calcext:value-type="float">
            <text:p>10002529</text:p>
          </table:table-cell>
          <table:table-cell office:value-type="float" office:value="474" calcext:value-type="float">
            <text:p>474</text:p>
          </table:table-cell>
          <table:table-cell table:formula="of:=AVERAGE([.D976:.D979])" office:value-type="float" office:value="554.5" calcext:value-type="float">
            <text:p>555</text:p>
          </table:table-cell>
        </table:table-row>
        <table:table-row table:style-name="ro1">
          <table:table-cell office:value-type="float" office:value="97600" calcext:value-type="float">
            <text:p>97600</text:p>
          </table:table-cell>
          <table:table-cell office:value-type="float" office:value="10003033" calcext:value-type="float">
            <text:p>10003033</text:p>
          </table:table-cell>
          <table:table-cell office:value-type="float" office:value="10003626" calcext:value-type="float">
            <text:p>10003626</text:p>
          </table:table-cell>
          <table:table-cell office:value-type="float" office:value="593" calcext:value-type="float">
            <text:p>593</text:p>
          </table:table-cell>
          <table:table-cell table:formula="of:=AVERAGE([.D977:.D980])"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97700" calcext:value-type="float">
            <text:p>97700</text:p>
          </table:table-cell>
          <table:table-cell office:value-type="float" office:value="10003558" calcext:value-type="float">
            <text:p>10003558</text:p>
          </table:table-cell>
          <table:table-cell office:value-type="float" office:value="10004123" calcext:value-type="float">
            <text:p>10004123</text:p>
          </table:table-cell>
          <table:table-cell office:value-type="float" office:value="565" calcext:value-type="float">
            <text:p>565</text:p>
          </table:table-cell>
          <table:table-cell table:formula="of:=AVERAGE([.D978:.D981])" office:value-type="float" office:value="593.5" calcext:value-type="float">
            <text:p>594</text:p>
          </table:table-cell>
        </table:table-row>
        <table:table-row table:style-name="ro1">
          <table:table-cell office:value-type="float" office:value="97800" calcext:value-type="float">
            <text:p>97800</text:p>
          </table:table-cell>
          <table:table-cell office:value-type="float" office:value="10004415" calcext:value-type="float">
            <text:p>10004415</text:p>
          </table:table-cell>
          <table:table-cell office:value-type="float" office:value="10005001" calcext:value-type="float">
            <text:p>10005001</text:p>
          </table:table-cell>
          <table:table-cell office:value-type="float" office:value="586" calcext:value-type="float">
            <text:p>586</text:p>
          </table:table-cell>
          <table:table-cell table:formula="of:=AVERAGE([.D979:.D982])"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97900" calcext:value-type="float">
            <text:p>97900</text:p>
          </table:table-cell>
          <table:table-cell office:value-type="float" office:value="10005352" calcext:value-type="float">
            <text:p>10005352</text:p>
          </table:table-cell>
          <table:table-cell office:value-type="float" office:value="10005928" calcext:value-type="float">
            <text:p>10005928</text:p>
          </table:table-cell>
          <table:table-cell office:value-type="float" office:value="576" calcext:value-type="float">
            <text:p>576</text:p>
          </table:table-cell>
          <table:table-cell table:formula="of:=AVERAGE([.D980:.D983])" office:value-type="float" office:value="539.75" calcext:value-type="float">
            <text:p>540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10006061" calcext:value-type="float">
            <text:p>10006061</text:p>
          </table:table-cell>
          <table:table-cell office:value-type="float" office:value="10006708" calcext:value-type="float">
            <text:p>10006708</text:p>
          </table:table-cell>
          <table:table-cell office:value-type="float" office:value="647" calcext:value-type="float">
            <text:p>647</text:p>
          </table:table-cell>
          <table:table-cell table:formula="of:=AVERAGE([.D981:.D984])" office:value-type="float" office:value="521.75" calcext:value-type="float">
            <text:p>522</text:p>
          </table:table-cell>
        </table:table-row>
        <table:table-row table:style-name="ro1">
          <table:table-cell office:value-type="float" office:value="98100" calcext:value-type="float">
            <text:p>98100</text:p>
          </table:table-cell>
          <table:table-cell office:value-type="float" office:value="10007013" calcext:value-type="float">
            <text:p>10007013</text:p>
          </table:table-cell>
          <table:table-cell office:value-type="float" office:value="10007444" calcext:value-type="float">
            <text:p>10007444</text:p>
          </table:table-cell>
          <table:table-cell office:value-type="float" office:value="431" calcext:value-type="float">
            <text:p>431</text:p>
          </table:table-cell>
          <table:table-cell table:formula="of:=AVERAGE([.D982:.D985])" office:value-type="float" office:value="487.5" calcext:value-type="float">
            <text:p>488</text:p>
          </table:table-cell>
        </table:table-row>
        <table:table-row table:style-name="ro1">
          <table:table-cell office:value-type="float" office:value="98200" calcext:value-type="float">
            <text:p>98200</text:p>
          </table:table-cell>
          <table:table-cell office:value-type="float" office:value="10007711" calcext:value-type="float">
            <text:p>10007711</text:p>
          </table:table-cell>
          <table:table-cell office:value-type="float" office:value="10008216" calcext:value-type="float">
            <text:p>10008216</text:p>
          </table:table-cell>
          <table:table-cell office:value-type="float" office:value="505" calcext:value-type="float">
            <text:p>505</text:p>
          </table:table-cell>
          <table:table-cell table:formula="of:=AVERAGE([.D983:.D986])" office:value-type="float" office:value="542.25" calcext:value-type="float">
            <text:p>542</text:p>
          </table:table-cell>
        </table:table-row>
        <table:table-row table:style-name="ro1">
          <table:table-cell office:value-type="float" office:value="98300" calcext:value-type="float">
            <text:p>98300</text:p>
          </table:table-cell>
          <table:table-cell office:value-type="float" office:value="10008443" calcext:value-type="float">
            <text:p>10008443</text:p>
          </table:table-cell>
          <table:table-cell office:value-type="float" office:value="10008947" calcext:value-type="float">
            <text:p>10008947</text:p>
          </table:table-cell>
          <table:table-cell office:value-type="float" office:value="504" calcext:value-type="float">
            <text:p>504</text:p>
          </table:table-cell>
          <table:table-cell table:formula="of:=AVERAGE([.D984:.D987])" office:value-type="float" office:value="555.5" calcext:value-type="float">
            <text:p>556</text:p>
          </table:table-cell>
        </table:table-row>
        <table:table-row table:style-name="ro1">
          <table:table-cell office:value-type="float" office:value="98400" calcext:value-type="float">
            <text:p>98400</text:p>
          </table:table-cell>
          <table:table-cell office:value-type="float" office:value="10009355" calcext:value-type="float">
            <text:p>10009355</text:p>
          </table:table-cell>
          <table:table-cell office:value-type="float" office:value="10009864" calcext:value-type="float">
            <text:p>10009864</text:p>
          </table:table-cell>
          <table:table-cell office:value-type="float" office:value="510" calcext:value-type="float">
            <text:p>510</text:p>
          </table:table-cell>
          <table:table-cell table:formula="of:=AVERAGE([.D985:.D988])" office:value-type="float" office:value="541.75" calcext:value-type="float">
            <text:p>542</text:p>
          </table:table-cell>
        </table:table-row>
        <table:table-row table:style-name="ro1">
          <table:table-cell office:value-type="float" office:value="98500" calcext:value-type="float">
            <text:p>98500</text:p>
          </table:table-cell>
          <table:table-cell office:value-type="float" office:value="10010892" calcext:value-type="float">
            <text:p>10010892</text:p>
          </table:table-cell>
          <table:table-cell office:value-type="float" office:value="10011541" calcext:value-type="float">
            <text:p>10011541</text:p>
          </table:table-cell>
          <table:table-cell office:value-type="float" office:value="650" calcext:value-type="float">
            <text:p>650</text:p>
          </table:table-cell>
          <table:table-cell table:formula="of:=AVERAGE([.D986:.D989])" office:value-type="float" office:value="534.25" calcext:value-type="float">
            <text:p>534</text:p>
          </table:table-cell>
        </table:table-row>
        <table:table-row table:style-name="ro1">
          <table:table-cell office:value-type="float" office:value="98600" calcext:value-type="float">
            <text:p>98600</text:p>
          </table:table-cell>
          <table:table-cell office:value-type="float" office:value="10011682" calcext:value-type="float">
            <text:p>10011682</text:p>
          </table:table-cell>
          <table:table-cell office:value-type="float" office:value="10012240" calcext:value-type="float">
            <text:p>10012240</text:p>
          </table:table-cell>
          <table:table-cell office:value-type="float" office:value="558" calcext:value-type="float">
            <text:p>558</text:p>
          </table:table-cell>
          <table:table-cell table:formula="of:=AVERAGE([.D987:.D990])"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98700" calcext:value-type="float">
            <text:p>98700</text:p>
          </table:table-cell>
          <table:table-cell office:value-type="float" office:value="10012369" calcext:value-type="float">
            <text:p>10012369</text:p>
          </table:table-cell>
          <table:table-cell office:value-type="float" office:value="10012818" calcext:value-type="float">
            <text:p>10012818</text:p>
          </table:table-cell>
          <table:table-cell office:value-type="float" office:value="449" calcext:value-type="float">
            <text:p>449</text:p>
          </table:table-cell>
          <table:table-cell table:formula="of:=AVERAGE([.D988:.D991])" office:value-type="float" office:value="513.5" calcext:value-type="float">
            <text:p>514</text:p>
          </table:table-cell>
        </table:table-row>
        <table:table-row table:style-name="ro1">
          <table:table-cell office:value-type="float" office:value="98800" calcext:value-type="float">
            <text:p>98800</text:p>
          </table:table-cell>
          <table:table-cell office:value-type="float" office:value="10013378" calcext:value-type="float">
            <text:p>10013378</text:p>
          </table:table-cell>
          <table:table-cell office:value-type="float" office:value="10013858" calcext:value-type="float">
            <text:p>10013858</text:p>
          </table:table-cell>
          <table:table-cell office:value-type="float" office:value="480" calcext:value-type="float">
            <text:p>480</text:p>
          </table:table-cell>
          <table:table-cell table:formula="of:=AVERAGE([.D989:.D992])" office:value-type="float" office:value="515.75" calcext:value-type="float">
            <text:p>516</text:p>
          </table:table-cell>
        </table:table-row>
        <table:table-row table:style-name="ro1">
          <table:table-cell office:value-type="float" office:value="98900" calcext:value-type="float">
            <text:p>98900</text:p>
          </table:table-cell>
          <table:table-cell office:value-type="float" office:value="10014073" calcext:value-type="float">
            <text:p>10014073</text:p>
          </table:table-cell>
          <table:table-cell office:value-type="float" office:value="10014642" calcext:value-type="float">
            <text:p>10014642</text:p>
          </table:table-cell>
          <table:table-cell office:value-type="float" office:value="569" calcext:value-type="float">
            <text:p>569</text:p>
          </table:table-cell>
          <table:table-cell table:formula="of:=AVERAGE([.D990:.D993])" office:value-type="float" office:value="541.5" calcext:value-type="float">
            <text:p>542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10014854" calcext:value-type="float">
            <text:p>10014854</text:p>
          </table:table-cell>
          <table:table-cell office:value-type="float" office:value="10015409" calcext:value-type="float">
            <text:p>10015409</text:p>
          </table:table-cell>
          <table:table-cell office:value-type="float" office:value="556" calcext:value-type="float">
            <text:p>556</text:p>
          </table:table-cell>
          <table:table-cell table:formula="of:=AVERAGE([.D991:.D994])" office:value-type="float" office:value="529.75" calcext:value-type="float">
            <text:p>530</text:p>
          </table:table-cell>
        </table:table-row>
        <table:table-row table:style-name="ro1">
          <table:table-cell office:value-type="float" office:value="99100" calcext:value-type="float">
            <text:p>99100</text:p>
          </table:table-cell>
          <table:table-cell office:value-type="float" office:value="10015649" calcext:value-type="float">
            <text:p>10015649</text:p>
          </table:table-cell>
          <table:table-cell office:value-type="float" office:value="10016107" calcext:value-type="float">
            <text:p>10016107</text:p>
          </table:table-cell>
          <table:table-cell office:value-type="float" office:value="458" calcext:value-type="float">
            <text:p>458</text:p>
          </table:table-cell>
          <table:table-cell table:formula="of:=AVERAGE([.D992:.D995])" office:value-type="float" office:value="537.25" calcext:value-type="float">
            <text:p>537</text:p>
          </table:table-cell>
        </table:table-row>
        <table:table-row table:style-name="ro1">
          <table:table-cell office:value-type="float" office:value="99200" calcext:value-type="float">
            <text:p>99200</text:p>
          </table:table-cell>
          <table:table-cell office:value-type="float" office:value="10016409" calcext:value-type="float">
            <text:p>10016409</text:p>
          </table:table-cell>
          <table:table-cell office:value-type="float" office:value="10016992" calcext:value-type="float">
            <text:p>10016992</text:p>
          </table:table-cell>
          <table:table-cell office:value-type="float" office:value="583" calcext:value-type="float">
            <text:p>583</text:p>
          </table:table-cell>
          <table:table-cell table:formula="of:=AVERAGE([.D993:.D996])" office:value-type="float" office:value="541.75" calcext:value-type="float">
            <text:p>542</text:p>
          </table:table-cell>
        </table:table-row>
        <table:table-row table:style-name="ro1">
          <table:table-cell office:value-type="float" office:value="99300" calcext:value-type="float">
            <text:p>99300</text:p>
          </table:table-cell>
          <table:table-cell office:value-type="float" office:value="10017255" calcext:value-type="float">
            <text:p>10017255</text:p>
          </table:table-cell>
          <table:table-cell office:value-type="float" office:value="10017777" calcext:value-type="float">
            <text:p>10017777</text:p>
          </table:table-cell>
          <table:table-cell office:value-type="float" office:value="522" calcext:value-type="float">
            <text:p>522</text:p>
          </table:table-cell>
          <table:table-cell table:formula="of:=AVERAGE([.D994:.D997])" office:value-type="float" office:value="537.75" calcext:value-type="float">
            <text:p>538</text:p>
          </table:table-cell>
        </table:table-row>
        <table:table-row table:style-name="ro1">
          <table:table-cell office:value-type="float" office:value="99400" calcext:value-type="float">
            <text:p>99400</text:p>
          </table:table-cell>
          <table:table-cell office:value-type="float" office:value="10018037" calcext:value-type="float">
            <text:p>10018037</text:p>
          </table:table-cell>
          <table:table-cell office:value-type="float" office:value="10018623" calcext:value-type="float">
            <text:p>10018623</text:p>
          </table:table-cell>
          <table:table-cell office:value-type="float" office:value="586" calcext:value-type="float">
            <text:p>586</text:p>
          </table:table-cell>
          <table:table-cell table:formula="of:=AVERAGE([.D995:.D998])" office:value-type="float" office:value="524.75" calcext:value-type="float">
            <text:p>525</text:p>
          </table:table-cell>
        </table:table-row>
        <table:table-row table:style-name="ro1">
          <table:table-cell office:value-type="float" office:value="99500" calcext:value-type="float">
            <text:p>99500</text:p>
          </table:table-cell>
          <table:table-cell office:value-type="float" office:value="10018927" calcext:value-type="float">
            <text:p>10018927</text:p>
          </table:table-cell>
          <table:table-cell office:value-type="float" office:value="10019402" calcext:value-type="float">
            <text:p>10019402</text:p>
          </table:table-cell>
          <table:table-cell office:value-type="float" office:value="476" calcext:value-type="float">
            <text:p>476</text:p>
          </table:table-cell>
          <table:table-cell table:formula="of:=AVERAGE([.D996:.D999])" office:value-type="float" office:value="505.75" calcext:value-type="float">
            <text:p>506</text:p>
          </table:table-cell>
        </table:table-row>
        <table:table-row table:style-name="ro1">
          <table:table-cell office:value-type="float" office:value="99600" calcext:value-type="float">
            <text:p>99600</text:p>
          </table:table-cell>
          <table:table-cell office:value-type="float" office:value="10019677" calcext:value-type="float">
            <text:p>10019677</text:p>
          </table:table-cell>
          <table:table-cell office:value-type="float" office:value="10020244" calcext:value-type="float">
            <text:p>10020244</text:p>
          </table:table-cell>
          <table:table-cell office:value-type="float" office:value="567" calcext:value-type="float">
            <text:p>567</text:p>
          </table:table-cell>
          <table:table-cell table:formula="of:=AVERAGE([.D997:.D1000])"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99700" calcext:value-type="float">
            <text:p>99700</text:p>
          </table:table-cell>
          <table:table-cell office:value-type="float" office:value="10020485" calcext:value-type="float">
            <text:p>10020485</text:p>
          </table:table-cell>
          <table:table-cell office:value-type="float" office:value="10020956" calcext:value-type="float">
            <text:p>10020956</text:p>
          </table:table-cell>
          <table:table-cell office:value-type="float" office:value="470" calcext:value-type="float">
            <text:p>470</text:p>
          </table:table-cell>
          <table:table-cell table:formula="of:=AVERAGE([.D998:.D1001])" office:value-type="float" office:value="516.333333333333" calcext:value-type="float">
            <text:p>516</text:p>
          </table:table-cell>
        </table:table-row>
        <table:table-row table:style-name="ro1">
          <table:table-cell office:value-type="float" office:value="99800" calcext:value-type="float">
            <text:p>99800</text:p>
          </table:table-cell>
          <table:table-cell office:value-type="float" office:value="10021271" calcext:value-type="float">
            <text:p>10021271</text:p>
          </table:table-cell>
          <table:table-cell office:value-type="float" office:value="10021781" calcext:value-type="float">
            <text:p>10021781</text:p>
          </table:table-cell>
          <table:table-cell office:value-type="float" office:value="510" calcext:value-type="float">
            <text:p>510</text:p>
          </table:table-cell>
          <table:table-cell table:formula="of:=AVERAGE([.D999:.D1002])" office:value-type="float" office:value="539.5" calcext:value-type="float">
            <text:p>540</text:p>
          </table:table-cell>
        </table:table-row>
        <table:table-row table:style-name="ro1">
          <table:table-cell office:value-type="float" office:value="99900" calcext:value-type="float">
            <text:p>99900</text:p>
          </table:table-cell>
          <table:table-cell office:value-type="float" office:value="10022105" calcext:value-type="float">
            <text:p>10022105</text:p>
          </table:table-cell>
          <table:table-cell office:value-type="float" office:value="10022674" calcext:value-type="float">
            <text:p>10022674</text:p>
          </table:table-cell>
          <table:table-cell office:value-type="float" office:value="569" calcext:value-type="float">
            <text:p>569</text:p>
          </table:table-cell>
          <table:table-cell table:formula="of:=AVERAGE([.D1000:.D1003])" office:value-type="float" office:value="569" calcext:value-type="float">
            <text:p>569</text:p>
          </table:table-cell>
        </table:table-row>
        <table:table-row table:style-name="ro1" table:number-rows-repeated="104757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9T13:06:55.396665661</dc:date>
    <meta:editing-duration>PT6M8S</meta:editing-duration>
    <meta:editing-cycles>2</meta:editing-cycles>
    <meta:generator>LibreOffice/6.0.3.2$Linux_X86_64 LibreOffice_project/00m0$Build-2</meta:generator>
    <meta:document-statistic meta:table-count="1" meta:cell-count="50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633cm" svg:height="13.856cm" xlink:href=".." xlink:type="simple" chart:class="chart:line" chart:style-name="ch1">
        <chart:title svg:x="7.126cm" svg:y="0.412cm" chart:style-name="ch2">
          <text:p>Duration of reading last 100 messages in chat room</text:p>
        </chart:title>
        <chart:subtitle svg:x="9.573cm" svg:y="1.39cm" chart:style-name="ch3">
          <text:p>after every 100 sent messages</text:p>
        </chart:subtitle>
        <chart:legend chart:legend-position="end" svg:x="19.505cm" svg:y="6.668cm" style:legend-expansion="high" chart:style-name="ch4"/>
        <chart:plot-area chart:style-name="ch5" table:cell-range-address="1inst_100000messages_read100every100_conc64.E1:1inst_100000messages_read100every100_conc64.E1000" chart:data-source-has-labels="row" svg:x="1.451cm" svg:y="2.27cm" svg:width="17.562cm" svg:height="10.38cm">
          <chartooo:coordinate-region svg:x="2.258cm" svg:y="2.412cm" svg:width="16.755cm" svg:height="9.351cm"/>
          <chart:axis chart:dimension="x" chart:name="primary-x" chart:style-name="ch6">
            <chart:title svg:x="7.423cm" svg:y="12.927cm" chart:style-name="ch7">
              <text:p># messages in chatroom (in thousand)</text:p>
            </chart:title>
          </chart:axis>
          <chart:axis chart:dimension="y" chart:name="primary-y" chart:style-name="ch8">
            <chart:title svg:x="0.451cm" svg:y="10.692cm" chart:style-name="ch9">
              <text:p>duration of reading last 100 messages in ms</text:p>
            </chart:title>
            <chart:grid chart:style-name="ch10" chart:class="major"/>
          </chart:axis>
          <chart:series chart:style-name="ch11" chart:values-cell-range-address="1inst_100000messages_read100every100_conc64.E2:1inst_100000messages_read100every100_conc64.E1000" chart:label-cell-address="1inst_100000messages_read100every100_conc64.E1:1inst_100000messages_read100every100_conc64.E1" chart:class="chart:line">
            <chart:data-point chart:repeated="99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moothed duration in ms</text:p>
                <draw:g>
                  <svg:desc>1inst_100000messages_read100every100_conc64.E1:1inst_100000messages_read100every100_conc64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0.5">
                <text:p>420.5</text:p>
                <draw:g>
                  <svg:desc>1inst_100000messages_read100every100_conc64.E2:1inst_100000messages_read100every100_conc64.E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4.25">
                <text:p>444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7.5">
                <text:p>57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3.75">
                <text:p>573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7.5">
                <text:p>58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8.75">
                <text:p>438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4.5">
                <text:p>454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6.5">
                <text:p>466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7.5">
                <text:p>507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1.75">
                <text:p>491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2.25">
                <text:p>472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0.5">
                <text:p>540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44.5">
                <text:p>544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1.25">
                <text:p>461.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9.25">
                <text:p>479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5.25">
                <text:p>505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14.25">
                <text:p>514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52.75">
                <text:p>652.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1.75">
                <text:p>631.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38.5">
                <text:p>638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1.75">
                <text:p>621.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3.25">
                <text:p>483.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75.5">
                <text:p>475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2.25">
                <text:p>522.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9.5">
                <text:p>489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2.25">
                <text:p>492.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9.75">
                <text:p>509.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1.5">
                <text:p>521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9.25">
                <text:p>539.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2.75">
                <text:p>482.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4.75">
                <text:p>454.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6.5">
                <text:p>456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81.25">
                <text:p>481.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02.5">
                <text:p>502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95.75">
                <text:p>495.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0.75">
                <text:p>500.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87.75">
                <text:p>487.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3.5">
                <text:p>503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86.75">
                <text:p>486.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30.25">
                <text:p>430.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10.75">
                <text:p>410.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7.25">
                <text:p>467.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72.5">
                <text:p>472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85.5">
                <text:p>485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68.5">
                <text:p>468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80.5">
                <text:p>480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77.5">
                <text:p>477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2.5">
                <text:p>492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94.75">
                <text:p>494.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81.75">
                <text:p>481.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00.75">
                <text:p>500.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10.75">
                <text:p>510.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18.5">
                <text:p>518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28.25">
                <text:p>528.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39.25">
                <text:p>539.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2.75">
                <text:p>502.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34.25">
                <text:p>634.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27.75">
                <text:p>627.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96.25">
                <text:p>596.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9.25">
                <text:p>449.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1.75">
                <text:p>501.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44.5">
                <text:p>544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26.25">
                <text:p>526.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29.75">
                <text:p>529.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44.25">
                <text:p>544.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23.75">
                <text:p>523.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98.25">
                <text:p>498.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6.75">
                <text:p>476.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72.25">
                <text:p>472.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16.5">
                <text:p>516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90.5">
                <text:p>490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04.75">
                <text:p>504.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40.25">
                <text:p>540.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13.25">
                <text:p>513.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86.75">
                <text:p>486.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09.75">
                <text:p>509.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13.75">
                <text:p>513.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34.25">
                <text:p>634.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0.75">
                <text:p>560.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7.75">
                <text:p>567.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40.25">
                <text:p>440.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82.5">
                <text:p>482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81.75">
                <text:p>481.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51.25">
                <text:p>451.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62.25">
                <text:p>462.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45.5">
                <text:p>445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6.75">
                <text:p>446.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73.75">
                <text:p>473.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29.5">
                <text:p>529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28.25">
                <text:p>528.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38.75">
                <text:p>538.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4.75">
                <text:p>464.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49.5">
                <text:p>449.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63.5">
                <text:p>463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21.5">
                <text:p>521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78.75">
                <text:p>578.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72.5">
                <text:p>572.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67.5">
                <text:p>567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56.25">
                <text:p>556.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55.5">
                <text:p>555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36.5">
                <text:p>536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21.25">
                <text:p>521.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19.5">
                <text:p>519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03.5">
                <text:p>503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68.25">
                <text:p>468.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91.75">
                <text:p>491.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51.25">
                <text:p>551.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34.75">
                <text:p>534.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45.5">
                <text:p>545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73.5">
                <text:p>473.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77.5">
                <text:p>477.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60.75">
                <text:p>460.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67.75">
                <text:p>467.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02.5">
                <text:p>502.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04.25">
                <text:p>504.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45.5">
                <text:p>545.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14.5">
                <text:p>514.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38.5">
                <text:p>538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16.25">
                <text:p>516.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13.5">
                <text:p>513.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9.75">
                <text:p>679.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65.5">
                <text:p>665.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47.25">
                <text:p>647.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00.75">
                <text:p>600.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34.5">
                <text:p>434.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20.25">
                <text:p>420.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21.5">
                <text:p>421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59.75">
                <text:p>459.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04.25">
                <text:p>504.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25.75">
                <text:p>525.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31.25">
                <text:p>531.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27.75">
                <text:p>527.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15.25">
                <text:p>515.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63.25">
                <text:p>463.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62.75">
                <text:p>462.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63.5">
                <text:p>463.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82.75">
                <text:p>482.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89.5">
                <text:p>489.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79.75">
                <text:p>479.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75.25">
                <text:p>475.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82.75">
                <text:p>482.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65.75">
                <text:p>465.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92.5">
                <text:p>492.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10.25">
                <text:p>510.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55.25">
                <text:p>455.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71.5">
                <text:p>471.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83.5">
                <text:p>483.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80.5">
                <text:p>480.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90.25">
                <text:p>490.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99.5">
                <text:p>499.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41.25">
                <text:p>541.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10.75">
                <text:p>510.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50.25">
                <text:p>550.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97.5">
                <text:p>497.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03.25">
                <text:p>503.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5.5">
                <text:p>435.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54.25">
                <text:p>454.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95.25">
                <text:p>495.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10.5">
                <text:p>510.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47.25">
                <text:p>547.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51.25">
                <text:p>551.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37.5">
                <text:p>537.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08.5">
                <text:p>508.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25.75">
                <text:p>625.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19.75">
                <text:p>619.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17.75">
                <text:p>617.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27.25">
                <text:p>627.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7.75">
                <text:p>457.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43.5">
                <text:p>443.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54.5">
                <text:p>454.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57.25">
                <text:p>457.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77.5">
                <text:p>477.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2.75">
                <text:p>472.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82.75">
                <text:p>482.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64.5">
                <text:p>464.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95.25">
                <text:p>495.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04.75">
                <text:p>504.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1.25">
                <text:p>491.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1.25">
                <text:p>491.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85.25">
                <text:p>485.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16.75">
                <text:p>516.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3.75">
                <text:p>503.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32.25">
                <text:p>532.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65.75">
                <text:p>665.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53.25">
                <text:p>653.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65.5">
                <text:p>665.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67.5">
                <text:p>667.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29.5">
                <text:p>529.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27.5">
                <text:p>527.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84.75">
                <text:p>484.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68.5">
                <text:p>468.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47.5">
                <text:p>447.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97.75">
                <text:p>497.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23.5">
                <text:p>523.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01.5">
                <text:p>501.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94.25">
                <text:p>494.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23.5">
                <text:p>523.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7.5">
                <text:p>547.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9.25">
                <text:p>549.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0.75">
                <text:p>540.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08.5">
                <text:p>508.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16.75">
                <text:p>516.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49.25">
                <text:p>549.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40.25">
                <text:p>540.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56.25">
                <text:p>556.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30.25">
                <text:p>530.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20.75">
                <text:p>520.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94.5">
                <text:p>494.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66.5">
                <text:p>466.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92.5">
                <text:p>492.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55.25">
                <text:p>455.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64.5">
                <text:p>464.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22.75">
                <text:p>422.7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30.25">
                <text:p>430.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73.5">
                <text:p>473.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81.75">
                <text:p>481.7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96.5">
                <text:p>496.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86.75">
                <text:p>486.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03.5">
                <text:p>503.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30.25">
                <text:p>530.2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01.25">
                <text:p>501.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40.25">
                <text:p>540.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99.25">
                <text:p>499.2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98.25">
                <text:p>498.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52.5">
                <text:p>452.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32.25">
                <text:p>532.2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80.5">
                <text:p>480.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88.75">
                <text:p>488.7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28.5">
                <text:p>528.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96.5">
                <text:p>496.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71.25">
                <text:p>471.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89.75">
                <text:p>489.7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85.25">
                <text:p>485.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17.25">
                <text:p>517.2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81.5">
                <text:p>481.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34.75">
                <text:p>434.7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60.5">
                <text:p>460.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67.5">
                <text:p>467.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83.25">
                <text:p>483.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02.5">
                <text:p>502.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19.5">
                <text:p>519.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35.25">
                <text:p>535.2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11.5">
                <text:p>511.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31.5">
                <text:p>531.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80.5">
                <text:p>680.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98.25">
                <text:p>698.2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20.75">
                <text:p>720.7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82.5">
                <text:p>682.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28.75">
                <text:p>528.7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13.5">
                <text:p>513.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87.75">
                <text:p>487.7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15.75">
                <text:p>515.7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98.75">
                <text:p>498.7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88.75">
                <text:p>488.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60.75">
                <text:p>460.7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57.75">
                <text:p>457.7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21.25">
                <text:p>421.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09.75">
                <text:p>409.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40.75">
                <text:p>440.7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64.25">
                <text:p>464.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33.5">
                <text:p>533.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60.25">
                <text:p>560.2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15.5">
                <text:p>515.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67.75">
                <text:p>467.7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81.25">
                <text:p>481.2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20.25">
                <text:p>520.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43.25">
                <text:p>543.2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22.75">
                <text:p>722.7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85.75">
                <text:p>685.7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78.25">
                <text:p>678.2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78.75">
                <text:p>478.7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93.5">
                <text:p>493.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23.5">
                <text:p>523.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16.5">
                <text:p>516.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25.5">
                <text:p>525.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03.25">
                <text:p>503.2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00.75">
                <text:p>500.7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18.75">
                <text:p>518.7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78.25">
                <text:p>478.2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65.5">
                <text:p>465.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65.75">
                <text:p>465.7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02.5">
                <text:p>502.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86.5">
                <text:p>486.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50.25">
                <text:p>450.2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75.5">
                <text:p>475.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86.25">
                <text:p>486.2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96.25">
                <text:p>496.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94.5">
                <text:p>494.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97.75">
                <text:p>497.7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26.75">
                <text:p>526.7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41.25">
                <text:p>541.2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15.75">
                <text:p>515.7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89.5">
                <text:p>489.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20.25">
                <text:p>520.2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54.5">
                <text:p>454.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75.5">
                <text:p>475.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91.5">
                <text:p>491.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71.75">
                <text:p>471.7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93.25">
                <text:p>493.2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90.75">
                <text:p>490.7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93.25">
                <text:p>493.2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80.75">
                <text:p>480.7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00.25">
                <text:p>500.2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19.5">
                <text:p>519.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28.5">
                <text:p>528.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95.5">
                <text:p>695.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23.25">
                <text:p>723.2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67.25">
                <text:p>467.2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72.5">
                <text:p>472.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87.25">
                <text:p>487.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71.5">
                <text:p>471.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80.25">
                <text:p>480.2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63.25">
                <text:p>463.2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67.25">
                <text:p>467.2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26.25">
                <text:p>526.2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33.25">
                <text:p>533.2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84.5">
                <text:p>484.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86.75">
                <text:p>486.7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14.5">
                <text:p>514.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94.5">
                <text:p>494.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04.75">
                <text:p>504.7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46.75">
                <text:p>646.7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33.75">
                <text:p>633.7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13.75">
                <text:p>613.7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.5">
                <text:p>449.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78.25">
                <text:p>478.2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98.75">
                <text:p>498.7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96.25">
                <text:p>496.2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24.5">
                <text:p>524.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52.75">
                <text:p>552.7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54.25">
                <text:p>554.2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15.25">
                <text:p>515.2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20.5">
                <text:p>520.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93.5">
                <text:p>493.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86.25">
                <text:p>486.2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00.25">
                <text:p>500.2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94.75">
                <text:p>494.7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06.25">
                <text:p>506.2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44.75">
                <text:p>544.7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75.25">
                <text:p>575.2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88.5">
                <text:p>588.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63.25">
                <text:p>563.2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43.5">
                <text:p>543.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01.5">
                <text:p>501.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83.5">
                <text:p>483.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86.25">
                <text:p>486.2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3.75">
                <text:p>473.7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83.25">
                <text:p>483.2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17.75">
                <text:p>517.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33.5">
                <text:p>533.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08.25">
                <text:p>508.2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02.25">
                <text:p>502.2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10.5">
                <text:p>510.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07.25">
                <text:p>507.2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05.25">
                <text:p>505.2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7.5">
                <text:p>487.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84.75">
                <text:p>484.7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9.5">
                <text:p>499.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06.5">
                <text:p>506.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17.5">
                <text:p>517.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38.25">
                <text:p>538.2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49.5">
                <text:p>549.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22.5">
                <text:p>722.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97.75">
                <text:p>697.7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65.25">
                <text:p>665.2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13.75">
                <text:p>513.7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25.5">
                <text:p>525.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26.5">
                <text:p>526.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24.75">
                <text:p>524.7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98.75">
                <text:p>498.7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64.5">
                <text:p>564.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81.25">
                <text:p>581.2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49.75">
                <text:p>549.7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4.5">
                <text:p>514.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88.75">
                <text:p>488.7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96.25">
                <text:p>496.2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75.5">
                <text:p>475.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84.25">
                <text:p>484.2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30.5">
                <text:p>530.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88.75">
                <text:p>488.7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93.5">
                <text:p>493.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01.75">
                <text:p>501.7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82.25">
                <text:p>482.2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72.25">
                <text:p>472.2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76.5">
                <text:p>476.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62.5">
                <text:p>462.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16.25">
                <text:p>516.2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.25">
                <text:p>539.2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61.25">
                <text:p>561.2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50.75">
                <text:p>550.7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78.5">
                <text:p>578.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33.75">
                <text:p>533.7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13.25">
                <text:p>513.2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14.25">
                <text:p>514.2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15.5">
                <text:p>515.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6.5">
                <text:p>546.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57.25">
                <text:p>557.2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78.25">
                <text:p>578.2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28.25">
                <text:p>728.2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97.5">
                <text:p>697.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56.75">
                <text:p>656.7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39.5">
                <text:p>639.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96.75">
                <text:p>496.7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23.75">
                <text:p>523.7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16.75">
                <text:p>516.7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18.5">
                <text:p>518.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96.5">
                <text:p>496.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12.25">
                <text:p>512.2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26.75">
                <text:p>526.7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36.75">
                <text:p>536.7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3.5">
                <text:p>563.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81.25">
                <text:p>581.2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77.75">
                <text:p>577.7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92.25">
                <text:p>492.2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98.75">
                <text:p>498.7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19.75">
                <text:p>519.7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80.25">
                <text:p>580.2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38.75">
                <text:p>538.7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86.5">
                <text:p>486.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84.5">
                <text:p>484.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79.25">
                <text:p>479.2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68.5">
                <text:p>468.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61.25">
                <text:p>461.2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78.75">
                <text:p>478.7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45.5">
                <text:p>545.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34.75">
                <text:p>534.7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44.75">
                <text:p>544.7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21.75">
                <text:p>521.7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32.75">
                <text:p>532.7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25.25">
                <text:p>525.2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04.5">
                <text:p>504.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12.5">
                <text:p>512.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84.5">
                <text:p>484.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79.25">
                <text:p>479.2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93.25">
                <text:p>493.2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55.5">
                <text:p>655.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64.75">
                <text:p>664.7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30.25">
                <text:p>530.2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51.25">
                <text:p>451.2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52.5">
                <text:p>452.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49.25">
                <text:p>449.2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97.75">
                <text:p>497.7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77.5">
                <text:p>477.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98.75">
                <text:p>498.7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25.5">
                <text:p>525.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56.75">
                <text:p>556.7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539.25">
                <text:p>539.2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27.75">
                <text:p>527.7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507.25">
                <text:p>507.2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517.5">
                <text:p>517.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91.75">
                <text:p>691.7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16.75">
                <text:p>716.7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24.25">
                <text:p>724.2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23.5">
                <text:p>723.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46.25">
                <text:p>546.2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31.25">
                <text:p>531.2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23.25">
                <text:p>523.2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11.25">
                <text:p>511.2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27.75">
                <text:p>527.7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22.75">
                <text:p>522.7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95.25">
                <text:p>495.2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97.25">
                <text:p>497.2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63.75">
                <text:p>463.7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528.5">
                <text:p>528.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583.5">
                <text:p>583.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10.75">
                <text:p>610.7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01.5">
                <text:p>601.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596.5">
                <text:p>596.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568.5">
                <text:p>568.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548.5">
                <text:p>548.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553.25">
                <text:p>553.2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68.75">
                <text:p>568.7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557.75">
                <text:p>557.7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529.5">
                <text:p>529.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72.5">
                <text:p>472.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82.25">
                <text:p>482.2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91.75">
                <text:p>491.7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505.75">
                <text:p>505.7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68.5">
                <text:p>468.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33.75">
                <text:p>433.7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21.75">
                <text:p>421.7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54.25">
                <text:p>454.2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98.5">
                <text:p>498.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04.5">
                <text:p>504.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44.75">
                <text:p>544.7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545.25">
                <text:p>545.2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78.75">
                <text:p>578.7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38.75">
                <text:p>538.7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83.75">
                <text:p>683.7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34.5">
                <text:p>634.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67.5">
                <text:p>667.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51.25">
                <text:p>651.2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524.25">
                <text:p>524.2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539.25">
                <text:p>539.2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527.75">
                <text:p>527.7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541.25">
                <text:p>541.2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558.5">
                <text:p>558.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577.25">
                <text:p>577.2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531.25">
                <text:p>531.2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518.75">
                <text:p>518.7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81.75">
                <text:p>681.7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98.5">
                <text:p>698.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57.5">
                <text:p>557.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537.5">
                <text:p>537.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517.75">
                <text:p>517.7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520.5">
                <text:p>520.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16.5">
                <text:p>516.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21.25">
                <text:p>521.2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16.5">
                <text:p>516.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96.5">
                <text:p>496.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553.5">
                <text:p>553.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56.25">
                <text:p>556.2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36.75">
                <text:p>536.7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95.25">
                <text:p>495.2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87.25">
                <text:p>487.2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17.5">
                <text:p>717.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34.25">
                <text:p>734.2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512.5">
                <text:p>512.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11.75">
                <text:p>511.7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512.25">
                <text:p>512.2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537.5">
                <text:p>537.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555.75">
                <text:p>555.7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520.5">
                <text:p>520.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513.5">
                <text:p>513.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503.75">
                <text:p>503.7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94.75">
                <text:p>494.7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520.25">
                <text:p>520.2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76.25">
                <text:p>476.2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62.75">
                <text:p>462.7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83.25">
                <text:p>483.2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604.5">
                <text:p>604.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68.5">
                <text:p>568.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13.75">
                <text:p>713.7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658.5">
                <text:p>658.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98.75">
                <text:p>498.7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17.25">
                <text:p>517.2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553.25">
                <text:p>553.2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47.5">
                <text:p>547.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545.75">
                <text:p>545.7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539.75">
                <text:p>539.7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535.5">
                <text:p>535.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556.5">
                <text:p>556.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540.25">
                <text:p>540.2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537.25">
                <text:p>537.2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514.25">
                <text:p>514.2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93.5">
                <text:p>493.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556.5">
                <text:p>556.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562.75">
                <text:p>562.7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62.25">
                <text:p>562.2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574.75">
                <text:p>574.7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50.5">
                <text:p>750.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36.5">
                <text:p>736.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32.5">
                <text:p>732.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93.25">
                <text:p>493.2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73.25">
                <text:p>473.2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86.75">
                <text:p>486.7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550.5">
                <text:p>550.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577.5">
                <text:p>577.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62.5">
                <text:p>562.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552.5">
                <text:p>552.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22.75">
                <text:p>522.7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55.5">
                <text:p>555.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549.5">
                <text:p>549.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47.75">
                <text:p>547.7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39.5">
                <text:p>539.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06.25">
                <text:p>506.2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23.25">
                <text:p>523.2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30.75">
                <text:p>530.7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00.75">
                <text:p>700.7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17.75">
                <text:p>717.7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12.25">
                <text:p>712.2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542.25">
                <text:p>542.2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55.75">
                <text:p>555.7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554.25">
                <text:p>554.2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71.5">
                <text:p>571.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16.25">
                <text:p>516.2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19.25">
                <text:p>519.2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46.75">
                <text:p>546.7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22.5">
                <text:p>522.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55.5">
                <text:p>555.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31.5">
                <text:p>531.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43.5">
                <text:p>543.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531.75">
                <text:p>531.7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518.5">
                <text:p>518.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540.5">
                <text:p>540.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519.5">
                <text:p>519.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66.75">
                <text:p>466.7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74.25">
                <text:p>474.2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500.25">
                <text:p>500.2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533.75">
                <text:p>533.7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509.75">
                <text:p>509.7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511.5">
                <text:p>511.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510.75">
                <text:p>510.7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34.25">
                <text:p>534.2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559.75">
                <text:p>559.7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519.75">
                <text:p>519.7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519.5">
                <text:p>519.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18.5">
                <text:p>518.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755.75">
                <text:p>755.7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741.75">
                <text:p>741.7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765.75">
                <text:p>765.7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65.25">
                <text:p>565.2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591.25">
                <text:p>591.2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595.25">
                <text:p>595.2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588.5">
                <text:p>588.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575.75">
                <text:p>575.7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564.5">
                <text:p>564.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535.25">
                <text:p>535.2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511.75">
                <text:p>511.7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511.25">
                <text:p>511.2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98.75">
                <text:p>498.7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538.5">
                <text:p>538.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542.75">
                <text:p>542.7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38.75">
                <text:p>538.7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535.75">
                <text:p>535.7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531.25">
                <text:p>531.2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90.25">
                <text:p>490.2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66.25">
                <text:p>466.2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58.5">
                <text:p>458.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92.75">
                <text:p>492.7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520.25">
                <text:p>520.2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548.5">
                <text:p>548.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561.25">
                <text:p>561.2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548.5">
                <text:p>548.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506.75">
                <text:p>506.7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65.25">
                <text:p>465.2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56.5">
                <text:p>456.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37.25">
                <text:p>437.2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69.25">
                <text:p>469.2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503.5">
                <text:p>503.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535.75">
                <text:p>535.7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591.5">
                <text:p>591.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668.25">
                <text:p>668.2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651.25">
                <text:p>651.2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81.25">
                <text:p>481.2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506.25">
                <text:p>506.2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64.5">
                <text:p>464.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501.5">
                <text:p>501.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551.25">
                <text:p>551.2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559.75">
                <text:p>559.7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524.75">
                <text:p>524.7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564.75">
                <text:p>564.7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526.75">
                <text:p>526.7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541.25">
                <text:p>541.2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543.25">
                <text:p>543.2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577.75">
                <text:p>577.7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742.25">
                <text:p>742.2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694.5">
                <text:p>694.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526.5">
                <text:p>526.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560.25">
                <text:p>560.2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520.25">
                <text:p>520.2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542.75">
                <text:p>542.7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527.5">
                <text:p>527.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555.25">
                <text:p>555.2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544.25">
                <text:p>544.2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537.5">
                <text:p>537.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514.75">
                <text:p>514.7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84.5">
                <text:p>484.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78.5">
                <text:p>478.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578.75">
                <text:p>578.7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601.75">
                <text:p>601.7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781.25">
                <text:p>781.2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769.5">
                <text:p>769.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561.5">
                <text:p>561.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523.25">
                <text:p>523.2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506.25">
                <text:p>506.2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530.25">
                <text:p>530.2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543.75">
                <text:p>543.7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524.25">
                <text:p>524.2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568.75">
                <text:p>568.7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569.75">
                <text:p>569.7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550.25">
                <text:p>550.2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95.25">
                <text:p>495.2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505.75">
                <text:p>505.7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737.75">
                <text:p>737.7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764.25">
                <text:p>764.2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771.25">
                <text:p>771.2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558.5">
                <text:p>558.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526.25">
                <text:p>526.2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98.75">
                <text:p>498.7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516.75">
                <text:p>516.7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505.5">
                <text:p>505.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86.25">
                <text:p>486.2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88.25">
                <text:p>488.2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92.5">
                <text:p>492.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520.25">
                <text:p>520.2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526.25">
                <text:p>526.2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554.5">
                <text:p>554.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593.5">
                <text:p>593.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539.75">
                <text:p>539.7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521.75">
                <text:p>521.7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87.5">
                <text:p>487.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542.25">
                <text:p>542.2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555.5">
                <text:p>555.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541.75">
                <text:p>541.7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534.25">
                <text:p>534.2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513.5">
                <text:p>513.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515.75">
                <text:p>515.7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541.5">
                <text:p>541.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529.75">
                <text:p>529.7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537.25">
                <text:p>537.2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541.75">
                <text:p>541.7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537.75">
                <text:p>537.7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524.75">
                <text:p>524.7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505.75">
                <text:p>505.7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516.333333333333">
                <text:p>516.33333333333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539.5">
                <text:p>539.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569">
                <text:p>5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